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27in"/>
    </style:style>
    <style:style style:name="co3" style:family="table-column">
      <style:table-column-properties fo:break-before="auto" style:column-width="2.3299in"/>
    </style:style>
    <style:style style:name="co4" style:family="table-column">
      <style:table-column-properties fo:break-before="auto" style:column-width="0.7945in"/>
    </style:style>
    <style:style style:name="co5" style:family="table-column">
      <style:table-column-properties fo:break-before="auto" style:column-width="2.3335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3457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/>
    <style:style style:name="ce5" style:family="table-cell" style:parent-style-name="Default">
      <style:table-cell-properties fo:border="none"/>
    </style:style>
    <style:style style:name="ce6" style:family="table-cell" style:parent-style-name="Default"/>
    <style:style style:name="ce7" style:family="table-cell" style:parent-style-name="Default" style:data-style-name="N121"/>
    <style:style style:name="ce8" style:family="table-cell" style:parent-style-name="Default">
      <style:text-properties style:font-name="Nimbus Sans 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11" style:family="table-cell" style:parent-style-name="Default" style:data-style-name="N44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12" style:family="table-cell" style:parent-style-name="Default" style:data-style-name="N121"/>
    <style:style style:name="ce13" style:family="table-cell" style:parent-style-name="Default"/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Ubuntu Mono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Ubuntu Mono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21" style:family="table-cell" style:parent-style-name="Default" style:data-style-name="N121"/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4" style:family="table-cell" style:parent-style-name="Default" style:data-style-name="N43"/>
    <style:style style:name="ce25" style:family="table-cell" style:parent-style-name="Default" style:data-style-name="N43">
      <style:table-cell-properties fo:border="none"/>
    </style:style>
    <style:style style:name="ce26" style:family="table-cell" style:parent-style-name="Default" style:data-style-name="N44">
      <style:table-cell-properties fo:border="none"/>
    </style:style>
    <style:style style:name="ce27" style:family="table-cell" style:parent-style-name="Default" style:data-style-name="N44"/>
    <style:style style:name="ce28" style:family="table-cell" style:parent-style-name="Default" style:data-style-name="N121"/>
    <style:style style:name="ce29" style:family="table-cell" style:parent-style-name="Default">
      <style:text-properties style:font-name="Ubuntu Mono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6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ce9"/>
        <table:table-column table:style-name="co5" table:number-columns-repeated="2" table:default-cell-style-name="ce17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ce17"/>
        <table:table-column table:style-name="co7" table:default-cell-style-name="ce22"/>
        <table:table-column table:style-name="co1" table:number-columns-repeated="3" table:default-cell-style-name="Default"/>
        <table:table-column table:style-name="co3" table:default-cell-style-name="ce22"/>
        <table:table-column table:style-name="co7" table:number-columns-repeated="2" table:default-cell-style-name="ce22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935" table:default-cell-style-name="Default"/>
        <table:table-row table:style-name="ro1">
          <table:table-cell table:number-columns-repeated="1004"/>
        </table:table-row>
        <table:table-row table:style-name="ro2">
          <table:table-cell/>
          <table:table-cell table:style-name="ce2" office:value-type="string" calcext:value-type="string">
            <text:p>True value function for 2x2 maze without doors with single reward</text:p>
          </table:table-cell>
          <table:table-cell table:number-columns-repeated="36"/>
          <table:table-cell table:style-name="ce2" office:value-type="string" calcext:value-type="string">
            <text:p>Learned value function (with perfect features and optimal policy)</text:p>
          </table:table-cell>
          <table:table-cell table:number-columns-repeated="7"/>
          <table:table-cell table:style-name="ce2" office:value-type="string" calcext:value-type="string">
            <text:p>Learned value function (with perfect features and policy iteration)</text:p>
          </table:table-cell>
          <table:table-cell table:number-columns-repeated="11"/>
          <table:table-cell table:style-name="ce2" office:value-type="string" calcext:value-type="string">
            <text:p>Learned value function (with all singlet, doublet, and triplet features and policy iteration)</text:p>
          </table:table-cell>
          <table:table-cell table:number-columns-repeated="945"/>
        </table:table-row>
        <table:table-row table:style-name="ro1">
          <table:table-cell/>
          <table:table-cell office:value-type="string" calcext:value-type="string">
            <text:p>discount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V = r + g*max(V')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O(t=-2)</text:p>
          </table:table-cell>
          <table:table-cell table:style-name="ce1" office:value-type="string" calcext:value-type="string">
            <text:p>O(t=-1)</text:p>
          </table:table-cell>
          <table:table-cell table:style-name="ce1" office:value-type="string" calcext:value-type="string">
            <text:p>A(t=0)</text:p>
          </table:table-cell>
          <table:table-cell office:value-type="string" calcext:value-type="string">
            <text:p>R</text:p>
          </table:table-cell>
          <table:table-cell/>
          <table:table-cell table:style-name="ce1" table:number-columns-repeated="34"/>
          <table:table-cell table:style-name="ce15" table:number-columns-repeated="3"/>
          <table:table-cell table:style-name="ce1" table:number-columns-repeated="3"/>
          <table:table-cell table:style-name="ce16"/>
          <table:table-cell table:style-name="ce1"/>
          <table:table-cell table:style-name="ce15"/>
          <table:table-cell table:style-name="ce18" table:number-columns-repeated="2"/>
          <table:table-cell table:style-name="ce1" table:number-columns-repeated="3"/>
          <table:table-cell table:style-name="ce18" table:number-columns-repeated="2"/>
          <table:table-cell table:style-name="ce23"/>
          <table:table-cell table:style-name="ce1" table:number-columns-repeated="3"/>
          <table:table-cell table:style-name="ce23" table:number-columns-repeated="3"/>
          <table:table-cell table:style-name="ce1" table:number-columns-repeated="941"/>
        </table:table-row>
        <table:table-row table:style-name="ro3">
          <table:table-cell/>
          <table:table-cell table:number-columns-repeated="2" table:style-name="ce1" office:value-type="string" calcext:value-type="string">
            <text:p>(0,0)</text:p>
          </table:table-cell>
          <table:table-cell table:style-name="ce1"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5]+[.$C$3]*MAX([.F5:.F9])" office:value-type="float" office:value="0" calcext:value-type="float">
            <text:p>0</text:p>
          </table:table-cell>
          <table:table-cell table:style-name="ce3" table:formula="of:=[.$E5]+[.$C$3]*MAX([.G5:.G9])" office:value-type="float" office:value="0" calcext:value-type="float">
            <text:p>0</text:p>
          </table:table-cell>
          <table:table-cell table:style-name="ce5" table:formula="of:=[.$E5]+[.$C$3]*MAX([.H5:.H9])" office:value-type="float" office:value="0.01" calcext:value-type="float">
            <text:p>0.01</text:p>
          </table:table-cell>
          <table:table-cell table:style-name="ce5" table:formula="of:=[.$E5]+[.$C$3]*MAX([.I5:.I9])" office:value-type="float" office:value="0.01" calcext:value-type="float">
            <text:p>0.01</text:p>
          </table:table-cell>
          <table:table-cell table:style-name="ce5" table:formula="of:=[.$E5]+[.$C$3]*MAX([.J5:.J9])" office:value-type="float" office:value="0.01" calcext:value-type="float">
            <text:p>0.01</text:p>
          </table:table-cell>
          <table:table-cell table:style-name="ce5" table:formula="of:=[.$E5]+[.$C$3]*MAX([.K5:.K9])" office:value-type="float" office:value="0.01001" calcext:value-type="float">
            <text:p>0.01001</text:p>
          </table:table-cell>
          <table:table-cell table:style-name="ce5" table:formula="of:=[.$E5]+[.$C$3]*MAX([.L5:.L9])" office:value-type="float" office:value="0.01001" calcext:value-type="float">
            <text:p>0.01001</text:p>
          </table:table-cell>
          <table:table-cell table:style-name="ce5" table:formula="of:=[.$E5]+[.$C$3]*MAX([.M5:.M9])" office:value-type="float" office:value="0.01001" calcext:value-type="float">
            <text:p>0.01001</text:p>
          </table:table-cell>
          <table:table-cell table:style-name="ce5" table:formula="of:=[.$E5]+[.$C$3]*MAX([.N5:.N9])" office:value-type="float" office:value="0.01001001" calcext:value-type="float">
            <text:p>0.01001001</text:p>
          </table:table-cell>
          <table:table-cell table:style-name="ce5" table:formula="of:=[.$E5]+[.$C$3]*MAX([.O5:.O9])" office:value-type="float" office:value="0.01001001" calcext:value-type="float">
            <text:p>0.01001001</text:p>
          </table:table-cell>
          <table:table-cell table:style-name="ce5" table:formula="of:=[.$E5]+[.$C$3]*MAX([.P5:.P9])" office:value-type="float" office:value="0.01001001" calcext:value-type="float">
            <text:p>0.01001001</text:p>
          </table:table-cell>
          <table:table-cell table:style-name="ce5" table:formula="of:=[.$E5]+[.$C$3]*MAX([.Q5:.Q9])" office:value-type="float" office:value="0.01001001001" calcext:value-type="float">
            <text:p>0.01001001</text:p>
          </table:table-cell>
          <table:table-cell table:style-name="ce5" table:formula="of:=[.$E5]+[.$C$3]*MAX([.R5:.R9])" office:value-type="float" office:value="0.01001001001" calcext:value-type="float">
            <text:p>0.01001001</text:p>
          </table:table-cell>
          <table:table-cell table:style-name="ce5" table:formula="of:=[.$E5]+[.$C$3]*MAX([.S5:.S9])" office:value-type="float" office:value="0.01001001001" calcext:value-type="float">
            <text:p>0.01001001</text:p>
          </table:table-cell>
          <table:table-cell table:style-name="ce5" table:formula="of:=[.$E5]+[.$C$3]*MAX([.T5:.T9])" office:value-type="float" office:value="0.01001001001001" calcext:value-type="float">
            <text:p>0.01001001</text:p>
          </table:table-cell>
          <table:table-cell table:style-name="ce5" table:formula="of:=[.$E5]+[.$C$3]*MAX([.U5:.U9])" office:value-type="float" office:value="0.01001001001001" calcext:value-type="float">
            <text:p>0.01001001</text:p>
          </table:table-cell>
          <table:table-cell table:style-name="ce5" table:formula="of:=[.$E5]+[.$C$3]*MAX([.V5:.V9])" office:value-type="float" office:value="0.01001001001001" calcext:value-type="float">
            <text:p>0.01001001</text:p>
          </table:table-cell>
          <table:table-cell table:style-name="ce5" table:formula="of:=[.$E5]+[.$C$3]*MAX([.W5:.W9])" office:value-type="float" office:value="0.01001001001001" calcext:value-type="float">
            <text:p>0.01001001</text:p>
          </table:table-cell>
          <table:table-cell table:style-name="ce5" table:formula="of:=[.$E5]+[.$C$3]*MAX([.X5:.X9])" office:value-type="float" office:value="0.01001001001001" calcext:value-type="float">
            <text:p>0.01001001</text:p>
          </table:table-cell>
          <table:table-cell table:style-name="ce5" table:formula="of:=[.$E5]+[.$C$3]*MAX([.Y5:.Y9])" office:value-type="float" office:value="0.01001001001001" calcext:value-type="float">
            <text:p>0.01001001</text:p>
          </table:table-cell>
          <table:table-cell table:style-name="ce5" table:formula="of:=[.$E5]+[.$C$3]*MAX([.Z5:.Z9])" office:value-type="float" office:value="0.01001001001001" calcext:value-type="float">
            <text:p>0.01001001</text:p>
          </table:table-cell>
          <table:table-cell table:style-name="ce5" table:formula="of:=[.$E5]+[.$C$3]*MAX([.AA5:.AA9])" office:value-type="float" office:value="0.01001001001001" calcext:value-type="float">
            <text:p>0.01001001</text:p>
          </table:table-cell>
          <table:table-cell table:style-name="ce5" table:formula="of:=[.$E5]+[.$C$3]*MAX([.AB5:.AB9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5" calcext:value-type="float">
            <text:p>-0.000000005</text:p>
          </table:table-cell>
          <table:table-cell table:style-name="ce9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5]))*[.AN5]/ABS([.AN5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5]))*[.AV5]/ABS([.AV5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<text:s text:c="2"/>UP),0) </text:p>
          </table:table-cell>
          <table:table-cell table:style-name="ce15" office:value-type="string" calcext:value-type="string">
            <text:p><text:s/>o(MazeObservation(0,0),-1)</text:p>
          </table:table-cell>
          <table:table-cell table:style-name="ce19" office:value-type="string" calcext:value-type="string">
            <text:p><text:s/>o(MazeObservation(0,0),-2) </text:p>
          </table:table-cell>
          <table:table-cell table:style-name="ce1"/>
          <table:table-cell table:style-name="ce21" table:formula="of:=SQRT(ABS([.BB5]))*[.BB5]/ABS([.BB5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<text:s text:c="2"/>UP),0) </text:p>
          </table:table-cell>
          <table:table-cell table:style-name="ce15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5]))*[.BH5]/ABS([.BH5]+0.0000000001)" office:value-type="float" office:value="-0.0447213617860639" calcext:value-type="float">
            <text:p>-0.045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9" office:value-type="string" calcext:value-type="string">
            <text:p>o(MazeObservation(1,1),-2)</text:p>
          </table:table-cell>
          <table:table-cell table:style-name="ce9" table:number-columns-repeated="2"/>
          <table:table-cell table:style-name="ce29"/>
          <table:table-cell table:number-columns-repeated="5"/>
          <table:table-cell table:style-name="ce1" table:number-columns-repeated="2"/>
          <table:table-cell table:number-columns-repeated="933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6]+[.$C$3]*MAX([.F14:.F18])" office:value-type="float" office:value="0" calcext:value-type="float">
            <text:p>0</text:p>
          </table:table-cell>
          <table:table-cell table:style-name="ce4" table:formula="of:=[.$E6]+[.$C$3]*MAX([.G14:.G18])" office:value-type="float" office:value="0.1" calcext:value-type="float">
            <text:p>0.1</text:p>
          </table:table-cell>
          <table:table-cell table:style-name="ce6" table:formula="of:=[.$E6]+[.$C$3]*MAX([.H14:.H18])" office:value-type="float" office:value="0.1" calcext:value-type="float">
            <text:p>0.1</text:p>
          </table:table-cell>
          <table:table-cell table:style-name="ce6" table:formula="of:=[.$E6]+[.$C$3]*MAX([.I14:.I18])" office:value-type="float" office:value="0.1" calcext:value-type="float">
            <text:p>0.1</text:p>
          </table:table-cell>
          <table:table-cell table:style-name="ce6" table:formula="of:=[.$E6]+[.$C$3]*MAX([.J14:.J18])" office:value-type="float" office:value="0.1001" calcext:value-type="float">
            <text:p>0.1001</text:p>
          </table:table-cell>
          <table:table-cell table:style-name="ce6" table:formula="of:=[.$E6]+[.$C$3]*MAX([.K14:.K18])" office:value-type="float" office:value="0.1001" calcext:value-type="float">
            <text:p>0.1001</text:p>
          </table:table-cell>
          <table:table-cell table:style-name="ce6" table:formula="of:=[.$E6]+[.$C$3]*MAX([.L14:.L18])" office:value-type="float" office:value="0.1001" calcext:value-type="float">
            <text:p>0.1001</text:p>
          </table:table-cell>
          <table:table-cell table:style-name="ce6" table:formula="of:=[.$E6]+[.$C$3]*MAX([.M14:.M18])" office:value-type="float" office:value="0.1001001" calcext:value-type="float">
            <text:p>0.1001001</text:p>
          </table:table-cell>
          <table:table-cell table:style-name="ce6" table:formula="of:=[.$E6]+[.$C$3]*MAX([.N14:.N18])" office:value-type="float" office:value="0.1001001" calcext:value-type="float">
            <text:p>0.1001001</text:p>
          </table:table-cell>
          <table:table-cell table:style-name="ce6" table:formula="of:=[.$E6]+[.$C$3]*MAX([.O14:.O18])" office:value-type="float" office:value="0.1001001" calcext:value-type="float">
            <text:p>0.1001001</text:p>
          </table:table-cell>
          <table:table-cell table:style-name="ce6" table:formula="of:=[.$E6]+[.$C$3]*MAX([.P14:.P18])" office:value-type="float" office:value="0.1001001001" calcext:value-type="float">
            <text:p>0.1001001001</text:p>
          </table:table-cell>
          <table:table-cell table:style-name="ce6" table:formula="of:=[.$E6]+[.$C$3]*MAX([.Q14:.Q18])" office:value-type="float" office:value="0.1001001001" calcext:value-type="float">
            <text:p>0.1001001001</text:p>
          </table:table-cell>
          <table:table-cell table:style-name="ce6" table:formula="of:=[.$E6]+[.$C$3]*MAX([.R14:.R18])" office:value-type="float" office:value="0.1001001001" calcext:value-type="float">
            <text:p>0.1001001001</text:p>
          </table:table-cell>
          <table:table-cell table:style-name="ce6" table:formula="of:=[.$E6]+[.$C$3]*MAX([.S14:.S18])" office:value-type="float" office:value="0.1001001001001" calcext:value-type="float">
            <text:p>0.1001001001</text:p>
          </table:table-cell>
          <table:table-cell table:style-name="ce6" table:formula="of:=[.$E6]+[.$C$3]*MAX([.T14:.T18])" office:value-type="float" office:value="0.1001001001001" calcext:value-type="float">
            <text:p>0.1001001001</text:p>
          </table:table-cell>
          <table:table-cell table:style-name="ce6" table:formula="of:=[.$E6]+[.$C$3]*MAX([.U14:.U18])" office:value-type="float" office:value="0.1001001001001" calcext:value-type="float">
            <text:p>0.1001001001</text:p>
          </table:table-cell>
          <table:table-cell table:style-name="ce6" table:formula="of:=[.$E6]+[.$C$3]*MAX([.V14:.V18])" office:value-type="float" office:value="0.1001001001001" calcext:value-type="float">
            <text:p>0.1001001001</text:p>
          </table:table-cell>
          <table:table-cell table:style-name="ce6" table:formula="of:=[.$E6]+[.$C$3]*MAX([.W14:.W18])" office:value-type="float" office:value="0.1001001001001" calcext:value-type="float">
            <text:p>0.1001001001</text:p>
          </table:table-cell>
          <table:table-cell table:style-name="ce6" table:formula="of:=[.$E6]+[.$C$3]*MAX([.X14:.X18])" office:value-type="float" office:value="0.1001001001001" calcext:value-type="float">
            <text:p>0.1001001001</text:p>
          </table:table-cell>
          <table:table-cell table:style-name="ce6" table:formula="of:=[.$E6]+[.$C$3]*MAX([.Y14:.Y18])" office:value-type="float" office:value="0.1001001001001" calcext:value-type="float">
            <text:p>0.1001001001</text:p>
          </table:table-cell>
          <table:table-cell table:style-name="ce6" table:formula="of:=[.$E6]+[.$C$3]*MAX([.Z14:.Z18])" office:value-type="float" office:value="0.1001001001001" calcext:value-type="float">
            <text:p>0.1001001001</text:p>
          </table:table-cell>
          <table:table-cell table:style-name="ce6" table:formula="of:=[.$E6]+[.$C$3]*MAX([.AA14:.AA18])" office:value-type="float" office:value="0.1001001001001" calcext:value-type="float">
            <text:p>0.1001001001</text:p>
          </table:table-cell>
          <table:table-cell table:style-name="ce5" table:formula="of:=[.$E6]+[.$C$3]*MAX([.AB14:.AB18])" office:value-type="float" office:value="0.1001001001001" calcext:value-type="float">
            <text:p>0.1001001001</text:p>
          </table:table-cell>
          <table:table-cell/>
          <table:table-cell table:style-name="ce7"/>
          <table:table-cell table:style-name="ce8" office:value-type="float" office:value="0.099999995" calcext:value-type="float">
            <text:p>0.099999995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6]))*[.AN6]/ABS([.AN6]+0.0000000001)" office:value-type="float" office:value="0.31622776570061" calcext:value-type="float">
            <text:p>0.316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6]))*[.AV6]/ABS([.AV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6]))*[.BB6]/ABS([.BB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6]))*[.BH6]/ABS([.BH6]+0.0000000001)" office:value-type="float" office:value="-0.0547722575762585" calcext:value-type="float">
            <text:p>-0.055</text:p>
          </table:table-cell>
          <table:table-cell table:style-name="ce17" office:value-type="float" office:value="-0.003" calcext:value-type="float">
            <text:p>-0.003</text:p>
          </table:table-cell>
          <table:table-cell table:style-name="ce9" office:value-type="string" calcext:value-type="string">
            <text:p>o(MazeObservation(1,1),-1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7]+[.$C$3]*MAX([.F4:.F8])" office:value-type="float" office:value="0" calcext:value-type="float">
            <text:p>0</text:p>
          </table:table-cell>
          <table:table-cell table:style-name="ce4" table:formula="of:=[.$E7]+[.$C$3]*MAX([.G4:.G8])" office:value-type="float" office:value="0" calcext:value-type="float">
            <text:p>0</text:p>
          </table:table-cell>
          <table:table-cell table:style-name="ce6" table:formula="of:=[.$E7]+[.$C$3]*MAX([.H4:.H8])" office:value-type="float" office:value="0.01" calcext:value-type="float">
            <text:p>0.01</text:p>
          </table:table-cell>
          <table:table-cell table:style-name="ce6" table:formula="of:=[.$E7]+[.$C$3]*MAX([.I4:.I8])" office:value-type="float" office:value="0.01" calcext:value-type="float">
            <text:p>0.01</text:p>
          </table:table-cell>
          <table:table-cell table:style-name="ce6" table:formula="of:=[.$E7]+[.$C$3]*MAX([.J4:.J8])" office:value-type="float" office:value="0.01" calcext:value-type="float">
            <text:p>0.01</text:p>
          </table:table-cell>
          <table:table-cell table:style-name="ce6" table:formula="of:=[.$E7]+[.$C$3]*MAX([.K4:.K8])" office:value-type="float" office:value="0.01001" calcext:value-type="float">
            <text:p>0.01001</text:p>
          </table:table-cell>
          <table:table-cell table:style-name="ce6" table:formula="of:=[.$E7]+[.$C$3]*MAX([.L4:.L8])" office:value-type="float" office:value="0.01001" calcext:value-type="float">
            <text:p>0.01001</text:p>
          </table:table-cell>
          <table:table-cell table:style-name="ce6" table:formula="of:=[.$E7]+[.$C$3]*MAX([.M4:.M8])" office:value-type="float" office:value="0.01001" calcext:value-type="float">
            <text:p>0.01001</text:p>
          </table:table-cell>
          <table:table-cell table:style-name="ce6" table:formula="of:=[.$E7]+[.$C$3]*MAX([.N4:.N8])" office:value-type="float" office:value="0.01001001" calcext:value-type="float">
            <text:p>0.01001001</text:p>
          </table:table-cell>
          <table:table-cell table:style-name="ce6" table:formula="of:=[.$E7]+[.$C$3]*MAX([.O4:.O8])" office:value-type="float" office:value="0.01001001" calcext:value-type="float">
            <text:p>0.01001001</text:p>
          </table:table-cell>
          <table:table-cell table:style-name="ce6" table:formula="of:=[.$E7]+[.$C$3]*MAX([.P4:.P8])" office:value-type="float" office:value="0.01001001" calcext:value-type="float">
            <text:p>0.01001001</text:p>
          </table:table-cell>
          <table:table-cell table:style-name="ce6" table:formula="of:=[.$E7]+[.$C$3]*MAX([.Q4:.Q8])" office:value-type="float" office:value="0.01001001001" calcext:value-type="float">
            <text:p>0.01001001</text:p>
          </table:table-cell>
          <table:table-cell table:style-name="ce6" table:formula="of:=[.$E7]+[.$C$3]*MAX([.R4:.R8])" office:value-type="float" office:value="0.01001001001" calcext:value-type="float">
            <text:p>0.01001001</text:p>
          </table:table-cell>
          <table:table-cell table:style-name="ce6" table:formula="of:=[.$E7]+[.$C$3]*MAX([.S4:.S8])" office:value-type="float" office:value="0.01001001001" calcext:value-type="float">
            <text:p>0.01001001</text:p>
          </table:table-cell>
          <table:table-cell table:style-name="ce6" table:formula="of:=[.$E7]+[.$C$3]*MAX([.T4:.T8])" office:value-type="float" office:value="0.01001001001001" calcext:value-type="float">
            <text:p>0.01001001</text:p>
          </table:table-cell>
          <table:table-cell table:style-name="ce6" table:formula="of:=[.$E7]+[.$C$3]*MAX([.U4:.U8])" office:value-type="float" office:value="0.01001001001001" calcext:value-type="float">
            <text:p>0.01001001</text:p>
          </table:table-cell>
          <table:table-cell table:style-name="ce6" table:formula="of:=[.$E7]+[.$C$3]*MAX([.V4:.V8])" office:value-type="float" office:value="0.01001001001001" calcext:value-type="float">
            <text:p>0.01001001</text:p>
          </table:table-cell>
          <table:table-cell table:style-name="ce6" table:formula="of:=[.$E7]+[.$C$3]*MAX([.W4:.W8])" office:value-type="float" office:value="0.01001001001001" calcext:value-type="float">
            <text:p>0.01001001</text:p>
          </table:table-cell>
          <table:table-cell table:style-name="ce6" table:formula="of:=[.$E7]+[.$C$3]*MAX([.X4:.X8])" office:value-type="float" office:value="0.01001001001001" calcext:value-type="float">
            <text:p>0.01001001</text:p>
          </table:table-cell>
          <table:table-cell table:style-name="ce6" table:formula="of:=[.$E7]+[.$C$3]*MAX([.Y4:.Y8])" office:value-type="float" office:value="0.01001001001001" calcext:value-type="float">
            <text:p>0.01001001</text:p>
          </table:table-cell>
          <table:table-cell table:style-name="ce6" table:formula="of:=[.$E7]+[.$C$3]*MAX([.Z4:.Z8])" office:value-type="float" office:value="0.01001001001001" calcext:value-type="float">
            <text:p>0.01001001</text:p>
          </table:table-cell>
          <table:table-cell table:style-name="ce6" table:formula="of:=[.$E7]+[.$C$3]*MAX([.AA4:.AA8])" office:value-type="float" office:value="0.01001001001001" calcext:value-type="float">
            <text:p>0.01001001</text:p>
          </table:table-cell>
          <table:table-cell table:style-name="ce5" table:formula="of:=[.$E7]+[.$C$3]*MAX([.AB4:.AB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5" calcext:value-type="float">
            <text:p>-0.000000005</text:p>
          </table:table-cell>
          <table:table-cell table:style-name="ce10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7]))*[.AN7]/ABS([.AN7]+0.0000000001)" office:value-type="float" office:value="0.099999999" calcext:value-type="float">
            <text:p>0.100</text:p>
          </table:table-cell>
          <table:table-cell table:style-name="ce14" office:value-type="float" office:value="0.01" calcext:value-type="float">
            <text:p>0.01</text:p>
          </table:table-cell>
          <table:table-cell table:style-name="ce15" office:value-type="string" calcext:value-type="string">
            <text:p>(a(MazeAction( LEFT),0) </text:p>
          </table:table-cell>
          <table:table-cell table:style-name="ce15" office:value-type="string" calcext:value-type="string">
            <text:p><text:s/>o(MazeObservation(0,0),-1))</text:p>
          </table:table-cell>
          <table:table-cell table:style-name="ce15"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7]))*[.AV7]/ABS([.AV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7]))*[.BB7]/ABS([.BB7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LEFT),0) </text:p>
          </table:table-cell>
          <table:table-cell table:style-name="ce15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7]))*[.BH7]/ABS([.BH7]+0.0000000001)" office:value-type="float" office:value="-0.20736441401552" calcext:value-type="float">
            <text:p>-0.207</text:p>
          </table:table-cell>
          <table:table-cell table:style-name="ce17" office:value-type="float" office:value="-0.043" calcext:value-type="float">
            <text:p>-0.043</text:p>
          </table:table-cell>
          <table:table-cell table:style-name="ce9" office:value-type="string" calcext:value-type="string">
            <text:p>r(ListedReward(0),-1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/>
          <table:table-cell table:number-columns-repeated="2" table:style-name="ce1" office:value-type="string" calcext:value-type="string">
            <text:p>(0,0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8]+[.$C$3]*MAX([.F4:.F8])" office:value-type="float" office:value="0" calcext:value-type="float">
            <text:p>0</text:p>
          </table:table-cell>
          <table:table-cell table:style-name="ce3" table:formula="of:=[.$E8]+[.$C$3]*MAX([.G4:.G8])" office:value-type="float" office:value="0" calcext:value-type="float">
            <text:p>0</text:p>
          </table:table-cell>
          <table:table-cell table:style-name="ce5" table:formula="of:=[.$E8]+[.$C$3]*MAX([.H4:.H8])" office:value-type="float" office:value="0.01" calcext:value-type="float">
            <text:p>0.01</text:p>
          </table:table-cell>
          <table:table-cell table:style-name="ce5" table:formula="of:=[.$E8]+[.$C$3]*MAX([.I4:.I8])" office:value-type="float" office:value="0.01" calcext:value-type="float">
            <text:p>0.01</text:p>
          </table:table-cell>
          <table:table-cell table:style-name="ce5" table:formula="of:=[.$E8]+[.$C$3]*MAX([.J4:.J8])" office:value-type="float" office:value="0.01" calcext:value-type="float">
            <text:p>0.01</text:p>
          </table:table-cell>
          <table:table-cell table:style-name="ce5" table:formula="of:=[.$E8]+[.$C$3]*MAX([.K4:.K8])" office:value-type="float" office:value="0.01001" calcext:value-type="float">
            <text:p>0.01001</text:p>
          </table:table-cell>
          <table:table-cell table:style-name="ce5" table:formula="of:=[.$E8]+[.$C$3]*MAX([.L4:.L8])" office:value-type="float" office:value="0.01001" calcext:value-type="float">
            <text:p>0.01001</text:p>
          </table:table-cell>
          <table:table-cell table:style-name="ce5" table:formula="of:=[.$E8]+[.$C$3]*MAX([.M4:.M8])" office:value-type="float" office:value="0.01001" calcext:value-type="float">
            <text:p>0.01001</text:p>
          </table:table-cell>
          <table:table-cell table:style-name="ce5" table:formula="of:=[.$E8]+[.$C$3]*MAX([.N4:.N8])" office:value-type="float" office:value="0.01001001" calcext:value-type="float">
            <text:p>0.01001001</text:p>
          </table:table-cell>
          <table:table-cell table:style-name="ce5" table:formula="of:=[.$E8]+[.$C$3]*MAX([.O4:.O8])" office:value-type="float" office:value="0.01001001" calcext:value-type="float">
            <text:p>0.01001001</text:p>
          </table:table-cell>
          <table:table-cell table:style-name="ce5" table:formula="of:=[.$E8]+[.$C$3]*MAX([.P4:.P8])" office:value-type="float" office:value="0.01001001" calcext:value-type="float">
            <text:p>0.01001001</text:p>
          </table:table-cell>
          <table:table-cell table:style-name="ce5" table:formula="of:=[.$E8]+[.$C$3]*MAX([.Q4:.Q8])" office:value-type="float" office:value="0.01001001001" calcext:value-type="float">
            <text:p>0.01001001</text:p>
          </table:table-cell>
          <table:table-cell table:style-name="ce5" table:formula="of:=[.$E8]+[.$C$3]*MAX([.R4:.R8])" office:value-type="float" office:value="0.01001001001" calcext:value-type="float">
            <text:p>0.01001001</text:p>
          </table:table-cell>
          <table:table-cell table:style-name="ce5" table:formula="of:=[.$E8]+[.$C$3]*MAX([.S4:.S8])" office:value-type="float" office:value="0.01001001001" calcext:value-type="float">
            <text:p>0.01001001</text:p>
          </table:table-cell>
          <table:table-cell table:style-name="ce5" table:formula="of:=[.$E8]+[.$C$3]*MAX([.T4:.T8])" office:value-type="float" office:value="0.01001001001001" calcext:value-type="float">
            <text:p>0.01001001</text:p>
          </table:table-cell>
          <table:table-cell table:style-name="ce5" table:formula="of:=[.$E8]+[.$C$3]*MAX([.U4:.U8])" office:value-type="float" office:value="0.01001001001001" calcext:value-type="float">
            <text:p>0.01001001</text:p>
          </table:table-cell>
          <table:table-cell table:style-name="ce5" table:formula="of:=[.$E8]+[.$C$3]*MAX([.V4:.V8])" office:value-type="float" office:value="0.01001001001001" calcext:value-type="float">
            <text:p>0.01001001</text:p>
          </table:table-cell>
          <table:table-cell table:style-name="ce5" table:formula="of:=[.$E8]+[.$C$3]*MAX([.W4:.W8])" office:value-type="float" office:value="0.01001001001001" calcext:value-type="float">
            <text:p>0.01001001</text:p>
          </table:table-cell>
          <table:table-cell table:style-name="ce5" table:formula="of:=[.$E8]+[.$C$3]*MAX([.X4:.X8])" office:value-type="float" office:value="0.01001001001001" calcext:value-type="float">
            <text:p>0.01001001</text:p>
          </table:table-cell>
          <table:table-cell table:style-name="ce5" table:formula="of:=[.$E8]+[.$C$3]*MAX([.Y4:.Y8])" office:value-type="float" office:value="0.01001001001001" calcext:value-type="float">
            <text:p>0.01001001</text:p>
          </table:table-cell>
          <table:table-cell table:style-name="ce5" table:formula="of:=[.$E8]+[.$C$3]*MAX([.Z4:.Z8])" office:value-type="float" office:value="0.01001001001001" calcext:value-type="float">
            <text:p>0.01001001</text:p>
          </table:table-cell>
          <table:table-cell table:style-name="ce5" table:formula="of:=[.$E8]+[.$C$3]*MAX([.AA4:.AA8])" office:value-type="float" office:value="0.01001001001001" calcext:value-type="float">
            <text:p>0.01001001</text:p>
          </table:table-cell>
          <table:table-cell table:style-name="ce5" table:formula="of:=[.$E8]+[.$C$3]*MAX([.AB4:.AB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5" calcext:value-type="float">
            <text:p>-0.000000005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8]))*[.AN8]/ABS([.AN8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8]))*[.AV8]/ABS([.AV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8]))*[.BB8]/ABS([.BB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8]))*[.BH8]/ABS([.BH8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0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9]+[.$C$3]*MAX([.F13:.F17])" office:value-type="float" office:value="0" calcext:value-type="float">
            <text:p>0</text:p>
          </table:table-cell>
          <table:table-cell table:style-name="ce4" table:formula="of:=[.$E9]+[.$C$3]*MAX([.G13:.G17])" office:value-type="float" office:value="0.1" calcext:value-type="float">
            <text:p>0.1</text:p>
          </table:table-cell>
          <table:table-cell table:style-name="ce6" table:formula="of:=[.$E9]+[.$C$3]*MAX([.H13:.H17])" office:value-type="float" office:value="0.1" calcext:value-type="float">
            <text:p>0.1</text:p>
          </table:table-cell>
          <table:table-cell table:style-name="ce6" table:formula="of:=[.$E9]+[.$C$3]*MAX([.I13:.I17])" office:value-type="float" office:value="0.1" calcext:value-type="float">
            <text:p>0.1</text:p>
          </table:table-cell>
          <table:table-cell table:style-name="ce6" table:formula="of:=[.$E9]+[.$C$3]*MAX([.J13:.J17])" office:value-type="float" office:value="0.1001" calcext:value-type="float">
            <text:p>0.1001</text:p>
          </table:table-cell>
          <table:table-cell table:style-name="ce6" table:formula="of:=[.$E9]+[.$C$3]*MAX([.K13:.K17])" office:value-type="float" office:value="0.1001" calcext:value-type="float">
            <text:p>0.1001</text:p>
          </table:table-cell>
          <table:table-cell table:style-name="ce6" table:formula="of:=[.$E9]+[.$C$3]*MAX([.L13:.L17])" office:value-type="float" office:value="0.1001" calcext:value-type="float">
            <text:p>0.1001</text:p>
          </table:table-cell>
          <table:table-cell table:style-name="ce6" table:formula="of:=[.$E9]+[.$C$3]*MAX([.M13:.M17])" office:value-type="float" office:value="0.1001001" calcext:value-type="float">
            <text:p>0.1001001</text:p>
          </table:table-cell>
          <table:table-cell table:style-name="ce6" table:formula="of:=[.$E9]+[.$C$3]*MAX([.N13:.N17])" office:value-type="float" office:value="0.1001001" calcext:value-type="float">
            <text:p>0.1001001</text:p>
          </table:table-cell>
          <table:table-cell table:style-name="ce6" table:formula="of:=[.$E9]+[.$C$3]*MAX([.O13:.O17])" office:value-type="float" office:value="0.1001001" calcext:value-type="float">
            <text:p>0.1001001</text:p>
          </table:table-cell>
          <table:table-cell table:style-name="ce6" table:formula="of:=[.$E9]+[.$C$3]*MAX([.P13:.P17])" office:value-type="float" office:value="0.1001001001" calcext:value-type="float">
            <text:p>0.1001001001</text:p>
          </table:table-cell>
          <table:table-cell table:style-name="ce6" table:formula="of:=[.$E9]+[.$C$3]*MAX([.Q13:.Q17])" office:value-type="float" office:value="0.1001001001" calcext:value-type="float">
            <text:p>0.1001001001</text:p>
          </table:table-cell>
          <table:table-cell table:style-name="ce6" table:formula="of:=[.$E9]+[.$C$3]*MAX([.R13:.R17])" office:value-type="float" office:value="0.1001001001" calcext:value-type="float">
            <text:p>0.1001001001</text:p>
          </table:table-cell>
          <table:table-cell table:style-name="ce6" table:formula="of:=[.$E9]+[.$C$3]*MAX([.S13:.S17])" office:value-type="float" office:value="0.1001001001001" calcext:value-type="float">
            <text:p>0.1001001001</text:p>
          </table:table-cell>
          <table:table-cell table:style-name="ce6" table:formula="of:=[.$E9]+[.$C$3]*MAX([.T13:.T17])" office:value-type="float" office:value="0.1001001001001" calcext:value-type="float">
            <text:p>0.1001001001</text:p>
          </table:table-cell>
          <table:table-cell table:style-name="ce6" table:formula="of:=[.$E9]+[.$C$3]*MAX([.U13:.U17])" office:value-type="float" office:value="0.1001001001001" calcext:value-type="float">
            <text:p>0.1001001001</text:p>
          </table:table-cell>
          <table:table-cell table:style-name="ce6" table:formula="of:=[.$E9]+[.$C$3]*MAX([.V13:.V17])" office:value-type="float" office:value="0.1001001001001" calcext:value-type="float">
            <text:p>0.1001001001</text:p>
          </table:table-cell>
          <table:table-cell table:style-name="ce6" table:formula="of:=[.$E9]+[.$C$3]*MAX([.W13:.W17])" office:value-type="float" office:value="0.1001001001001" calcext:value-type="float">
            <text:p>0.1001001001</text:p>
          </table:table-cell>
          <table:table-cell table:style-name="ce6" table:formula="of:=[.$E9]+[.$C$3]*MAX([.X13:.X17])" office:value-type="float" office:value="0.1001001001001" calcext:value-type="float">
            <text:p>0.1001001001</text:p>
          </table:table-cell>
          <table:table-cell table:style-name="ce6" table:formula="of:=[.$E9]+[.$C$3]*MAX([.Y13:.Y17])" office:value-type="float" office:value="0.1001001001001" calcext:value-type="float">
            <text:p>0.1001001001</text:p>
          </table:table-cell>
          <table:table-cell table:style-name="ce6" table:formula="of:=[.$E9]+[.$C$3]*MAX([.Z13:.Z17])" office:value-type="float" office:value="0.1001001001001" calcext:value-type="float">
            <text:p>0.1001001001</text:p>
          </table:table-cell>
          <table:table-cell table:style-name="ce6" table:formula="of:=[.$E9]+[.$C$3]*MAX([.AA13:.AA17])" office:value-type="float" office:value="0.1001001001001" calcext:value-type="float">
            <text:p>0.1001001001</text:p>
          </table:table-cell>
          <table:table-cell table:style-name="ce5" table:formula="of:=[.$E9]+[.$C$3]*MAX([.AB13:.AB17])" office:value-type="float" office:value="0.1001001001001" calcext:value-type="float">
            <text:p>0.1001001001</text:p>
          </table:table-cell>
          <table:table-cell table:style-name="ce1"/>
          <table:table-cell table:style-name="ce7"/>
          <table:table-cell table:style-name="ce8" office:value-type="float" office:value="-0.000000049" calcext:value-type="float">
            <text:p>-0.000000049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1" table:number-columns-repeated="3"/>
          <table:table-cell table:style-name="ce12" table:formula="of:=SQRT(ABS([.AN9]))*[.AN9]/ABS([.AN9]+0.0000000001)" office:value-type="float" office:value="0.31622776570061" calcext:value-type="float">
            <text:p>0.316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style-name="ce1" table:number-columns-repeated="3"/>
          <table:table-cell table:style-name="ce16" table:formula="of:=SQRT(ABS([.AV9]))*[.AV9]/ABS([.AV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9]))*[.BB9]/ABS([.BB9]+0.0000000001)" office:value-type="float" office:value="0.148323969067713" calcext:value-type="float">
            <text:p>0.148</text:p>
          </table:table-cell>
          <table:table-cell office:value-type="float" office:value="0.022" calcext:value-type="float">
            <text:p>0.022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5"/>
          <table:table-cell table:style-name="ce28" table:formula="of:=SQRT(ABS([.BH9]))*[.BH9]/ABS([.BH9]+0.0000000001)" office:value-type="float" office:value="0.223606797302765" calcext:value-type="float">
            <text:p>0.224</text:p>
          </table:table-cell>
          <table:table-cell table:style-name="ce17" office:value-type="float" office:value="0.05" calcext:value-type="float">
            <text:p>0.05</text:p>
          </table:table-cell>
          <table:table-cell table:style-name="ce9" office:value-type="string" calcext:value-type="string">
            <text:p>r(ListedReward(0),0)</text:p>
          </table:table-cell>
          <table:table-cell table:style-name="ce9" table:number-columns-repeated="2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10]+[.$C$3]*MAX([.F20:.F24])" office:value-type="float" office:value="0" calcext:value-type="float">
            <text:p>0</text:p>
          </table:table-cell>
          <table:table-cell table:style-name="ce4" table:formula="of:=[.$E10]+[.$C$3]*MAX([.G20:.G24])" office:value-type="float" office:value="0" calcext:value-type="float">
            <text:p>0</text:p>
          </table:table-cell>
          <table:table-cell table:style-name="ce6" table:formula="of:=[.$E10]+[.$C$3]*MAX([.H20:.H24])" office:value-type="float" office:value="0.01" calcext:value-type="float">
            <text:p>0.01</text:p>
          </table:table-cell>
          <table:table-cell table:style-name="ce6" table:formula="of:=[.$E10]+[.$C$3]*MAX([.I20:.I24])" office:value-type="float" office:value="0.01" calcext:value-type="float">
            <text:p>0.01</text:p>
          </table:table-cell>
          <table:table-cell table:style-name="ce6" table:formula="of:=[.$E10]+[.$C$3]*MAX([.J20:.J24])" office:value-type="float" office:value="0.01" calcext:value-type="float">
            <text:p>0.01</text:p>
          </table:table-cell>
          <table:table-cell table:style-name="ce6" table:formula="of:=[.$E10]+[.$C$3]*MAX([.K20:.K24])" office:value-type="float" office:value="0.01001" calcext:value-type="float">
            <text:p>0.01001</text:p>
          </table:table-cell>
          <table:table-cell table:style-name="ce6" table:formula="of:=[.$E10]+[.$C$3]*MAX([.L20:.L24])" office:value-type="float" office:value="0.01001" calcext:value-type="float">
            <text:p>0.01001</text:p>
          </table:table-cell>
          <table:table-cell table:style-name="ce6" table:formula="of:=[.$E10]+[.$C$3]*MAX([.M20:.M24])" office:value-type="float" office:value="0.01001" calcext:value-type="float">
            <text:p>0.01001</text:p>
          </table:table-cell>
          <table:table-cell table:style-name="ce6" table:formula="of:=[.$E10]+[.$C$3]*MAX([.N20:.N24])" office:value-type="float" office:value="0.01001001" calcext:value-type="float">
            <text:p>0.01001001</text:p>
          </table:table-cell>
          <table:table-cell table:style-name="ce6" table:formula="of:=[.$E10]+[.$C$3]*MAX([.O20:.O24])" office:value-type="float" office:value="0.01001001" calcext:value-type="float">
            <text:p>0.01001001</text:p>
          </table:table-cell>
          <table:table-cell table:style-name="ce6" table:formula="of:=[.$E10]+[.$C$3]*MAX([.P20:.P24])" office:value-type="float" office:value="0.01001001" calcext:value-type="float">
            <text:p>0.01001001</text:p>
          </table:table-cell>
          <table:table-cell table:style-name="ce6" table:formula="of:=[.$E10]+[.$C$3]*MAX([.Q20:.Q24])" office:value-type="float" office:value="0.01001001001" calcext:value-type="float">
            <text:p>0.01001001</text:p>
          </table:table-cell>
          <table:table-cell table:style-name="ce6" table:formula="of:=[.$E10]+[.$C$3]*MAX([.R20:.R24])" office:value-type="float" office:value="0.01001001001" calcext:value-type="float">
            <text:p>0.01001001</text:p>
          </table:table-cell>
          <table:table-cell table:style-name="ce6" table:formula="of:=[.$E10]+[.$C$3]*MAX([.S20:.S24])" office:value-type="float" office:value="0.01001001001" calcext:value-type="float">
            <text:p>0.01001001</text:p>
          </table:table-cell>
          <table:table-cell table:style-name="ce6" table:formula="of:=[.$E10]+[.$C$3]*MAX([.T20:.T24])" office:value-type="float" office:value="0.01001001001001" calcext:value-type="float">
            <text:p>0.01001001</text:p>
          </table:table-cell>
          <table:table-cell table:style-name="ce6" table:formula="of:=[.$E10]+[.$C$3]*MAX([.U20:.U24])" office:value-type="float" office:value="0.01001001001001" calcext:value-type="float">
            <text:p>0.01001001</text:p>
          </table:table-cell>
          <table:table-cell table:style-name="ce6" table:formula="of:=[.$E10]+[.$C$3]*MAX([.V20:.V24])" office:value-type="float" office:value="0.01001001001001" calcext:value-type="float">
            <text:p>0.01001001</text:p>
          </table:table-cell>
          <table:table-cell table:style-name="ce6" table:formula="of:=[.$E10]+[.$C$3]*MAX([.W20:.W24])" office:value-type="float" office:value="0.01001001001001" calcext:value-type="float">
            <text:p>0.01001001</text:p>
          </table:table-cell>
          <table:table-cell table:style-name="ce6" table:formula="of:=[.$E10]+[.$C$3]*MAX([.X20:.X24])" office:value-type="float" office:value="0.01001001001001" calcext:value-type="float">
            <text:p>0.01001001</text:p>
          </table:table-cell>
          <table:table-cell table:style-name="ce6" table:formula="of:=[.$E10]+[.$C$3]*MAX([.Y20:.Y24])" office:value-type="float" office:value="0.01001001001001" calcext:value-type="float">
            <text:p>0.01001001</text:p>
          </table:table-cell>
          <table:table-cell table:style-name="ce6" table:formula="of:=[.$E10]+[.$C$3]*MAX([.Z20:.Z24])" office:value-type="float" office:value="0.01001001001001" calcext:value-type="float">
            <text:p>0.01001001</text:p>
          </table:table-cell>
          <table:table-cell table:style-name="ce6" table:formula="of:=[.$E10]+[.$C$3]*MAX([.AA20:.AA24])" office:value-type="float" office:value="0.01001001001001" calcext:value-type="float">
            <text:p>0.01001001</text:p>
          </table:table-cell>
          <table:table-cell table:style-name="ce5" table:formula="of:=[.$E10]+[.$C$3]*MAX([.AB20:.AB24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1" calcext:value-type="float">
            <text:p>-0.000000001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0]))*[.AN10]/ABS([.AN10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0]))*[.AV10]/ABS([.AV1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0]))*[.BB10]/ABS([.BB1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0]))*[.BH10]/ABS([.BH10]+0.0000000001)" office:value-type="float" office:value="-0.158113883640875" calcext:value-type="float">
            <text:p>-0.158</text:p>
          </table:table-cell>
          <table:table-cell table:style-name="ce17" office:value-type="float" office:value="-0.025" calcext:value-type="float">
            <text:p>-0.025</text:p>
          </table:table-cell>
          <table:table-cell table:style-name="ce9" office:value-type="string" calcext:value-type="string">
            <text:p>r(ListedReward(1),-1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11]+[.$C$3]*MAX([.F24:.F28])" office:value-type="float" office:value="0" calcext:value-type="float">
            <text:p>0</text:p>
          </table:table-cell>
          <table:table-cell table:style-name="ce4" table:formula="of:=[.$E11]+[.$C$3]*MAX([.G24:.G28])" office:value-type="float" office:value="0" calcext:value-type="float">
            <text:p>0</text:p>
          </table:table-cell>
          <table:table-cell table:style-name="ce6" table:formula="of:=[.$E11]+[.$C$3]*MAX([.H24:.H28])" office:value-type="float" office:value="0.01" calcext:value-type="float">
            <text:p>0.01</text:p>
          </table:table-cell>
          <table:table-cell table:style-name="ce6" table:formula="of:=[.$E11]+[.$C$3]*MAX([.I24:.I28])" office:value-type="float" office:value="0.01" calcext:value-type="float">
            <text:p>0.01</text:p>
          </table:table-cell>
          <table:table-cell table:style-name="ce6" table:formula="of:=[.$E11]+[.$C$3]*MAX([.J24:.J28])" office:value-type="float" office:value="0.01" calcext:value-type="float">
            <text:p>0.01</text:p>
          </table:table-cell>
          <table:table-cell table:style-name="ce6" table:formula="of:=[.$E11]+[.$C$3]*MAX([.K24:.K28])" office:value-type="float" office:value="0.01001" calcext:value-type="float">
            <text:p>0.01001</text:p>
          </table:table-cell>
          <table:table-cell table:style-name="ce6" table:formula="of:=[.$E11]+[.$C$3]*MAX([.L24:.L28])" office:value-type="float" office:value="0.01001" calcext:value-type="float">
            <text:p>0.01001</text:p>
          </table:table-cell>
          <table:table-cell table:style-name="ce6" table:formula="of:=[.$E11]+[.$C$3]*MAX([.M24:.M28])" office:value-type="float" office:value="0.01001" calcext:value-type="float">
            <text:p>0.01001</text:p>
          </table:table-cell>
          <table:table-cell table:style-name="ce6" table:formula="of:=[.$E11]+[.$C$3]*MAX([.N24:.N28])" office:value-type="float" office:value="0.01001001" calcext:value-type="float">
            <text:p>0.01001001</text:p>
          </table:table-cell>
          <table:table-cell table:style-name="ce6" table:formula="of:=[.$E11]+[.$C$3]*MAX([.O24:.O28])" office:value-type="float" office:value="0.01001001" calcext:value-type="float">
            <text:p>0.01001001</text:p>
          </table:table-cell>
          <table:table-cell table:style-name="ce6" table:formula="of:=[.$E11]+[.$C$3]*MAX([.P24:.P28])" office:value-type="float" office:value="0.01001001" calcext:value-type="float">
            <text:p>0.01001001</text:p>
          </table:table-cell>
          <table:table-cell table:style-name="ce6" table:formula="of:=[.$E11]+[.$C$3]*MAX([.Q24:.Q28])" office:value-type="float" office:value="0.01001001001" calcext:value-type="float">
            <text:p>0.01001001</text:p>
          </table:table-cell>
          <table:table-cell table:style-name="ce6" table:formula="of:=[.$E11]+[.$C$3]*MAX([.R24:.R28])" office:value-type="float" office:value="0.01001001001" calcext:value-type="float">
            <text:p>0.01001001</text:p>
          </table:table-cell>
          <table:table-cell table:style-name="ce6" table:formula="of:=[.$E11]+[.$C$3]*MAX([.S24:.S28])" office:value-type="float" office:value="0.01001001001" calcext:value-type="float">
            <text:p>0.01001001</text:p>
          </table:table-cell>
          <table:table-cell table:style-name="ce6" table:formula="of:=[.$E11]+[.$C$3]*MAX([.T24:.T28])" office:value-type="float" office:value="0.01001001001001" calcext:value-type="float">
            <text:p>0.01001001</text:p>
          </table:table-cell>
          <table:table-cell table:style-name="ce6" table:formula="of:=[.$E11]+[.$C$3]*MAX([.U24:.U28])" office:value-type="float" office:value="0.01001001001001" calcext:value-type="float">
            <text:p>0.01001001</text:p>
          </table:table-cell>
          <table:table-cell table:style-name="ce6" table:formula="of:=[.$E11]+[.$C$3]*MAX([.V24:.V28])" office:value-type="float" office:value="0.01001001001001" calcext:value-type="float">
            <text:p>0.01001001</text:p>
          </table:table-cell>
          <table:table-cell table:style-name="ce6" table:formula="of:=[.$E11]+[.$C$3]*MAX([.W24:.W28])" office:value-type="float" office:value="0.01001001001001" calcext:value-type="float">
            <text:p>0.01001001</text:p>
          </table:table-cell>
          <table:table-cell table:style-name="ce6" table:formula="of:=[.$E11]+[.$C$3]*MAX([.X24:.X28])" office:value-type="float" office:value="0.01001001001001" calcext:value-type="float">
            <text:p>0.01001001</text:p>
          </table:table-cell>
          <table:table-cell table:style-name="ce6" table:formula="of:=[.$E11]+[.$C$3]*MAX([.Y24:.Y28])" office:value-type="float" office:value="0.01001001001001" calcext:value-type="float">
            <text:p>0.01001001</text:p>
          </table:table-cell>
          <table:table-cell table:style-name="ce6" table:formula="of:=[.$E11]+[.$C$3]*MAX([.Z24:.Z28])" office:value-type="float" office:value="0.01001001001001" calcext:value-type="float">
            <text:p>0.01001001</text:p>
          </table:table-cell>
          <table:table-cell table:style-name="ce6" table:formula="of:=[.$E11]+[.$C$3]*MAX([.AA24:.AA28])" office:value-type="float" office:value="0.01001001001001" calcext:value-type="float">
            <text:p>0.01001001</text:p>
          </table:table-cell>
          <table:table-cell table:style-name="ce5" table:formula="of:=[.$E11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0024" calcext:value-type="float">
            <text:p>0.000000024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1]))*[.AN11]/ABS([.AN11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DOWN),0) </text:p>
          </table:table-cell>
          <table:table-cell table:style-name="ce15" office:value-type="string" calcext:value-type="string">
            <text:p><text:s/>o(MazeObservation(0,1),-1))</text:p>
          </table:table-cell>
          <table:table-cell table:style-name="ce15"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1]))*[.AV11]/ABS([.AV1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1]))*[.BB11]/ABS([.BB11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DOWN),0) </text:p>
          </table:table-cell>
          <table:table-cell table:style-name="ce15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1]))*[.BH11]/ABS([.BH11]+0.0000000001)" office:value-type="float" office:value="0.0948683287509589" calcext:value-type="float">
            <text:p>0.095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9" office:value-type="string" calcext:value-type="string">
            <text:p>o(MazeObservation(0,0),-1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12]+[.$C$3]*MAX([.F24:.F28])" office:value-type="float" office:value="0" calcext:value-type="float">
            <text:p>0</text:p>
          </table:table-cell>
          <table:table-cell table:style-name="ce4" table:formula="of:=[.$E12]+[.$C$3]*MAX([.G24:.G28])" office:value-type="float" office:value="0" calcext:value-type="float">
            <text:p>0</text:p>
          </table:table-cell>
          <table:table-cell table:style-name="ce6" table:formula="of:=[.$E12]+[.$C$3]*MAX([.H24:.H28])" office:value-type="float" office:value="0.01" calcext:value-type="float">
            <text:p>0.01</text:p>
          </table:table-cell>
          <table:table-cell table:style-name="ce6" table:formula="of:=[.$E12]+[.$C$3]*MAX([.I24:.I28])" office:value-type="float" office:value="0.01" calcext:value-type="float">
            <text:p>0.01</text:p>
          </table:table-cell>
          <table:table-cell table:style-name="ce6" table:formula="of:=[.$E12]+[.$C$3]*MAX([.J24:.J28])" office:value-type="float" office:value="0.01" calcext:value-type="float">
            <text:p>0.01</text:p>
          </table:table-cell>
          <table:table-cell table:style-name="ce6" table:formula="of:=[.$E12]+[.$C$3]*MAX([.K24:.K28])" office:value-type="float" office:value="0.01001" calcext:value-type="float">
            <text:p>0.01001</text:p>
          </table:table-cell>
          <table:table-cell table:style-name="ce6" table:formula="of:=[.$E12]+[.$C$3]*MAX([.L24:.L28])" office:value-type="float" office:value="0.01001" calcext:value-type="float">
            <text:p>0.01001</text:p>
          </table:table-cell>
          <table:table-cell table:style-name="ce6" table:formula="of:=[.$E12]+[.$C$3]*MAX([.M24:.M28])" office:value-type="float" office:value="0.01001" calcext:value-type="float">
            <text:p>0.01001</text:p>
          </table:table-cell>
          <table:table-cell table:style-name="ce6" table:formula="of:=[.$E12]+[.$C$3]*MAX([.N24:.N28])" office:value-type="float" office:value="0.01001001" calcext:value-type="float">
            <text:p>0.01001001</text:p>
          </table:table-cell>
          <table:table-cell table:style-name="ce6" table:formula="of:=[.$E12]+[.$C$3]*MAX([.O24:.O28])" office:value-type="float" office:value="0.01001001" calcext:value-type="float">
            <text:p>0.01001001</text:p>
          </table:table-cell>
          <table:table-cell table:style-name="ce6" table:formula="of:=[.$E12]+[.$C$3]*MAX([.P24:.P28])" office:value-type="float" office:value="0.01001001" calcext:value-type="float">
            <text:p>0.01001001</text:p>
          </table:table-cell>
          <table:table-cell table:style-name="ce6" table:formula="of:=[.$E12]+[.$C$3]*MAX([.Q24:.Q28])" office:value-type="float" office:value="0.01001001001" calcext:value-type="float">
            <text:p>0.01001001</text:p>
          </table:table-cell>
          <table:table-cell table:style-name="ce6" table:formula="of:=[.$E12]+[.$C$3]*MAX([.R24:.R28])" office:value-type="float" office:value="0.01001001001" calcext:value-type="float">
            <text:p>0.01001001</text:p>
          </table:table-cell>
          <table:table-cell table:style-name="ce6" table:formula="of:=[.$E12]+[.$C$3]*MAX([.S24:.S28])" office:value-type="float" office:value="0.01001001001" calcext:value-type="float">
            <text:p>0.01001001</text:p>
          </table:table-cell>
          <table:table-cell table:style-name="ce6" table:formula="of:=[.$E12]+[.$C$3]*MAX([.T24:.T28])" office:value-type="float" office:value="0.01001001001001" calcext:value-type="float">
            <text:p>0.01001001</text:p>
          </table:table-cell>
          <table:table-cell table:style-name="ce6" table:formula="of:=[.$E12]+[.$C$3]*MAX([.U24:.U28])" office:value-type="float" office:value="0.01001001001001" calcext:value-type="float">
            <text:p>0.01001001</text:p>
          </table:table-cell>
          <table:table-cell table:style-name="ce6" table:formula="of:=[.$E12]+[.$C$3]*MAX([.V24:.V28])" office:value-type="float" office:value="0.01001001001001" calcext:value-type="float">
            <text:p>0.01001001</text:p>
          </table:table-cell>
          <table:table-cell table:style-name="ce6" table:formula="of:=[.$E12]+[.$C$3]*MAX([.W24:.W28])" office:value-type="float" office:value="0.01001001001001" calcext:value-type="float">
            <text:p>0.01001001</text:p>
          </table:table-cell>
          <table:table-cell table:style-name="ce6" table:formula="of:=[.$E12]+[.$C$3]*MAX([.X24:.X28])" office:value-type="float" office:value="0.01001001001001" calcext:value-type="float">
            <text:p>0.01001001</text:p>
          </table:table-cell>
          <table:table-cell table:style-name="ce6" table:formula="of:=[.$E12]+[.$C$3]*MAX([.Y24:.Y28])" office:value-type="float" office:value="0.01001001001001" calcext:value-type="float">
            <text:p>0.01001001</text:p>
          </table:table-cell>
          <table:table-cell table:style-name="ce6" table:formula="of:=[.$E12]+[.$C$3]*MAX([.Z24:.Z28])" office:value-type="float" office:value="0.01001001001001" calcext:value-type="float">
            <text:p>0.01001001</text:p>
          </table:table-cell>
          <table:table-cell table:style-name="ce6" table:formula="of:=[.$E12]+[.$C$3]*MAX([.AA24:.AA28])" office:value-type="float" office:value="0.01001001001001" calcext:value-type="float">
            <text:p>0.01001001</text:p>
          </table:table-cell>
          <table:table-cell table:style-name="ce5" table:formula="of:=[.$E12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0024" calcext:value-type="float">
            <text:p>0.000000024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2]))*[.AN12]/ABS([.AN12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2]))*[.AV12]/ABS([.AV1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2]))*[.BB12]/ABS([.BB1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2]))*[.BH12]/ABS([.BH12]+0.0000000001)" office:value-type="float" office:value="0.104880883863553" calcext:value-type="float">
            <text:p>0.105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9" office:value-type="string" calcext:value-type="string">
            <text:p>o(MazeObservation(1,0),0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13]+[.$C$3]*MAX([.F24:.F28])" office:value-type="float" office:value="0" calcext:value-type="float">
            <text:p>0</text:p>
          </table:table-cell>
          <table:table-cell table:style-name="ce3" table:formula="of:=[.$E13]+[.$C$3]*MAX([.G24:.G28])" office:value-type="float" office:value="0" calcext:value-type="float">
            <text:p>0</text:p>
          </table:table-cell>
          <table:table-cell table:style-name="ce5" table:formula="of:=[.$E13]+[.$C$3]*MAX([.H24:.H28])" office:value-type="float" office:value="0.01" calcext:value-type="float">
            <text:p>0.01</text:p>
          </table:table-cell>
          <table:table-cell table:style-name="ce5" table:formula="of:=[.$E13]+[.$C$3]*MAX([.I24:.I28])" office:value-type="float" office:value="0.01" calcext:value-type="float">
            <text:p>0.01</text:p>
          </table:table-cell>
          <table:table-cell table:style-name="ce5" table:formula="of:=[.$E13]+[.$C$3]*MAX([.J24:.J28])" office:value-type="float" office:value="0.01" calcext:value-type="float">
            <text:p>0.01</text:p>
          </table:table-cell>
          <table:table-cell table:style-name="ce5" table:formula="of:=[.$E13]+[.$C$3]*MAX([.K24:.K28])" office:value-type="float" office:value="0.01001" calcext:value-type="float">
            <text:p>0.01001</text:p>
          </table:table-cell>
          <table:table-cell table:style-name="ce5" table:formula="of:=[.$E13]+[.$C$3]*MAX([.L24:.L28])" office:value-type="float" office:value="0.01001" calcext:value-type="float">
            <text:p>0.01001</text:p>
          </table:table-cell>
          <table:table-cell table:style-name="ce5" table:formula="of:=[.$E13]+[.$C$3]*MAX([.M24:.M28])" office:value-type="float" office:value="0.01001" calcext:value-type="float">
            <text:p>0.01001</text:p>
          </table:table-cell>
          <table:table-cell table:style-name="ce5" table:formula="of:=[.$E13]+[.$C$3]*MAX([.N24:.N28])" office:value-type="float" office:value="0.01001001" calcext:value-type="float">
            <text:p>0.01001001</text:p>
          </table:table-cell>
          <table:table-cell table:style-name="ce5" table:formula="of:=[.$E13]+[.$C$3]*MAX([.O24:.O28])" office:value-type="float" office:value="0.01001001" calcext:value-type="float">
            <text:p>0.01001001</text:p>
          </table:table-cell>
          <table:table-cell table:style-name="ce5" table:formula="of:=[.$E13]+[.$C$3]*MAX([.P24:.P28])" office:value-type="float" office:value="0.01001001" calcext:value-type="float">
            <text:p>0.01001001</text:p>
          </table:table-cell>
          <table:table-cell table:style-name="ce5" table:formula="of:=[.$E13]+[.$C$3]*MAX([.Q24:.Q28])" office:value-type="float" office:value="0.01001001001" calcext:value-type="float">
            <text:p>0.01001001</text:p>
          </table:table-cell>
          <table:table-cell table:style-name="ce5" table:formula="of:=[.$E13]+[.$C$3]*MAX([.R24:.R28])" office:value-type="float" office:value="0.01001001001" calcext:value-type="float">
            <text:p>0.01001001</text:p>
          </table:table-cell>
          <table:table-cell table:style-name="ce5" table:formula="of:=[.$E13]+[.$C$3]*MAX([.S24:.S28])" office:value-type="float" office:value="0.01001001001" calcext:value-type="float">
            <text:p>0.01001001</text:p>
          </table:table-cell>
          <table:table-cell table:style-name="ce5" table:formula="of:=[.$E13]+[.$C$3]*MAX([.T24:.T28])" office:value-type="float" office:value="0.01001001001001" calcext:value-type="float">
            <text:p>0.01001001</text:p>
          </table:table-cell>
          <table:table-cell table:style-name="ce5" table:formula="of:=[.$E13]+[.$C$3]*MAX([.U24:.U28])" office:value-type="float" office:value="0.01001001001001" calcext:value-type="float">
            <text:p>0.01001001</text:p>
          </table:table-cell>
          <table:table-cell table:style-name="ce5" table:formula="of:=[.$E13]+[.$C$3]*MAX([.V24:.V28])" office:value-type="float" office:value="0.01001001001001" calcext:value-type="float">
            <text:p>0.01001001</text:p>
          </table:table-cell>
          <table:table-cell table:style-name="ce5" table:formula="of:=[.$E13]+[.$C$3]*MAX([.W24:.W28])" office:value-type="float" office:value="0.01001001001001" calcext:value-type="float">
            <text:p>0.01001001</text:p>
          </table:table-cell>
          <table:table-cell table:style-name="ce5" table:formula="of:=[.$E13]+[.$C$3]*MAX([.X24:.X28])" office:value-type="float" office:value="0.01001001001001" calcext:value-type="float">
            <text:p>0.01001001</text:p>
          </table:table-cell>
          <table:table-cell table:style-name="ce5" table:formula="of:=[.$E13]+[.$C$3]*MAX([.Y24:.Y28])" office:value-type="float" office:value="0.01001001001001" calcext:value-type="float">
            <text:p>0.01001001</text:p>
          </table:table-cell>
          <table:table-cell table:style-name="ce5" table:formula="of:=[.$E13]+[.$C$3]*MAX([.Z24:.Z28])" office:value-type="float" office:value="0.01001001001001" calcext:value-type="float">
            <text:p>0.01001001</text:p>
          </table:table-cell>
          <table:table-cell table:style-name="ce5" table:formula="of:=[.$E13]+[.$C$3]*MAX([.AA24:.AA28])" office:value-type="float" office:value="0.01001001001001" calcext:value-type="float">
            <text:p>0.01001001</text:p>
          </table:table-cell>
          <table:table-cell table:style-name="ce5" table:formula="of:=[.$E13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0024" calcext:value-type="float">
            <text:p>0.000000024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3]))*[.AN13]/ABS([.AN13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3]))*[.AV13]/ABS([.AV1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3]))*[.BB13]/ABS([.BB1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3]))*[.BH13]/ABS([.BH13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r(ListedReward(1),0)</text:p>
          </table:table-cell>
          <table:table-cell table:style-name="ce9" table:number-columns-repeated="2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RIGH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[.$E14]+[.$C$3]*MAX([.F33:.F37])" office:value-type="float" office:value="1" calcext:value-type="float">
            <text:p>1</text:p>
          </table:table-cell>
          <table:table-cell table:style-name="ce4" table:formula="of:=[.$E14]+[.$C$3]*MAX([.G33:.G37])" office:value-type="float" office:value="1" calcext:value-type="float">
            <text:p>1</text:p>
          </table:table-cell>
          <table:table-cell table:style-name="ce6" table:formula="of:=[.$E14]+[.$C$3]*MAX([.H33:.H37])" office:value-type="float" office:value="1" calcext:value-type="float">
            <text:p>1</text:p>
          </table:table-cell>
          <table:table-cell table:style-name="ce6" table:formula="of:=[.$E14]+[.$C$3]*MAX([.I33:.I37])" office:value-type="float" office:value="1.001" calcext:value-type="float">
            <text:p>1.001</text:p>
          </table:table-cell>
          <table:table-cell table:style-name="ce6" table:formula="of:=[.$E14]+[.$C$3]*MAX([.J33:.J37])" office:value-type="float" office:value="1.001" calcext:value-type="float">
            <text:p>1.001</text:p>
          </table:table-cell>
          <table:table-cell table:style-name="ce6" table:formula="of:=[.$E14]+[.$C$3]*MAX([.K33:.K37])" office:value-type="float" office:value="1.001" calcext:value-type="float">
            <text:p>1.001</text:p>
          </table:table-cell>
          <table:table-cell table:style-name="ce6" table:formula="of:=[.$E14]+[.$C$3]*MAX([.L33:.L37])" office:value-type="float" office:value="1.001001" calcext:value-type="float">
            <text:p>1.001001</text:p>
          </table:table-cell>
          <table:table-cell table:style-name="ce6" table:formula="of:=[.$E14]+[.$C$3]*MAX([.M33:.M37])" office:value-type="float" office:value="1.001001" calcext:value-type="float">
            <text:p>1.001001</text:p>
          </table:table-cell>
          <table:table-cell table:style-name="ce6" table:formula="of:=[.$E14]+[.$C$3]*MAX([.N33:.N37])" office:value-type="float" office:value="1.001001" calcext:value-type="float">
            <text:p>1.001001</text:p>
          </table:table-cell>
          <table:table-cell table:style-name="ce6" table:formula="of:=[.$E14]+[.$C$3]*MAX([.O33:.O37])" office:value-type="float" office:value="1.001001001" calcext:value-type="float">
            <text:p>1.001001001</text:p>
          </table:table-cell>
          <table:table-cell table:style-name="ce6" table:formula="of:=[.$E14]+[.$C$3]*MAX([.P33:.P37])" office:value-type="float" office:value="1.001001001" calcext:value-type="float">
            <text:p>1.001001001</text:p>
          </table:table-cell>
          <table:table-cell table:style-name="ce6" table:formula="of:=[.$E14]+[.$C$3]*MAX([.Q33:.Q37])" office:value-type="float" office:value="1.001001001" calcext:value-type="float">
            <text:p>1.001001001</text:p>
          </table:table-cell>
          <table:table-cell table:style-name="ce6" table:formula="of:=[.$E14]+[.$C$3]*MAX([.R33:.R37])" office:value-type="float" office:value="1.001001001001" calcext:value-type="float">
            <text:p>1.001001001</text:p>
          </table:table-cell>
          <table:table-cell table:style-name="ce6" table:formula="of:=[.$E14]+[.$C$3]*MAX([.S33:.S37])" office:value-type="float" office:value="1.001001001001" calcext:value-type="float">
            <text:p>1.001001001</text:p>
          </table:table-cell>
          <table:table-cell table:style-name="ce6" table:formula="of:=[.$E14]+[.$C$3]*MAX([.T33:.T37])" office:value-type="float" office:value="1.001001001001" calcext:value-type="float">
            <text:p>1.001001001</text:p>
          </table:table-cell>
          <table:table-cell table:style-name="ce6" table:formula="of:=[.$E14]+[.$C$3]*MAX([.U33:.U37])" office:value-type="float" office:value="1.001001001001" calcext:value-type="float">
            <text:p>1.001001001</text:p>
          </table:table-cell>
          <table:table-cell table:style-name="ce6" table:formula="of:=[.$E14]+[.$C$3]*MAX([.V33:.V37])" office:value-type="float" office:value="1.001001001001" calcext:value-type="float">
            <text:p>1.001001001</text:p>
          </table:table-cell>
          <table:table-cell table:style-name="ce6" table:formula="of:=[.$E14]+[.$C$3]*MAX([.W33:.W37])" office:value-type="float" office:value="1.001001001001" calcext:value-type="float">
            <text:p>1.001001001</text:p>
          </table:table-cell>
          <table:table-cell table:style-name="ce6" table:formula="of:=[.$E14]+[.$C$3]*MAX([.X33:.X37])" office:value-type="float" office:value="1.001001001001" calcext:value-type="float">
            <text:p>1.001001001</text:p>
          </table:table-cell>
          <table:table-cell table:style-name="ce6" table:formula="of:=[.$E14]+[.$C$3]*MAX([.Y33:.Y37])" office:value-type="float" office:value="1.001001001001" calcext:value-type="float">
            <text:p>1.001001001</text:p>
          </table:table-cell>
          <table:table-cell table:style-name="ce6" table:formula="of:=[.$E14]+[.$C$3]*MAX([.Z33:.Z37])" office:value-type="float" office:value="1.001001001001" calcext:value-type="float">
            <text:p>1.001001001</text:p>
          </table:table-cell>
          <table:table-cell table:style-name="ce6" table:formula="of:=[.$E14]+[.$C$3]*MAX([.AA33:.AA37])" office:value-type="float" office:value="1.001001001001" calcext:value-type="float">
            <text:p>1.001001001</text:p>
          </table:table-cell>
          <table:table-cell table:style-name="ce5" table:formula="of:=[.$E14]+[.$C$3]*MAX([.AB33:.AB37])" office:value-type="float" office:value="1.001001001001" calcext:value-type="float">
            <text:p>1.001001001</text:p>
          </table:table-cell>
          <table:table-cell table:style-name="ce1"/>
          <table:table-cell table:style-name="ce7"/>
          <table:table-cell table:style-name="ce8" office:value-type="float" office:value="0.999999954" calcext:value-type="float">
            <text:p>0.999999954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1" table:number-columns-repeated="3"/>
          <table:table-cell table:style-name="ce12" table:formula="of:=SQRT(ABS([.AN14]))*[.AN14]/ABS([.AN14]+0.0000000001)" office:value-type="float" office:value="0.9999999999" calcext:value-type="float">
            <text:p>1.00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style-name="ce1" table:number-columns-repeated="3"/>
          <table:table-cell table:style-name="ce16" table:formula="of:=SQRT(ABS([.AV14]))*[.AV14]/ABS([.AV14]+0.0000000001)" office:value-type="float" office:value="0.999999999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4]))*[.BB14]/ABS([.BB14]+0.0000000001)" office:value-type="float" office:value="0.999999999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5"/>
          <table:table-cell table:style-name="ce28" table:formula="of:=SQRT(ABS([.BH14]))*[.BH14]/ABS([.BH14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-2)</text:p>
          </table:table-cell>
          <table:table-cell table:style-name="ce9" table:number-columns-repeated="2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15]+[.$C$3]*MAX([.F40:.F44])" office:value-type="float" office:value="0" calcext:value-type="float">
            <text:p>0</text:p>
          </table:table-cell>
          <table:table-cell table:style-name="ce4" table:formula="of:=[.$E15]+[.$C$3]*MAX([.G40:.G44])" office:value-type="float" office:value="0" calcext:value-type="float">
            <text:p>0</text:p>
          </table:table-cell>
          <table:table-cell table:style-name="ce6" table:formula="of:=[.$E15]+[.$C$3]*MAX([.H40:.H44])" office:value-type="float" office:value="0" calcext:value-type="float">
            <text:p>0</text:p>
          </table:table-cell>
          <table:table-cell table:style-name="ce6" table:formula="of:=[.$E15]+[.$C$3]*MAX([.I40:.I44])" office:value-type="float" office:value="0" calcext:value-type="float">
            <text:p>0</text:p>
          </table:table-cell>
          <table:table-cell table:style-name="ce6" table:formula="of:=[.$E15]+[.$C$3]*MAX([.J40:.J44])" office:value-type="float" office:value="0.0001" calcext:value-type="float">
            <text:p>0.0001</text:p>
          </table:table-cell>
          <table:table-cell table:style-name="ce6" table:formula="of:=[.$E15]+[.$C$3]*MAX([.K40:.K44])" office:value-type="float" office:value="0.0001" calcext:value-type="float">
            <text:p>0.0001</text:p>
          </table:table-cell>
          <table:table-cell table:style-name="ce6" table:formula="of:=[.$E15]+[.$C$3]*MAX([.L40:.L44])" office:value-type="float" office:value="0.0001" calcext:value-type="float">
            <text:p>0.0001</text:p>
          </table:table-cell>
          <table:table-cell table:style-name="ce6" table:formula="of:=[.$E15]+[.$C$3]*MAX([.M40:.M44])" office:value-type="float" office:value="0.0001001" calcext:value-type="float">
            <text:p>0.0001001</text:p>
          </table:table-cell>
          <table:table-cell table:style-name="ce6" table:formula="of:=[.$E15]+[.$C$3]*MAX([.N40:.N44])" office:value-type="float" office:value="0.0001001" calcext:value-type="float">
            <text:p>0.0001001</text:p>
          </table:table-cell>
          <table:table-cell table:style-name="ce6" table:formula="of:=[.$E15]+[.$C$3]*MAX([.O40:.O44])" office:value-type="float" office:value="0.0001001" calcext:value-type="float">
            <text:p>0.0001001</text:p>
          </table:table-cell>
          <table:table-cell table:style-name="ce6" table:formula="of:=[.$E15]+[.$C$3]*MAX([.P40:.P44])" office:value-type="float" office:value="0.0001001001" calcext:value-type="float">
            <text:p>0.0001001001</text:p>
          </table:table-cell>
          <table:table-cell table:style-name="ce6" table:formula="of:=[.$E15]+[.$C$3]*MAX([.Q40:.Q44])" office:value-type="float" office:value="0.0001001001" calcext:value-type="float">
            <text:p>0.0001001001</text:p>
          </table:table-cell>
          <table:table-cell table:style-name="ce6" table:formula="of:=[.$E15]+[.$C$3]*MAX([.R40:.R44])" office:value-type="float" office:value="0.0001001001" calcext:value-type="float">
            <text:p>0.0001001001</text:p>
          </table:table-cell>
          <table:table-cell table:style-name="ce6" table:formula="of:=[.$E15]+[.$C$3]*MAX([.S40:.S44])" office:value-type="float" office:value="0.0001001001001" calcext:value-type="float">
            <text:p>0.0001001001</text:p>
          </table:table-cell>
          <table:table-cell table:style-name="ce6" table:formula="of:=[.$E15]+[.$C$3]*MAX([.T40:.T44])" office:value-type="float" office:value="0.0001001001001" calcext:value-type="float">
            <text:p>0.0001001001</text:p>
          </table:table-cell>
          <table:table-cell table:style-name="ce6" table:formula="of:=[.$E15]+[.$C$3]*MAX([.U40:.U44])" office:value-type="float" office:value="0.0001001001001" calcext:value-type="float">
            <text:p>0.0001001001</text:p>
          </table:table-cell>
          <table:table-cell table:style-name="ce6" table:formula="of:=[.$E15]+[.$C$3]*MAX([.V40:.V44])" office:value-type="float" office:value="0.0001001001001001" calcext:value-type="float">
            <text:p>0.0001001001</text:p>
          </table:table-cell>
          <table:table-cell table:style-name="ce6" table:formula="of:=[.$E15]+[.$C$3]*MAX([.W40:.W44])" office:value-type="float" office:value="0.0001001001001001" calcext:value-type="float">
            <text:p>0.0001001001</text:p>
          </table:table-cell>
          <table:table-cell table:style-name="ce6" table:formula="of:=[.$E15]+[.$C$3]*MAX([.X40:.X44])" office:value-type="float" office:value="0.0001001001001001" calcext:value-type="float">
            <text:p>0.0001001001</text:p>
          </table:table-cell>
          <table:table-cell table:style-name="ce6" table:formula="of:=[.$E15]+[.$C$3]*MAX([.Y40:.Y44])" office:value-type="float" office:value="0.0001001001001001" calcext:value-type="float">
            <text:p>0.0001001001</text:p>
          </table:table-cell>
          <table:table-cell table:style-name="ce6" table:formula="of:=[.$E15]+[.$C$3]*MAX([.Z40:.Z44])" office:value-type="float" office:value="0.0001001001001001" calcext:value-type="float">
            <text:p>0.0001001001</text:p>
          </table:table-cell>
          <table:table-cell table:style-name="ce6" table:formula="of:=[.$E15]+[.$C$3]*MAX([.AA40:.AA44])" office:value-type="float" office:value="0.0001001001001001" calcext:value-type="float">
            <text:p>0.0001001001</text:p>
          </table:table-cell>
          <table:table-cell table:style-name="ce5" table:formula="of:=[.$E15]+[.$C$3]*MAX([.AB40:.AB44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5]))*[.AN15]/ABS([.AN15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5]))*[.AV15]/ABS([.AV15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5]))*[.BB15]/ABS([.BB15]+0.0000000001)" office:value-type="float" office:value="0.0632455516222288" calcext:value-type="float">
            <text:p>0.063</text:p>
          </table:table-cell>
          <table:table-cell office:value-type="float" office:value="0.004" calcext:value-type="float">
            <text:p>0.004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5]))*[.BH15]/ABS([.BH15]+0.0000000001)" office:value-type="float" office:value="-0.0447213617860639" calcext:value-type="float">
            <text:p>-0.045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9" office:value-type="string" calcext:value-type="string">
            <text:p>o(MazeObservation(1,1),-2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DOW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[.$E16]+[.$C$3]*MAX([.F44:.F48])" office:value-type="float" office:value="1" calcext:value-type="float">
            <text:p>1</text:p>
          </table:table-cell>
          <table:table-cell table:style-name="ce4" table:formula="of:=[.$E16]+[.$C$3]*MAX([.G44:.G48])" office:value-type="float" office:value="1" calcext:value-type="float">
            <text:p>1</text:p>
          </table:table-cell>
          <table:table-cell table:style-name="ce6" table:formula="of:=[.$E16]+[.$C$3]*MAX([.H44:.H48])" office:value-type="float" office:value="1" calcext:value-type="float">
            <text:p>1</text:p>
          </table:table-cell>
          <table:table-cell table:style-name="ce6" table:formula="of:=[.$E16]+[.$C$3]*MAX([.I44:.I48])" office:value-type="float" office:value="1" calcext:value-type="float">
            <text:p>1</text:p>
          </table:table-cell>
          <table:table-cell table:style-name="ce6" table:formula="of:=[.$E16]+[.$C$3]*MAX([.J44:.J48])" office:value-type="float" office:value="1.0001" calcext:value-type="float">
            <text:p>1.0001</text:p>
          </table:table-cell>
          <table:table-cell table:style-name="ce6" table:formula="of:=[.$E16]+[.$C$3]*MAX([.K44:.K48])" office:value-type="float" office:value="1.0001" calcext:value-type="float">
            <text:p>1.0001</text:p>
          </table:table-cell>
          <table:table-cell table:style-name="ce6" table:formula="of:=[.$E16]+[.$C$3]*MAX([.L44:.L48])" office:value-type="float" office:value="1.0001" calcext:value-type="float">
            <text:p>1.0001</text:p>
          </table:table-cell>
          <table:table-cell table:style-name="ce6" table:formula="of:=[.$E16]+[.$C$3]*MAX([.M44:.M48])" office:value-type="float" office:value="1.0001001" calcext:value-type="float">
            <text:p>1.0001001</text:p>
          </table:table-cell>
          <table:table-cell table:style-name="ce6" table:formula="of:=[.$E16]+[.$C$3]*MAX([.N44:.N48])" office:value-type="float" office:value="1.0001001" calcext:value-type="float">
            <text:p>1.0001001</text:p>
          </table:table-cell>
          <table:table-cell table:style-name="ce6" table:formula="of:=[.$E16]+[.$C$3]*MAX([.O44:.O48])" office:value-type="float" office:value="1.0001001" calcext:value-type="float">
            <text:p>1.0001001</text:p>
          </table:table-cell>
          <table:table-cell table:style-name="ce6" table:formula="of:=[.$E16]+[.$C$3]*MAX([.P44:.P48])" office:value-type="float" office:value="1.0001001001" calcext:value-type="float">
            <text:p>1.0001001001</text:p>
          </table:table-cell>
          <table:table-cell table:style-name="ce6" table:formula="of:=[.$E16]+[.$C$3]*MAX([.Q44:.Q48])" office:value-type="float" office:value="1.0001001001" calcext:value-type="float">
            <text:p>1.0001001001</text:p>
          </table:table-cell>
          <table:table-cell table:style-name="ce6" table:formula="of:=[.$E16]+[.$C$3]*MAX([.R44:.R48])" office:value-type="float" office:value="1.0001001001" calcext:value-type="float">
            <text:p>1.0001001001</text:p>
          </table:table-cell>
          <table:table-cell table:style-name="ce6" table:formula="of:=[.$E16]+[.$C$3]*MAX([.S44:.S48])" office:value-type="float" office:value="1.0001001001001" calcext:value-type="float">
            <text:p>1.0001001001</text:p>
          </table:table-cell>
          <table:table-cell table:style-name="ce6" table:formula="of:=[.$E16]+[.$C$3]*MAX([.T44:.T48])" office:value-type="float" office:value="1.0001001001001" calcext:value-type="float">
            <text:p>1.0001001001</text:p>
          </table:table-cell>
          <table:table-cell table:style-name="ce6" table:formula="of:=[.$E16]+[.$C$3]*MAX([.U44:.U48])" office:value-type="float" office:value="1.0001001001001" calcext:value-type="float">
            <text:p>1.0001001001</text:p>
          </table:table-cell>
          <table:table-cell table:style-name="ce6" table:formula="of:=[.$E16]+[.$C$3]*MAX([.V44:.V48])" office:value-type="float" office:value="1.0001001001001" calcext:value-type="float">
            <text:p>1.0001001001</text:p>
          </table:table-cell>
          <table:table-cell table:style-name="ce6" table:formula="of:=[.$E16]+[.$C$3]*MAX([.W44:.W48])" office:value-type="float" office:value="1.0001001001001" calcext:value-type="float">
            <text:p>1.0001001001</text:p>
          </table:table-cell>
          <table:table-cell table:style-name="ce6" table:formula="of:=[.$E16]+[.$C$3]*MAX([.X44:.X48])" office:value-type="float" office:value="1.0001001001001" calcext:value-type="float">
            <text:p>1.0001001001</text:p>
          </table:table-cell>
          <table:table-cell table:style-name="ce6" table:formula="of:=[.$E16]+[.$C$3]*MAX([.Y44:.Y48])" office:value-type="float" office:value="1.0001001001001" calcext:value-type="float">
            <text:p>1.0001001001</text:p>
          </table:table-cell>
          <table:table-cell table:style-name="ce6" table:formula="of:=[.$E16]+[.$C$3]*MAX([.Z44:.Z48])" office:value-type="float" office:value="1.0001001001001" calcext:value-type="float">
            <text:p>1.0001001001</text:p>
          </table:table-cell>
          <table:table-cell table:style-name="ce6" table:formula="of:=[.$E16]+[.$C$3]*MAX([.AA44:.AA48])" office:value-type="float" office:value="1.0001001001001" calcext:value-type="float">
            <text:p>1.0001001001</text:p>
          </table:table-cell>
          <table:table-cell table:style-name="ce5" table:formula="of:=[.$E16]+[.$C$3]*MAX([.AB44:.AB48])" office:value-type="float" office:value="1.0001001001001" calcext:value-type="float">
            <text:p>1.0001001001</text:p>
          </table:table-cell>
          <table:table-cell/>
          <table:table-cell table:style-name="ce7"/>
          <table:table-cell table:style-name="ce8" office:value-type="float" office:value="0.99999999" calcext:value-type="float">
            <text:p>0.99999999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6]))*[.AN16]/ABS([.AN16]+0.0000000001)" office:value-type="float" office:value="0.9999999999" calcext:value-type="float">
            <text:p>1.00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6]))*[.AV16]/ABS([.AV16]+0.0000000001)" office:value-type="float" office:value="0.999999999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6]))*[.BB16]/ABS([.BB16]+0.0000000001)" office:value-type="float" office:value="0.994987437006116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6]))*[.BH16]/ABS([.BH16]+0.0000000001)" office:value-type="float" office:value="-0.0447213617860639" calcext:value-type="float">
            <text:p>-0.045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9" office:value-type="string" calcext:value-type="string">
            <text:p>o(MazeObservation(1,1),-2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17]+[.$C$3]*MAX([.F34:.F38])" office:value-type="float" office:value="0" calcext:value-type="float">
            <text:p>0</text:p>
          </table:table-cell>
          <table:table-cell table:style-name="ce4" table:formula="of:=[.$E17]+[.$C$3]*MAX([.G34:.G38])" office:value-type="float" office:value="0" calcext:value-type="float">
            <text:p>0</text:p>
          </table:table-cell>
          <table:table-cell table:style-name="ce6" table:formula="of:=[.$E17]+[.$C$3]*MAX([.H34:.H38])" office:value-type="float" office:value="0" calcext:value-type="float">
            <text:p>0</text:p>
          </table:table-cell>
          <table:table-cell table:style-name="ce6" table:formula="of:=[.$E17]+[.$C$3]*MAX([.I34:.I38])" office:value-type="float" office:value="0.001" calcext:value-type="float">
            <text:p>0.001</text:p>
          </table:table-cell>
          <table:table-cell table:style-name="ce6" table:formula="of:=[.$E17]+[.$C$3]*MAX([.J34:.J38])" office:value-type="float" office:value="0.001" calcext:value-type="float">
            <text:p>0.001</text:p>
          </table:table-cell>
          <table:table-cell table:style-name="ce6" table:formula="of:=[.$E17]+[.$C$3]*MAX([.K34:.K38])" office:value-type="float" office:value="0.001" calcext:value-type="float">
            <text:p>0.001</text:p>
          </table:table-cell>
          <table:table-cell table:style-name="ce6" table:formula="of:=[.$E17]+[.$C$3]*MAX([.L34:.L38])" office:value-type="float" office:value="0.001001" calcext:value-type="float">
            <text:p>0.001001</text:p>
          </table:table-cell>
          <table:table-cell table:style-name="ce6" table:formula="of:=[.$E17]+[.$C$3]*MAX([.M34:.M38])" office:value-type="float" office:value="0.001001" calcext:value-type="float">
            <text:p>0.001001</text:p>
          </table:table-cell>
          <table:table-cell table:style-name="ce6" table:formula="of:=[.$E17]+[.$C$3]*MAX([.N34:.N38])" office:value-type="float" office:value="0.001001" calcext:value-type="float">
            <text:p>0.001001</text:p>
          </table:table-cell>
          <table:table-cell table:style-name="ce6" table:formula="of:=[.$E17]+[.$C$3]*MAX([.O34:.O38])" office:value-type="float" office:value="0.001001001" calcext:value-type="float">
            <text:p>0.001001001</text:p>
          </table:table-cell>
          <table:table-cell table:style-name="ce6" table:formula="of:=[.$E17]+[.$C$3]*MAX([.P34:.P38])" office:value-type="float" office:value="0.001001001" calcext:value-type="float">
            <text:p>0.001001001</text:p>
          </table:table-cell>
          <table:table-cell table:style-name="ce6" table:formula="of:=[.$E17]+[.$C$3]*MAX([.Q34:.Q38])" office:value-type="float" office:value="0.001001001" calcext:value-type="float">
            <text:p>0.001001001</text:p>
          </table:table-cell>
          <table:table-cell table:style-name="ce6" table:formula="of:=[.$E17]+[.$C$3]*MAX([.R34:.R38])" office:value-type="float" office:value="0.001001001001" calcext:value-type="float">
            <text:p>0.001001001</text:p>
          </table:table-cell>
          <table:table-cell table:style-name="ce6" table:formula="of:=[.$E17]+[.$C$3]*MAX([.S34:.S38])" office:value-type="float" office:value="0.001001001001" calcext:value-type="float">
            <text:p>0.001001001</text:p>
          </table:table-cell>
          <table:table-cell table:style-name="ce6" table:formula="of:=[.$E17]+[.$C$3]*MAX([.T34:.T38])" office:value-type="float" office:value="0.001001001001" calcext:value-type="float">
            <text:p>0.001001001</text:p>
          </table:table-cell>
          <table:table-cell table:style-name="ce6" table:formula="of:=[.$E17]+[.$C$3]*MAX([.U34:.U38])" office:value-type="float" office:value="0.001001001001001" calcext:value-type="float">
            <text:p>0.001001001</text:p>
          </table:table-cell>
          <table:table-cell table:style-name="ce6" table:formula="of:=[.$E17]+[.$C$3]*MAX([.V34:.V38])" office:value-type="float" office:value="0.001001001001001" calcext:value-type="float">
            <text:p>0.001001001</text:p>
          </table:table-cell>
          <table:table-cell table:style-name="ce6" table:formula="of:=[.$E17]+[.$C$3]*MAX([.W34:.W38])" office:value-type="float" office:value="0.001001001001001" calcext:value-type="float">
            <text:p>0.001001001</text:p>
          </table:table-cell>
          <table:table-cell table:style-name="ce6" table:formula="of:=[.$E17]+[.$C$3]*MAX([.X34:.X38])" office:value-type="float" office:value="0.001001001001001" calcext:value-type="float">
            <text:p>0.001001001</text:p>
          </table:table-cell>
          <table:table-cell table:style-name="ce6" table:formula="of:=[.$E17]+[.$C$3]*MAX([.Y34:.Y38])" office:value-type="float" office:value="0.001001001001001" calcext:value-type="float">
            <text:p>0.001001001</text:p>
          </table:table-cell>
          <table:table-cell table:style-name="ce6" table:formula="of:=[.$E17]+[.$C$3]*MAX([.Z34:.Z38])" office:value-type="float" office:value="0.001001001001001" calcext:value-type="float">
            <text:p>0.001001001</text:p>
          </table:table-cell>
          <table:table-cell table:style-name="ce6" table:formula="of:=[.$E17]+[.$C$3]*MAX([.AA34:.AA38])" office:value-type="float" office:value="0.001001001001001" calcext:value-type="float">
            <text:p>0.001001001</text:p>
          </table:table-cell>
          <table:table-cell table:style-name="ce5" table:formula="of:=[.$E17]+[.$C$3]*MAX([.AB34:.AB38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0.009999963" calcext:value-type="float">
            <text:p>0.009999963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7]))*[.AN17]/ABS([.AN17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7]))*[.AV17]/ABS([.AV1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7]))*[.BB17]/ABS([.BB17]+0.0000000001)" office:value-type="float" office:value="0.0547722539247748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7]))*[.BH17]/ABS([.BH17]+0.0000000001)" office:value-type="float" office:value="0.161245154345797" calcext:value-type="float">
            <text:p>0.161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9" office:value-type="string" calcext:value-type="string">
            <text:p>r(ListedReward(0),-2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18]+[.$C$3]*MAX([.F39:.F43])" office:value-type="float" office:value="0" calcext:value-type="float">
            <text:p>0</text:p>
          </table:table-cell>
          <table:table-cell table:style-name="ce3" table:formula="of:=[.$E18]+[.$C$3]*MAX([.G39:.G43])" office:value-type="float" office:value="0" calcext:value-type="float">
            <text:p>0</text:p>
          </table:table-cell>
          <table:table-cell table:style-name="ce5" table:formula="of:=[.$E18]+[.$C$3]*MAX([.H39:.H43])" office:value-type="float" office:value="0" calcext:value-type="float">
            <text:p>0</text:p>
          </table:table-cell>
          <table:table-cell table:style-name="ce5" table:formula="of:=[.$E18]+[.$C$3]*MAX([.I39:.I43])" office:value-type="float" office:value="0.001" calcext:value-type="float">
            <text:p>0.001</text:p>
          </table:table-cell>
          <table:table-cell table:style-name="ce5" table:formula="of:=[.$E18]+[.$C$3]*MAX([.J39:.J43])" office:value-type="float" office:value="0.001" calcext:value-type="float">
            <text:p>0.001</text:p>
          </table:table-cell>
          <table:table-cell table:style-name="ce5" table:formula="of:=[.$E18]+[.$C$3]*MAX([.K39:.K43])" office:value-type="float" office:value="0.001" calcext:value-type="float">
            <text:p>0.001</text:p>
          </table:table-cell>
          <table:table-cell table:style-name="ce5" table:formula="of:=[.$E18]+[.$C$3]*MAX([.L39:.L43])" office:value-type="float" office:value="0.001001" calcext:value-type="float">
            <text:p>0.001001</text:p>
          </table:table-cell>
          <table:table-cell table:style-name="ce5" table:formula="of:=[.$E18]+[.$C$3]*MAX([.M39:.M43])" office:value-type="float" office:value="0.001001" calcext:value-type="float">
            <text:p>0.001001</text:p>
          </table:table-cell>
          <table:table-cell table:style-name="ce5" table:formula="of:=[.$E18]+[.$C$3]*MAX([.N39:.N43])" office:value-type="float" office:value="0.001001" calcext:value-type="float">
            <text:p>0.001001</text:p>
          </table:table-cell>
          <table:table-cell table:style-name="ce5" table:formula="of:=[.$E18]+[.$C$3]*MAX([.O39:.O43])" office:value-type="float" office:value="0.001001001" calcext:value-type="float">
            <text:p>0.001001001</text:p>
          </table:table-cell>
          <table:table-cell table:style-name="ce5" table:formula="of:=[.$E18]+[.$C$3]*MAX([.P39:.P43])" office:value-type="float" office:value="0.001001001" calcext:value-type="float">
            <text:p>0.001001001</text:p>
          </table:table-cell>
          <table:table-cell table:style-name="ce5" table:formula="of:=[.$E18]+[.$C$3]*MAX([.Q39:.Q43])" office:value-type="float" office:value="0.001001001" calcext:value-type="float">
            <text:p>0.001001001</text:p>
          </table:table-cell>
          <table:table-cell table:style-name="ce5" table:formula="of:=[.$E18]+[.$C$3]*MAX([.R39:.R43])" office:value-type="float" office:value="0.001001001001" calcext:value-type="float">
            <text:p>0.001001001</text:p>
          </table:table-cell>
          <table:table-cell table:style-name="ce5" table:formula="of:=[.$E18]+[.$C$3]*MAX([.S39:.S43])" office:value-type="float" office:value="0.001001001001" calcext:value-type="float">
            <text:p>0.001001001</text:p>
          </table:table-cell>
          <table:table-cell table:style-name="ce5" table:formula="of:=[.$E18]+[.$C$3]*MAX([.T39:.T43])" office:value-type="float" office:value="0.001001001001" calcext:value-type="float">
            <text:p>0.001001001</text:p>
          </table:table-cell>
          <table:table-cell table:style-name="ce5" table:formula="of:=[.$E18]+[.$C$3]*MAX([.U39:.U43])" office:value-type="float" office:value="0.001001001001001" calcext:value-type="float">
            <text:p>0.001001001</text:p>
          </table:table-cell>
          <table:table-cell table:style-name="ce5" table:formula="of:=[.$E18]+[.$C$3]*MAX([.V39:.V43])" office:value-type="float" office:value="0.001001001001001" calcext:value-type="float">
            <text:p>0.001001001</text:p>
          </table:table-cell>
          <table:table-cell table:style-name="ce5" table:formula="of:=[.$E18]+[.$C$3]*MAX([.W39:.W43])" office:value-type="float" office:value="0.001001001001001" calcext:value-type="float">
            <text:p>0.001001001</text:p>
          </table:table-cell>
          <table:table-cell table:style-name="ce5" table:formula="of:=[.$E18]+[.$C$3]*MAX([.X39:.X43])" office:value-type="float" office:value="0.001001001001001" calcext:value-type="float">
            <text:p>0.001001001</text:p>
          </table:table-cell>
          <table:table-cell table:style-name="ce5" table:formula="of:=[.$E18]+[.$C$3]*MAX([.Y39:.Y43])" office:value-type="float" office:value="0.001001001001001" calcext:value-type="float">
            <text:p>0.001001001</text:p>
          </table:table-cell>
          <table:table-cell table:style-name="ce5" table:formula="of:=[.$E18]+[.$C$3]*MAX([.Z39:.Z43])" office:value-type="float" office:value="0.001001001001001" calcext:value-type="float">
            <text:p>0.001001001</text:p>
          </table:table-cell>
          <table:table-cell table:style-name="ce5" table:formula="of:=[.$E18]+[.$C$3]*MAX([.AA39:.AA43])" office:value-type="float" office:value="0.001001001001001" calcext:value-type="float">
            <text:p>0.001001001</text:p>
          </table:table-cell>
          <table:table-cell table:style-name="ce5" table:formula="of:=[.$E18]+[.$C$3]*MAX([.AB39:.AB43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number-columns-repeated="3"/>
          <table:table-cell table:style-name="ce12" table:formula="of:=SQRT(ABS([.AN18]))*[.AN18]/ABS([.AN18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STAY),0) </text:p>
          </table:table-cell>
          <table:table-cell table:style-name="ce15" office:value-type="string" calcext:value-type="string">
            <text:p><text:s/>o(MazeObservation(1,0),-1))</text:p>
          </table:table-cell>
          <table:table-cell table:style-name="ce15" office:value-type="string" calcext:value-type="string">
            <text:p><text:s/>o(MazeObservation(0,0),-2) </text:p>
          </table:table-cell>
          <table:table-cell table:number-columns-repeated="3"/>
          <table:table-cell table:style-name="ce16" table:formula="of:=SQRT(ABS([.AV18]))*[.AV18]/ABS([.AV18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8]))*[.BB18]/ABS([.BB18]+0.0000000001)" office:value-type="float" office:value="0.0547722539247748" calcext:value-type="float">
            <text:p>0.05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5" office:value-type="string" calcext:value-type="string">
            <text:p>a(MazeAction( STAY),0) </text:p>
          </table:table-cell>
          <table:table-cell table:style-name="ce15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4"/>
          <table:table-cell table:style-name="ce28" table:formula="of:=SQRT(ABS([.BH18]))*[.BH18]/ABS([.BH18]+0.0000000001)" office:value-type="float" office:value="-0.0707106795328683" calcext:value-type="float">
            <text:p>-0.071</text:p>
          </table:table-cell>
          <table:table-cell table:style-name="ce17" office:value-type="float" office:value="-0.005" calcext:value-type="float">
            <text:p>-0.005</text:p>
          </table:table-cell>
          <table:table-cell table:style-name="ce9" office:value-type="string" calcext:value-type="string">
            <text:p>r(ListedReward(0),-2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19]+[.$C$3]*MAX([.F43:.F47])" office:value-type="float" office:value="0" calcext:value-type="float">
            <text:p>0</text:p>
          </table:table-cell>
          <table:table-cell table:style-name="ce4" table:formula="of:=[.$E19]+[.$C$3]*MAX([.G43:.G47])" office:value-type="float" office:value="0" calcext:value-type="float">
            <text:p>0</text:p>
          </table:table-cell>
          <table:table-cell table:style-name="ce6" table:formula="of:=[.$E19]+[.$C$3]*MAX([.H43:.H47])" office:value-type="float" office:value="0" calcext:value-type="float">
            <text:p>0</text:p>
          </table:table-cell>
          <table:table-cell table:style-name="ce6" table:formula="of:=[.$E19]+[.$C$3]*MAX([.I43:.I47])" office:value-type="float" office:value="0" calcext:value-type="float">
            <text:p>0</text:p>
          </table:table-cell>
          <table:table-cell table:style-name="ce6" table:formula="of:=[.$E19]+[.$C$3]*MAX([.J43:.J47])" office:value-type="float" office:value="0.0001" calcext:value-type="float">
            <text:p>0.0001</text:p>
          </table:table-cell>
          <table:table-cell table:style-name="ce6" table:formula="of:=[.$E19]+[.$C$3]*MAX([.K43:.K47])" office:value-type="float" office:value="0.0001" calcext:value-type="float">
            <text:p>0.0001</text:p>
          </table:table-cell>
          <table:table-cell table:style-name="ce6" table:formula="of:=[.$E19]+[.$C$3]*MAX([.L43:.L47])" office:value-type="float" office:value="0.0001" calcext:value-type="float">
            <text:p>0.0001</text:p>
          </table:table-cell>
          <table:table-cell table:style-name="ce6" table:formula="of:=[.$E19]+[.$C$3]*MAX([.M43:.M47])" office:value-type="float" office:value="0.0001001" calcext:value-type="float">
            <text:p>0.0001001</text:p>
          </table:table-cell>
          <table:table-cell table:style-name="ce6" table:formula="of:=[.$E19]+[.$C$3]*MAX([.N43:.N47])" office:value-type="float" office:value="0.0001001" calcext:value-type="float">
            <text:p>0.0001001</text:p>
          </table:table-cell>
          <table:table-cell table:style-name="ce6" table:formula="of:=[.$E19]+[.$C$3]*MAX([.O43:.O47])" office:value-type="float" office:value="0.0001001" calcext:value-type="float">
            <text:p>0.0001001</text:p>
          </table:table-cell>
          <table:table-cell table:style-name="ce6" table:formula="of:=[.$E19]+[.$C$3]*MAX([.P43:.P47])" office:value-type="float" office:value="0.0001001001" calcext:value-type="float">
            <text:p>0.0001001001</text:p>
          </table:table-cell>
          <table:table-cell table:style-name="ce6" table:formula="of:=[.$E19]+[.$C$3]*MAX([.Q43:.Q47])" office:value-type="float" office:value="0.0001001001" calcext:value-type="float">
            <text:p>0.0001001001</text:p>
          </table:table-cell>
          <table:table-cell table:style-name="ce6" table:formula="of:=[.$E19]+[.$C$3]*MAX([.R43:.R47])" office:value-type="float" office:value="0.0001001001" calcext:value-type="float">
            <text:p>0.0001001001</text:p>
          </table:table-cell>
          <table:table-cell table:style-name="ce6" table:formula="of:=[.$E19]+[.$C$3]*MAX([.S43:.S47])" office:value-type="float" office:value="0.0001001001001" calcext:value-type="float">
            <text:p>0.0001001001</text:p>
          </table:table-cell>
          <table:table-cell table:style-name="ce6" table:formula="of:=[.$E19]+[.$C$3]*MAX([.T43:.T47])" office:value-type="float" office:value="0.0001001001001" calcext:value-type="float">
            <text:p>0.0001001001</text:p>
          </table:table-cell>
          <table:table-cell table:style-name="ce6" table:formula="of:=[.$E19]+[.$C$3]*MAX([.U43:.U47])" office:value-type="float" office:value="0.0001001001001" calcext:value-type="float">
            <text:p>0.0001001001</text:p>
          </table:table-cell>
          <table:table-cell table:style-name="ce6" table:formula="of:=[.$E19]+[.$C$3]*MAX([.V43:.V47])" office:value-type="float" office:value="0.0001001001001001" calcext:value-type="float">
            <text:p>0.0001001001</text:p>
          </table:table-cell>
          <table:table-cell table:style-name="ce6" table:formula="of:=[.$E19]+[.$C$3]*MAX([.W43:.W47])" office:value-type="float" office:value="0.0001001001001001" calcext:value-type="float">
            <text:p>0.0001001001</text:p>
          </table:table-cell>
          <table:table-cell table:style-name="ce6" table:formula="of:=[.$E19]+[.$C$3]*MAX([.X43:.X47])" office:value-type="float" office:value="0.0001001001001001" calcext:value-type="float">
            <text:p>0.0001001001</text:p>
          </table:table-cell>
          <table:table-cell table:style-name="ce6" table:formula="of:=[.$E19]+[.$C$3]*MAX([.Y43:.Y47])" office:value-type="float" office:value="0.0001001001001001" calcext:value-type="float">
            <text:p>0.0001001001</text:p>
          </table:table-cell>
          <table:table-cell table:style-name="ce6" table:formula="of:=[.$E19]+[.$C$3]*MAX([.Z43:.Z47])" office:value-type="float" office:value="0.0001001001001001" calcext:value-type="float">
            <text:p>0.0001001001</text:p>
          </table:table-cell>
          <table:table-cell table:style-name="ce6" table:formula="of:=[.$E19]+[.$C$3]*MAX([.AA43:.AA47])" office:value-type="float" office:value="0.0001001001001001" calcext:value-type="float">
            <text:p>0.0001001001</text:p>
          </table:table-cell>
          <table:table-cell table:style-name="ce5" table:formula="of:=[.$E19]+[.$C$3]*MAX([.AB43:.AB47])" office:value-type="float" office:value="0.0001001001001001" calcext:value-type="float">
            <text:p>0.0001001001</text:p>
          </table:table-cell>
          <table:table-cell table:style-name="ce1"/>
          <table:table-cell table:style-name="ce7"/>
          <table:table-cell table:style-name="ce8" office:value-type="float" office:value="-0.000000067" calcext:value-type="float">
            <text:p>-0.000000067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1" table:number-columns-repeated="3"/>
          <table:table-cell table:style-name="ce12" table:formula="of:=SQRT(ABS([.AN19]))*[.AN19]/ABS([.AN19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style-name="ce1" table:number-columns-repeated="3"/>
          <table:table-cell table:style-name="ce16" table:formula="of:=SQRT(ABS([.AV19]))*[.AV19]/ABS([.AV1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0,0),-2) </text:p>
          </table:table-cell>
          <table:table-cell/>
          <table:table-cell table:style-name="ce21" table:formula="of:=SQRT(ABS([.BB19]))*[.BB19]/ABS([.BB19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0,0),-2) </text:p>
          </table:table-cell>
          <table:table-cell table:style-name="ce25"/>
          <table:table-cell table:style-name="ce28" table:formula="of:=SQRT(ABS([.BH19]))*[.BH19]/ABS([.BH19]+0.0000000001)" office:value-type="float" office:value="-0.158113883640875" calcext:value-type="float">
            <text:p>-0.158</text:p>
          </table:table-cell>
          <table:table-cell table:style-name="ce17" office:value-type="float" office:value="-0.025" calcext:value-type="float">
            <text:p>-0.025</text:p>
          </table:table-cell>
          <table:table-cell table:style-name="ce9" office:value-type="string" calcext:value-type="string">
            <text:p>r(ListedReward(0),-2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0]+[.$C$3]*MAX([.F5:.F9])" office:value-type="float" office:value="0" calcext:value-type="float">
            <text:p>0</text:p>
          </table:table-cell>
          <table:table-cell table:style-name="ce4" table:formula="of:=[.$E20]+[.$C$3]*MAX([.G5:.G9])" office:value-type="float" office:value="0" calcext:value-type="float">
            <text:p>0</text:p>
          </table:table-cell>
          <table:table-cell table:style-name="ce6" table:formula="of:=[.$E20]+[.$C$3]*MAX([.H5:.H9])" office:value-type="float" office:value="0.01" calcext:value-type="float">
            <text:p>0.01</text:p>
          </table:table-cell>
          <table:table-cell table:style-name="ce6" table:formula="of:=[.$E20]+[.$C$3]*MAX([.I5:.I9])" office:value-type="float" office:value="0.01" calcext:value-type="float">
            <text:p>0.01</text:p>
          </table:table-cell>
          <table:table-cell table:style-name="ce6" table:formula="of:=[.$E20]+[.$C$3]*MAX([.J5:.J9])" office:value-type="float" office:value="0.01" calcext:value-type="float">
            <text:p>0.01</text:p>
          </table:table-cell>
          <table:table-cell table:style-name="ce6" table:formula="of:=[.$E20]+[.$C$3]*MAX([.K5:.K9])" office:value-type="float" office:value="0.01001" calcext:value-type="float">
            <text:p>0.01001</text:p>
          </table:table-cell>
          <table:table-cell table:style-name="ce6" table:formula="of:=[.$E20]+[.$C$3]*MAX([.L5:.L9])" office:value-type="float" office:value="0.01001" calcext:value-type="float">
            <text:p>0.01001</text:p>
          </table:table-cell>
          <table:table-cell table:style-name="ce6" table:formula="of:=[.$E20]+[.$C$3]*MAX([.M5:.M9])" office:value-type="float" office:value="0.01001" calcext:value-type="float">
            <text:p>0.01001</text:p>
          </table:table-cell>
          <table:table-cell table:style-name="ce6" table:formula="of:=[.$E20]+[.$C$3]*MAX([.N5:.N9])" office:value-type="float" office:value="0.01001001" calcext:value-type="float">
            <text:p>0.01001001</text:p>
          </table:table-cell>
          <table:table-cell table:style-name="ce6" table:formula="of:=[.$E20]+[.$C$3]*MAX([.O5:.O9])" office:value-type="float" office:value="0.01001001" calcext:value-type="float">
            <text:p>0.01001001</text:p>
          </table:table-cell>
          <table:table-cell table:style-name="ce6" table:formula="of:=[.$E20]+[.$C$3]*MAX([.P5:.P9])" office:value-type="float" office:value="0.01001001" calcext:value-type="float">
            <text:p>0.01001001</text:p>
          </table:table-cell>
          <table:table-cell table:style-name="ce6" table:formula="of:=[.$E20]+[.$C$3]*MAX([.Q5:.Q9])" office:value-type="float" office:value="0.01001001001" calcext:value-type="float">
            <text:p>0.01001001</text:p>
          </table:table-cell>
          <table:table-cell table:style-name="ce6" table:formula="of:=[.$E20]+[.$C$3]*MAX([.R5:.R9])" office:value-type="float" office:value="0.01001001001" calcext:value-type="float">
            <text:p>0.01001001</text:p>
          </table:table-cell>
          <table:table-cell table:style-name="ce6" table:formula="of:=[.$E20]+[.$C$3]*MAX([.S5:.S9])" office:value-type="float" office:value="0.01001001001" calcext:value-type="float">
            <text:p>0.01001001</text:p>
          </table:table-cell>
          <table:table-cell table:style-name="ce6" table:formula="of:=[.$E20]+[.$C$3]*MAX([.T5:.T9])" office:value-type="float" office:value="0.01001001001001" calcext:value-type="float">
            <text:p>0.01001001</text:p>
          </table:table-cell>
          <table:table-cell table:style-name="ce6" table:formula="of:=[.$E20]+[.$C$3]*MAX([.U5:.U9])" office:value-type="float" office:value="0.01001001001001" calcext:value-type="float">
            <text:p>0.01001001</text:p>
          </table:table-cell>
          <table:table-cell table:style-name="ce6" table:formula="of:=[.$E20]+[.$C$3]*MAX([.V5:.V9])" office:value-type="float" office:value="0.01001001001001" calcext:value-type="float">
            <text:p>0.01001001</text:p>
          </table:table-cell>
          <table:table-cell table:style-name="ce6" table:formula="of:=[.$E20]+[.$C$3]*MAX([.W5:.W9])" office:value-type="float" office:value="0.01001001001001" calcext:value-type="float">
            <text:p>0.01001001</text:p>
          </table:table-cell>
          <table:table-cell table:style-name="ce6" table:formula="of:=[.$E20]+[.$C$3]*MAX([.X5:.X9])" office:value-type="float" office:value="0.01001001001001" calcext:value-type="float">
            <text:p>0.01001001</text:p>
          </table:table-cell>
          <table:table-cell table:style-name="ce6" table:formula="of:=[.$E20]+[.$C$3]*MAX([.Y5:.Y9])" office:value-type="float" office:value="0.01001001001001" calcext:value-type="float">
            <text:p>0.01001001</text:p>
          </table:table-cell>
          <table:table-cell table:style-name="ce6" table:formula="of:=[.$E20]+[.$C$3]*MAX([.Z5:.Z9])" office:value-type="float" office:value="0.01001001001001" calcext:value-type="float">
            <text:p>0.01001001</text:p>
          </table:table-cell>
          <table:table-cell table:style-name="ce6" table:formula="of:=[.$E20]+[.$C$3]*MAX([.AA5:.AA9])" office:value-type="float" office:value="0.01001001001001" calcext:value-type="float">
            <text:p>0.01001001</text:p>
          </table:table-cell>
          <table:table-cell table:style-name="ce5" table:formula="of:=[.$E20]+[.$C$3]*MAX([.AB5:.AB9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5" calcext:value-type="float">
            <text:p>-0.000000005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0]))*[.AN20]/ABS([.AN20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0]))*[.AV20]/ABS([.AV2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0]))*[.BB20]/ABS([.BB2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0]))*[.BH20]/ABS([.BH20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r(ListedReward(0),-2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1]+[.$C$3]*MAX([.F14:.F18])" office:value-type="float" office:value="0" calcext:value-type="float">
            <text:p>0</text:p>
          </table:table-cell>
          <table:table-cell table:style-name="ce4" table:formula="of:=[.$E21]+[.$C$3]*MAX([.G14:.G18])" office:value-type="float" office:value="0.1" calcext:value-type="float">
            <text:p>0.1</text:p>
          </table:table-cell>
          <table:table-cell table:style-name="ce6" table:formula="of:=[.$E21]+[.$C$3]*MAX([.H14:.H18])" office:value-type="float" office:value="0.1" calcext:value-type="float">
            <text:p>0.1</text:p>
          </table:table-cell>
          <table:table-cell table:style-name="ce6" table:formula="of:=[.$E21]+[.$C$3]*MAX([.I14:.I18])" office:value-type="float" office:value="0.1" calcext:value-type="float">
            <text:p>0.1</text:p>
          </table:table-cell>
          <table:table-cell table:style-name="ce6" table:formula="of:=[.$E21]+[.$C$3]*MAX([.J14:.J18])" office:value-type="float" office:value="0.1001" calcext:value-type="float">
            <text:p>0.1001</text:p>
          </table:table-cell>
          <table:table-cell table:style-name="ce6" table:formula="of:=[.$E21]+[.$C$3]*MAX([.K14:.K18])" office:value-type="float" office:value="0.1001" calcext:value-type="float">
            <text:p>0.1001</text:p>
          </table:table-cell>
          <table:table-cell table:style-name="ce6" table:formula="of:=[.$E21]+[.$C$3]*MAX([.L14:.L18])" office:value-type="float" office:value="0.1001" calcext:value-type="float">
            <text:p>0.1001</text:p>
          </table:table-cell>
          <table:table-cell table:style-name="ce6" table:formula="of:=[.$E21]+[.$C$3]*MAX([.M14:.M18])" office:value-type="float" office:value="0.1001001" calcext:value-type="float">
            <text:p>0.1001001</text:p>
          </table:table-cell>
          <table:table-cell table:style-name="ce6" table:formula="of:=[.$E21]+[.$C$3]*MAX([.N14:.N18])" office:value-type="float" office:value="0.1001001" calcext:value-type="float">
            <text:p>0.1001001</text:p>
          </table:table-cell>
          <table:table-cell table:style-name="ce6" table:formula="of:=[.$E21]+[.$C$3]*MAX([.O14:.O18])" office:value-type="float" office:value="0.1001001" calcext:value-type="float">
            <text:p>0.1001001</text:p>
          </table:table-cell>
          <table:table-cell table:style-name="ce6" table:formula="of:=[.$E21]+[.$C$3]*MAX([.P14:.P18])" office:value-type="float" office:value="0.1001001001" calcext:value-type="float">
            <text:p>0.1001001001</text:p>
          </table:table-cell>
          <table:table-cell table:style-name="ce6" table:formula="of:=[.$E21]+[.$C$3]*MAX([.Q14:.Q18])" office:value-type="float" office:value="0.1001001001" calcext:value-type="float">
            <text:p>0.1001001001</text:p>
          </table:table-cell>
          <table:table-cell table:style-name="ce6" table:formula="of:=[.$E21]+[.$C$3]*MAX([.R14:.R18])" office:value-type="float" office:value="0.1001001001" calcext:value-type="float">
            <text:p>0.1001001001</text:p>
          </table:table-cell>
          <table:table-cell table:style-name="ce6" table:formula="of:=[.$E21]+[.$C$3]*MAX([.S14:.S18])" office:value-type="float" office:value="0.1001001001001" calcext:value-type="float">
            <text:p>0.1001001001</text:p>
          </table:table-cell>
          <table:table-cell table:style-name="ce6" table:formula="of:=[.$E21]+[.$C$3]*MAX([.T14:.T18])" office:value-type="float" office:value="0.1001001001001" calcext:value-type="float">
            <text:p>0.1001001001</text:p>
          </table:table-cell>
          <table:table-cell table:style-name="ce6" table:formula="of:=[.$E21]+[.$C$3]*MAX([.U14:.U18])" office:value-type="float" office:value="0.1001001001001" calcext:value-type="float">
            <text:p>0.1001001001</text:p>
          </table:table-cell>
          <table:table-cell table:style-name="ce6" table:formula="of:=[.$E21]+[.$C$3]*MAX([.V14:.V18])" office:value-type="float" office:value="0.1001001001001" calcext:value-type="float">
            <text:p>0.1001001001</text:p>
          </table:table-cell>
          <table:table-cell table:style-name="ce6" table:formula="of:=[.$E21]+[.$C$3]*MAX([.W14:.W18])" office:value-type="float" office:value="0.1001001001001" calcext:value-type="float">
            <text:p>0.1001001001</text:p>
          </table:table-cell>
          <table:table-cell table:style-name="ce6" table:formula="of:=[.$E21]+[.$C$3]*MAX([.X14:.X18])" office:value-type="float" office:value="0.1001001001001" calcext:value-type="float">
            <text:p>0.1001001001</text:p>
          </table:table-cell>
          <table:table-cell table:style-name="ce6" table:formula="of:=[.$E21]+[.$C$3]*MAX([.Y14:.Y18])" office:value-type="float" office:value="0.1001001001001" calcext:value-type="float">
            <text:p>0.1001001001</text:p>
          </table:table-cell>
          <table:table-cell table:style-name="ce6" table:formula="of:=[.$E21]+[.$C$3]*MAX([.Z14:.Z18])" office:value-type="float" office:value="0.1001001001001" calcext:value-type="float">
            <text:p>0.1001001001</text:p>
          </table:table-cell>
          <table:table-cell table:style-name="ce6" table:formula="of:=[.$E21]+[.$C$3]*MAX([.AA14:.AA18])" office:value-type="float" office:value="0.1001001001001" calcext:value-type="float">
            <text:p>0.1001001001</text:p>
          </table:table-cell>
          <table:table-cell table:style-name="ce5" table:formula="of:=[.$E21]+[.$C$3]*MAX([.AB14:.AB18])" office:value-type="float" office:value="0.1001001001001" calcext:value-type="float">
            <text:p>0.1001001001</text:p>
          </table:table-cell>
          <table:table-cell/>
          <table:table-cell table:style-name="ce7"/>
          <table:table-cell table:style-name="ce8" office:value-type="float" office:value="0.099999994" calcext:value-type="float">
            <text:p>0.099999994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1]))*[.AN21]/ABS([.AN21]+0.0000000001)" office:value-type="float" office:value="0.31622776570061" calcext:value-type="float">
            <text:p>0.316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1]))*[.AV21]/ABS([.AV2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1]))*[.BB21]/ABS([.BB2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1]))*[.BH21]/ABS([.BH21]+0.0000000001)" office:value-type="float" office:value="0.0632455516222288" calcext:value-type="float">
            <text:p>0.063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2]+[.$C$3]*MAX([.F4:.F8])" office:value-type="float" office:value="0" calcext:value-type="float">
            <text:p>0</text:p>
          </table:table-cell>
          <table:table-cell table:style-name="ce4" table:formula="of:=[.$E22]+[.$C$3]*MAX([.G4:.G8])" office:value-type="float" office:value="0" calcext:value-type="float">
            <text:p>0</text:p>
          </table:table-cell>
          <table:table-cell table:style-name="ce6" table:formula="of:=[.$E22]+[.$C$3]*MAX([.H4:.H8])" office:value-type="float" office:value="0.01" calcext:value-type="float">
            <text:p>0.01</text:p>
          </table:table-cell>
          <table:table-cell table:style-name="ce6" table:formula="of:=[.$E22]+[.$C$3]*MAX([.I4:.I8])" office:value-type="float" office:value="0.01" calcext:value-type="float">
            <text:p>0.01</text:p>
          </table:table-cell>
          <table:table-cell table:style-name="ce6" table:formula="of:=[.$E22]+[.$C$3]*MAX([.J4:.J8])" office:value-type="float" office:value="0.01" calcext:value-type="float">
            <text:p>0.01</text:p>
          </table:table-cell>
          <table:table-cell table:style-name="ce6" table:formula="of:=[.$E22]+[.$C$3]*MAX([.K4:.K8])" office:value-type="float" office:value="0.01001" calcext:value-type="float">
            <text:p>0.01001</text:p>
          </table:table-cell>
          <table:table-cell table:style-name="ce6" table:formula="of:=[.$E22]+[.$C$3]*MAX([.L4:.L8])" office:value-type="float" office:value="0.01001" calcext:value-type="float">
            <text:p>0.01001</text:p>
          </table:table-cell>
          <table:table-cell table:style-name="ce6" table:formula="of:=[.$E22]+[.$C$3]*MAX([.M4:.M8])" office:value-type="float" office:value="0.01001" calcext:value-type="float">
            <text:p>0.01001</text:p>
          </table:table-cell>
          <table:table-cell table:style-name="ce6" table:formula="of:=[.$E22]+[.$C$3]*MAX([.N4:.N8])" office:value-type="float" office:value="0.01001001" calcext:value-type="float">
            <text:p>0.01001001</text:p>
          </table:table-cell>
          <table:table-cell table:style-name="ce6" table:formula="of:=[.$E22]+[.$C$3]*MAX([.O4:.O8])" office:value-type="float" office:value="0.01001001" calcext:value-type="float">
            <text:p>0.01001001</text:p>
          </table:table-cell>
          <table:table-cell table:style-name="ce6" table:formula="of:=[.$E22]+[.$C$3]*MAX([.P4:.P8])" office:value-type="float" office:value="0.01001001" calcext:value-type="float">
            <text:p>0.01001001</text:p>
          </table:table-cell>
          <table:table-cell table:style-name="ce6" table:formula="of:=[.$E22]+[.$C$3]*MAX([.Q4:.Q8])" office:value-type="float" office:value="0.01001001001" calcext:value-type="float">
            <text:p>0.01001001</text:p>
          </table:table-cell>
          <table:table-cell table:style-name="ce6" table:formula="of:=[.$E22]+[.$C$3]*MAX([.R4:.R8])" office:value-type="float" office:value="0.01001001001" calcext:value-type="float">
            <text:p>0.01001001</text:p>
          </table:table-cell>
          <table:table-cell table:style-name="ce6" table:formula="of:=[.$E22]+[.$C$3]*MAX([.S4:.S8])" office:value-type="float" office:value="0.01001001001" calcext:value-type="float">
            <text:p>0.01001001</text:p>
          </table:table-cell>
          <table:table-cell table:style-name="ce6" table:formula="of:=[.$E22]+[.$C$3]*MAX([.T4:.T8])" office:value-type="float" office:value="0.01001001001001" calcext:value-type="float">
            <text:p>0.01001001</text:p>
          </table:table-cell>
          <table:table-cell table:style-name="ce6" table:formula="of:=[.$E22]+[.$C$3]*MAX([.U4:.U8])" office:value-type="float" office:value="0.01001001001001" calcext:value-type="float">
            <text:p>0.01001001</text:p>
          </table:table-cell>
          <table:table-cell table:style-name="ce6" table:formula="of:=[.$E22]+[.$C$3]*MAX([.V4:.V8])" office:value-type="float" office:value="0.01001001001001" calcext:value-type="float">
            <text:p>0.01001001</text:p>
          </table:table-cell>
          <table:table-cell table:style-name="ce6" table:formula="of:=[.$E22]+[.$C$3]*MAX([.W4:.W8])" office:value-type="float" office:value="0.01001001001001" calcext:value-type="float">
            <text:p>0.01001001</text:p>
          </table:table-cell>
          <table:table-cell table:style-name="ce6" table:formula="of:=[.$E22]+[.$C$3]*MAX([.X4:.X8])" office:value-type="float" office:value="0.01001001001001" calcext:value-type="float">
            <text:p>0.01001001</text:p>
          </table:table-cell>
          <table:table-cell table:style-name="ce6" table:formula="of:=[.$E22]+[.$C$3]*MAX([.Y4:.Y8])" office:value-type="float" office:value="0.01001001001001" calcext:value-type="float">
            <text:p>0.01001001</text:p>
          </table:table-cell>
          <table:table-cell table:style-name="ce6" table:formula="of:=[.$E22]+[.$C$3]*MAX([.Z4:.Z8])" office:value-type="float" office:value="0.01001001001001" calcext:value-type="float">
            <text:p>0.01001001</text:p>
          </table:table-cell>
          <table:table-cell table:style-name="ce6" table:formula="of:=[.$E22]+[.$C$3]*MAX([.AA4:.AA8])" office:value-type="float" office:value="0.01001001001001" calcext:value-type="float">
            <text:p>0.01001001</text:p>
          </table:table-cell>
          <table:table-cell table:style-name="ce5" table:formula="of:=[.$E22]+[.$C$3]*MAX([.AB4:.AB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5" calcext:value-type="float">
            <text:p>-0.000000005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2]))*[.AN22]/ABS([.AN22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2]))*[.AV22]/ABS([.AV2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2]))*[.BB22]/ABS([.BB2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2]))*[.BH22]/ABS([.BH22]+0.0000000001)" office:value-type="float" office:value="-0.0447213617860639" calcext:value-type="float">
            <text:p>-0.045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23]+[.$C$3]*MAX([.F4:.F8])" office:value-type="float" office:value="0" calcext:value-type="float">
            <text:p>0</text:p>
          </table:table-cell>
          <table:table-cell table:style-name="ce3" table:formula="of:=[.$E23]+[.$C$3]*MAX([.G4:.G8])" office:value-type="float" office:value="0" calcext:value-type="float">
            <text:p>0</text:p>
          </table:table-cell>
          <table:table-cell table:style-name="ce5" table:formula="of:=[.$E23]+[.$C$3]*MAX([.H4:.H8])" office:value-type="float" office:value="0.01" calcext:value-type="float">
            <text:p>0.01</text:p>
          </table:table-cell>
          <table:table-cell table:style-name="ce5" table:formula="of:=[.$E23]+[.$C$3]*MAX([.I4:.I8])" office:value-type="float" office:value="0.01" calcext:value-type="float">
            <text:p>0.01</text:p>
          </table:table-cell>
          <table:table-cell table:style-name="ce5" table:formula="of:=[.$E23]+[.$C$3]*MAX([.J4:.J8])" office:value-type="float" office:value="0.01" calcext:value-type="float">
            <text:p>0.01</text:p>
          </table:table-cell>
          <table:table-cell table:style-name="ce5" table:formula="of:=[.$E23]+[.$C$3]*MAX([.K4:.K8])" office:value-type="float" office:value="0.01001" calcext:value-type="float">
            <text:p>0.01001</text:p>
          </table:table-cell>
          <table:table-cell table:style-name="ce5" table:formula="of:=[.$E23]+[.$C$3]*MAX([.L4:.L8])" office:value-type="float" office:value="0.01001" calcext:value-type="float">
            <text:p>0.01001</text:p>
          </table:table-cell>
          <table:table-cell table:style-name="ce5" table:formula="of:=[.$E23]+[.$C$3]*MAX([.M4:.M8])" office:value-type="float" office:value="0.01001" calcext:value-type="float">
            <text:p>0.01001</text:p>
          </table:table-cell>
          <table:table-cell table:style-name="ce5" table:formula="of:=[.$E23]+[.$C$3]*MAX([.N4:.N8])" office:value-type="float" office:value="0.01001001" calcext:value-type="float">
            <text:p>0.01001001</text:p>
          </table:table-cell>
          <table:table-cell table:style-name="ce5" table:formula="of:=[.$E23]+[.$C$3]*MAX([.O4:.O8])" office:value-type="float" office:value="0.01001001" calcext:value-type="float">
            <text:p>0.01001001</text:p>
          </table:table-cell>
          <table:table-cell table:style-name="ce5" table:formula="of:=[.$E23]+[.$C$3]*MAX([.P4:.P8])" office:value-type="float" office:value="0.01001001" calcext:value-type="float">
            <text:p>0.01001001</text:p>
          </table:table-cell>
          <table:table-cell table:style-name="ce5" table:formula="of:=[.$E23]+[.$C$3]*MAX([.Q4:.Q8])" office:value-type="float" office:value="0.01001001001" calcext:value-type="float">
            <text:p>0.01001001</text:p>
          </table:table-cell>
          <table:table-cell table:style-name="ce5" table:formula="of:=[.$E23]+[.$C$3]*MAX([.R4:.R8])" office:value-type="float" office:value="0.01001001001" calcext:value-type="float">
            <text:p>0.01001001</text:p>
          </table:table-cell>
          <table:table-cell table:style-name="ce5" table:formula="of:=[.$E23]+[.$C$3]*MAX([.S4:.S8])" office:value-type="float" office:value="0.01001001001" calcext:value-type="float">
            <text:p>0.01001001</text:p>
          </table:table-cell>
          <table:table-cell table:style-name="ce5" table:formula="of:=[.$E23]+[.$C$3]*MAX([.T4:.T8])" office:value-type="float" office:value="0.01001001001001" calcext:value-type="float">
            <text:p>0.01001001</text:p>
          </table:table-cell>
          <table:table-cell table:style-name="ce5" table:formula="of:=[.$E23]+[.$C$3]*MAX([.U4:.U8])" office:value-type="float" office:value="0.01001001001001" calcext:value-type="float">
            <text:p>0.01001001</text:p>
          </table:table-cell>
          <table:table-cell table:style-name="ce5" table:formula="of:=[.$E23]+[.$C$3]*MAX([.V4:.V8])" office:value-type="float" office:value="0.01001001001001" calcext:value-type="float">
            <text:p>0.01001001</text:p>
          </table:table-cell>
          <table:table-cell table:style-name="ce5" table:formula="of:=[.$E23]+[.$C$3]*MAX([.W4:.W8])" office:value-type="float" office:value="0.01001001001001" calcext:value-type="float">
            <text:p>0.01001001</text:p>
          </table:table-cell>
          <table:table-cell table:style-name="ce5" table:formula="of:=[.$E23]+[.$C$3]*MAX([.X4:.X8])" office:value-type="float" office:value="0.01001001001001" calcext:value-type="float">
            <text:p>0.01001001</text:p>
          </table:table-cell>
          <table:table-cell table:style-name="ce5" table:formula="of:=[.$E23]+[.$C$3]*MAX([.Y4:.Y8])" office:value-type="float" office:value="0.01001001001001" calcext:value-type="float">
            <text:p>0.01001001</text:p>
          </table:table-cell>
          <table:table-cell table:style-name="ce5" table:formula="of:=[.$E23]+[.$C$3]*MAX([.Z4:.Z8])" office:value-type="float" office:value="0.01001001001001" calcext:value-type="float">
            <text:p>0.01001001</text:p>
          </table:table-cell>
          <table:table-cell table:style-name="ce5" table:formula="of:=[.$E23]+[.$C$3]*MAX([.AA4:.AA8])" office:value-type="float" office:value="0.01001001001001" calcext:value-type="float">
            <text:p>0.01001001</text:p>
          </table:table-cell>
          <table:table-cell table:style-name="ce5" table:formula="of:=[.$E23]+[.$C$3]*MAX([.AB4:.AB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005" calcext:value-type="float">
            <text:p>-0.000000005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3]))*[.AN23]/ABS([.AN23]+0.0000000001)" office:value-type="float" office:value="0.099999999" calcext:value-type="float">
            <text:p>0.100</text:p>
          </table:table-cell>
          <table:table-cell table:style-name="ce14" office:value-type="float" office:value="0.01" calcext:value-type="float">
            <text:p>0.01</text:p>
          </table:table-cell>
          <table:table-cell table:style-name="ce15" office:value-type="string" calcext:value-type="string">
            <text:p>(a(MazeAction( STAY),0) </text:p>
          </table:table-cell>
          <table:table-cell table:style-name="ce15" office:value-type="string" calcext:value-type="string">
            <text:p><text:s/>o(MazeObservation(0,0),-1))</text:p>
          </table:table-cell>
          <table:table-cell table:style-name="ce15"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3]))*[.AV23]/ABS([.AV2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3]))*[.BB23]/ABS([.BB23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STAY),0) </text:p>
          </table:table-cell>
          <table:table-cell table:style-name="ce15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3]))*[.BH23]/ABS([.BH23]+0.0000000001)" office:value-type="float" office:value="0.137840486795426" calcext:value-type="float">
            <text:p>0.138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4]+[.$C$3]*MAX([.F13:.F17])" office:value-type="float" office:value="0" calcext:value-type="float">
            <text:p>0</text:p>
          </table:table-cell>
          <table:table-cell table:style-name="ce4" table:formula="of:=[.$E24]+[.$C$3]*MAX([.G13:.G17])" office:value-type="float" office:value="0.1" calcext:value-type="float">
            <text:p>0.1</text:p>
          </table:table-cell>
          <table:table-cell table:style-name="ce6" table:formula="of:=[.$E24]+[.$C$3]*MAX([.H13:.H17])" office:value-type="float" office:value="0.1" calcext:value-type="float">
            <text:p>0.1</text:p>
          </table:table-cell>
          <table:table-cell table:style-name="ce6" table:formula="of:=[.$E24]+[.$C$3]*MAX([.I13:.I17])" office:value-type="float" office:value="0.1" calcext:value-type="float">
            <text:p>0.1</text:p>
          </table:table-cell>
          <table:table-cell table:style-name="ce6" table:formula="of:=[.$E24]+[.$C$3]*MAX([.J13:.J17])" office:value-type="float" office:value="0.1001" calcext:value-type="float">
            <text:p>0.1001</text:p>
          </table:table-cell>
          <table:table-cell table:style-name="ce6" table:formula="of:=[.$E24]+[.$C$3]*MAX([.K13:.K17])" office:value-type="float" office:value="0.1001" calcext:value-type="float">
            <text:p>0.1001</text:p>
          </table:table-cell>
          <table:table-cell table:style-name="ce6" table:formula="of:=[.$E24]+[.$C$3]*MAX([.L13:.L17])" office:value-type="float" office:value="0.1001" calcext:value-type="float">
            <text:p>0.1001</text:p>
          </table:table-cell>
          <table:table-cell table:style-name="ce6" table:formula="of:=[.$E24]+[.$C$3]*MAX([.M13:.M17])" office:value-type="float" office:value="0.1001001" calcext:value-type="float">
            <text:p>0.1001001</text:p>
          </table:table-cell>
          <table:table-cell table:style-name="ce6" table:formula="of:=[.$E24]+[.$C$3]*MAX([.N13:.N17])" office:value-type="float" office:value="0.1001001" calcext:value-type="float">
            <text:p>0.1001001</text:p>
          </table:table-cell>
          <table:table-cell table:style-name="ce6" table:formula="of:=[.$E24]+[.$C$3]*MAX([.O13:.O17])" office:value-type="float" office:value="0.1001001" calcext:value-type="float">
            <text:p>0.1001001</text:p>
          </table:table-cell>
          <table:table-cell table:style-name="ce6" table:formula="of:=[.$E24]+[.$C$3]*MAX([.P13:.P17])" office:value-type="float" office:value="0.1001001001" calcext:value-type="float">
            <text:p>0.1001001001</text:p>
          </table:table-cell>
          <table:table-cell table:style-name="ce6" table:formula="of:=[.$E24]+[.$C$3]*MAX([.Q13:.Q17])" office:value-type="float" office:value="0.1001001001" calcext:value-type="float">
            <text:p>0.1001001001</text:p>
          </table:table-cell>
          <table:table-cell table:style-name="ce6" table:formula="of:=[.$E24]+[.$C$3]*MAX([.R13:.R17])" office:value-type="float" office:value="0.1001001001" calcext:value-type="float">
            <text:p>0.1001001001</text:p>
          </table:table-cell>
          <table:table-cell table:style-name="ce6" table:formula="of:=[.$E24]+[.$C$3]*MAX([.S13:.S17])" office:value-type="float" office:value="0.1001001001001" calcext:value-type="float">
            <text:p>0.1001001001</text:p>
          </table:table-cell>
          <table:table-cell table:style-name="ce6" table:formula="of:=[.$E24]+[.$C$3]*MAX([.T13:.T17])" office:value-type="float" office:value="0.1001001001001" calcext:value-type="float">
            <text:p>0.1001001001</text:p>
          </table:table-cell>
          <table:table-cell table:style-name="ce6" table:formula="of:=[.$E24]+[.$C$3]*MAX([.U13:.U17])" office:value-type="float" office:value="0.1001001001001" calcext:value-type="float">
            <text:p>0.1001001001</text:p>
          </table:table-cell>
          <table:table-cell table:style-name="ce6" table:formula="of:=[.$E24]+[.$C$3]*MAX([.V13:.V17])" office:value-type="float" office:value="0.1001001001001" calcext:value-type="float">
            <text:p>0.1001001001</text:p>
          </table:table-cell>
          <table:table-cell table:style-name="ce6" table:formula="of:=[.$E24]+[.$C$3]*MAX([.W13:.W17])" office:value-type="float" office:value="0.1001001001001" calcext:value-type="float">
            <text:p>0.1001001001</text:p>
          </table:table-cell>
          <table:table-cell table:style-name="ce6" table:formula="of:=[.$E24]+[.$C$3]*MAX([.X13:.X17])" office:value-type="float" office:value="0.1001001001001" calcext:value-type="float">
            <text:p>0.1001001001</text:p>
          </table:table-cell>
          <table:table-cell table:style-name="ce6" table:formula="of:=[.$E24]+[.$C$3]*MAX([.Y13:.Y17])" office:value-type="float" office:value="0.1001001001001" calcext:value-type="float">
            <text:p>0.1001001001</text:p>
          </table:table-cell>
          <table:table-cell table:style-name="ce6" table:formula="of:=[.$E24]+[.$C$3]*MAX([.Z13:.Z17])" office:value-type="float" office:value="0.1001001001001" calcext:value-type="float">
            <text:p>0.1001001001</text:p>
          </table:table-cell>
          <table:table-cell table:style-name="ce6" table:formula="of:=[.$E24]+[.$C$3]*MAX([.AA13:.AA17])" office:value-type="float" office:value="0.1001001001001" calcext:value-type="float">
            <text:p>0.1001001001</text:p>
          </table:table-cell>
          <table:table-cell table:style-name="ce5" table:formula="of:=[.$E24]+[.$C$3]*MAX([.AB13:.AB17])" office:value-type="float" office:value="0.1001001001001" calcext:value-type="float">
            <text:p>0.1001001001</text:p>
          </table:table-cell>
          <table:table-cell table:style-name="ce1"/>
          <table:table-cell table:style-name="ce7"/>
          <table:table-cell table:style-name="ce8" office:value-type="float" office:value="-0.000000007" calcext:value-type="float">
            <text:p>-0.000000007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style-name="ce1" table:number-columns-repeated="3"/>
          <table:table-cell table:style-name="ce12" table:formula="of:=SQRT(ABS([.AN24]))*[.AN24]/ABS([.AN24]+0.0000000001)" office:value-type="float" office:value="0.31622776570061" calcext:value-type="float">
            <text:p>0.316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style-name="ce1" table:number-columns-repeated="3"/>
          <table:table-cell table:style-name="ce16" table:formula="of:=SQRT(ABS([.AV24]))*[.AV24]/ABS([.AV24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4]))*[.BB24]/ABS([.BB24]+0.0000000001)" office:value-type="float" office:value="0.176068168048628" calcext:value-type="float">
            <text:p>0.176</text:p>
          </table:table-cell>
          <table:table-cell office:value-type="float" office:value="0.031" calcext:value-type="float">
            <text:p>0.031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5"/>
          <table:table-cell table:style-name="ce28" table:formula="of:=SQRT(ABS([.BH24]))*[.BH24]/ABS([.BH24]+0.0000000001)" office:value-type="float" office:value="-0.0547722575762585" calcext:value-type="float">
            <text:p>-0.055</text:p>
          </table:table-cell>
          <table:table-cell table:style-name="ce17" office:value-type="float" office:value="-0.003" calcext:value-type="float">
            <text:p>-0.003</text:p>
          </table:table-cell>
          <table:table-cell table:style-name="ce9" office:value-type="string" calcext:value-type="string">
            <text:p>o(MazeObservation(1,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5]+[.$C$3]*MAX([.F20:.F24])" office:value-type="float" office:value="0" calcext:value-type="float">
            <text:p>0</text:p>
          </table:table-cell>
          <table:table-cell table:style-name="ce4" table:formula="of:=[.$E25]+[.$C$3]*MAX([.G20:.G24])" office:value-type="float" office:value="0" calcext:value-type="float">
            <text:p>0</text:p>
          </table:table-cell>
          <table:table-cell table:style-name="ce6" table:formula="of:=[.$E25]+[.$C$3]*MAX([.H20:.H24])" office:value-type="float" office:value="0.01" calcext:value-type="float">
            <text:p>0.01</text:p>
          </table:table-cell>
          <table:table-cell table:style-name="ce6" table:formula="of:=[.$E25]+[.$C$3]*MAX([.I20:.I24])" office:value-type="float" office:value="0.01" calcext:value-type="float">
            <text:p>0.01</text:p>
          </table:table-cell>
          <table:table-cell table:style-name="ce6" table:formula="of:=[.$E25]+[.$C$3]*MAX([.J20:.J24])" office:value-type="float" office:value="0.01" calcext:value-type="float">
            <text:p>0.01</text:p>
          </table:table-cell>
          <table:table-cell table:style-name="ce6" table:formula="of:=[.$E25]+[.$C$3]*MAX([.K20:.K24])" office:value-type="float" office:value="0.01001" calcext:value-type="float">
            <text:p>0.01001</text:p>
          </table:table-cell>
          <table:table-cell table:style-name="ce6" table:formula="of:=[.$E25]+[.$C$3]*MAX([.L20:.L24])" office:value-type="float" office:value="0.01001" calcext:value-type="float">
            <text:p>0.01001</text:p>
          </table:table-cell>
          <table:table-cell table:style-name="ce6" table:formula="of:=[.$E25]+[.$C$3]*MAX([.M20:.M24])" office:value-type="float" office:value="0.01001" calcext:value-type="float">
            <text:p>0.01001</text:p>
          </table:table-cell>
          <table:table-cell table:style-name="ce6" table:formula="of:=[.$E25]+[.$C$3]*MAX([.N20:.N24])" office:value-type="float" office:value="0.01001001" calcext:value-type="float">
            <text:p>0.01001001</text:p>
          </table:table-cell>
          <table:table-cell table:style-name="ce6" table:formula="of:=[.$E25]+[.$C$3]*MAX([.O20:.O24])" office:value-type="float" office:value="0.01001001" calcext:value-type="float">
            <text:p>0.01001001</text:p>
          </table:table-cell>
          <table:table-cell table:style-name="ce6" table:formula="of:=[.$E25]+[.$C$3]*MAX([.P20:.P24])" office:value-type="float" office:value="0.01001001" calcext:value-type="float">
            <text:p>0.01001001</text:p>
          </table:table-cell>
          <table:table-cell table:style-name="ce6" table:formula="of:=[.$E25]+[.$C$3]*MAX([.Q20:.Q24])" office:value-type="float" office:value="0.01001001001" calcext:value-type="float">
            <text:p>0.01001001</text:p>
          </table:table-cell>
          <table:table-cell table:style-name="ce6" table:formula="of:=[.$E25]+[.$C$3]*MAX([.R20:.R24])" office:value-type="float" office:value="0.01001001001" calcext:value-type="float">
            <text:p>0.01001001</text:p>
          </table:table-cell>
          <table:table-cell table:style-name="ce6" table:formula="of:=[.$E25]+[.$C$3]*MAX([.S20:.S24])" office:value-type="float" office:value="0.01001001001" calcext:value-type="float">
            <text:p>0.01001001</text:p>
          </table:table-cell>
          <table:table-cell table:style-name="ce6" table:formula="of:=[.$E25]+[.$C$3]*MAX([.T20:.T24])" office:value-type="float" office:value="0.01001001001001" calcext:value-type="float">
            <text:p>0.01001001</text:p>
          </table:table-cell>
          <table:table-cell table:style-name="ce6" table:formula="of:=[.$E25]+[.$C$3]*MAX([.U20:.U24])" office:value-type="float" office:value="0.01001001001001" calcext:value-type="float">
            <text:p>0.01001001</text:p>
          </table:table-cell>
          <table:table-cell table:style-name="ce6" table:formula="of:=[.$E25]+[.$C$3]*MAX([.V20:.V24])" office:value-type="float" office:value="0.01001001001001" calcext:value-type="float">
            <text:p>0.01001001</text:p>
          </table:table-cell>
          <table:table-cell table:style-name="ce6" table:formula="of:=[.$E25]+[.$C$3]*MAX([.W20:.W24])" office:value-type="float" office:value="0.01001001001001" calcext:value-type="float">
            <text:p>0.01001001</text:p>
          </table:table-cell>
          <table:table-cell table:style-name="ce6" table:formula="of:=[.$E25]+[.$C$3]*MAX([.X20:.X24])" office:value-type="float" office:value="0.01001001001001" calcext:value-type="float">
            <text:p>0.01001001</text:p>
          </table:table-cell>
          <table:table-cell table:style-name="ce6" table:formula="of:=[.$E25]+[.$C$3]*MAX([.Y20:.Y24])" office:value-type="float" office:value="0.01001001001001" calcext:value-type="float">
            <text:p>0.01001001</text:p>
          </table:table-cell>
          <table:table-cell table:style-name="ce6" table:formula="of:=[.$E25]+[.$C$3]*MAX([.Z20:.Z24])" office:value-type="float" office:value="0.01001001001001" calcext:value-type="float">
            <text:p>0.01001001</text:p>
          </table:table-cell>
          <table:table-cell table:style-name="ce6" table:formula="of:=[.$E25]+[.$C$3]*MAX([.AA20:.AA24])" office:value-type="float" office:value="0.01001001001001" calcext:value-type="float">
            <text:p>0.01001001</text:p>
          </table:table-cell>
          <table:table-cell table:style-name="ce5" table:formula="of:=[.$E25]+[.$C$3]*MAX([.AB20:.AB24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33118" calcext:value-type="float">
            <text:p>0.0033118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5]))*[.AN25]/ABS([.AN25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5]))*[.AV25]/ABS([.AV25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5]))*[.BB25]/ABS([.BB25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5]))*[.BH25]/ABS([.BH25]+0.0000000001)" office:value-type="float" office:value="-0.158113883640875" calcext:value-type="float">
            <text:p>-0.158</text:p>
          </table:table-cell>
          <table:table-cell table:style-name="ce17" office:value-type="float" office:value="-0.025" calcext:value-type="float">
            <text:p>-0.025</text:p>
          </table:table-cell>
          <table:table-cell table:style-name="ce9" office:value-type="string" calcext:value-type="string">
            <text:p>o(MazeObservation(1,1),-1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6]+[.$C$3]*MAX([.F24:.F28])" office:value-type="float" office:value="0" calcext:value-type="float">
            <text:p>0</text:p>
          </table:table-cell>
          <table:table-cell table:style-name="ce4" table:formula="of:=[.$E26]+[.$C$3]*MAX([.G24:.G28])" office:value-type="float" office:value="0" calcext:value-type="float">
            <text:p>0</text:p>
          </table:table-cell>
          <table:table-cell table:style-name="ce6" table:formula="of:=[.$E26]+[.$C$3]*MAX([.H24:.H28])" office:value-type="float" office:value="0.01" calcext:value-type="float">
            <text:p>0.01</text:p>
          </table:table-cell>
          <table:table-cell table:style-name="ce6" table:formula="of:=[.$E26]+[.$C$3]*MAX([.I24:.I28])" office:value-type="float" office:value="0.01" calcext:value-type="float">
            <text:p>0.01</text:p>
          </table:table-cell>
          <table:table-cell table:style-name="ce6" table:formula="of:=[.$E26]+[.$C$3]*MAX([.J24:.J28])" office:value-type="float" office:value="0.01" calcext:value-type="float">
            <text:p>0.01</text:p>
          </table:table-cell>
          <table:table-cell table:style-name="ce6" table:formula="of:=[.$E26]+[.$C$3]*MAX([.K24:.K28])" office:value-type="float" office:value="0.01001" calcext:value-type="float">
            <text:p>0.01001</text:p>
          </table:table-cell>
          <table:table-cell table:style-name="ce6" table:formula="of:=[.$E26]+[.$C$3]*MAX([.L24:.L28])" office:value-type="float" office:value="0.01001" calcext:value-type="float">
            <text:p>0.01001</text:p>
          </table:table-cell>
          <table:table-cell table:style-name="ce6" table:formula="of:=[.$E26]+[.$C$3]*MAX([.M24:.M28])" office:value-type="float" office:value="0.01001" calcext:value-type="float">
            <text:p>0.01001</text:p>
          </table:table-cell>
          <table:table-cell table:style-name="ce6" table:formula="of:=[.$E26]+[.$C$3]*MAX([.N24:.N28])" office:value-type="float" office:value="0.01001001" calcext:value-type="float">
            <text:p>0.01001001</text:p>
          </table:table-cell>
          <table:table-cell table:style-name="ce6" table:formula="of:=[.$E26]+[.$C$3]*MAX([.O24:.O28])" office:value-type="float" office:value="0.01001001" calcext:value-type="float">
            <text:p>0.01001001</text:p>
          </table:table-cell>
          <table:table-cell table:style-name="ce6" table:formula="of:=[.$E26]+[.$C$3]*MAX([.P24:.P28])" office:value-type="float" office:value="0.01001001" calcext:value-type="float">
            <text:p>0.01001001</text:p>
          </table:table-cell>
          <table:table-cell table:style-name="ce6" table:formula="of:=[.$E26]+[.$C$3]*MAX([.Q24:.Q28])" office:value-type="float" office:value="0.01001001001" calcext:value-type="float">
            <text:p>0.01001001</text:p>
          </table:table-cell>
          <table:table-cell table:style-name="ce6" table:formula="of:=[.$E26]+[.$C$3]*MAX([.R24:.R28])" office:value-type="float" office:value="0.01001001001" calcext:value-type="float">
            <text:p>0.01001001</text:p>
          </table:table-cell>
          <table:table-cell table:style-name="ce6" table:formula="of:=[.$E26]+[.$C$3]*MAX([.S24:.S28])" office:value-type="float" office:value="0.01001001001" calcext:value-type="float">
            <text:p>0.01001001</text:p>
          </table:table-cell>
          <table:table-cell table:style-name="ce6" table:formula="of:=[.$E26]+[.$C$3]*MAX([.T24:.T28])" office:value-type="float" office:value="0.01001001001001" calcext:value-type="float">
            <text:p>0.01001001</text:p>
          </table:table-cell>
          <table:table-cell table:style-name="ce6" table:formula="of:=[.$E26]+[.$C$3]*MAX([.U24:.U28])" office:value-type="float" office:value="0.01001001001001" calcext:value-type="float">
            <text:p>0.01001001</text:p>
          </table:table-cell>
          <table:table-cell table:style-name="ce6" table:formula="of:=[.$E26]+[.$C$3]*MAX([.V24:.V28])" office:value-type="float" office:value="0.01001001001001" calcext:value-type="float">
            <text:p>0.01001001</text:p>
          </table:table-cell>
          <table:table-cell table:style-name="ce6" table:formula="of:=[.$E26]+[.$C$3]*MAX([.W24:.W28])" office:value-type="float" office:value="0.01001001001001" calcext:value-type="float">
            <text:p>0.01001001</text:p>
          </table:table-cell>
          <table:table-cell table:style-name="ce6" table:formula="of:=[.$E26]+[.$C$3]*MAX([.X24:.X28])" office:value-type="float" office:value="0.01001001001001" calcext:value-type="float">
            <text:p>0.01001001</text:p>
          </table:table-cell>
          <table:table-cell table:style-name="ce6" table:formula="of:=[.$E26]+[.$C$3]*MAX([.Y24:.Y28])" office:value-type="float" office:value="0.01001001001001" calcext:value-type="float">
            <text:p>0.01001001</text:p>
          </table:table-cell>
          <table:table-cell table:style-name="ce6" table:formula="of:=[.$E26]+[.$C$3]*MAX([.Z24:.Z28])" office:value-type="float" office:value="0.01001001001001" calcext:value-type="float">
            <text:p>0.01001001</text:p>
          </table:table-cell>
          <table:table-cell table:style-name="ce6" table:formula="of:=[.$E26]+[.$C$3]*MAX([.AA24:.AA28])" office:value-type="float" office:value="0.01001001001001" calcext:value-type="float">
            <text:p>0.01001001</text:p>
          </table:table-cell>
          <table:table-cell table:style-name="ce5" table:formula="of:=[.$E26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2375" calcext:value-type="float">
            <text:p>0.000002375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6]))*[.AN26]/ABS([.AN26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DOWN),0) </text:p>
          </table:table-cell>
          <table:table-cell table:style-name="ce15" office:value-type="string" calcext:value-type="string">
            <text:p><text:s/>o(MazeObservation(0,1),-1))</text:p>
          </table:table-cell>
          <table:table-cell table:style-name="ce15"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6]))*[.AV26]/ABS([.AV2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6]))*[.BB26]/ABS([.BB26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DOWN),0) </text:p>
          </table:table-cell>
          <table:table-cell table:style-name="ce15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6]))*[.BH26]/ABS([.BH26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r(ListedReward(0),-1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7]+[.$C$3]*MAX([.F24:.F28])" office:value-type="float" office:value="0" calcext:value-type="float">
            <text:p>0</text:p>
          </table:table-cell>
          <table:table-cell table:style-name="ce4" table:formula="of:=[.$E27]+[.$C$3]*MAX([.G24:.G28])" office:value-type="float" office:value="0" calcext:value-type="float">
            <text:p>0</text:p>
          </table:table-cell>
          <table:table-cell table:style-name="ce6" table:formula="of:=[.$E27]+[.$C$3]*MAX([.H24:.H28])" office:value-type="float" office:value="0.01" calcext:value-type="float">
            <text:p>0.01</text:p>
          </table:table-cell>
          <table:table-cell table:style-name="ce6" table:formula="of:=[.$E27]+[.$C$3]*MAX([.I24:.I28])" office:value-type="float" office:value="0.01" calcext:value-type="float">
            <text:p>0.01</text:p>
          </table:table-cell>
          <table:table-cell table:style-name="ce6" table:formula="of:=[.$E27]+[.$C$3]*MAX([.J24:.J28])" office:value-type="float" office:value="0.01" calcext:value-type="float">
            <text:p>0.01</text:p>
          </table:table-cell>
          <table:table-cell table:style-name="ce6" table:formula="of:=[.$E27]+[.$C$3]*MAX([.K24:.K28])" office:value-type="float" office:value="0.01001" calcext:value-type="float">
            <text:p>0.01001</text:p>
          </table:table-cell>
          <table:table-cell table:style-name="ce6" table:formula="of:=[.$E27]+[.$C$3]*MAX([.L24:.L28])" office:value-type="float" office:value="0.01001" calcext:value-type="float">
            <text:p>0.01001</text:p>
          </table:table-cell>
          <table:table-cell table:style-name="ce6" table:formula="of:=[.$E27]+[.$C$3]*MAX([.M24:.M28])" office:value-type="float" office:value="0.01001" calcext:value-type="float">
            <text:p>0.01001</text:p>
          </table:table-cell>
          <table:table-cell table:style-name="ce6" table:formula="of:=[.$E27]+[.$C$3]*MAX([.N24:.N28])" office:value-type="float" office:value="0.01001001" calcext:value-type="float">
            <text:p>0.01001001</text:p>
          </table:table-cell>
          <table:table-cell table:style-name="ce6" table:formula="of:=[.$E27]+[.$C$3]*MAX([.O24:.O28])" office:value-type="float" office:value="0.01001001" calcext:value-type="float">
            <text:p>0.01001001</text:p>
          </table:table-cell>
          <table:table-cell table:style-name="ce6" table:formula="of:=[.$E27]+[.$C$3]*MAX([.P24:.P28])" office:value-type="float" office:value="0.01001001" calcext:value-type="float">
            <text:p>0.01001001</text:p>
          </table:table-cell>
          <table:table-cell table:style-name="ce6" table:formula="of:=[.$E27]+[.$C$3]*MAX([.Q24:.Q28])" office:value-type="float" office:value="0.01001001001" calcext:value-type="float">
            <text:p>0.01001001</text:p>
          </table:table-cell>
          <table:table-cell table:style-name="ce6" table:formula="of:=[.$E27]+[.$C$3]*MAX([.R24:.R28])" office:value-type="float" office:value="0.01001001001" calcext:value-type="float">
            <text:p>0.01001001</text:p>
          </table:table-cell>
          <table:table-cell table:style-name="ce6" table:formula="of:=[.$E27]+[.$C$3]*MAX([.S24:.S28])" office:value-type="float" office:value="0.01001001001" calcext:value-type="float">
            <text:p>0.01001001</text:p>
          </table:table-cell>
          <table:table-cell table:style-name="ce6" table:formula="of:=[.$E27]+[.$C$3]*MAX([.T24:.T28])" office:value-type="float" office:value="0.01001001001001" calcext:value-type="float">
            <text:p>0.01001001</text:p>
          </table:table-cell>
          <table:table-cell table:style-name="ce6" table:formula="of:=[.$E27]+[.$C$3]*MAX([.U24:.U28])" office:value-type="float" office:value="0.01001001001001" calcext:value-type="float">
            <text:p>0.01001001</text:p>
          </table:table-cell>
          <table:table-cell table:style-name="ce6" table:formula="of:=[.$E27]+[.$C$3]*MAX([.V24:.V28])" office:value-type="float" office:value="0.01001001001001" calcext:value-type="float">
            <text:p>0.01001001</text:p>
          </table:table-cell>
          <table:table-cell table:style-name="ce6" table:formula="of:=[.$E27]+[.$C$3]*MAX([.W24:.W28])" office:value-type="float" office:value="0.01001001001001" calcext:value-type="float">
            <text:p>0.01001001</text:p>
          </table:table-cell>
          <table:table-cell table:style-name="ce6" table:formula="of:=[.$E27]+[.$C$3]*MAX([.X24:.X28])" office:value-type="float" office:value="0.01001001001001" calcext:value-type="float">
            <text:p>0.01001001</text:p>
          </table:table-cell>
          <table:table-cell table:style-name="ce6" table:formula="of:=[.$E27]+[.$C$3]*MAX([.Y24:.Y28])" office:value-type="float" office:value="0.01001001001001" calcext:value-type="float">
            <text:p>0.01001001</text:p>
          </table:table-cell>
          <table:table-cell table:style-name="ce6" table:formula="of:=[.$E27]+[.$C$3]*MAX([.Z24:.Z28])" office:value-type="float" office:value="0.01001001001001" calcext:value-type="float">
            <text:p>0.01001001</text:p>
          </table:table-cell>
          <table:table-cell table:style-name="ce6" table:formula="of:=[.$E27]+[.$C$3]*MAX([.AA24:.AA28])" office:value-type="float" office:value="0.01001001001001" calcext:value-type="float">
            <text:p>0.01001001</text:p>
          </table:table-cell>
          <table:table-cell table:style-name="ce5" table:formula="of:=[.$E27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2375" calcext:value-type="float">
            <text:p>0.000002375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7]))*[.AN27]/ABS([.AN27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7]))*[.AV27]/ABS([.AV2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7]))*[.BB27]/ABS([.BB2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7]))*[.BH27]/ABS([.BH27]+0.0000000001)" office:value-type="float" office:value="0.109544510588162" calcext:value-type="float">
            <text:p>0.110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number-columns-repeated="2" table:style-name="ce1" office:value-type="string" calcext:value-type="string">
            <text:p>(0,1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28]+[.$C$3]*MAX([.F24:.F28])" office:value-type="float" office:value="0" calcext:value-type="float">
            <text:p>0</text:p>
          </table:table-cell>
          <table:table-cell table:style-name="ce3" table:formula="of:=[.$E28]+[.$C$3]*MAX([.G24:.G28])" office:value-type="float" office:value="0" calcext:value-type="float">
            <text:p>0</text:p>
          </table:table-cell>
          <table:table-cell table:style-name="ce5" table:formula="of:=[.$E28]+[.$C$3]*MAX([.H24:.H28])" office:value-type="float" office:value="0.01" calcext:value-type="float">
            <text:p>0.01</text:p>
          </table:table-cell>
          <table:table-cell table:style-name="ce5" table:formula="of:=[.$E28]+[.$C$3]*MAX([.I24:.I28])" office:value-type="float" office:value="0.01" calcext:value-type="float">
            <text:p>0.01</text:p>
          </table:table-cell>
          <table:table-cell table:style-name="ce5" table:formula="of:=[.$E28]+[.$C$3]*MAX([.J24:.J28])" office:value-type="float" office:value="0.01" calcext:value-type="float">
            <text:p>0.01</text:p>
          </table:table-cell>
          <table:table-cell table:style-name="ce5" table:formula="of:=[.$E28]+[.$C$3]*MAX([.K24:.K28])" office:value-type="float" office:value="0.01001" calcext:value-type="float">
            <text:p>0.01001</text:p>
          </table:table-cell>
          <table:table-cell table:style-name="ce5" table:formula="of:=[.$E28]+[.$C$3]*MAX([.L24:.L28])" office:value-type="float" office:value="0.01001" calcext:value-type="float">
            <text:p>0.01001</text:p>
          </table:table-cell>
          <table:table-cell table:style-name="ce5" table:formula="of:=[.$E28]+[.$C$3]*MAX([.M24:.M28])" office:value-type="float" office:value="0.01001" calcext:value-type="float">
            <text:p>0.01001</text:p>
          </table:table-cell>
          <table:table-cell table:style-name="ce5" table:formula="of:=[.$E28]+[.$C$3]*MAX([.N24:.N28])" office:value-type="float" office:value="0.01001001" calcext:value-type="float">
            <text:p>0.01001001</text:p>
          </table:table-cell>
          <table:table-cell table:style-name="ce5" table:formula="of:=[.$E28]+[.$C$3]*MAX([.O24:.O28])" office:value-type="float" office:value="0.01001001" calcext:value-type="float">
            <text:p>0.01001001</text:p>
          </table:table-cell>
          <table:table-cell table:style-name="ce5" table:formula="of:=[.$E28]+[.$C$3]*MAX([.P24:.P28])" office:value-type="float" office:value="0.01001001" calcext:value-type="float">
            <text:p>0.01001001</text:p>
          </table:table-cell>
          <table:table-cell table:style-name="ce5" table:formula="of:=[.$E28]+[.$C$3]*MAX([.Q24:.Q28])" office:value-type="float" office:value="0.01001001001" calcext:value-type="float">
            <text:p>0.01001001</text:p>
          </table:table-cell>
          <table:table-cell table:style-name="ce5" table:formula="of:=[.$E28]+[.$C$3]*MAX([.R24:.R28])" office:value-type="float" office:value="0.01001001001" calcext:value-type="float">
            <text:p>0.01001001</text:p>
          </table:table-cell>
          <table:table-cell table:style-name="ce5" table:formula="of:=[.$E28]+[.$C$3]*MAX([.S24:.S28])" office:value-type="float" office:value="0.01001001001" calcext:value-type="float">
            <text:p>0.01001001</text:p>
          </table:table-cell>
          <table:table-cell table:style-name="ce5" table:formula="of:=[.$E28]+[.$C$3]*MAX([.T24:.T28])" office:value-type="float" office:value="0.01001001001001" calcext:value-type="float">
            <text:p>0.01001001</text:p>
          </table:table-cell>
          <table:table-cell table:style-name="ce5" table:formula="of:=[.$E28]+[.$C$3]*MAX([.U24:.U28])" office:value-type="float" office:value="0.01001001001001" calcext:value-type="float">
            <text:p>0.01001001</text:p>
          </table:table-cell>
          <table:table-cell table:style-name="ce5" table:formula="of:=[.$E28]+[.$C$3]*MAX([.V24:.V28])" office:value-type="float" office:value="0.01001001001001" calcext:value-type="float">
            <text:p>0.01001001</text:p>
          </table:table-cell>
          <table:table-cell table:style-name="ce5" table:formula="of:=[.$E28]+[.$C$3]*MAX([.W24:.W28])" office:value-type="float" office:value="0.01001001001001" calcext:value-type="float">
            <text:p>0.01001001</text:p>
          </table:table-cell>
          <table:table-cell table:style-name="ce5" table:formula="of:=[.$E28]+[.$C$3]*MAX([.X24:.X28])" office:value-type="float" office:value="0.01001001001001" calcext:value-type="float">
            <text:p>0.01001001</text:p>
          </table:table-cell>
          <table:table-cell table:style-name="ce5" table:formula="of:=[.$E28]+[.$C$3]*MAX([.Y24:.Y28])" office:value-type="float" office:value="0.01001001001001" calcext:value-type="float">
            <text:p>0.01001001</text:p>
          </table:table-cell>
          <table:table-cell table:style-name="ce5" table:formula="of:=[.$E28]+[.$C$3]*MAX([.Z24:.Z28])" office:value-type="float" office:value="0.01001001001001" calcext:value-type="float">
            <text:p>0.01001001</text:p>
          </table:table-cell>
          <table:table-cell table:style-name="ce5" table:formula="of:=[.$E28]+[.$C$3]*MAX([.AA24:.AA28])" office:value-type="float" office:value="0.01001001001001" calcext:value-type="float">
            <text:p>0.01001001</text:p>
          </table:table-cell>
          <table:table-cell table:style-name="ce5" table:formula="of:=[.$E28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2375" calcext:value-type="float">
            <text:p>0.000002375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28]))*[.AN28]/ABS([.AN28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28]))*[.AV28]/ABS([.AV2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8]))*[.BB28]/ABS([.BB2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4"/>
          <table:table-cell table:style-name="ce28" table:formula="of:=SQRT(ABS([.BH28]))*[.BH28]/ABS([.BH28]+0.0000000001)" office:value-type="float" office:value="0.134164077904631" calcext:value-type="float">
            <text:p>0.134</text:p>
          </table:table-cell>
          <table:table-cell table:style-name="ce17" office:value-type="float" office:value="0.018" calcext:value-type="float">
            <text:p>0.018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2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29]+[.$C$3]*MAX([.F33:.F37])" office:value-type="float" office:value="0" calcext:value-type="float">
            <text:p>0</text:p>
          </table:table-cell>
          <table:table-cell table:style-name="ce4" table:formula="of:=[.$E29]+[.$C$3]*MAX([.G33:.G37])" office:value-type="float" office:value="0" calcext:value-type="float">
            <text:p>0</text:p>
          </table:table-cell>
          <table:table-cell table:style-name="ce6" table:formula="of:=[.$E29]+[.$C$3]*MAX([.H33:.H37])" office:value-type="float" office:value="0" calcext:value-type="float">
            <text:p>0</text:p>
          </table:table-cell>
          <table:table-cell table:style-name="ce6" table:formula="of:=[.$E29]+[.$C$3]*MAX([.I33:.I37])" office:value-type="float" office:value="0.001" calcext:value-type="float">
            <text:p>0.001</text:p>
          </table:table-cell>
          <table:table-cell table:style-name="ce6" table:formula="of:=[.$E29]+[.$C$3]*MAX([.J33:.J37])" office:value-type="float" office:value="0.001" calcext:value-type="float">
            <text:p>0.001</text:p>
          </table:table-cell>
          <table:table-cell table:style-name="ce6" table:formula="of:=[.$E29]+[.$C$3]*MAX([.K33:.K37])" office:value-type="float" office:value="0.001" calcext:value-type="float">
            <text:p>0.001</text:p>
          </table:table-cell>
          <table:table-cell table:style-name="ce6" table:formula="of:=[.$E29]+[.$C$3]*MAX([.L33:.L37])" office:value-type="float" office:value="0.001001" calcext:value-type="float">
            <text:p>0.001001</text:p>
          </table:table-cell>
          <table:table-cell table:style-name="ce6" table:formula="of:=[.$E29]+[.$C$3]*MAX([.M33:.M37])" office:value-type="float" office:value="0.001001" calcext:value-type="float">
            <text:p>0.001001</text:p>
          </table:table-cell>
          <table:table-cell table:style-name="ce6" table:formula="of:=[.$E29]+[.$C$3]*MAX([.N33:.N37])" office:value-type="float" office:value="0.001001" calcext:value-type="float">
            <text:p>0.001001</text:p>
          </table:table-cell>
          <table:table-cell table:style-name="ce6" table:formula="of:=[.$E29]+[.$C$3]*MAX([.O33:.O37])" office:value-type="float" office:value="0.001001001" calcext:value-type="float">
            <text:p>0.001001001</text:p>
          </table:table-cell>
          <table:table-cell table:style-name="ce6" table:formula="of:=[.$E29]+[.$C$3]*MAX([.P33:.P37])" office:value-type="float" office:value="0.001001001" calcext:value-type="float">
            <text:p>0.001001001</text:p>
          </table:table-cell>
          <table:table-cell table:style-name="ce6" table:formula="of:=[.$E29]+[.$C$3]*MAX([.Q33:.Q37])" office:value-type="float" office:value="0.001001001" calcext:value-type="float">
            <text:p>0.001001001</text:p>
          </table:table-cell>
          <table:table-cell table:style-name="ce6" table:formula="of:=[.$E29]+[.$C$3]*MAX([.R33:.R37])" office:value-type="float" office:value="0.001001001001" calcext:value-type="float">
            <text:p>0.001001001</text:p>
          </table:table-cell>
          <table:table-cell table:style-name="ce6" table:formula="of:=[.$E29]+[.$C$3]*MAX([.S33:.S37])" office:value-type="float" office:value="0.001001001001" calcext:value-type="float">
            <text:p>0.001001001</text:p>
          </table:table-cell>
          <table:table-cell table:style-name="ce6" table:formula="of:=[.$E29]+[.$C$3]*MAX([.T33:.T37])" office:value-type="float" office:value="0.001001001001" calcext:value-type="float">
            <text:p>0.001001001</text:p>
          </table:table-cell>
          <table:table-cell table:style-name="ce6" table:formula="of:=[.$E29]+[.$C$3]*MAX([.U33:.U37])" office:value-type="float" office:value="0.001001001001001" calcext:value-type="float">
            <text:p>0.001001001</text:p>
          </table:table-cell>
          <table:table-cell table:style-name="ce6" table:formula="of:=[.$E29]+[.$C$3]*MAX([.V33:.V37])" office:value-type="float" office:value="0.001001001001001" calcext:value-type="float">
            <text:p>0.001001001</text:p>
          </table:table-cell>
          <table:table-cell table:style-name="ce6" table:formula="of:=[.$E29]+[.$C$3]*MAX([.W33:.W37])" office:value-type="float" office:value="0.001001001001001" calcext:value-type="float">
            <text:p>0.001001001</text:p>
          </table:table-cell>
          <table:table-cell table:style-name="ce6" table:formula="of:=[.$E29]+[.$C$3]*MAX([.X33:.X37])" office:value-type="float" office:value="0.001001001001001" calcext:value-type="float">
            <text:p>0.001001001</text:p>
          </table:table-cell>
          <table:table-cell table:style-name="ce6" table:formula="of:=[.$E29]+[.$C$3]*MAX([.Y33:.Y37])" office:value-type="float" office:value="0.001001001001001" calcext:value-type="float">
            <text:p>0.001001001</text:p>
          </table:table-cell>
          <table:table-cell table:style-name="ce6" table:formula="of:=[.$E29]+[.$C$3]*MAX([.Z33:.Z37])" office:value-type="float" office:value="0.001001001001001" calcext:value-type="float">
            <text:p>0.001001001</text:p>
          </table:table-cell>
          <table:table-cell table:style-name="ce6" table:formula="of:=[.$E29]+[.$C$3]*MAX([.AA33:.AA37])" office:value-type="float" office:value="0.001001001001001" calcext:value-type="float">
            <text:p>0.001001001</text:p>
          </table:table-cell>
          <table:table-cell table:style-name="ce5" table:formula="of:=[.$E29]+[.$C$3]*MAX([.AB33:.AB37])" office:value-type="float" office:value="0.001001001001001" calcext:value-type="float">
            <text:p>0.001001001</text:p>
          </table:table-cell>
          <table:table-cell table:style-name="ce1"/>
          <table:table-cell table:style-name="ce7"/>
          <table:table-cell table:style-name="ce8" office:value-type="float" office:value="0.00000024" calcext:value-type="float">
            <text:p>0.00000024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style-name="ce1" table:number-columns-repeated="3"/>
          <table:table-cell table:style-name="ce12" table:formula="of:=SQRT(ABS([.AN29]))*[.AN29]/ABS([.AN29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style-name="ce1" table:number-columns-repeated="3"/>
          <table:table-cell table:style-name="ce16" table:formula="of:=SQRT(ABS([.AV29]))*[.AV29]/ABS([.AV2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29]))*[.BB29]/ABS([.BB2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6"/>
          <table:table-cell table:style-name="ce28" table:formula="of:=SQRT(ABS([.BH29]))*[.BH29]/ABS([.BH29]+0.0000000001)" office:value-type="float" office:value="0.0632455516222288" calcext:value-type="float">
            <text:p>0.063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2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0]+[.$C$3]*MAX([.F55:.F59])" office:value-type="float" office:value="0" calcext:value-type="float">
            <text:p>0</text:p>
          </table:table-cell>
          <table:table-cell table:style-name="ce4" table:formula="of:=[.$E30]+[.$C$3]*MAX([.G55:.G59])" office:value-type="float" office:value="0" calcext:value-type="float">
            <text:p>0</text:p>
          </table:table-cell>
          <table:table-cell table:style-name="ce6" table:formula="of:=[.$E30]+[.$C$3]*MAX([.H55:.H59])" office:value-type="float" office:value="0" calcext:value-type="float">
            <text:p>0</text:p>
          </table:table-cell>
          <table:table-cell table:style-name="ce6" table:formula="of:=[.$E30]+[.$C$3]*MAX([.I55:.I59])" office:value-type="float" office:value="0" calcext:value-type="float">
            <text:p>0</text:p>
          </table:table-cell>
          <table:table-cell table:style-name="ce6" table:formula="of:=[.$E30]+[.$C$3]*MAX([.J55:.J59])" office:value-type="float" office:value="0.0001" calcext:value-type="float">
            <text:p>0.0001</text:p>
          </table:table-cell>
          <table:table-cell table:style-name="ce6" table:formula="of:=[.$E30]+[.$C$3]*MAX([.K55:.K59])" office:value-type="float" office:value="0.0001" calcext:value-type="float">
            <text:p>0.0001</text:p>
          </table:table-cell>
          <table:table-cell table:style-name="ce6" table:formula="of:=[.$E30]+[.$C$3]*MAX([.L55:.L59])" office:value-type="float" office:value="0.0001" calcext:value-type="float">
            <text:p>0.0001</text:p>
          </table:table-cell>
          <table:table-cell table:style-name="ce6" table:formula="of:=[.$E30]+[.$C$3]*MAX([.M55:.M59])" office:value-type="float" office:value="0.0001001" calcext:value-type="float">
            <text:p>0.0001001</text:p>
          </table:table-cell>
          <table:table-cell table:style-name="ce6" table:formula="of:=[.$E30]+[.$C$3]*MAX([.N55:.N59])" office:value-type="float" office:value="0.0001001" calcext:value-type="float">
            <text:p>0.0001001</text:p>
          </table:table-cell>
          <table:table-cell table:style-name="ce6" table:formula="of:=[.$E30]+[.$C$3]*MAX([.O55:.O59])" office:value-type="float" office:value="0.0001001" calcext:value-type="float">
            <text:p>0.0001001</text:p>
          </table:table-cell>
          <table:table-cell table:style-name="ce6" table:formula="of:=[.$E30]+[.$C$3]*MAX([.P55:.P59])" office:value-type="float" office:value="0.0001001001" calcext:value-type="float">
            <text:p>0.0001001001</text:p>
          </table:table-cell>
          <table:table-cell table:style-name="ce6" table:formula="of:=[.$E30]+[.$C$3]*MAX([.Q55:.Q59])" office:value-type="float" office:value="0.0001001001" calcext:value-type="float">
            <text:p>0.0001001001</text:p>
          </table:table-cell>
          <table:table-cell table:style-name="ce6" table:formula="of:=[.$E30]+[.$C$3]*MAX([.R55:.R59])" office:value-type="float" office:value="0.0001001001" calcext:value-type="float">
            <text:p>0.0001001001</text:p>
          </table:table-cell>
          <table:table-cell table:style-name="ce6" table:formula="of:=[.$E30]+[.$C$3]*MAX([.S55:.S59])" office:value-type="float" office:value="0.0001001001001" calcext:value-type="float">
            <text:p>0.0001001001</text:p>
          </table:table-cell>
          <table:table-cell table:style-name="ce6" table:formula="of:=[.$E30]+[.$C$3]*MAX([.T55:.T59])" office:value-type="float" office:value="0.0001001001001" calcext:value-type="float">
            <text:p>0.0001001001</text:p>
          </table:table-cell>
          <table:table-cell table:style-name="ce6" table:formula="of:=[.$E30]+[.$C$3]*MAX([.U55:.U59])" office:value-type="float" office:value="0.0001001001001" calcext:value-type="float">
            <text:p>0.0001001001</text:p>
          </table:table-cell>
          <table:table-cell table:style-name="ce6" table:formula="of:=[.$E30]+[.$C$3]*MAX([.V55:.V59])" office:value-type="float" office:value="0.0001001001001001" calcext:value-type="float">
            <text:p>0.0001001001</text:p>
          </table:table-cell>
          <table:table-cell table:style-name="ce6" table:formula="of:=[.$E30]+[.$C$3]*MAX([.W55:.W59])" office:value-type="float" office:value="0.0001001001001001" calcext:value-type="float">
            <text:p>0.0001001001</text:p>
          </table:table-cell>
          <table:table-cell table:style-name="ce6" table:formula="of:=[.$E30]+[.$C$3]*MAX([.X55:.X59])" office:value-type="float" office:value="0.0001001001001001" calcext:value-type="float">
            <text:p>0.0001001001</text:p>
          </table:table-cell>
          <table:table-cell table:style-name="ce6" table:formula="of:=[.$E30]+[.$C$3]*MAX([.Y55:.Y59])" office:value-type="float" office:value="0.0001001001001001" calcext:value-type="float">
            <text:p>0.0001001001</text:p>
          </table:table-cell>
          <table:table-cell table:style-name="ce6" table:formula="of:=[.$E30]+[.$C$3]*MAX([.Z55:.Z59])" office:value-type="float" office:value="0.0001001001001001" calcext:value-type="float">
            <text:p>0.0001001001</text:p>
          </table:table-cell>
          <table:table-cell table:style-name="ce6" table:formula="of:=[.$E30]+[.$C$3]*MAX([.AA55:.AA59])" office:value-type="float" office:value="0.0001001001001001" calcext:value-type="float">
            <text:p>0.0001001001</text:p>
          </table:table-cell>
          <table:table-cell table:style-name="ce5" table:formula="of:=[.$E30]+[.$C$3]*MAX([.AB55:.AB59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356813" calcext:value-type="float">
            <text:p>0.000356813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30]))*[.AN30]/ABS([.AN30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30]))*[.AV30]/ABS([.AV3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30]))*[.BB30]/ABS([.BB3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7"/>
          <table:table-cell table:style-name="ce28" table:formula="of:=SQRT(ABS([.BH30]))*[.BH30]/ABS([.BH30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0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1]+[.$C$3]*MAX([.F59:.F63])" office:value-type="float" office:value="0" calcext:value-type="float">
            <text:p>0</text:p>
          </table:table-cell>
          <table:table-cell table:style-name="ce4" table:formula="of:=[.$E31]+[.$C$3]*MAX([.G59:.G63])" office:value-type="float" office:value="0" calcext:value-type="float">
            <text:p>0</text:p>
          </table:table-cell>
          <table:table-cell table:style-name="ce6" table:formula="of:=[.$E31]+[.$C$3]*MAX([.H59:.H63])" office:value-type="float" office:value="0" calcext:value-type="float">
            <text:p>0</text:p>
          </table:table-cell>
          <table:table-cell table:style-name="ce6" table:formula="of:=[.$E31]+[.$C$3]*MAX([.I59:.I63])" office:value-type="float" office:value="0" calcext:value-type="float">
            <text:p>0</text:p>
          </table:table-cell>
          <table:table-cell table:style-name="ce6" table:formula="of:=[.$E31]+[.$C$3]*MAX([.J59:.J63])" office:value-type="float" office:value="0.0001" calcext:value-type="float">
            <text:p>0.0001</text:p>
          </table:table-cell>
          <table:table-cell table:style-name="ce6" table:formula="of:=[.$E31]+[.$C$3]*MAX([.K59:.K63])" office:value-type="float" office:value="0.0001" calcext:value-type="float">
            <text:p>0.0001</text:p>
          </table:table-cell>
          <table:table-cell table:style-name="ce6" table:formula="of:=[.$E31]+[.$C$3]*MAX([.L59:.L63])" office:value-type="float" office:value="0.0001" calcext:value-type="float">
            <text:p>0.0001</text:p>
          </table:table-cell>
          <table:table-cell table:style-name="ce6" table:formula="of:=[.$E31]+[.$C$3]*MAX([.M59:.M63])" office:value-type="float" office:value="0.0001001" calcext:value-type="float">
            <text:p>0.0001001</text:p>
          </table:table-cell>
          <table:table-cell table:style-name="ce6" table:formula="of:=[.$E31]+[.$C$3]*MAX([.N59:.N63])" office:value-type="float" office:value="0.0001001" calcext:value-type="float">
            <text:p>0.0001001</text:p>
          </table:table-cell>
          <table:table-cell table:style-name="ce6" table:formula="of:=[.$E31]+[.$C$3]*MAX([.O59:.O63])" office:value-type="float" office:value="0.0001001" calcext:value-type="float">
            <text:p>0.0001001</text:p>
          </table:table-cell>
          <table:table-cell table:style-name="ce6" table:formula="of:=[.$E31]+[.$C$3]*MAX([.P59:.P63])" office:value-type="float" office:value="0.0001001001" calcext:value-type="float">
            <text:p>0.0001001001</text:p>
          </table:table-cell>
          <table:table-cell table:style-name="ce6" table:formula="of:=[.$E31]+[.$C$3]*MAX([.Q59:.Q63])" office:value-type="float" office:value="0.0001001001" calcext:value-type="float">
            <text:p>0.0001001001</text:p>
          </table:table-cell>
          <table:table-cell table:style-name="ce6" table:formula="of:=[.$E31]+[.$C$3]*MAX([.R59:.R63])" office:value-type="float" office:value="0.0001001001" calcext:value-type="float">
            <text:p>0.0001001001</text:p>
          </table:table-cell>
          <table:table-cell table:style-name="ce6" table:formula="of:=[.$E31]+[.$C$3]*MAX([.S59:.S63])" office:value-type="float" office:value="0.0001001001001" calcext:value-type="float">
            <text:p>0.0001001001</text:p>
          </table:table-cell>
          <table:table-cell table:style-name="ce6" table:formula="of:=[.$E31]+[.$C$3]*MAX([.T59:.T63])" office:value-type="float" office:value="0.0001001001001" calcext:value-type="float">
            <text:p>0.0001001001</text:p>
          </table:table-cell>
          <table:table-cell table:style-name="ce6" table:formula="of:=[.$E31]+[.$C$3]*MAX([.U59:.U63])" office:value-type="float" office:value="0.0001001001001" calcext:value-type="float">
            <text:p>0.0001001001</text:p>
          </table:table-cell>
          <table:table-cell table:style-name="ce6" table:formula="of:=[.$E31]+[.$C$3]*MAX([.V59:.V63])" office:value-type="float" office:value="0.0001001001001001" calcext:value-type="float">
            <text:p>0.0001001001</text:p>
          </table:table-cell>
          <table:table-cell table:style-name="ce6" table:formula="of:=[.$E31]+[.$C$3]*MAX([.W59:.W63])" office:value-type="float" office:value="0.0001001001001001" calcext:value-type="float">
            <text:p>0.0001001001</text:p>
          </table:table-cell>
          <table:table-cell table:style-name="ce6" table:formula="of:=[.$E31]+[.$C$3]*MAX([.X59:.X63])" office:value-type="float" office:value="0.0001001001001001" calcext:value-type="float">
            <text:p>0.0001001001</text:p>
          </table:table-cell>
          <table:table-cell table:style-name="ce6" table:formula="of:=[.$E31]+[.$C$3]*MAX([.Y59:.Y63])" office:value-type="float" office:value="0.0001001001001001" calcext:value-type="float">
            <text:p>0.0001001001</text:p>
          </table:table-cell>
          <table:table-cell table:style-name="ce6" table:formula="of:=[.$E31]+[.$C$3]*MAX([.Z59:.Z63])" office:value-type="float" office:value="0.0001001001001001" calcext:value-type="float">
            <text:p>0.0001001001</text:p>
          </table:table-cell>
          <table:table-cell table:style-name="ce6" table:formula="of:=[.$E31]+[.$C$3]*MAX([.AA59:.AA63])" office:value-type="float" office:value="0.0001001001001001" calcext:value-type="float">
            <text:p>0.0001001001</text:p>
          </table:table-cell>
          <table:table-cell table:style-name="ce5" table:formula="of:=[.$E31]+[.$C$3]*MAX([.AB59:.AB63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7" calcext:value-type="float">
            <text:p>0.000000007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31]))*[.AN31]/ABS([.AN31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31]))*[.AV31]/ABS([.AV3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31]))*[.BB31]/ABS([.BB3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7"/>
          <table:table-cell table:style-name="ce28" table:formula="of:=SQRT(ABS([.BH31]))*[.BH31]/ABS([.BH31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0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2]+[.$C$3]*MAX([.F49:.F53])" office:value-type="float" office:value="0" calcext:value-type="float">
            <text:p>0</text:p>
          </table:table-cell>
          <table:table-cell table:style-name="ce4" table:formula="of:=[.$E32]+[.$C$3]*MAX([.G49:.G53])" office:value-type="float" office:value="0" calcext:value-type="float">
            <text:p>0</text:p>
          </table:table-cell>
          <table:table-cell table:style-name="ce6" table:formula="of:=[.$E32]+[.$C$3]*MAX([.H49:.H53])" office:value-type="float" office:value="0" calcext:value-type="float">
            <text:p>0</text:p>
          </table:table-cell>
          <table:table-cell table:style-name="ce6" table:formula="of:=[.$E32]+[.$C$3]*MAX([.I49:.I53])" office:value-type="float" office:value="0.001" calcext:value-type="float">
            <text:p>0.001</text:p>
          </table:table-cell>
          <table:table-cell table:style-name="ce6" table:formula="of:=[.$E32]+[.$C$3]*MAX([.J49:.J53])" office:value-type="float" office:value="0.001" calcext:value-type="float">
            <text:p>0.001</text:p>
          </table:table-cell>
          <table:table-cell table:style-name="ce6" table:formula="of:=[.$E32]+[.$C$3]*MAX([.K49:.K53])" office:value-type="float" office:value="0.001" calcext:value-type="float">
            <text:p>0.001</text:p>
          </table:table-cell>
          <table:table-cell table:style-name="ce6" table:formula="of:=[.$E32]+[.$C$3]*MAX([.L49:.L53])" office:value-type="float" office:value="0.001001" calcext:value-type="float">
            <text:p>0.001001</text:p>
          </table:table-cell>
          <table:table-cell table:style-name="ce6" table:formula="of:=[.$E32]+[.$C$3]*MAX([.M49:.M53])" office:value-type="float" office:value="0.001001" calcext:value-type="float">
            <text:p>0.001001</text:p>
          </table:table-cell>
          <table:table-cell table:style-name="ce6" table:formula="of:=[.$E32]+[.$C$3]*MAX([.N49:.N53])" office:value-type="float" office:value="0.001001" calcext:value-type="float">
            <text:p>0.001001</text:p>
          </table:table-cell>
          <table:table-cell table:style-name="ce6" table:formula="of:=[.$E32]+[.$C$3]*MAX([.O49:.O53])" office:value-type="float" office:value="0.001001001" calcext:value-type="float">
            <text:p>0.001001001</text:p>
          </table:table-cell>
          <table:table-cell table:style-name="ce6" table:formula="of:=[.$E32]+[.$C$3]*MAX([.P49:.P53])" office:value-type="float" office:value="0.001001001" calcext:value-type="float">
            <text:p>0.001001001</text:p>
          </table:table-cell>
          <table:table-cell table:style-name="ce6" table:formula="of:=[.$E32]+[.$C$3]*MAX([.Q49:.Q53])" office:value-type="float" office:value="0.001001001" calcext:value-type="float">
            <text:p>0.001001001</text:p>
          </table:table-cell>
          <table:table-cell table:style-name="ce6" table:formula="of:=[.$E32]+[.$C$3]*MAX([.R49:.R53])" office:value-type="float" office:value="0.001001001001" calcext:value-type="float">
            <text:p>0.001001001</text:p>
          </table:table-cell>
          <table:table-cell table:style-name="ce6" table:formula="of:=[.$E32]+[.$C$3]*MAX([.S49:.S53])" office:value-type="float" office:value="0.001001001001" calcext:value-type="float">
            <text:p>0.001001001</text:p>
          </table:table-cell>
          <table:table-cell table:style-name="ce6" table:formula="of:=[.$E32]+[.$C$3]*MAX([.T49:.T53])" office:value-type="float" office:value="0.001001001001" calcext:value-type="float">
            <text:p>0.001001001</text:p>
          </table:table-cell>
          <table:table-cell table:style-name="ce6" table:formula="of:=[.$E32]+[.$C$3]*MAX([.U49:.U53])" office:value-type="float" office:value="0.001001001001001" calcext:value-type="float">
            <text:p>0.001001001</text:p>
          </table:table-cell>
          <table:table-cell table:style-name="ce6" table:formula="of:=[.$E32]+[.$C$3]*MAX([.V49:.V53])" office:value-type="float" office:value="0.001001001001001" calcext:value-type="float">
            <text:p>0.001001001</text:p>
          </table:table-cell>
          <table:table-cell table:style-name="ce6" table:formula="of:=[.$E32]+[.$C$3]*MAX([.W49:.W53])" office:value-type="float" office:value="0.001001001001001" calcext:value-type="float">
            <text:p>0.001001001</text:p>
          </table:table-cell>
          <table:table-cell table:style-name="ce6" table:formula="of:=[.$E32]+[.$C$3]*MAX([.X49:.X53])" office:value-type="float" office:value="0.001001001001001" calcext:value-type="float">
            <text:p>0.001001001</text:p>
          </table:table-cell>
          <table:table-cell table:style-name="ce6" table:formula="of:=[.$E32]+[.$C$3]*MAX([.Y49:.Y53])" office:value-type="float" office:value="0.001001001001001" calcext:value-type="float">
            <text:p>0.001001001</text:p>
          </table:table-cell>
          <table:table-cell table:style-name="ce6" table:formula="of:=[.$E32]+[.$C$3]*MAX([.Z49:.Z53])" office:value-type="float" office:value="0.001001001001001" calcext:value-type="float">
            <text:p>0.001001001</text:p>
          </table:table-cell>
          <table:table-cell table:style-name="ce6" table:formula="of:=[.$E32]+[.$C$3]*MAX([.AA49:.AA53])" office:value-type="float" office:value="0.001001001001001" calcext:value-type="float">
            <text:p>0.001001001</text:p>
          </table:table-cell>
          <table:table-cell table:style-name="ce5" table:formula="of:=[.$E32]+[.$C$3]*MAX([.AB49:.AB53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0.000000282" calcext:value-type="float">
            <text:p>0.000000282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32]))*[.AN32]/ABS([.AN32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32]))*[.AV32]/ABS([.AV3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32]))*[.BB32]/ABS([.BB32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7"/>
          <table:table-cell table:style-name="ce28" table:formula="of:=SQRT(ABS([.BH32]))*[.BH32]/ABS([.BH32]+0.0000000001)" office:value-type="float" office:value="-0.268328157672653" calcext:value-type="float">
            <text:p>-0.268</text:p>
          </table:table-cell>
          <table:table-cell table:style-name="ce17" office:value-type="float" office:value="-0.072" calcext:value-type="float">
            <text:p>-0.072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33]+[.$C$3]*MAX([.F59:.F63])" office:value-type="float" office:value="0" calcext:value-type="float">
            <text:p>0</text:p>
          </table:table-cell>
          <table:table-cell table:style-name="ce3" table:formula="of:=[.$E33]+[.$C$3]*MAX([.G59:.G63])" office:value-type="float" office:value="0" calcext:value-type="float">
            <text:p>0</text:p>
          </table:table-cell>
          <table:table-cell table:style-name="ce5" table:formula="of:=[.$E33]+[.$C$3]*MAX([.H59:.H63])" office:value-type="float" office:value="0" calcext:value-type="float">
            <text:p>0</text:p>
          </table:table-cell>
          <table:table-cell table:style-name="ce5" table:formula="of:=[.$E33]+[.$C$3]*MAX([.I59:.I63])" office:value-type="float" office:value="0" calcext:value-type="float">
            <text:p>0</text:p>
          </table:table-cell>
          <table:table-cell table:style-name="ce5" table:formula="of:=[.$E33]+[.$C$3]*MAX([.J59:.J63])" office:value-type="float" office:value="0.0001" calcext:value-type="float">
            <text:p>0.0001</text:p>
          </table:table-cell>
          <table:table-cell table:style-name="ce5" table:formula="of:=[.$E33]+[.$C$3]*MAX([.K59:.K63])" office:value-type="float" office:value="0.0001" calcext:value-type="float">
            <text:p>0.0001</text:p>
          </table:table-cell>
          <table:table-cell table:style-name="ce5" table:formula="of:=[.$E33]+[.$C$3]*MAX([.L59:.L63])" office:value-type="float" office:value="0.0001" calcext:value-type="float">
            <text:p>0.0001</text:p>
          </table:table-cell>
          <table:table-cell table:style-name="ce5" table:formula="of:=[.$E33]+[.$C$3]*MAX([.M59:.M63])" office:value-type="float" office:value="0.0001001" calcext:value-type="float">
            <text:p>0.0001001</text:p>
          </table:table-cell>
          <table:table-cell table:style-name="ce5" table:formula="of:=[.$E33]+[.$C$3]*MAX([.N59:.N63])" office:value-type="float" office:value="0.0001001" calcext:value-type="float">
            <text:p>0.0001001</text:p>
          </table:table-cell>
          <table:table-cell table:style-name="ce5" table:formula="of:=[.$E33]+[.$C$3]*MAX([.O59:.O63])" office:value-type="float" office:value="0.0001001" calcext:value-type="float">
            <text:p>0.0001001</text:p>
          </table:table-cell>
          <table:table-cell table:style-name="ce5" table:formula="of:=[.$E33]+[.$C$3]*MAX([.P59:.P63])" office:value-type="float" office:value="0.0001001001" calcext:value-type="float">
            <text:p>0.0001001001</text:p>
          </table:table-cell>
          <table:table-cell table:style-name="ce5" table:formula="of:=[.$E33]+[.$C$3]*MAX([.Q59:.Q63])" office:value-type="float" office:value="0.0001001001" calcext:value-type="float">
            <text:p>0.0001001001</text:p>
          </table:table-cell>
          <table:table-cell table:style-name="ce5" table:formula="of:=[.$E33]+[.$C$3]*MAX([.R59:.R63])" office:value-type="float" office:value="0.0001001001" calcext:value-type="float">
            <text:p>0.0001001001</text:p>
          </table:table-cell>
          <table:table-cell table:style-name="ce5" table:formula="of:=[.$E33]+[.$C$3]*MAX([.S59:.S63])" office:value-type="float" office:value="0.0001001001001" calcext:value-type="float">
            <text:p>0.0001001001</text:p>
          </table:table-cell>
          <table:table-cell table:style-name="ce5" table:formula="of:=[.$E33]+[.$C$3]*MAX([.T59:.T63])" office:value-type="float" office:value="0.0001001001001" calcext:value-type="float">
            <text:p>0.0001001001</text:p>
          </table:table-cell>
          <table:table-cell table:style-name="ce5" table:formula="of:=[.$E33]+[.$C$3]*MAX([.U59:.U63])" office:value-type="float" office:value="0.0001001001001" calcext:value-type="float">
            <text:p>0.0001001001</text:p>
          </table:table-cell>
          <table:table-cell table:style-name="ce5" table:formula="of:=[.$E33]+[.$C$3]*MAX([.V59:.V63])" office:value-type="float" office:value="0.0001001001001001" calcext:value-type="float">
            <text:p>0.0001001001</text:p>
          </table:table-cell>
          <table:table-cell table:style-name="ce5" table:formula="of:=[.$E33]+[.$C$3]*MAX([.W59:.W63])" office:value-type="float" office:value="0.0001001001001001" calcext:value-type="float">
            <text:p>0.0001001001</text:p>
          </table:table-cell>
          <table:table-cell table:style-name="ce5" table:formula="of:=[.$E33]+[.$C$3]*MAX([.X59:.X63])" office:value-type="float" office:value="0.0001001001001001" calcext:value-type="float">
            <text:p>0.0001001001</text:p>
          </table:table-cell>
          <table:table-cell table:style-name="ce5" table:formula="of:=[.$E33]+[.$C$3]*MAX([.Y59:.Y63])" office:value-type="float" office:value="0.0001001001001001" calcext:value-type="float">
            <text:p>0.0001001001</text:p>
          </table:table-cell>
          <table:table-cell table:style-name="ce5" table:formula="of:=[.$E33]+[.$C$3]*MAX([.Z59:.Z63])" office:value-type="float" office:value="0.0001001001001001" calcext:value-type="float">
            <text:p>0.0001001001</text:p>
          </table:table-cell>
          <table:table-cell table:style-name="ce5" table:formula="of:=[.$E33]+[.$C$3]*MAX([.AA59:.AA63])" office:value-type="float" office:value="0.0001001001001001" calcext:value-type="float">
            <text:p>0.0001001001</text:p>
          </table:table-cell>
          <table:table-cell table:style-name="ce5" table:formula="of:=[.$E33]+[.$C$3]*MAX([.AB59:.AB63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7" calcext:value-type="float">
            <text:p>0.000000007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number-columns-repeated="3"/>
          <table:table-cell table:style-name="ce12" table:formula="of:=SQRT(ABS([.AN33]))*[.AN33]/ABS([.AN33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16" table:formula="of:=SQRT(ABS([.AV33]))*[.AV33]/ABS([.AV33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33]))*[.BB33]/ABS([.BB33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7"/>
          <table:table-cell table:style-name="ce28" table:formula="of:=SQRT(ABS([.BH33]))*[.BH33]/ABS([.BH33]+0.0000000001)" office:value-type="float" office:value="0.26267851035058" calcext:value-type="float">
            <text:p>0.263</text:p>
          </table:table-cell>
          <table:table-cell table:style-name="ce17" office:value-type="float" office:value="0.069" calcext:value-type="float">
            <text:p>0.069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2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4]+[.$C$3]*MAX([.F63:.F67])" office:value-type="float" office:value="0" calcext:value-type="float">
            <text:p>0</text:p>
          </table:table-cell>
          <table:table-cell table:style-name="ce4" table:formula="of:=[.$E34]+[.$C$3]*MAX([.G63:.G67])" office:value-type="float" office:value="0" calcext:value-type="float">
            <text:p>0</text:p>
          </table:table-cell>
          <table:table-cell table:style-name="ce6" table:formula="of:=[.$E34]+[.$C$3]*MAX([.H63:.H67])" office:value-type="float" office:value="0" calcext:value-type="float">
            <text:p>0</text:p>
          </table:table-cell>
          <table:table-cell table:style-name="ce6" table:formula="of:=[.$E34]+[.$C$3]*MAX([.I63:.I67])" office:value-type="float" office:value="0" calcext:value-type="float">
            <text:p>0</text:p>
          </table:table-cell>
          <table:table-cell table:style-name="ce6" table:formula="of:=[.$E34]+[.$C$3]*MAX([.J63:.J67])" office:value-type="float" office:value="0" calcext:value-type="float">
            <text:p>0</text:p>
          </table:table-cell>
          <table:table-cell table:style-name="ce6" table:formula="of:=[.$E34]+[.$C$3]*MAX([.K63:.K67])" office:value-type="float" office:value="0.00001" calcext:value-type="float">
            <text:p>0.00001</text:p>
          </table:table-cell>
          <table:table-cell table:style-name="ce6" table:formula="of:=[.$E34]+[.$C$3]*MAX([.L63:.L67])" office:value-type="float" office:value="0.00001" calcext:value-type="float">
            <text:p>0.00001</text:p>
          </table:table-cell>
          <table:table-cell table:style-name="ce6" table:formula="of:=[.$E34]+[.$C$3]*MAX([.M63:.M67])" office:value-type="float" office:value="0.00001" calcext:value-type="float">
            <text:p>0.00001</text:p>
          </table:table-cell>
          <table:table-cell table:style-name="ce6" table:formula="of:=[.$E34]+[.$C$3]*MAX([.N63:.N67])" office:value-type="float" office:value="0.00001001" calcext:value-type="float">
            <text:p>0.00001001</text:p>
          </table:table-cell>
          <table:table-cell table:style-name="ce6" table:formula="of:=[.$E34]+[.$C$3]*MAX([.O63:.O67])" office:value-type="float" office:value="0.00001001" calcext:value-type="float">
            <text:p>0.00001001</text:p>
          </table:table-cell>
          <table:table-cell table:style-name="ce6" table:formula="of:=[.$E34]+[.$C$3]*MAX([.P63:.P67])" office:value-type="float" office:value="0.00001001" calcext:value-type="float">
            <text:p>0.00001001</text:p>
          </table:table-cell>
          <table:table-cell table:style-name="ce6" table:formula="of:=[.$E34]+[.$C$3]*MAX([.Q63:.Q67])" office:value-type="float" office:value="0.00001001001" calcext:value-type="float">
            <text:p>0.00001001</text:p>
          </table:table-cell>
          <table:table-cell table:style-name="ce6" table:formula="of:=[.$E34]+[.$C$3]*MAX([.R63:.R67])" office:value-type="float" office:value="0.00001001001" calcext:value-type="float">
            <text:p>0.00001001</text:p>
          </table:table-cell>
          <table:table-cell table:style-name="ce6" table:formula="of:=[.$E34]+[.$C$3]*MAX([.S63:.S67])" office:value-type="float" office:value="0.00001001001" calcext:value-type="float">
            <text:p>0.00001001</text:p>
          </table:table-cell>
          <table:table-cell table:style-name="ce6" table:formula="of:=[.$E34]+[.$C$3]*MAX([.T63:.T67])" office:value-type="float" office:value="0.00001001001001" calcext:value-type="float">
            <text:p>0.00001001</text:p>
          </table:table-cell>
          <table:table-cell table:style-name="ce6" table:formula="of:=[.$E34]+[.$C$3]*MAX([.U63:.U67])" office:value-type="float" office:value="0.00001001001001" calcext:value-type="float">
            <text:p>0.00001001</text:p>
          </table:table-cell>
          <table:table-cell table:style-name="ce6" table:formula="of:=[.$E34]+[.$C$3]*MAX([.V63:.V67])" office:value-type="float" office:value="0.00001001001001" calcext:value-type="float">
            <text:p>0.00001001</text:p>
          </table:table-cell>
          <table:table-cell table:style-name="ce6" table:formula="of:=[.$E34]+[.$C$3]*MAX([.W63:.W67])" office:value-type="float" office:value="0.00001001001001001" calcext:value-type="float">
            <text:p>0.00001001</text:p>
          </table:table-cell>
          <table:table-cell table:style-name="ce6" table:formula="of:=[.$E34]+[.$C$3]*MAX([.X63:.X67])" office:value-type="float" office:value="0.00001001001001001" calcext:value-type="float">
            <text:p>0.00001001</text:p>
          </table:table-cell>
          <table:table-cell table:style-name="ce6" table:formula="of:=[.$E34]+[.$C$3]*MAX([.Y63:.Y67])" office:value-type="float" office:value="0.00001001001001001" calcext:value-type="float">
            <text:p>0.00001001</text:p>
          </table:table-cell>
          <table:table-cell table:style-name="ce6" table:formula="of:=[.$E34]+[.$C$3]*MAX([.Z63:.Z67])" office:value-type="float" office:value="0.00001001001001001" calcext:value-type="float">
            <text:p>0.00001001</text:p>
          </table:table-cell>
          <table:table-cell table:style-name="ce6" table:formula="of:=[.$E34]+[.$C$3]*MAX([.AA63:.AA67])" office:value-type="float" office:value="0.00001001001001001" calcext:value-type="float">
            <text:p>0.00001001</text:p>
          </table:table-cell>
          <table:table-cell table:style-name="ce5" table:formula="of:=[.$E34]+[.$C$3]*MAX([.AB63:.AB67])" office:value-type="float" office:value="0.00001001001001001" calcext:value-type="float">
            <text:p>0.00001001</text:p>
          </table:table-cell>
          <table:table-cell table:style-name="ce1"/>
          <table:table-cell table:style-name="ce7"/>
          <table:table-cell table:style-name="ce8" office:value-type="float" office:value="0.000000002" calcext:value-type="float">
            <text:p>0.000000002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0,1),-2) </text:p>
          </table:table-cell>
          <table:table-cell table:style-name="ce1" table:number-columns-repeated="3"/>
          <table:table-cell table:style-name="ce12" table:formula="of:=SQRT(ABS([.AN34]))*[.AN34]/ABS([.AN34]+0.0000000001)" office:value-type="float" office:value="0" calcext:value-type="float">
            <text:p>0.000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(a(MazeAction(RIGHT),0) </text:p>
          </table:table-cell>
          <table:table-cell table:style-name="ce15" office:value-type="string" calcext:value-type="string">
            <text:p><text:s/>o(MazeObservation(1,1),-1)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1" table:number-columns-repeated="3"/>
          <table:table-cell table:style-name="ce16" table:formula="of:=SQRT(ABS([.AV34]))*[.AV34]/ABS([.AV34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0,1),-2) </text:p>
          </table:table-cell>
          <table:table-cell/>
          <table:table-cell table:style-name="ce21" table:formula="of:=SQRT(ABS([.BB34]))*[.BB34]/ABS([.BB34]+0.0000000001)" office:value-type="float" office:value="-0" calcext:value-type="float">
            <text:p>0.000</text:p>
          </table:table-cell>
          <table:table-cell table:style-name="ce1" office:value-type="float" office:value="-0" calcext:value-type="float">
            <text:p>0</text:p>
          </table:table-cell>
          <table:table-cell table:style-name="ce15" office:value-type="string" calcext:value-type="string">
            <text:p>a(MazeAction(RIGHT),0) </text:p>
          </table:table-cell>
          <table:table-cell table:style-name="ce15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0,1),-2) </text:p>
          </table:table-cell>
          <table:table-cell table:style-name="ce26"/>
          <table:table-cell table:style-name="ce28" table:formula="of:=SQRT(ABS([.BH34]))*[.BH34]/ABS([.BH34]+0.0000000001)" office:value-type="float" office:value="-0.0774596682151428" calcext:value-type="float">
            <text:p>-0.077</text:p>
          </table:table-cell>
          <table:table-cell table:style-name="ce17" office:value-type="float" office:value="-0.006" calcext:value-type="float">
            <text:p>-0.006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5]+[.$C$3]*MAX([.F5:.F9])" office:value-type="float" office:value="0" calcext:value-type="float">
            <text:p>0</text:p>
          </table:table-cell>
          <table:table-cell table:style-name="ce4" table:formula="of:=[.$E35]+[.$C$3]*MAX([.G5:.G9])" office:value-type="float" office:value="0" calcext:value-type="float">
            <text:p>0</text:p>
          </table:table-cell>
          <table:table-cell table:style-name="ce6" table:formula="of:=[.$E35]+[.$C$3]*MAX([.H5:.H9])" office:value-type="float" office:value="0.01" calcext:value-type="float">
            <text:p>0.01</text:p>
          </table:table-cell>
          <table:table-cell table:style-name="ce6" table:formula="of:=[.$E35]+[.$C$3]*MAX([.I5:.I9])" office:value-type="float" office:value="0.01" calcext:value-type="float">
            <text:p>0.01</text:p>
          </table:table-cell>
          <table:table-cell table:style-name="ce6" table:formula="of:=[.$E35]+[.$C$3]*MAX([.J5:.J9])" office:value-type="float" office:value="0.01" calcext:value-type="float">
            <text:p>0.01</text:p>
          </table:table-cell>
          <table:table-cell table:style-name="ce6" table:formula="of:=[.$E35]+[.$C$3]*MAX([.K5:.K9])" office:value-type="float" office:value="0.01001" calcext:value-type="float">
            <text:p>0.01001</text:p>
          </table:table-cell>
          <table:table-cell table:style-name="ce6" table:formula="of:=[.$E35]+[.$C$3]*MAX([.L5:.L9])" office:value-type="float" office:value="0.01001" calcext:value-type="float">
            <text:p>0.01001</text:p>
          </table:table-cell>
          <table:table-cell table:style-name="ce6" table:formula="of:=[.$E35]+[.$C$3]*MAX([.M5:.M9])" office:value-type="float" office:value="0.01001" calcext:value-type="float">
            <text:p>0.01001</text:p>
          </table:table-cell>
          <table:table-cell table:style-name="ce6" table:formula="of:=[.$E35]+[.$C$3]*MAX([.N5:.N9])" office:value-type="float" office:value="0.01001001" calcext:value-type="float">
            <text:p>0.01001001</text:p>
          </table:table-cell>
          <table:table-cell table:style-name="ce6" table:formula="of:=[.$E35]+[.$C$3]*MAX([.O5:.O9])" office:value-type="float" office:value="0.01001001" calcext:value-type="float">
            <text:p>0.01001001</text:p>
          </table:table-cell>
          <table:table-cell table:style-name="ce6" table:formula="of:=[.$E35]+[.$C$3]*MAX([.P5:.P9])" office:value-type="float" office:value="0.01001001" calcext:value-type="float">
            <text:p>0.01001001</text:p>
          </table:table-cell>
          <table:table-cell table:style-name="ce6" table:formula="of:=[.$E35]+[.$C$3]*MAX([.Q5:.Q9])" office:value-type="float" office:value="0.01001001001" calcext:value-type="float">
            <text:p>0.01001001</text:p>
          </table:table-cell>
          <table:table-cell table:style-name="ce6" table:formula="of:=[.$E35]+[.$C$3]*MAX([.R5:.R9])" office:value-type="float" office:value="0.01001001001" calcext:value-type="float">
            <text:p>0.01001001</text:p>
          </table:table-cell>
          <table:table-cell table:style-name="ce6" table:formula="of:=[.$E35]+[.$C$3]*MAX([.S5:.S9])" office:value-type="float" office:value="0.01001001001" calcext:value-type="float">
            <text:p>0.01001001</text:p>
          </table:table-cell>
          <table:table-cell table:style-name="ce6" table:formula="of:=[.$E35]+[.$C$3]*MAX([.T5:.T9])" office:value-type="float" office:value="0.01001001001001" calcext:value-type="float">
            <text:p>0.01001001</text:p>
          </table:table-cell>
          <table:table-cell table:style-name="ce6" table:formula="of:=[.$E35]+[.$C$3]*MAX([.U5:.U9])" office:value-type="float" office:value="0.01001001001001" calcext:value-type="float">
            <text:p>0.01001001</text:p>
          </table:table-cell>
          <table:table-cell table:style-name="ce6" table:formula="of:=[.$E35]+[.$C$3]*MAX([.V5:.V9])" office:value-type="float" office:value="0.01001001001001" calcext:value-type="float">
            <text:p>0.01001001</text:p>
          </table:table-cell>
          <table:table-cell table:style-name="ce6" table:formula="of:=[.$E35]+[.$C$3]*MAX([.W5:.W9])" office:value-type="float" office:value="0.01001001001001" calcext:value-type="float">
            <text:p>0.01001001</text:p>
          </table:table-cell>
          <table:table-cell table:style-name="ce6" table:formula="of:=[.$E35]+[.$C$3]*MAX([.X5:.X9])" office:value-type="float" office:value="0.01001001001001" calcext:value-type="float">
            <text:p>0.01001001</text:p>
          </table:table-cell>
          <table:table-cell table:style-name="ce6" table:formula="of:=[.$E35]+[.$C$3]*MAX([.Y5:.Y9])" office:value-type="float" office:value="0.01001001001001" calcext:value-type="float">
            <text:p>0.01001001</text:p>
          </table:table-cell>
          <table:table-cell table:style-name="ce6" table:formula="of:=[.$E35]+[.$C$3]*MAX([.Z5:.Z9])" office:value-type="float" office:value="0.01001001001001" calcext:value-type="float">
            <text:p>0.01001001</text:p>
          </table:table-cell>
          <table:table-cell table:style-name="ce6" table:formula="of:=[.$E35]+[.$C$3]*MAX([.AA5:.AA9])" office:value-type="float" office:value="0.01001001001001" calcext:value-type="float">
            <text:p>0.01001001</text:p>
          </table:table-cell>
          <table:table-cell table:style-name="ce5" table:formula="of:=[.$E35]+[.$C$3]*MAX([.AB5:.AB9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397" calcext:value-type="float">
            <text:p>-0.000000397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35]))*[.AN35]/ABS([.AN35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35]))*[.AV35]/ABS([.AV35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35]))*[.BB35]/ABS([.BB35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35]))*[.BH35]/ABS([.BH35]+0.0000000001)" office:value-type="float" office:value="-0.158113883640875" calcext:value-type="float">
            <text:p>-0.158</text:p>
          </table:table-cell>
          <table:table-cell table:style-name="ce17" office:value-type="float" office:value="-0.025" calcext:value-type="float">
            <text:p>-0.025</text:p>
          </table:table-cell>
          <table:table-cell table:style-name="ce9" office:value-type="string" calcext:value-type="string">
            <text:p>r(ListedReward(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6]+[.$C$3]*MAX([.F9:.F13])" office:value-type="float" office:value="0" calcext:value-type="float">
            <text:p>0</text:p>
          </table:table-cell>
          <table:table-cell table:style-name="ce4" table:formula="of:=[.$E36]+[.$C$3]*MAX([.G9:.G13])" office:value-type="float" office:value="0" calcext:value-type="float">
            <text:p>0</text:p>
          </table:table-cell>
          <table:table-cell table:style-name="ce6" table:formula="of:=[.$E36]+[.$C$3]*MAX([.H9:.H13])" office:value-type="float" office:value="0.01" calcext:value-type="float">
            <text:p>0.01</text:p>
          </table:table-cell>
          <table:table-cell table:style-name="ce6" table:formula="of:=[.$E36]+[.$C$3]*MAX([.I9:.I13])" office:value-type="float" office:value="0.01" calcext:value-type="float">
            <text:p>0.01</text:p>
          </table:table-cell>
          <table:table-cell table:style-name="ce6" table:formula="of:=[.$E36]+[.$C$3]*MAX([.J9:.J13])" office:value-type="float" office:value="0.01" calcext:value-type="float">
            <text:p>0.01</text:p>
          </table:table-cell>
          <table:table-cell table:style-name="ce6" table:formula="of:=[.$E36]+[.$C$3]*MAX([.K9:.K13])" office:value-type="float" office:value="0.01001" calcext:value-type="float">
            <text:p>0.01001</text:p>
          </table:table-cell>
          <table:table-cell table:style-name="ce6" table:formula="of:=[.$E36]+[.$C$3]*MAX([.L9:.L13])" office:value-type="float" office:value="0.01001" calcext:value-type="float">
            <text:p>0.01001</text:p>
          </table:table-cell>
          <table:table-cell table:style-name="ce6" table:formula="of:=[.$E36]+[.$C$3]*MAX([.M9:.M13])" office:value-type="float" office:value="0.01001" calcext:value-type="float">
            <text:p>0.01001</text:p>
          </table:table-cell>
          <table:table-cell table:style-name="ce6" table:formula="of:=[.$E36]+[.$C$3]*MAX([.N9:.N13])" office:value-type="float" office:value="0.01001001" calcext:value-type="float">
            <text:p>0.01001001</text:p>
          </table:table-cell>
          <table:table-cell table:style-name="ce6" table:formula="of:=[.$E36]+[.$C$3]*MAX([.O9:.O13])" office:value-type="float" office:value="0.01001001" calcext:value-type="float">
            <text:p>0.01001001</text:p>
          </table:table-cell>
          <table:table-cell table:style-name="ce6" table:formula="of:=[.$E36]+[.$C$3]*MAX([.P9:.P13])" office:value-type="float" office:value="0.01001001" calcext:value-type="float">
            <text:p>0.01001001</text:p>
          </table:table-cell>
          <table:table-cell table:style-name="ce6" table:formula="of:=[.$E36]+[.$C$3]*MAX([.Q9:.Q13])" office:value-type="float" office:value="0.01001001001" calcext:value-type="float">
            <text:p>0.01001001</text:p>
          </table:table-cell>
          <table:table-cell table:style-name="ce6" table:formula="of:=[.$E36]+[.$C$3]*MAX([.R9:.R13])" office:value-type="float" office:value="0.01001001001" calcext:value-type="float">
            <text:p>0.01001001</text:p>
          </table:table-cell>
          <table:table-cell table:style-name="ce6" table:formula="of:=[.$E36]+[.$C$3]*MAX([.S9:.S13])" office:value-type="float" office:value="0.01001001001" calcext:value-type="float">
            <text:p>0.01001001</text:p>
          </table:table-cell>
          <table:table-cell table:style-name="ce6" table:formula="of:=[.$E36]+[.$C$3]*MAX([.T9:.T13])" office:value-type="float" office:value="0.01001001001001" calcext:value-type="float">
            <text:p>0.01001001</text:p>
          </table:table-cell>
          <table:table-cell table:style-name="ce6" table:formula="of:=[.$E36]+[.$C$3]*MAX([.U9:.U13])" office:value-type="float" office:value="0.01001001001001" calcext:value-type="float">
            <text:p>0.01001001</text:p>
          </table:table-cell>
          <table:table-cell table:style-name="ce6" table:formula="of:=[.$E36]+[.$C$3]*MAX([.V9:.V13])" office:value-type="float" office:value="0.01001001001001" calcext:value-type="float">
            <text:p>0.01001001</text:p>
          </table:table-cell>
          <table:table-cell table:style-name="ce6" table:formula="of:=[.$E36]+[.$C$3]*MAX([.W9:.W13])" office:value-type="float" office:value="0.01001001001001" calcext:value-type="float">
            <text:p>0.01001001</text:p>
          </table:table-cell>
          <table:table-cell table:style-name="ce6" table:formula="of:=[.$E36]+[.$C$3]*MAX([.X9:.X13])" office:value-type="float" office:value="0.01001001001001" calcext:value-type="float">
            <text:p>0.01001001</text:p>
          </table:table-cell>
          <table:table-cell table:style-name="ce6" table:formula="of:=[.$E36]+[.$C$3]*MAX([.Y9:.Y13])" office:value-type="float" office:value="0.01001001001001" calcext:value-type="float">
            <text:p>0.01001001</text:p>
          </table:table-cell>
          <table:table-cell table:style-name="ce6" table:formula="of:=[.$E36]+[.$C$3]*MAX([.Z9:.Z13])" office:value-type="float" office:value="0.01001001001001" calcext:value-type="float">
            <text:p>0.01001001</text:p>
          </table:table-cell>
          <table:table-cell table:style-name="ce6" table:formula="of:=[.$E36]+[.$C$3]*MAX([.AA9:.AA13])" office:value-type="float" office:value="0.01001001001001" calcext:value-type="float">
            <text:p>0.01001001</text:p>
          </table:table-cell>
          <table:table-cell table:style-name="ce5" table:formula="of:=[.$E36]+[.$C$3]*MAX([.AB9:.AB13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99999631" calcext:value-type="float">
            <text:p>0.099999631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36]))*[.AN36]/ABS([.AN36]+0.0000000001)" office:value-type="float" office:value="0.31622776570061" calcext:value-type="float">
            <text:p>0.316</text:p>
          </table:table-cell>
          <table:table-cell table:style-name="ce13" office:value-type="float" office:value="0.1" calcext:value-type="float">
            <text:p>0.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36]))*[.AV36]/ABS([.AV3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36]))*[.BB36]/ABS([.BB3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36]))*[.BH36]/ABS([.BH36]+0.0000000001)" office:value-type="float" office:value="-0.0774596682151428" calcext:value-type="float">
            <text:p>-0.077</text:p>
          </table:table-cell>
          <table:table-cell table:style-name="ce17" office:value-type="float" office:value="-0.006" calcext:value-type="float">
            <text:p>-0.006</text:p>
          </table:table-cell>
          <table:table-cell table:style-name="ce9" office:value-type="string" calcext:value-type="string">
            <text:p>a(MazeAction( DOWN),-1) </text:p>
          </table:table-cell>
          <table:table-cell table:style-name="ce9" office:value-type="string" calcext:value-type="string">
            <text:p><text:s/>a(MazeAction( DOWN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7]+[.$C$3]*MAX([.F4:.F8])" office:value-type="float" office:value="0" calcext:value-type="float">
            <text:p>0</text:p>
          </table:table-cell>
          <table:table-cell table:style-name="ce4" table:formula="of:=[.$E37]+[.$C$3]*MAX([.G4:.G8])" office:value-type="float" office:value="0" calcext:value-type="float">
            <text:p>0</text:p>
          </table:table-cell>
          <table:table-cell table:style-name="ce6" table:formula="of:=[.$E37]+[.$C$3]*MAX([.H4:.H8])" office:value-type="float" office:value="0.01" calcext:value-type="float">
            <text:p>0.01</text:p>
          </table:table-cell>
          <table:table-cell table:style-name="ce6" table:formula="of:=[.$E37]+[.$C$3]*MAX([.I4:.I8])" office:value-type="float" office:value="0.01" calcext:value-type="float">
            <text:p>0.01</text:p>
          </table:table-cell>
          <table:table-cell table:style-name="ce6" table:formula="of:=[.$E37]+[.$C$3]*MAX([.J4:.J8])" office:value-type="float" office:value="0.01" calcext:value-type="float">
            <text:p>0.01</text:p>
          </table:table-cell>
          <table:table-cell table:style-name="ce6" table:formula="of:=[.$E37]+[.$C$3]*MAX([.K4:.K8])" office:value-type="float" office:value="0.01001" calcext:value-type="float">
            <text:p>0.01001</text:p>
          </table:table-cell>
          <table:table-cell table:style-name="ce6" table:formula="of:=[.$E37]+[.$C$3]*MAX([.L4:.L8])" office:value-type="float" office:value="0.01001" calcext:value-type="float">
            <text:p>0.01001</text:p>
          </table:table-cell>
          <table:table-cell table:style-name="ce6" table:formula="of:=[.$E37]+[.$C$3]*MAX([.M4:.M8])" office:value-type="float" office:value="0.01001" calcext:value-type="float">
            <text:p>0.01001</text:p>
          </table:table-cell>
          <table:table-cell table:style-name="ce6" table:formula="of:=[.$E37]+[.$C$3]*MAX([.N4:.N8])" office:value-type="float" office:value="0.01001001" calcext:value-type="float">
            <text:p>0.01001001</text:p>
          </table:table-cell>
          <table:table-cell table:style-name="ce6" table:formula="of:=[.$E37]+[.$C$3]*MAX([.O4:.O8])" office:value-type="float" office:value="0.01001001" calcext:value-type="float">
            <text:p>0.01001001</text:p>
          </table:table-cell>
          <table:table-cell table:style-name="ce6" table:formula="of:=[.$E37]+[.$C$3]*MAX([.P4:.P8])" office:value-type="float" office:value="0.01001001" calcext:value-type="float">
            <text:p>0.01001001</text:p>
          </table:table-cell>
          <table:table-cell table:style-name="ce6" table:formula="of:=[.$E37]+[.$C$3]*MAX([.Q4:.Q8])" office:value-type="float" office:value="0.01001001001" calcext:value-type="float">
            <text:p>0.01001001</text:p>
          </table:table-cell>
          <table:table-cell table:style-name="ce6" table:formula="of:=[.$E37]+[.$C$3]*MAX([.R4:.R8])" office:value-type="float" office:value="0.01001001001" calcext:value-type="float">
            <text:p>0.01001001</text:p>
          </table:table-cell>
          <table:table-cell table:style-name="ce6" table:formula="of:=[.$E37]+[.$C$3]*MAX([.S4:.S8])" office:value-type="float" office:value="0.01001001001" calcext:value-type="float">
            <text:p>0.01001001</text:p>
          </table:table-cell>
          <table:table-cell table:style-name="ce6" table:formula="of:=[.$E37]+[.$C$3]*MAX([.T4:.T8])" office:value-type="float" office:value="0.01001001001001" calcext:value-type="float">
            <text:p>0.01001001</text:p>
          </table:table-cell>
          <table:table-cell table:style-name="ce6" table:formula="of:=[.$E37]+[.$C$3]*MAX([.U4:.U8])" office:value-type="float" office:value="0.01001001001001" calcext:value-type="float">
            <text:p>0.01001001</text:p>
          </table:table-cell>
          <table:table-cell table:style-name="ce6" table:formula="of:=[.$E37]+[.$C$3]*MAX([.V4:.V8])" office:value-type="float" office:value="0.01001001001001" calcext:value-type="float">
            <text:p>0.01001001</text:p>
          </table:table-cell>
          <table:table-cell table:style-name="ce6" table:formula="of:=[.$E37]+[.$C$3]*MAX([.W4:.W8])" office:value-type="float" office:value="0.01001001001001" calcext:value-type="float">
            <text:p>0.01001001</text:p>
          </table:table-cell>
          <table:table-cell table:style-name="ce6" table:formula="of:=[.$E37]+[.$C$3]*MAX([.X4:.X8])" office:value-type="float" office:value="0.01001001001001" calcext:value-type="float">
            <text:p>0.01001001</text:p>
          </table:table-cell>
          <table:table-cell table:style-name="ce6" table:formula="of:=[.$E37]+[.$C$3]*MAX([.Y4:.Y8])" office:value-type="float" office:value="0.01001001001001" calcext:value-type="float">
            <text:p>0.01001001</text:p>
          </table:table-cell>
          <table:table-cell table:style-name="ce6" table:formula="of:=[.$E37]+[.$C$3]*MAX([.Z4:.Z8])" office:value-type="float" office:value="0.01001001001001" calcext:value-type="float">
            <text:p>0.01001001</text:p>
          </table:table-cell>
          <table:table-cell table:style-name="ce6" table:formula="of:=[.$E37]+[.$C$3]*MAX([.AA4:.AA8])" office:value-type="float" office:value="0.01001001001001" calcext:value-type="float">
            <text:p>0.01001001</text:p>
          </table:table-cell>
          <table:table-cell table:style-name="ce5" table:formula="of:=[.$E37]+[.$C$3]*MAX([.AB4:.AB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47" calcext:value-type="float">
            <text:p>-0.00000047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37]))*[.AN37]/ABS([.AN37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37]))*[.AV37]/ABS([.AV3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37]))*[.BB37]/ABS([.BB3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37]))*[.BH37]/ABS([.BH37]+0.0000000001)" office:value-type="float" office:value="-0.181659021796331" calcext:value-type="float">
            <text:p>-0.182</text:p>
          </table:table-cell>
          <table:table-cell table:style-name="ce17" office:value-type="float" office:value="-0.033" calcext:value-type="float">
            <text:p>-0.033</text:p>
          </table:table-cell>
          <table:table-cell table:style-name="ce9" office:value-type="string" calcext:value-type="string">
            <text:p>a(MazeAction( DOWN),-1) </text:p>
          </table:table-cell>
          <table:table-cell table:style-name="ce9" office:value-type="string" calcext:value-type="string">
            <text:p><text:s/>a(MazeAction(RIGHT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38]+[.$C$3]*MAX([.F4:.F8])" office:value-type="float" office:value="0" calcext:value-type="float">
            <text:p>0</text:p>
          </table:table-cell>
          <table:table-cell table:style-name="ce3" table:formula="of:=[.$E38]+[.$C$3]*MAX([.G4:.G8])" office:value-type="float" office:value="0" calcext:value-type="float">
            <text:p>0</text:p>
          </table:table-cell>
          <table:table-cell table:style-name="ce5" table:formula="of:=[.$E38]+[.$C$3]*MAX([.H4:.H8])" office:value-type="float" office:value="0.01" calcext:value-type="float">
            <text:p>0.01</text:p>
          </table:table-cell>
          <table:table-cell table:style-name="ce5" table:formula="of:=[.$E38]+[.$C$3]*MAX([.I4:.I8])" office:value-type="float" office:value="0.01" calcext:value-type="float">
            <text:p>0.01</text:p>
          </table:table-cell>
          <table:table-cell table:style-name="ce5" table:formula="of:=[.$E38]+[.$C$3]*MAX([.J4:.J8])" office:value-type="float" office:value="0.01" calcext:value-type="float">
            <text:p>0.01</text:p>
          </table:table-cell>
          <table:table-cell table:style-name="ce5" table:formula="of:=[.$E38]+[.$C$3]*MAX([.K4:.K8])" office:value-type="float" office:value="0.01001" calcext:value-type="float">
            <text:p>0.01001</text:p>
          </table:table-cell>
          <table:table-cell table:style-name="ce5" table:formula="of:=[.$E38]+[.$C$3]*MAX([.L4:.L8])" office:value-type="float" office:value="0.01001" calcext:value-type="float">
            <text:p>0.01001</text:p>
          </table:table-cell>
          <table:table-cell table:style-name="ce5" table:formula="of:=[.$E38]+[.$C$3]*MAX([.M4:.M8])" office:value-type="float" office:value="0.01001" calcext:value-type="float">
            <text:p>0.01001</text:p>
          </table:table-cell>
          <table:table-cell table:style-name="ce5" table:formula="of:=[.$E38]+[.$C$3]*MAX([.N4:.N8])" office:value-type="float" office:value="0.01001001" calcext:value-type="float">
            <text:p>0.01001001</text:p>
          </table:table-cell>
          <table:table-cell table:style-name="ce5" table:formula="of:=[.$E38]+[.$C$3]*MAX([.O4:.O8])" office:value-type="float" office:value="0.01001001" calcext:value-type="float">
            <text:p>0.01001001</text:p>
          </table:table-cell>
          <table:table-cell table:style-name="ce5" table:formula="of:=[.$E38]+[.$C$3]*MAX([.P4:.P8])" office:value-type="float" office:value="0.01001001" calcext:value-type="float">
            <text:p>0.01001001</text:p>
          </table:table-cell>
          <table:table-cell table:style-name="ce5" table:formula="of:=[.$E38]+[.$C$3]*MAX([.Q4:.Q8])" office:value-type="float" office:value="0.01001001001" calcext:value-type="float">
            <text:p>0.01001001</text:p>
          </table:table-cell>
          <table:table-cell table:style-name="ce5" table:formula="of:=[.$E38]+[.$C$3]*MAX([.R4:.R8])" office:value-type="float" office:value="0.01001001001" calcext:value-type="float">
            <text:p>0.01001001</text:p>
          </table:table-cell>
          <table:table-cell table:style-name="ce5" table:formula="of:=[.$E38]+[.$C$3]*MAX([.S4:.S8])" office:value-type="float" office:value="0.01001001001" calcext:value-type="float">
            <text:p>0.01001001</text:p>
          </table:table-cell>
          <table:table-cell table:style-name="ce5" table:formula="of:=[.$E38]+[.$C$3]*MAX([.T4:.T8])" office:value-type="float" office:value="0.01001001001001" calcext:value-type="float">
            <text:p>0.01001001</text:p>
          </table:table-cell>
          <table:table-cell table:style-name="ce5" table:formula="of:=[.$E38]+[.$C$3]*MAX([.U4:.U8])" office:value-type="float" office:value="0.01001001001001" calcext:value-type="float">
            <text:p>0.01001001</text:p>
          </table:table-cell>
          <table:table-cell table:style-name="ce5" table:formula="of:=[.$E38]+[.$C$3]*MAX([.V4:.V8])" office:value-type="float" office:value="0.01001001001001" calcext:value-type="float">
            <text:p>0.01001001</text:p>
          </table:table-cell>
          <table:table-cell table:style-name="ce5" table:formula="of:=[.$E38]+[.$C$3]*MAX([.W4:.W8])" office:value-type="float" office:value="0.01001001001001" calcext:value-type="float">
            <text:p>0.01001001</text:p>
          </table:table-cell>
          <table:table-cell table:style-name="ce5" table:formula="of:=[.$E38]+[.$C$3]*MAX([.X4:.X8])" office:value-type="float" office:value="0.01001001001001" calcext:value-type="float">
            <text:p>0.01001001</text:p>
          </table:table-cell>
          <table:table-cell table:style-name="ce5" table:formula="of:=[.$E38]+[.$C$3]*MAX([.Y4:.Y8])" office:value-type="float" office:value="0.01001001001001" calcext:value-type="float">
            <text:p>0.01001001</text:p>
          </table:table-cell>
          <table:table-cell table:style-name="ce5" table:formula="of:=[.$E38]+[.$C$3]*MAX([.Z4:.Z8])" office:value-type="float" office:value="0.01001001001001" calcext:value-type="float">
            <text:p>0.01001001</text:p>
          </table:table-cell>
          <table:table-cell table:style-name="ce5" table:formula="of:=[.$E38]+[.$C$3]*MAX([.AA4:.AA8])" office:value-type="float" office:value="0.01001001001001" calcext:value-type="float">
            <text:p>0.01001001</text:p>
          </table:table-cell>
          <table:table-cell table:style-name="ce5" table:formula="of:=[.$E38]+[.$C$3]*MAX([.AB4:.AB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-0.000000417" calcext:value-type="float">
            <text:p>-0.000000417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38]))*[.AN38]/ABS([.AN38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38]))*[.AV38]/ABS([.AV3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38]))*[.BB38]/ABS([.BB3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38]))*[.BH38]/ABS([.BH38]+0.0000000001)" office:value-type="float" office:value="-0.100000001" calcext:value-type="float">
            <text:p>-0.100</text:p>
          </table:table-cell>
          <table:table-cell table:style-name="ce17" office:value-type="float" office:value="-0.01" calcext:value-type="float">
            <text:p>-0.01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 DOWN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39]+[.$C$3]*MAX([.F18:.F22])" office:value-type="float" office:value="0" calcext:value-type="float">
            <text:p>0</text:p>
          </table:table-cell>
          <table:table-cell table:style-name="ce4" table:formula="of:=[.$E39]+[.$C$3]*MAX([.G18:.G22])" office:value-type="float" office:value="0" calcext:value-type="float">
            <text:p>0</text:p>
          </table:table-cell>
          <table:table-cell table:style-name="ce6" table:formula="of:=[.$E39]+[.$C$3]*MAX([.H18:.H22])" office:value-type="float" office:value="0.01" calcext:value-type="float">
            <text:p>0.01</text:p>
          </table:table-cell>
          <table:table-cell table:style-name="ce6" table:formula="of:=[.$E39]+[.$C$3]*MAX([.I18:.I22])" office:value-type="float" office:value="0.01" calcext:value-type="float">
            <text:p>0.01</text:p>
          </table:table-cell>
          <table:table-cell table:style-name="ce6" table:formula="of:=[.$E39]+[.$C$3]*MAX([.J18:.J22])" office:value-type="float" office:value="0.01" calcext:value-type="float">
            <text:p>0.01</text:p>
          </table:table-cell>
          <table:table-cell table:style-name="ce6" table:formula="of:=[.$E39]+[.$C$3]*MAX([.K18:.K22])" office:value-type="float" office:value="0.01001" calcext:value-type="float">
            <text:p>0.01001</text:p>
          </table:table-cell>
          <table:table-cell table:style-name="ce6" table:formula="of:=[.$E39]+[.$C$3]*MAX([.L18:.L22])" office:value-type="float" office:value="0.01001" calcext:value-type="float">
            <text:p>0.01001</text:p>
          </table:table-cell>
          <table:table-cell table:style-name="ce6" table:formula="of:=[.$E39]+[.$C$3]*MAX([.M18:.M22])" office:value-type="float" office:value="0.01001" calcext:value-type="float">
            <text:p>0.01001</text:p>
          </table:table-cell>
          <table:table-cell table:style-name="ce6" table:formula="of:=[.$E39]+[.$C$3]*MAX([.N18:.N22])" office:value-type="float" office:value="0.01001001" calcext:value-type="float">
            <text:p>0.01001001</text:p>
          </table:table-cell>
          <table:table-cell table:style-name="ce6" table:formula="of:=[.$E39]+[.$C$3]*MAX([.O18:.O22])" office:value-type="float" office:value="0.01001001" calcext:value-type="float">
            <text:p>0.01001001</text:p>
          </table:table-cell>
          <table:table-cell table:style-name="ce6" table:formula="of:=[.$E39]+[.$C$3]*MAX([.P18:.P22])" office:value-type="float" office:value="0.01001001" calcext:value-type="float">
            <text:p>0.01001001</text:p>
          </table:table-cell>
          <table:table-cell table:style-name="ce6" table:formula="of:=[.$E39]+[.$C$3]*MAX([.Q18:.Q22])" office:value-type="float" office:value="0.01001001001" calcext:value-type="float">
            <text:p>0.01001001</text:p>
          </table:table-cell>
          <table:table-cell table:style-name="ce6" table:formula="of:=[.$E39]+[.$C$3]*MAX([.R18:.R22])" office:value-type="float" office:value="0.01001001001" calcext:value-type="float">
            <text:p>0.01001001</text:p>
          </table:table-cell>
          <table:table-cell table:style-name="ce6" table:formula="of:=[.$E39]+[.$C$3]*MAX([.S18:.S22])" office:value-type="float" office:value="0.01001001001" calcext:value-type="float">
            <text:p>0.01001001</text:p>
          </table:table-cell>
          <table:table-cell table:style-name="ce6" table:formula="of:=[.$E39]+[.$C$3]*MAX([.T18:.T22])" office:value-type="float" office:value="0.01001001001001" calcext:value-type="float">
            <text:p>0.01001001</text:p>
          </table:table-cell>
          <table:table-cell table:style-name="ce6" table:formula="of:=[.$E39]+[.$C$3]*MAX([.U18:.U22])" office:value-type="float" office:value="0.01001001001001" calcext:value-type="float">
            <text:p>0.01001001</text:p>
          </table:table-cell>
          <table:table-cell table:style-name="ce6" table:formula="of:=[.$E39]+[.$C$3]*MAX([.V18:.V22])" office:value-type="float" office:value="0.01001001001001" calcext:value-type="float">
            <text:p>0.01001001</text:p>
          </table:table-cell>
          <table:table-cell table:style-name="ce6" table:formula="of:=[.$E39]+[.$C$3]*MAX([.W18:.W22])" office:value-type="float" office:value="0.01001001001001" calcext:value-type="float">
            <text:p>0.01001001</text:p>
          </table:table-cell>
          <table:table-cell table:style-name="ce6" table:formula="of:=[.$E39]+[.$C$3]*MAX([.X18:.X22])" office:value-type="float" office:value="0.01001001001001" calcext:value-type="float">
            <text:p>0.01001001</text:p>
          </table:table-cell>
          <table:table-cell table:style-name="ce6" table:formula="of:=[.$E39]+[.$C$3]*MAX([.Y18:.Y22])" office:value-type="float" office:value="0.01001001001001" calcext:value-type="float">
            <text:p>0.01001001</text:p>
          </table:table-cell>
          <table:table-cell table:style-name="ce6" table:formula="of:=[.$E39]+[.$C$3]*MAX([.Z18:.Z22])" office:value-type="float" office:value="0.01001001001001" calcext:value-type="float">
            <text:p>0.01001001</text:p>
          </table:table-cell>
          <table:table-cell table:style-name="ce6" table:formula="of:=[.$E39]+[.$C$3]*MAX([.AA18:.AA22])" office:value-type="float" office:value="0.01001001001001" calcext:value-type="float">
            <text:p>0.01001001</text:p>
          </table:table-cell>
          <table:table-cell table:style-name="ce5" table:formula="of:=[.$E39]+[.$C$3]*MAX([.AB18:.AB22])" office:value-type="float" office:value="0.01001001001001" calcext:value-type="float">
            <text:p>0.01001001</text:p>
          </table:table-cell>
          <table:table-cell table:style-name="ce1"/>
          <table:table-cell table:style-name="ce7"/>
          <table:table-cell table:style-name="ce8" office:value-type="float" office:value="-0.000000428" calcext:value-type="float">
            <text:p>-0.000000428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0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style-name="ce1" table:number-columns-repeated="3"/>
          <table:table-cell table:style-name="ce12" table:formula="of:=SQRT(ABS([.AN39]))*[.AN39]/ABS([.AN39]+0.0000000001)" office:value-type="float" office:value="0.31622776570061" calcext:value-type="float">
            <text:p>0.316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string" calcext:value-type="string">
            <text:p>(a(MazeAction(RIGHT),0) </text:p>
          </table:table-cell>
          <table:table-cell table:style-name="ce15" office:value-type="string" calcext:value-type="string">
            <text:p><text:s/>o(MazeObservation(0,0),-1)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1" table:number-columns-repeated="3"/>
          <table:table-cell table:style-name="ce16" table:formula="of:=SQRT(ABS([.AV39]))*[.AV39]/ABS([.AV3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39]))*[.BB39]/ABS([.BB39]+0.0000000001)" office:value-type="float" office:value="0.173205080179537" calcext:value-type="float">
            <text:p>0.173</text:p>
          </table:table-cell>
          <table:table-cell table:style-name="ce1" office:value-type="float" office:value="0.03" calcext:value-type="float">
            <text:p>0.03</text:p>
          </table:table-cell>
          <table:table-cell table:style-name="ce15" office:value-type="string" calcext:value-type="string">
            <text:p>a(MazeAction(RIGHT),0) </text:p>
          </table:table-cell>
          <table:table-cell table:style-name="ce15" office:value-type="string" calcext:value-type="string">
            <text:p><text:s/>o(MazeObservation(0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6"/>
          <table:table-cell table:style-name="ce28" table:formula="of:=SQRT(ABS([.BH39]))*[.BH39]/ABS([.BH39]+0.0000000001)" office:value-type="float" office:value="-0.418330013506083" calcext:value-type="float">
            <text:p>-0.418</text:p>
          </table:table-cell>
          <table:table-cell table:style-name="ce17" office:value-type="float" office:value="-0.175" calcext:value-type="float">
            <text:p>-0.175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RIGHT),0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0]+[.$C$3]*MAX([.F40:.F44])" office:value-type="float" office:value="0" calcext:value-type="float">
            <text:p>0</text:p>
          </table:table-cell>
          <table:table-cell table:style-name="ce4" table:formula="of:=[.$E40]+[.$C$3]*MAX([.G40:.G44])" office:value-type="float" office:value="0" calcext:value-type="float">
            <text:p>0</text:p>
          </table:table-cell>
          <table:table-cell table:style-name="ce6" table:formula="of:=[.$E40]+[.$C$3]*MAX([.H40:.H44])" office:value-type="float" office:value="0" calcext:value-type="float">
            <text:p>0</text:p>
          </table:table-cell>
          <table:table-cell table:style-name="ce6" table:formula="of:=[.$E40]+[.$C$3]*MAX([.I40:.I44])" office:value-type="float" office:value="0" calcext:value-type="float">
            <text:p>0</text:p>
          </table:table-cell>
          <table:table-cell table:style-name="ce6" table:formula="of:=[.$E40]+[.$C$3]*MAX([.J40:.J44])" office:value-type="float" office:value="0.0001" calcext:value-type="float">
            <text:p>0.0001</text:p>
          </table:table-cell>
          <table:table-cell table:style-name="ce6" table:formula="of:=[.$E40]+[.$C$3]*MAX([.K40:.K44])" office:value-type="float" office:value="0.0001" calcext:value-type="float">
            <text:p>0.0001</text:p>
          </table:table-cell>
          <table:table-cell table:style-name="ce6" table:formula="of:=[.$E40]+[.$C$3]*MAX([.L40:.L44])" office:value-type="float" office:value="0.0001" calcext:value-type="float">
            <text:p>0.0001</text:p>
          </table:table-cell>
          <table:table-cell table:style-name="ce6" table:formula="of:=[.$E40]+[.$C$3]*MAX([.M40:.M44])" office:value-type="float" office:value="0.0001001" calcext:value-type="float">
            <text:p>0.0001001</text:p>
          </table:table-cell>
          <table:table-cell table:style-name="ce6" table:formula="of:=[.$E40]+[.$C$3]*MAX([.N40:.N44])" office:value-type="float" office:value="0.0001001" calcext:value-type="float">
            <text:p>0.0001001</text:p>
          </table:table-cell>
          <table:table-cell table:style-name="ce6" table:formula="of:=[.$E40]+[.$C$3]*MAX([.O40:.O44])" office:value-type="float" office:value="0.0001001" calcext:value-type="float">
            <text:p>0.0001001</text:p>
          </table:table-cell>
          <table:table-cell table:style-name="ce6" table:formula="of:=[.$E40]+[.$C$3]*MAX([.P40:.P44])" office:value-type="float" office:value="0.0001001001" calcext:value-type="float">
            <text:p>0.0001001001</text:p>
          </table:table-cell>
          <table:table-cell table:style-name="ce6" table:formula="of:=[.$E40]+[.$C$3]*MAX([.Q40:.Q44])" office:value-type="float" office:value="0.0001001001" calcext:value-type="float">
            <text:p>0.0001001001</text:p>
          </table:table-cell>
          <table:table-cell table:style-name="ce6" table:formula="of:=[.$E40]+[.$C$3]*MAX([.R40:.R44])" office:value-type="float" office:value="0.0001001001" calcext:value-type="float">
            <text:p>0.0001001001</text:p>
          </table:table-cell>
          <table:table-cell table:style-name="ce6" table:formula="of:=[.$E40]+[.$C$3]*MAX([.S40:.S44])" office:value-type="float" office:value="0.0001001001001" calcext:value-type="float">
            <text:p>0.0001001001</text:p>
          </table:table-cell>
          <table:table-cell table:style-name="ce6" table:formula="of:=[.$E40]+[.$C$3]*MAX([.T40:.T44])" office:value-type="float" office:value="0.0001001001001" calcext:value-type="float">
            <text:p>0.0001001001</text:p>
          </table:table-cell>
          <table:table-cell table:style-name="ce6" table:formula="of:=[.$E40]+[.$C$3]*MAX([.U40:.U44])" office:value-type="float" office:value="0.0001001001001" calcext:value-type="float">
            <text:p>0.0001001001</text:p>
          </table:table-cell>
          <table:table-cell table:style-name="ce6" table:formula="of:=[.$E40]+[.$C$3]*MAX([.V40:.V44])" office:value-type="float" office:value="0.0001001001001001" calcext:value-type="float">
            <text:p>0.0001001001</text:p>
          </table:table-cell>
          <table:table-cell table:style-name="ce6" table:formula="of:=[.$E40]+[.$C$3]*MAX([.W40:.W44])" office:value-type="float" office:value="0.0001001001001001" calcext:value-type="float">
            <text:p>0.0001001001</text:p>
          </table:table-cell>
          <table:table-cell table:style-name="ce6" table:formula="of:=[.$E40]+[.$C$3]*MAX([.X40:.X44])" office:value-type="float" office:value="0.0001001001001001" calcext:value-type="float">
            <text:p>0.0001001001</text:p>
          </table:table-cell>
          <table:table-cell table:style-name="ce6" table:formula="of:=[.$E40]+[.$C$3]*MAX([.Y40:.Y44])" office:value-type="float" office:value="0.0001001001001001" calcext:value-type="float">
            <text:p>0.0001001001</text:p>
          </table:table-cell>
          <table:table-cell table:style-name="ce6" table:formula="of:=[.$E40]+[.$C$3]*MAX([.Z40:.Z44])" office:value-type="float" office:value="0.0001001001001001" calcext:value-type="float">
            <text:p>0.0001001001</text:p>
          </table:table-cell>
          <table:table-cell table:style-name="ce6" table:formula="of:=[.$E40]+[.$C$3]*MAX([.AA40:.AA44])" office:value-type="float" office:value="0.0001001001001001" calcext:value-type="float">
            <text:p>0.0001001001</text:p>
          </table:table-cell>
          <table:table-cell table:style-name="ce5" table:formula="of:=[.$E40]+[.$C$3]*MAX([.AB40:.AB44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0]))*[.AN40]/ABS([.AN40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<text:s text:c="2"/>UP),0) </text:p>
          </table:table-cell>
          <table:table-cell table:style-name="ce15" office:value-type="string" calcext:value-type="string">
            <text:p><text:s/>o(MazeObservation(1,0),-1))</text:p>
          </table:table-cell>
          <table:table-cell table:style-name="ce15"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0]))*[.AV40]/ABS([.AV4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0]))*[.BB40]/ABS([.BB40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<text:s text:c="2"/>UP),0) </text:p>
          </table:table-cell>
          <table:table-cell table:style-name="ce15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0]))*[.BH40]/ABS([.BH40]+0.0000000001)" office:value-type="float" office:value="0.137840486795426" calcext:value-type="float">
            <text:p>0.138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1]+[.$C$3]*MAX([.F44:.F48])" office:value-type="float" office:value="0" calcext:value-type="float">
            <text:p>0</text:p>
          </table:table-cell>
          <table:table-cell table:style-name="ce4" table:formula="of:=[.$E41]+[.$C$3]*MAX([.G44:.G48])" office:value-type="float" office:value="0" calcext:value-type="float">
            <text:p>0</text:p>
          </table:table-cell>
          <table:table-cell table:style-name="ce6" table:formula="of:=[.$E41]+[.$C$3]*MAX([.H44:.H48])" office:value-type="float" office:value="0" calcext:value-type="float">
            <text:p>0</text:p>
          </table:table-cell>
          <table:table-cell table:style-name="ce6" table:formula="of:=[.$E41]+[.$C$3]*MAX([.I44:.I48])" office:value-type="float" office:value="0" calcext:value-type="float">
            <text:p>0</text:p>
          </table:table-cell>
          <table:table-cell table:style-name="ce6" table:formula="of:=[.$E41]+[.$C$3]*MAX([.J44:.J48])" office:value-type="float" office:value="0.0001" calcext:value-type="float">
            <text:p>0.0001</text:p>
          </table:table-cell>
          <table:table-cell table:style-name="ce6" table:formula="of:=[.$E41]+[.$C$3]*MAX([.K44:.K48])" office:value-type="float" office:value="0.0001" calcext:value-type="float">
            <text:p>0.0001</text:p>
          </table:table-cell>
          <table:table-cell table:style-name="ce6" table:formula="of:=[.$E41]+[.$C$3]*MAX([.L44:.L48])" office:value-type="float" office:value="0.0001" calcext:value-type="float">
            <text:p>0.0001</text:p>
          </table:table-cell>
          <table:table-cell table:style-name="ce6" table:formula="of:=[.$E41]+[.$C$3]*MAX([.M44:.M48])" office:value-type="float" office:value="0.0001001" calcext:value-type="float">
            <text:p>0.0001001</text:p>
          </table:table-cell>
          <table:table-cell table:style-name="ce6" table:formula="of:=[.$E41]+[.$C$3]*MAX([.N44:.N48])" office:value-type="float" office:value="0.0001001" calcext:value-type="float">
            <text:p>0.0001001</text:p>
          </table:table-cell>
          <table:table-cell table:style-name="ce6" table:formula="of:=[.$E41]+[.$C$3]*MAX([.O44:.O48])" office:value-type="float" office:value="0.0001001" calcext:value-type="float">
            <text:p>0.0001001</text:p>
          </table:table-cell>
          <table:table-cell table:style-name="ce6" table:formula="of:=[.$E41]+[.$C$3]*MAX([.P44:.P48])" office:value-type="float" office:value="0.0001001001" calcext:value-type="float">
            <text:p>0.0001001001</text:p>
          </table:table-cell>
          <table:table-cell table:style-name="ce6" table:formula="of:=[.$E41]+[.$C$3]*MAX([.Q44:.Q48])" office:value-type="float" office:value="0.0001001001" calcext:value-type="float">
            <text:p>0.0001001001</text:p>
          </table:table-cell>
          <table:table-cell table:style-name="ce6" table:formula="of:=[.$E41]+[.$C$3]*MAX([.R44:.R48])" office:value-type="float" office:value="0.0001001001" calcext:value-type="float">
            <text:p>0.0001001001</text:p>
          </table:table-cell>
          <table:table-cell table:style-name="ce6" table:formula="of:=[.$E41]+[.$C$3]*MAX([.S44:.S48])" office:value-type="float" office:value="0.0001001001001" calcext:value-type="float">
            <text:p>0.0001001001</text:p>
          </table:table-cell>
          <table:table-cell table:style-name="ce6" table:formula="of:=[.$E41]+[.$C$3]*MAX([.T44:.T48])" office:value-type="float" office:value="0.0001001001001" calcext:value-type="float">
            <text:p>0.0001001001</text:p>
          </table:table-cell>
          <table:table-cell table:style-name="ce6" table:formula="of:=[.$E41]+[.$C$3]*MAX([.U44:.U48])" office:value-type="float" office:value="0.0001001001001" calcext:value-type="float">
            <text:p>0.0001001001</text:p>
          </table:table-cell>
          <table:table-cell table:style-name="ce6" table:formula="of:=[.$E41]+[.$C$3]*MAX([.V44:.V48])" office:value-type="float" office:value="0.0001001001001001" calcext:value-type="float">
            <text:p>0.0001001001</text:p>
          </table:table-cell>
          <table:table-cell table:style-name="ce6" table:formula="of:=[.$E41]+[.$C$3]*MAX([.W44:.W48])" office:value-type="float" office:value="0.0001001001001001" calcext:value-type="float">
            <text:p>0.0001001001</text:p>
          </table:table-cell>
          <table:table-cell table:style-name="ce6" table:formula="of:=[.$E41]+[.$C$3]*MAX([.X44:.X48])" office:value-type="float" office:value="0.0001001001001001" calcext:value-type="float">
            <text:p>0.0001001001</text:p>
          </table:table-cell>
          <table:table-cell table:style-name="ce6" table:formula="of:=[.$E41]+[.$C$3]*MAX([.Y44:.Y48])" office:value-type="float" office:value="0.0001001001001001" calcext:value-type="float">
            <text:p>0.0001001001</text:p>
          </table:table-cell>
          <table:table-cell table:style-name="ce6" table:formula="of:=[.$E41]+[.$C$3]*MAX([.Z44:.Z48])" office:value-type="float" office:value="0.0001001001001001" calcext:value-type="float">
            <text:p>0.0001001001</text:p>
          </table:table-cell>
          <table:table-cell table:style-name="ce6" table:formula="of:=[.$E41]+[.$C$3]*MAX([.AA44:.AA48])" office:value-type="float" office:value="0.0001001001001001" calcext:value-type="float">
            <text:p>0.0001001001</text:p>
          </table:table-cell>
          <table:table-cell table:style-name="ce5" table:formula="of:=[.$E41]+[.$C$3]*MAX([.AB44:.AB48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-0.000000001" calcext:value-type="float">
            <text:p>-0.000000001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1]))*[.AN41]/ABS([.AN41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1]))*[.AV41]/ABS([.AV4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1]))*[.BB41]/ABS([.BB4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1]))*[.BH41]/ABS([.BH41]+0.0000000001)" office:value-type="float" office:value="0.0948683287509589" calcext:value-type="float">
            <text:p>0.095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9" office:value-type="string" calcext:value-type="string">
            <text:p>o(MazeObservation(0,0),-1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2]+[.$C$3]*MAX([.F34:.F38])" office:value-type="float" office:value="0" calcext:value-type="float">
            <text:p>0</text:p>
          </table:table-cell>
          <table:table-cell table:style-name="ce4" table:formula="of:=[.$E42]+[.$C$3]*MAX([.G34:.G38])" office:value-type="float" office:value="0" calcext:value-type="float">
            <text:p>0</text:p>
          </table:table-cell>
          <table:table-cell table:style-name="ce6" table:formula="of:=[.$E42]+[.$C$3]*MAX([.H34:.H38])" office:value-type="float" office:value="0" calcext:value-type="float">
            <text:p>0</text:p>
          </table:table-cell>
          <table:table-cell table:style-name="ce6" table:formula="of:=[.$E42]+[.$C$3]*MAX([.I34:.I38])" office:value-type="float" office:value="0.001" calcext:value-type="float">
            <text:p>0.001</text:p>
          </table:table-cell>
          <table:table-cell table:style-name="ce6" table:formula="of:=[.$E42]+[.$C$3]*MAX([.J34:.J38])" office:value-type="float" office:value="0.001" calcext:value-type="float">
            <text:p>0.001</text:p>
          </table:table-cell>
          <table:table-cell table:style-name="ce6" table:formula="of:=[.$E42]+[.$C$3]*MAX([.K34:.K38])" office:value-type="float" office:value="0.001" calcext:value-type="float">
            <text:p>0.001</text:p>
          </table:table-cell>
          <table:table-cell table:style-name="ce6" table:formula="of:=[.$E42]+[.$C$3]*MAX([.L34:.L38])" office:value-type="float" office:value="0.001001" calcext:value-type="float">
            <text:p>0.001001</text:p>
          </table:table-cell>
          <table:table-cell table:style-name="ce6" table:formula="of:=[.$E42]+[.$C$3]*MAX([.M34:.M38])" office:value-type="float" office:value="0.001001" calcext:value-type="float">
            <text:p>0.001001</text:p>
          </table:table-cell>
          <table:table-cell table:style-name="ce6" table:formula="of:=[.$E42]+[.$C$3]*MAX([.N34:.N38])" office:value-type="float" office:value="0.001001" calcext:value-type="float">
            <text:p>0.001001</text:p>
          </table:table-cell>
          <table:table-cell table:style-name="ce6" table:formula="of:=[.$E42]+[.$C$3]*MAX([.O34:.O38])" office:value-type="float" office:value="0.001001001" calcext:value-type="float">
            <text:p>0.001001001</text:p>
          </table:table-cell>
          <table:table-cell table:style-name="ce6" table:formula="of:=[.$E42]+[.$C$3]*MAX([.P34:.P38])" office:value-type="float" office:value="0.001001001" calcext:value-type="float">
            <text:p>0.001001001</text:p>
          </table:table-cell>
          <table:table-cell table:style-name="ce6" table:formula="of:=[.$E42]+[.$C$3]*MAX([.Q34:.Q38])" office:value-type="float" office:value="0.001001001" calcext:value-type="float">
            <text:p>0.001001001</text:p>
          </table:table-cell>
          <table:table-cell table:style-name="ce6" table:formula="of:=[.$E42]+[.$C$3]*MAX([.R34:.R38])" office:value-type="float" office:value="0.001001001001" calcext:value-type="float">
            <text:p>0.001001001</text:p>
          </table:table-cell>
          <table:table-cell table:style-name="ce6" table:formula="of:=[.$E42]+[.$C$3]*MAX([.S34:.S38])" office:value-type="float" office:value="0.001001001001" calcext:value-type="float">
            <text:p>0.001001001</text:p>
          </table:table-cell>
          <table:table-cell table:style-name="ce6" table:formula="of:=[.$E42]+[.$C$3]*MAX([.T34:.T38])" office:value-type="float" office:value="0.001001001001" calcext:value-type="float">
            <text:p>0.001001001</text:p>
          </table:table-cell>
          <table:table-cell table:style-name="ce6" table:formula="of:=[.$E42]+[.$C$3]*MAX([.U34:.U38])" office:value-type="float" office:value="0.001001001001001" calcext:value-type="float">
            <text:p>0.001001001</text:p>
          </table:table-cell>
          <table:table-cell table:style-name="ce6" table:formula="of:=[.$E42]+[.$C$3]*MAX([.V34:.V38])" office:value-type="float" office:value="0.001001001001001" calcext:value-type="float">
            <text:p>0.001001001</text:p>
          </table:table-cell>
          <table:table-cell table:style-name="ce6" table:formula="of:=[.$E42]+[.$C$3]*MAX([.W34:.W38])" office:value-type="float" office:value="0.001001001001001" calcext:value-type="float">
            <text:p>0.001001001</text:p>
          </table:table-cell>
          <table:table-cell table:style-name="ce6" table:formula="of:=[.$E42]+[.$C$3]*MAX([.X34:.X38])" office:value-type="float" office:value="0.001001001001001" calcext:value-type="float">
            <text:p>0.001001001</text:p>
          </table:table-cell>
          <table:table-cell table:style-name="ce6" table:formula="of:=[.$E42]+[.$C$3]*MAX([.Y34:.Y38])" office:value-type="float" office:value="0.001001001001001" calcext:value-type="float">
            <text:p>0.001001001</text:p>
          </table:table-cell>
          <table:table-cell table:style-name="ce6" table:formula="of:=[.$E42]+[.$C$3]*MAX([.Z34:.Z38])" office:value-type="float" office:value="0.001001001001001" calcext:value-type="float">
            <text:p>0.001001001</text:p>
          </table:table-cell>
          <table:table-cell table:style-name="ce6" table:formula="of:=[.$E42]+[.$C$3]*MAX([.AA34:.AA38])" office:value-type="float" office:value="0.001001001001001" calcext:value-type="float">
            <text:p>0.001001001</text:p>
          </table:table-cell>
          <table:table-cell table:style-name="ce5" table:formula="of:=[.$E42]+[.$C$3]*MAX([.AB34:.AB38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0.009999963" calcext:value-type="float">
            <text:p>0.009999963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2]))*[.AN42]/ABS([.AN42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2]))*[.AV42]/ABS([.AV4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2]))*[.BB42]/ABS([.BB4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2]))*[.BH42]/ABS([.BH42]+0.0000000001)" office:value-type="float" office:value="0.0948683287509589" calcext:value-type="float">
            <text:p>0.095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9" office:value-type="string" calcext:value-type="string">
            <text:p>o(MazeObservation(0,0),-1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number-columns-repeated="2" table:style-name="ce1" office:value-type="string" calcext:value-type="string">
            <text:p>(1,0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43]+[.$C$3]*MAX([.F39:.F43])" office:value-type="float" office:value="0" calcext:value-type="float">
            <text:p>0</text:p>
          </table:table-cell>
          <table:table-cell table:style-name="ce3" table:formula="of:=[.$E43]+[.$C$3]*MAX([.G39:.G43])" office:value-type="float" office:value="0" calcext:value-type="float">
            <text:p>0</text:p>
          </table:table-cell>
          <table:table-cell table:style-name="ce5" table:formula="of:=[.$E43]+[.$C$3]*MAX([.H39:.H43])" office:value-type="float" office:value="0" calcext:value-type="float">
            <text:p>0</text:p>
          </table:table-cell>
          <table:table-cell table:style-name="ce5" table:formula="of:=[.$E43]+[.$C$3]*MAX([.I39:.I43])" office:value-type="float" office:value="0.001" calcext:value-type="float">
            <text:p>0.001</text:p>
          </table:table-cell>
          <table:table-cell table:style-name="ce5" table:formula="of:=[.$E43]+[.$C$3]*MAX([.J39:.J43])" office:value-type="float" office:value="0.001" calcext:value-type="float">
            <text:p>0.001</text:p>
          </table:table-cell>
          <table:table-cell table:style-name="ce5" table:formula="of:=[.$E43]+[.$C$3]*MAX([.K39:.K43])" office:value-type="float" office:value="0.001" calcext:value-type="float">
            <text:p>0.001</text:p>
          </table:table-cell>
          <table:table-cell table:style-name="ce5" table:formula="of:=[.$E43]+[.$C$3]*MAX([.L39:.L43])" office:value-type="float" office:value="0.001001" calcext:value-type="float">
            <text:p>0.001001</text:p>
          </table:table-cell>
          <table:table-cell table:style-name="ce5" table:formula="of:=[.$E43]+[.$C$3]*MAX([.M39:.M43])" office:value-type="float" office:value="0.001001" calcext:value-type="float">
            <text:p>0.001001</text:p>
          </table:table-cell>
          <table:table-cell table:style-name="ce5" table:formula="of:=[.$E43]+[.$C$3]*MAX([.N39:.N43])" office:value-type="float" office:value="0.001001" calcext:value-type="float">
            <text:p>0.001001</text:p>
          </table:table-cell>
          <table:table-cell table:style-name="ce5" table:formula="of:=[.$E43]+[.$C$3]*MAX([.O39:.O43])" office:value-type="float" office:value="0.001001001" calcext:value-type="float">
            <text:p>0.001001001</text:p>
          </table:table-cell>
          <table:table-cell table:style-name="ce5" table:formula="of:=[.$E43]+[.$C$3]*MAX([.P39:.P43])" office:value-type="float" office:value="0.001001001" calcext:value-type="float">
            <text:p>0.001001001</text:p>
          </table:table-cell>
          <table:table-cell table:style-name="ce5" table:formula="of:=[.$E43]+[.$C$3]*MAX([.Q39:.Q43])" office:value-type="float" office:value="0.001001001" calcext:value-type="float">
            <text:p>0.001001001</text:p>
          </table:table-cell>
          <table:table-cell table:style-name="ce5" table:formula="of:=[.$E43]+[.$C$3]*MAX([.R39:.R43])" office:value-type="float" office:value="0.001001001001" calcext:value-type="float">
            <text:p>0.001001001</text:p>
          </table:table-cell>
          <table:table-cell table:style-name="ce5" table:formula="of:=[.$E43]+[.$C$3]*MAX([.S39:.S43])" office:value-type="float" office:value="0.001001001001" calcext:value-type="float">
            <text:p>0.001001001</text:p>
          </table:table-cell>
          <table:table-cell table:style-name="ce5" table:formula="of:=[.$E43]+[.$C$3]*MAX([.T39:.T43])" office:value-type="float" office:value="0.001001001001" calcext:value-type="float">
            <text:p>0.001001001</text:p>
          </table:table-cell>
          <table:table-cell table:style-name="ce5" table:formula="of:=[.$E43]+[.$C$3]*MAX([.U39:.U43])" office:value-type="float" office:value="0.001001001001001" calcext:value-type="float">
            <text:p>0.001001001</text:p>
          </table:table-cell>
          <table:table-cell table:style-name="ce5" table:formula="of:=[.$E43]+[.$C$3]*MAX([.V39:.V43])" office:value-type="float" office:value="0.001001001001001" calcext:value-type="float">
            <text:p>0.001001001</text:p>
          </table:table-cell>
          <table:table-cell table:style-name="ce5" table:formula="of:=[.$E43]+[.$C$3]*MAX([.W39:.W43])" office:value-type="float" office:value="0.001001001001001" calcext:value-type="float">
            <text:p>0.001001001</text:p>
          </table:table-cell>
          <table:table-cell table:style-name="ce5" table:formula="of:=[.$E43]+[.$C$3]*MAX([.X39:.X43])" office:value-type="float" office:value="0.001001001001001" calcext:value-type="float">
            <text:p>0.001001001</text:p>
          </table:table-cell>
          <table:table-cell table:style-name="ce5" table:formula="of:=[.$E43]+[.$C$3]*MAX([.Y39:.Y43])" office:value-type="float" office:value="0.001001001001001" calcext:value-type="float">
            <text:p>0.001001001</text:p>
          </table:table-cell>
          <table:table-cell table:style-name="ce5" table:formula="of:=[.$E43]+[.$C$3]*MAX([.Z39:.Z43])" office:value-type="float" office:value="0.001001001001001" calcext:value-type="float">
            <text:p>0.001001001</text:p>
          </table:table-cell>
          <table:table-cell table:style-name="ce5" table:formula="of:=[.$E43]+[.$C$3]*MAX([.AA39:.AA43])" office:value-type="float" office:value="0.001001001001001" calcext:value-type="float">
            <text:p>0.001001001</text:p>
          </table:table-cell>
          <table:table-cell table:style-name="ce5" table:formula="of:=[.$E43]+[.$C$3]*MAX([.AB39:.AB43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3]))*[.AN43]/ABS([.AN43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3]))*[.AV43]/ABS([.AV43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3]))*[.BB43]/ABS([.BB4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3]))*[.BH43]/ABS([.BH43]+0.0000000001)" office:value-type="float" office:value="0.0948683287509589" calcext:value-type="float">
            <text:p>0.095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9" office:value-type="string" calcext:value-type="string">
            <text:p>o(MazeObservation(0,0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4]+[.$C$3]*MAX([.F43:.F47])" office:value-type="float" office:value="0" calcext:value-type="float">
            <text:p>0</text:p>
          </table:table-cell>
          <table:table-cell table:style-name="ce4" table:formula="of:=[.$E44]+[.$C$3]*MAX([.G43:.G47])" office:value-type="float" office:value="0" calcext:value-type="float">
            <text:p>0</text:p>
          </table:table-cell>
          <table:table-cell table:style-name="ce6" table:formula="of:=[.$E44]+[.$C$3]*MAX([.H43:.H47])" office:value-type="float" office:value="0" calcext:value-type="float">
            <text:p>0</text:p>
          </table:table-cell>
          <table:table-cell table:style-name="ce6" table:formula="of:=[.$E44]+[.$C$3]*MAX([.I43:.I47])" office:value-type="float" office:value="0" calcext:value-type="float">
            <text:p>0</text:p>
          </table:table-cell>
          <table:table-cell table:style-name="ce6" table:formula="of:=[.$E44]+[.$C$3]*MAX([.J43:.J47])" office:value-type="float" office:value="0.0001" calcext:value-type="float">
            <text:p>0.0001</text:p>
          </table:table-cell>
          <table:table-cell table:style-name="ce6" table:formula="of:=[.$E44]+[.$C$3]*MAX([.K43:.K47])" office:value-type="float" office:value="0.0001" calcext:value-type="float">
            <text:p>0.0001</text:p>
          </table:table-cell>
          <table:table-cell table:style-name="ce6" table:formula="of:=[.$E44]+[.$C$3]*MAX([.L43:.L47])" office:value-type="float" office:value="0.0001" calcext:value-type="float">
            <text:p>0.0001</text:p>
          </table:table-cell>
          <table:table-cell table:style-name="ce6" table:formula="of:=[.$E44]+[.$C$3]*MAX([.M43:.M47])" office:value-type="float" office:value="0.0001001" calcext:value-type="float">
            <text:p>0.0001001</text:p>
          </table:table-cell>
          <table:table-cell table:style-name="ce6" table:formula="of:=[.$E44]+[.$C$3]*MAX([.N43:.N47])" office:value-type="float" office:value="0.0001001" calcext:value-type="float">
            <text:p>0.0001001</text:p>
          </table:table-cell>
          <table:table-cell table:style-name="ce6" table:formula="of:=[.$E44]+[.$C$3]*MAX([.O43:.O47])" office:value-type="float" office:value="0.0001001" calcext:value-type="float">
            <text:p>0.0001001</text:p>
          </table:table-cell>
          <table:table-cell table:style-name="ce6" table:formula="of:=[.$E44]+[.$C$3]*MAX([.P43:.P47])" office:value-type="float" office:value="0.0001001001" calcext:value-type="float">
            <text:p>0.0001001001</text:p>
          </table:table-cell>
          <table:table-cell table:style-name="ce6" table:formula="of:=[.$E44]+[.$C$3]*MAX([.Q43:.Q47])" office:value-type="float" office:value="0.0001001001" calcext:value-type="float">
            <text:p>0.0001001001</text:p>
          </table:table-cell>
          <table:table-cell table:style-name="ce6" table:formula="of:=[.$E44]+[.$C$3]*MAX([.R43:.R47])" office:value-type="float" office:value="0.0001001001" calcext:value-type="float">
            <text:p>0.0001001001</text:p>
          </table:table-cell>
          <table:table-cell table:style-name="ce6" table:formula="of:=[.$E44]+[.$C$3]*MAX([.S43:.S47])" office:value-type="float" office:value="0.0001001001001" calcext:value-type="float">
            <text:p>0.0001001001</text:p>
          </table:table-cell>
          <table:table-cell table:style-name="ce6" table:formula="of:=[.$E44]+[.$C$3]*MAX([.T43:.T47])" office:value-type="float" office:value="0.0001001001001" calcext:value-type="float">
            <text:p>0.0001001001</text:p>
          </table:table-cell>
          <table:table-cell table:style-name="ce6" table:formula="of:=[.$E44]+[.$C$3]*MAX([.U43:.U47])" office:value-type="float" office:value="0.0001001001001" calcext:value-type="float">
            <text:p>0.0001001001</text:p>
          </table:table-cell>
          <table:table-cell table:style-name="ce6" table:formula="of:=[.$E44]+[.$C$3]*MAX([.V43:.V47])" office:value-type="float" office:value="0.0001001001001001" calcext:value-type="float">
            <text:p>0.0001001001</text:p>
          </table:table-cell>
          <table:table-cell table:style-name="ce6" table:formula="of:=[.$E44]+[.$C$3]*MAX([.W43:.W47])" office:value-type="float" office:value="0.0001001001001001" calcext:value-type="float">
            <text:p>0.0001001001</text:p>
          </table:table-cell>
          <table:table-cell table:style-name="ce6" table:formula="of:=[.$E44]+[.$C$3]*MAX([.X43:.X47])" office:value-type="float" office:value="0.0001001001001001" calcext:value-type="float">
            <text:p>0.0001001001</text:p>
          </table:table-cell>
          <table:table-cell table:style-name="ce6" table:formula="of:=[.$E44]+[.$C$3]*MAX([.Y43:.Y47])" office:value-type="float" office:value="0.0001001001001001" calcext:value-type="float">
            <text:p>0.0001001001</text:p>
          </table:table-cell>
          <table:table-cell table:style-name="ce6" table:formula="of:=[.$E44]+[.$C$3]*MAX([.Z43:.Z47])" office:value-type="float" office:value="0.0001001001001001" calcext:value-type="float">
            <text:p>0.0001001001</text:p>
          </table:table-cell>
          <table:table-cell table:style-name="ce6" table:formula="of:=[.$E44]+[.$C$3]*MAX([.AA43:.AA47])" office:value-type="float" office:value="0.0001001001001001" calcext:value-type="float">
            <text:p>0.0001001001</text:p>
          </table:table-cell>
          <table:table-cell table:style-name="ce5" table:formula="of:=[.$E44]+[.$C$3]*MAX([.AB43:.AB47])" office:value-type="float" office:value="0.0001001001001001" calcext:value-type="float">
            <text:p>0.0001001001</text:p>
          </table:table-cell>
          <table:table-cell table:style-name="ce1"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style-name="ce1" table:number-columns-repeated="3"/>
          <table:table-cell table:style-name="ce12" table:formula="of:=SQRT(ABS([.AN44]))*[.AN44]/ABS([.AN44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style-name="ce1" table:number-columns-repeated="3"/>
          <table:table-cell table:style-name="ce16" table:formula="of:=SQRT(ABS([.AV44]))*[.AV44]/ABS([.AV44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4]))*[.BB44]/ABS([.BB44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6"/>
          <table:table-cell table:style-name="ce28" table:formula="of:=SQRT(ABS([.BH44]))*[.BH44]/ABS([.BH44]+0.0000000001)" office:value-type="float" office:value="0.104880883863553" calcext:value-type="float">
            <text:p>0.105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9" office:value-type="string" calcext:value-type="string">
            <text:p>o(MazeObservation(1,0),0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5]+[.$C$3]*MAX([.F55:.F59])" office:value-type="float" office:value="0" calcext:value-type="float">
            <text:p>0</text:p>
          </table:table-cell>
          <table:table-cell table:style-name="ce4" table:formula="of:=[.$E45]+[.$C$3]*MAX([.G55:.G59])" office:value-type="float" office:value="0" calcext:value-type="float">
            <text:p>0</text:p>
          </table:table-cell>
          <table:table-cell table:style-name="ce6" table:formula="of:=[.$E45]+[.$C$3]*MAX([.H55:.H59])" office:value-type="float" office:value="0" calcext:value-type="float">
            <text:p>0</text:p>
          </table:table-cell>
          <table:table-cell table:style-name="ce6" table:formula="of:=[.$E45]+[.$C$3]*MAX([.I55:.I59])" office:value-type="float" office:value="0" calcext:value-type="float">
            <text:p>0</text:p>
          </table:table-cell>
          <table:table-cell table:style-name="ce6" table:formula="of:=[.$E45]+[.$C$3]*MAX([.J55:.J59])" office:value-type="float" office:value="0.0001" calcext:value-type="float">
            <text:p>0.0001</text:p>
          </table:table-cell>
          <table:table-cell table:style-name="ce6" table:formula="of:=[.$E45]+[.$C$3]*MAX([.K55:.K59])" office:value-type="float" office:value="0.0001" calcext:value-type="float">
            <text:p>0.0001</text:p>
          </table:table-cell>
          <table:table-cell table:style-name="ce6" table:formula="of:=[.$E45]+[.$C$3]*MAX([.L55:.L59])" office:value-type="float" office:value="0.0001" calcext:value-type="float">
            <text:p>0.0001</text:p>
          </table:table-cell>
          <table:table-cell table:style-name="ce6" table:formula="of:=[.$E45]+[.$C$3]*MAX([.M55:.M59])" office:value-type="float" office:value="0.0001001" calcext:value-type="float">
            <text:p>0.0001001</text:p>
          </table:table-cell>
          <table:table-cell table:style-name="ce6" table:formula="of:=[.$E45]+[.$C$3]*MAX([.N55:.N59])" office:value-type="float" office:value="0.0001001" calcext:value-type="float">
            <text:p>0.0001001</text:p>
          </table:table-cell>
          <table:table-cell table:style-name="ce6" table:formula="of:=[.$E45]+[.$C$3]*MAX([.O55:.O59])" office:value-type="float" office:value="0.0001001" calcext:value-type="float">
            <text:p>0.0001001</text:p>
          </table:table-cell>
          <table:table-cell table:style-name="ce6" table:formula="of:=[.$E45]+[.$C$3]*MAX([.P55:.P59])" office:value-type="float" office:value="0.0001001001" calcext:value-type="float">
            <text:p>0.0001001001</text:p>
          </table:table-cell>
          <table:table-cell table:style-name="ce6" table:formula="of:=[.$E45]+[.$C$3]*MAX([.Q55:.Q59])" office:value-type="float" office:value="0.0001001001" calcext:value-type="float">
            <text:p>0.0001001001</text:p>
          </table:table-cell>
          <table:table-cell table:style-name="ce6" table:formula="of:=[.$E45]+[.$C$3]*MAX([.R55:.R59])" office:value-type="float" office:value="0.0001001001" calcext:value-type="float">
            <text:p>0.0001001001</text:p>
          </table:table-cell>
          <table:table-cell table:style-name="ce6" table:formula="of:=[.$E45]+[.$C$3]*MAX([.S55:.S59])" office:value-type="float" office:value="0.0001001001001" calcext:value-type="float">
            <text:p>0.0001001001</text:p>
          </table:table-cell>
          <table:table-cell table:style-name="ce6" table:formula="of:=[.$E45]+[.$C$3]*MAX([.T55:.T59])" office:value-type="float" office:value="0.0001001001001" calcext:value-type="float">
            <text:p>0.0001001001</text:p>
          </table:table-cell>
          <table:table-cell table:style-name="ce6" table:formula="of:=[.$E45]+[.$C$3]*MAX([.U55:.U59])" office:value-type="float" office:value="0.0001001001001" calcext:value-type="float">
            <text:p>0.0001001001</text:p>
          </table:table-cell>
          <table:table-cell table:style-name="ce6" table:formula="of:=[.$E45]+[.$C$3]*MAX([.V55:.V59])" office:value-type="float" office:value="0.0001001001001001" calcext:value-type="float">
            <text:p>0.0001001001</text:p>
          </table:table-cell>
          <table:table-cell table:style-name="ce6" table:formula="of:=[.$E45]+[.$C$3]*MAX([.W55:.W59])" office:value-type="float" office:value="0.0001001001001001" calcext:value-type="float">
            <text:p>0.0001001001</text:p>
          </table:table-cell>
          <table:table-cell table:style-name="ce6" table:formula="of:=[.$E45]+[.$C$3]*MAX([.X55:.X59])" office:value-type="float" office:value="0.0001001001001001" calcext:value-type="float">
            <text:p>0.0001001001</text:p>
          </table:table-cell>
          <table:table-cell table:style-name="ce6" table:formula="of:=[.$E45]+[.$C$3]*MAX([.Y55:.Y59])" office:value-type="float" office:value="0.0001001001001001" calcext:value-type="float">
            <text:p>0.0001001001</text:p>
          </table:table-cell>
          <table:table-cell table:style-name="ce6" table:formula="of:=[.$E45]+[.$C$3]*MAX([.Z55:.Z59])" office:value-type="float" office:value="0.0001001001001001" calcext:value-type="float">
            <text:p>0.0001001001</text:p>
          </table:table-cell>
          <table:table-cell table:style-name="ce6" table:formula="of:=[.$E45]+[.$C$3]*MAX([.AA55:.AA59])" office:value-type="float" office:value="0.0001001001001001" calcext:value-type="float">
            <text:p>0.0001001001</text:p>
          </table:table-cell>
          <table:table-cell table:style-name="ce5" table:formula="of:=[.$E45]+[.$C$3]*MAX([.AB55:.AB59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356816" calcext:value-type="float">
            <text:p>0.000356816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5]))*[.AN45]/ABS([.AN45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5]))*[.AV45]/ABS([.AV45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5]))*[.BB45]/ABS([.BB45]+0.0000000001)" office:value-type="float" office:value="-0.0316227797639618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5]))*[.BH45]/ABS([.BH45]+0.0000000001)" office:value-type="float" office:value="-0.0547722575762585" calcext:value-type="float">
            <text:p>-0.055</text:p>
          </table:table-cell>
          <table:table-cell table:style-name="ce17" office:value-type="float" office:value="-0.003" calcext:value-type="float">
            <text:p>-0.003</text:p>
          </table:table-cell>
          <table:table-cell table:style-name="ce9" office:value-type="string" calcext:value-type="string">
            <text:p>o(MazeObservation(1,1),0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6]+[.$C$3]*MAX([.F59:.F63])" office:value-type="float" office:value="0" calcext:value-type="float">
            <text:p>0</text:p>
          </table:table-cell>
          <table:table-cell table:style-name="ce4" table:formula="of:=[.$E46]+[.$C$3]*MAX([.G59:.G63])" office:value-type="float" office:value="0" calcext:value-type="float">
            <text:p>0</text:p>
          </table:table-cell>
          <table:table-cell table:style-name="ce6" table:formula="of:=[.$E46]+[.$C$3]*MAX([.H59:.H63])" office:value-type="float" office:value="0" calcext:value-type="float">
            <text:p>0</text:p>
          </table:table-cell>
          <table:table-cell table:style-name="ce6" table:formula="of:=[.$E46]+[.$C$3]*MAX([.I59:.I63])" office:value-type="float" office:value="0" calcext:value-type="float">
            <text:p>0</text:p>
          </table:table-cell>
          <table:table-cell table:style-name="ce6" table:formula="of:=[.$E46]+[.$C$3]*MAX([.J59:.J63])" office:value-type="float" office:value="0.0001" calcext:value-type="float">
            <text:p>0.0001</text:p>
          </table:table-cell>
          <table:table-cell table:style-name="ce6" table:formula="of:=[.$E46]+[.$C$3]*MAX([.K59:.K63])" office:value-type="float" office:value="0.0001" calcext:value-type="float">
            <text:p>0.0001</text:p>
          </table:table-cell>
          <table:table-cell table:style-name="ce6" table:formula="of:=[.$E46]+[.$C$3]*MAX([.L59:.L63])" office:value-type="float" office:value="0.0001" calcext:value-type="float">
            <text:p>0.0001</text:p>
          </table:table-cell>
          <table:table-cell table:style-name="ce6" table:formula="of:=[.$E46]+[.$C$3]*MAX([.M59:.M63])" office:value-type="float" office:value="0.0001001" calcext:value-type="float">
            <text:p>0.0001001</text:p>
          </table:table-cell>
          <table:table-cell table:style-name="ce6" table:formula="of:=[.$E46]+[.$C$3]*MAX([.N59:.N63])" office:value-type="float" office:value="0.0001001" calcext:value-type="float">
            <text:p>0.0001001</text:p>
          </table:table-cell>
          <table:table-cell table:style-name="ce6" table:formula="of:=[.$E46]+[.$C$3]*MAX([.O59:.O63])" office:value-type="float" office:value="0.0001001" calcext:value-type="float">
            <text:p>0.0001001</text:p>
          </table:table-cell>
          <table:table-cell table:style-name="ce6" table:formula="of:=[.$E46]+[.$C$3]*MAX([.P59:.P63])" office:value-type="float" office:value="0.0001001001" calcext:value-type="float">
            <text:p>0.0001001001</text:p>
          </table:table-cell>
          <table:table-cell table:style-name="ce6" table:formula="of:=[.$E46]+[.$C$3]*MAX([.Q59:.Q63])" office:value-type="float" office:value="0.0001001001" calcext:value-type="float">
            <text:p>0.0001001001</text:p>
          </table:table-cell>
          <table:table-cell table:style-name="ce6" table:formula="of:=[.$E46]+[.$C$3]*MAX([.R59:.R63])" office:value-type="float" office:value="0.0001001001" calcext:value-type="float">
            <text:p>0.0001001001</text:p>
          </table:table-cell>
          <table:table-cell table:style-name="ce6" table:formula="of:=[.$E46]+[.$C$3]*MAX([.S59:.S63])" office:value-type="float" office:value="0.0001001001001" calcext:value-type="float">
            <text:p>0.0001001001</text:p>
          </table:table-cell>
          <table:table-cell table:style-name="ce6" table:formula="of:=[.$E46]+[.$C$3]*MAX([.T59:.T63])" office:value-type="float" office:value="0.0001001001001" calcext:value-type="float">
            <text:p>0.0001001001</text:p>
          </table:table-cell>
          <table:table-cell table:style-name="ce6" table:formula="of:=[.$E46]+[.$C$3]*MAX([.U59:.U63])" office:value-type="float" office:value="0.0001001001001" calcext:value-type="float">
            <text:p>0.0001001001</text:p>
          </table:table-cell>
          <table:table-cell table:style-name="ce6" table:formula="of:=[.$E46]+[.$C$3]*MAX([.V59:.V63])" office:value-type="float" office:value="0.0001001001001001" calcext:value-type="float">
            <text:p>0.0001001001</text:p>
          </table:table-cell>
          <table:table-cell table:style-name="ce6" table:formula="of:=[.$E46]+[.$C$3]*MAX([.W59:.W63])" office:value-type="float" office:value="0.0001001001001001" calcext:value-type="float">
            <text:p>0.0001001001</text:p>
          </table:table-cell>
          <table:table-cell table:style-name="ce6" table:formula="of:=[.$E46]+[.$C$3]*MAX([.X59:.X63])" office:value-type="float" office:value="0.0001001001001001" calcext:value-type="float">
            <text:p>0.0001001001</text:p>
          </table:table-cell>
          <table:table-cell table:style-name="ce6" table:formula="of:=[.$E46]+[.$C$3]*MAX([.Y59:.Y63])" office:value-type="float" office:value="0.0001001001001001" calcext:value-type="float">
            <text:p>0.0001001001</text:p>
          </table:table-cell>
          <table:table-cell table:style-name="ce6" table:formula="of:=[.$E46]+[.$C$3]*MAX([.Z59:.Z63])" office:value-type="float" office:value="0.0001001001001001" calcext:value-type="float">
            <text:p>0.0001001001</text:p>
          </table:table-cell>
          <table:table-cell table:style-name="ce6" table:formula="of:=[.$E46]+[.$C$3]*MAX([.AA59:.AA63])" office:value-type="float" office:value="0.0001001001001001" calcext:value-type="float">
            <text:p>0.0001001001</text:p>
          </table:table-cell>
          <table:table-cell table:style-name="ce5" table:formula="of:=[.$E46]+[.$C$3]*MAX([.AB59:.AB63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6" calcext:value-type="float">
            <text:p>0.000000006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6]))*[.AN46]/ABS([.AN46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6]))*[.AV46]/ABS([.AV46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6]))*[.BB46]/ABS([.BB46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6]))*[.BH46]/ABS([.BH46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1,1),0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7]+[.$C$3]*MAX([.F49:.F53])" office:value-type="float" office:value="0" calcext:value-type="float">
            <text:p>0</text:p>
          </table:table-cell>
          <table:table-cell table:style-name="ce4" table:formula="of:=[.$E47]+[.$C$3]*MAX([.G49:.G53])" office:value-type="float" office:value="0" calcext:value-type="float">
            <text:p>0</text:p>
          </table:table-cell>
          <table:table-cell table:style-name="ce6" table:formula="of:=[.$E47]+[.$C$3]*MAX([.H49:.H53])" office:value-type="float" office:value="0" calcext:value-type="float">
            <text:p>0</text:p>
          </table:table-cell>
          <table:table-cell table:style-name="ce6" table:formula="of:=[.$E47]+[.$C$3]*MAX([.I49:.I53])" office:value-type="float" office:value="0.001" calcext:value-type="float">
            <text:p>0.001</text:p>
          </table:table-cell>
          <table:table-cell table:style-name="ce6" table:formula="of:=[.$E47]+[.$C$3]*MAX([.J49:.J53])" office:value-type="float" office:value="0.001" calcext:value-type="float">
            <text:p>0.001</text:p>
          </table:table-cell>
          <table:table-cell table:style-name="ce6" table:formula="of:=[.$E47]+[.$C$3]*MAX([.K49:.K53])" office:value-type="float" office:value="0.001" calcext:value-type="float">
            <text:p>0.001</text:p>
          </table:table-cell>
          <table:table-cell table:style-name="ce6" table:formula="of:=[.$E47]+[.$C$3]*MAX([.L49:.L53])" office:value-type="float" office:value="0.001001" calcext:value-type="float">
            <text:p>0.001001</text:p>
          </table:table-cell>
          <table:table-cell table:style-name="ce6" table:formula="of:=[.$E47]+[.$C$3]*MAX([.M49:.M53])" office:value-type="float" office:value="0.001001" calcext:value-type="float">
            <text:p>0.001001</text:p>
          </table:table-cell>
          <table:table-cell table:style-name="ce6" table:formula="of:=[.$E47]+[.$C$3]*MAX([.N49:.N53])" office:value-type="float" office:value="0.001001" calcext:value-type="float">
            <text:p>0.001001</text:p>
          </table:table-cell>
          <table:table-cell table:style-name="ce6" table:formula="of:=[.$E47]+[.$C$3]*MAX([.O49:.O53])" office:value-type="float" office:value="0.001001001" calcext:value-type="float">
            <text:p>0.001001001</text:p>
          </table:table-cell>
          <table:table-cell table:style-name="ce6" table:formula="of:=[.$E47]+[.$C$3]*MAX([.P49:.P53])" office:value-type="float" office:value="0.001001001" calcext:value-type="float">
            <text:p>0.001001001</text:p>
          </table:table-cell>
          <table:table-cell table:style-name="ce6" table:formula="of:=[.$E47]+[.$C$3]*MAX([.Q49:.Q53])" office:value-type="float" office:value="0.001001001" calcext:value-type="float">
            <text:p>0.001001001</text:p>
          </table:table-cell>
          <table:table-cell table:style-name="ce6" table:formula="of:=[.$E47]+[.$C$3]*MAX([.R49:.R53])" office:value-type="float" office:value="0.001001001001" calcext:value-type="float">
            <text:p>0.001001001</text:p>
          </table:table-cell>
          <table:table-cell table:style-name="ce6" table:formula="of:=[.$E47]+[.$C$3]*MAX([.S49:.S53])" office:value-type="float" office:value="0.001001001001" calcext:value-type="float">
            <text:p>0.001001001</text:p>
          </table:table-cell>
          <table:table-cell table:style-name="ce6" table:formula="of:=[.$E47]+[.$C$3]*MAX([.T49:.T53])" office:value-type="float" office:value="0.001001001001" calcext:value-type="float">
            <text:p>0.001001001</text:p>
          </table:table-cell>
          <table:table-cell table:style-name="ce6" table:formula="of:=[.$E47]+[.$C$3]*MAX([.U49:.U53])" office:value-type="float" office:value="0.001001001001001" calcext:value-type="float">
            <text:p>0.001001001</text:p>
          </table:table-cell>
          <table:table-cell table:style-name="ce6" table:formula="of:=[.$E47]+[.$C$3]*MAX([.V49:.V53])" office:value-type="float" office:value="0.001001001001001" calcext:value-type="float">
            <text:p>0.001001001</text:p>
          </table:table-cell>
          <table:table-cell table:style-name="ce6" table:formula="of:=[.$E47]+[.$C$3]*MAX([.W49:.W53])" office:value-type="float" office:value="0.001001001001001" calcext:value-type="float">
            <text:p>0.001001001</text:p>
          </table:table-cell>
          <table:table-cell table:style-name="ce6" table:formula="of:=[.$E47]+[.$C$3]*MAX([.X49:.X53])" office:value-type="float" office:value="0.001001001001001" calcext:value-type="float">
            <text:p>0.001001001</text:p>
          </table:table-cell>
          <table:table-cell table:style-name="ce6" table:formula="of:=[.$E47]+[.$C$3]*MAX([.Y49:.Y53])" office:value-type="float" office:value="0.001001001001001" calcext:value-type="float">
            <text:p>0.001001001</text:p>
          </table:table-cell>
          <table:table-cell table:style-name="ce6" table:formula="of:=[.$E47]+[.$C$3]*MAX([.Z49:.Z53])" office:value-type="float" office:value="0.001001001001001" calcext:value-type="float">
            <text:p>0.001001001</text:p>
          </table:table-cell>
          <table:table-cell table:style-name="ce6" table:formula="of:=[.$E47]+[.$C$3]*MAX([.AA49:.AA53])" office:value-type="float" office:value="0.001001001001001" calcext:value-type="float">
            <text:p>0.001001001</text:p>
          </table:table-cell>
          <table:table-cell table:style-name="ce5" table:formula="of:=[.$E47]+[.$C$3]*MAX([.AB49:.AB53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0.0000002" calcext:value-type="float">
            <text:p>0.0000002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7]))*[.AN47]/ABS([.AN47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LEFT),0) </text:p>
          </table:table-cell>
          <table:table-cell table:style-name="ce15" office:value-type="string" calcext:value-type="string">
            <text:p><text:s/>o(MazeObservation(1,1),-1))</text:p>
          </table:table-cell>
          <table:table-cell table:style-name="ce15"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7]))*[.AV47]/ABS([.AV4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7]))*[.BB47]/ABS([.BB47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LEFT),0) </text:p>
          </table:table-cell>
          <table:table-cell table:style-name="ce15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7]))*[.BH47]/ABS([.BH47]+0.0000000001)" office:value-type="float" office:value="-0.0836660038486362" calcext:value-type="float">
            <text:p>-0.084</text:p>
          </table:table-cell>
          <table:table-cell table:style-name="ce17" office:value-type="float" office:value="-0.007" calcext:value-type="float">
            <text:p>-0.007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a(MazeAction( DOWN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48]+[.$C$3]*MAX([.F59:.F63])" office:value-type="float" office:value="0" calcext:value-type="float">
            <text:p>0</text:p>
          </table:table-cell>
          <table:table-cell table:style-name="ce3" table:formula="of:=[.$E48]+[.$C$3]*MAX([.G59:.G63])" office:value-type="float" office:value="0" calcext:value-type="float">
            <text:p>0</text:p>
          </table:table-cell>
          <table:table-cell table:style-name="ce5" table:formula="of:=[.$E48]+[.$C$3]*MAX([.H59:.H63])" office:value-type="float" office:value="0" calcext:value-type="float">
            <text:p>0</text:p>
          </table:table-cell>
          <table:table-cell table:style-name="ce5" table:formula="of:=[.$E48]+[.$C$3]*MAX([.I59:.I63])" office:value-type="float" office:value="0" calcext:value-type="float">
            <text:p>0</text:p>
          </table:table-cell>
          <table:table-cell table:style-name="ce5" table:formula="of:=[.$E48]+[.$C$3]*MAX([.J59:.J63])" office:value-type="float" office:value="0.0001" calcext:value-type="float">
            <text:p>0.0001</text:p>
          </table:table-cell>
          <table:table-cell table:style-name="ce5" table:formula="of:=[.$E48]+[.$C$3]*MAX([.K59:.K63])" office:value-type="float" office:value="0.0001" calcext:value-type="float">
            <text:p>0.0001</text:p>
          </table:table-cell>
          <table:table-cell table:style-name="ce5" table:formula="of:=[.$E48]+[.$C$3]*MAX([.L59:.L63])" office:value-type="float" office:value="0.0001" calcext:value-type="float">
            <text:p>0.0001</text:p>
          </table:table-cell>
          <table:table-cell table:style-name="ce5" table:formula="of:=[.$E48]+[.$C$3]*MAX([.M59:.M63])" office:value-type="float" office:value="0.0001001" calcext:value-type="float">
            <text:p>0.0001001</text:p>
          </table:table-cell>
          <table:table-cell table:style-name="ce5" table:formula="of:=[.$E48]+[.$C$3]*MAX([.N59:.N63])" office:value-type="float" office:value="0.0001001" calcext:value-type="float">
            <text:p>0.0001001</text:p>
          </table:table-cell>
          <table:table-cell table:style-name="ce5" table:formula="of:=[.$E48]+[.$C$3]*MAX([.O59:.O63])" office:value-type="float" office:value="0.0001001" calcext:value-type="float">
            <text:p>0.0001001</text:p>
          </table:table-cell>
          <table:table-cell table:style-name="ce5" table:formula="of:=[.$E48]+[.$C$3]*MAX([.P59:.P63])" office:value-type="float" office:value="0.0001001001" calcext:value-type="float">
            <text:p>0.0001001001</text:p>
          </table:table-cell>
          <table:table-cell table:style-name="ce5" table:formula="of:=[.$E48]+[.$C$3]*MAX([.Q59:.Q63])" office:value-type="float" office:value="0.0001001001" calcext:value-type="float">
            <text:p>0.0001001001</text:p>
          </table:table-cell>
          <table:table-cell table:style-name="ce5" table:formula="of:=[.$E48]+[.$C$3]*MAX([.R59:.R63])" office:value-type="float" office:value="0.0001001001" calcext:value-type="float">
            <text:p>0.0001001001</text:p>
          </table:table-cell>
          <table:table-cell table:style-name="ce5" table:formula="of:=[.$E48]+[.$C$3]*MAX([.S59:.S63])" office:value-type="float" office:value="0.0001001001001" calcext:value-type="float">
            <text:p>0.0001001001</text:p>
          </table:table-cell>
          <table:table-cell table:style-name="ce5" table:formula="of:=[.$E48]+[.$C$3]*MAX([.T59:.T63])" office:value-type="float" office:value="0.0001001001001" calcext:value-type="float">
            <text:p>0.0001001001</text:p>
          </table:table-cell>
          <table:table-cell table:style-name="ce5" table:formula="of:=[.$E48]+[.$C$3]*MAX([.U59:.U63])" office:value-type="float" office:value="0.0001001001001" calcext:value-type="float">
            <text:p>0.0001001001</text:p>
          </table:table-cell>
          <table:table-cell table:style-name="ce5" table:formula="of:=[.$E48]+[.$C$3]*MAX([.V59:.V63])" office:value-type="float" office:value="0.0001001001001001" calcext:value-type="float">
            <text:p>0.0001001001</text:p>
          </table:table-cell>
          <table:table-cell table:style-name="ce5" table:formula="of:=[.$E48]+[.$C$3]*MAX([.W59:.W63])" office:value-type="float" office:value="0.0001001001001001" calcext:value-type="float">
            <text:p>0.0001001001</text:p>
          </table:table-cell>
          <table:table-cell table:style-name="ce5" table:formula="of:=[.$E48]+[.$C$3]*MAX([.X59:.X63])" office:value-type="float" office:value="0.0001001001001001" calcext:value-type="float">
            <text:p>0.0001001001</text:p>
          </table:table-cell>
          <table:table-cell table:style-name="ce5" table:formula="of:=[.$E48]+[.$C$3]*MAX([.Y59:.Y63])" office:value-type="float" office:value="0.0001001001001001" calcext:value-type="float">
            <text:p>0.0001001001</text:p>
          </table:table-cell>
          <table:table-cell table:style-name="ce5" table:formula="of:=[.$E48]+[.$C$3]*MAX([.Z59:.Z63])" office:value-type="float" office:value="0.0001001001001001" calcext:value-type="float">
            <text:p>0.0001001001</text:p>
          </table:table-cell>
          <table:table-cell table:style-name="ce5" table:formula="of:=[.$E48]+[.$C$3]*MAX([.AA59:.AA63])" office:value-type="float" office:value="0.0001001001001001" calcext:value-type="float">
            <text:p>0.0001001001</text:p>
          </table:table-cell>
          <table:table-cell table:style-name="ce5" table:formula="of:=[.$E48]+[.$C$3]*MAX([.AB59:.AB63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7" calcext:value-type="float">
            <text:p>0.000000007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number-columns-repeated="3"/>
          <table:table-cell table:style-name="ce12" table:formula="of:=SQRT(ABS([.AN48]))*[.AN48]/ABS([.AN48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16" table:formula="of:=SQRT(ABS([.AV48]))*[.AV48]/ABS([.AV48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8]))*[.BB48]/ABS([.BB48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7"/>
          <table:table-cell table:style-name="ce28" table:formula="of:=SQRT(ABS([.BH48]))*[.BH48]/ABS([.BH48]+0.0000000001)" office:value-type="float" office:value="0.148323969067713" calcext:value-type="float">
            <text:p>0.148</text:p>
          </table:table-cell>
          <table:table-cell table:style-name="ce17" office:value-type="float" office:value="0.022" calcext:value-type="float">
            <text:p>0.02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49]+[.$C$3]*MAX([.F63:.F67])" office:value-type="float" office:value="0" calcext:value-type="float">
            <text:p>0</text:p>
          </table:table-cell>
          <table:table-cell table:style-name="ce4" table:formula="of:=[.$E49]+[.$C$3]*MAX([.G63:.G67])" office:value-type="float" office:value="0" calcext:value-type="float">
            <text:p>0</text:p>
          </table:table-cell>
          <table:table-cell table:style-name="ce6" table:formula="of:=[.$E49]+[.$C$3]*MAX([.H63:.H67])" office:value-type="float" office:value="0" calcext:value-type="float">
            <text:p>0</text:p>
          </table:table-cell>
          <table:table-cell table:style-name="ce6" table:formula="of:=[.$E49]+[.$C$3]*MAX([.I63:.I67])" office:value-type="float" office:value="0" calcext:value-type="float">
            <text:p>0</text:p>
          </table:table-cell>
          <table:table-cell table:style-name="ce6" table:formula="of:=[.$E49]+[.$C$3]*MAX([.J63:.J67])" office:value-type="float" office:value="0" calcext:value-type="float">
            <text:p>0</text:p>
          </table:table-cell>
          <table:table-cell table:style-name="ce6" table:formula="of:=[.$E49]+[.$C$3]*MAX([.K63:.K67])" office:value-type="float" office:value="0.00001" calcext:value-type="float">
            <text:p>0.00001</text:p>
          </table:table-cell>
          <table:table-cell table:style-name="ce6" table:formula="of:=[.$E49]+[.$C$3]*MAX([.L63:.L67])" office:value-type="float" office:value="0.00001" calcext:value-type="float">
            <text:p>0.00001</text:p>
          </table:table-cell>
          <table:table-cell table:style-name="ce6" table:formula="of:=[.$E49]+[.$C$3]*MAX([.M63:.M67])" office:value-type="float" office:value="0.00001" calcext:value-type="float">
            <text:p>0.00001</text:p>
          </table:table-cell>
          <table:table-cell table:style-name="ce6" table:formula="of:=[.$E49]+[.$C$3]*MAX([.N63:.N67])" office:value-type="float" office:value="0.00001001" calcext:value-type="float">
            <text:p>0.00001001</text:p>
          </table:table-cell>
          <table:table-cell table:style-name="ce6" table:formula="of:=[.$E49]+[.$C$3]*MAX([.O63:.O67])" office:value-type="float" office:value="0.00001001" calcext:value-type="float">
            <text:p>0.00001001</text:p>
          </table:table-cell>
          <table:table-cell table:style-name="ce6" table:formula="of:=[.$E49]+[.$C$3]*MAX([.P63:.P67])" office:value-type="float" office:value="0.00001001" calcext:value-type="float">
            <text:p>0.00001001</text:p>
          </table:table-cell>
          <table:table-cell table:style-name="ce6" table:formula="of:=[.$E49]+[.$C$3]*MAX([.Q63:.Q67])" office:value-type="float" office:value="0.00001001001" calcext:value-type="float">
            <text:p>0.00001001</text:p>
          </table:table-cell>
          <table:table-cell table:style-name="ce6" table:formula="of:=[.$E49]+[.$C$3]*MAX([.R63:.R67])" office:value-type="float" office:value="0.00001001001" calcext:value-type="float">
            <text:p>0.00001001</text:p>
          </table:table-cell>
          <table:table-cell table:style-name="ce6" table:formula="of:=[.$E49]+[.$C$3]*MAX([.S63:.S67])" office:value-type="float" office:value="0.00001001001" calcext:value-type="float">
            <text:p>0.00001001</text:p>
          </table:table-cell>
          <table:table-cell table:style-name="ce6" table:formula="of:=[.$E49]+[.$C$3]*MAX([.T63:.T67])" office:value-type="float" office:value="0.00001001001001" calcext:value-type="float">
            <text:p>0.00001001</text:p>
          </table:table-cell>
          <table:table-cell table:style-name="ce6" table:formula="of:=[.$E49]+[.$C$3]*MAX([.U63:.U67])" office:value-type="float" office:value="0.00001001001001" calcext:value-type="float">
            <text:p>0.00001001</text:p>
          </table:table-cell>
          <table:table-cell table:style-name="ce6" table:formula="of:=[.$E49]+[.$C$3]*MAX([.V63:.V67])" office:value-type="float" office:value="0.00001001001001" calcext:value-type="float">
            <text:p>0.00001001</text:p>
          </table:table-cell>
          <table:table-cell table:style-name="ce6" table:formula="of:=[.$E49]+[.$C$3]*MAX([.W63:.W67])" office:value-type="float" office:value="0.00001001001001001" calcext:value-type="float">
            <text:p>0.00001001</text:p>
          </table:table-cell>
          <table:table-cell table:style-name="ce6" table:formula="of:=[.$E49]+[.$C$3]*MAX([.X63:.X67])" office:value-type="float" office:value="0.00001001001001001" calcext:value-type="float">
            <text:p>0.00001001</text:p>
          </table:table-cell>
          <table:table-cell table:style-name="ce6" table:formula="of:=[.$E49]+[.$C$3]*MAX([.Y63:.Y67])" office:value-type="float" office:value="0.00001001001001001" calcext:value-type="float">
            <text:p>0.00001001</text:p>
          </table:table-cell>
          <table:table-cell table:style-name="ce6" table:formula="of:=[.$E49]+[.$C$3]*MAX([.Z63:.Z67])" office:value-type="float" office:value="0.00001001001001001" calcext:value-type="float">
            <text:p>0.00001001</text:p>
          </table:table-cell>
          <table:table-cell table:style-name="ce6" table:formula="of:=[.$E49]+[.$C$3]*MAX([.AA63:.AA67])" office:value-type="float" office:value="0.00001001001001001" calcext:value-type="float">
            <text:p>0.00001001</text:p>
          </table:table-cell>
          <table:table-cell table:style-name="ce5" table:formula="of:=[.$E49]+[.$C$3]*MAX([.AB63:.AB67])" office:value-type="float" office:value="0.00001001001001001" calcext:value-type="float">
            <text:p>0.00001001</text:p>
          </table:table-cell>
          <table:table-cell table:style-name="ce1"/>
          <table:table-cell table:style-name="ce7"/>
          <table:table-cell table:style-name="ce8" office:value-type="float" office:value="0.000000007" calcext:value-type="float">
            <text:p>0.000000007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0),-2) </text:p>
          </table:table-cell>
          <table:table-cell table:style-name="ce1" table:number-columns-repeated="3"/>
          <table:table-cell table:style-name="ce12" table:formula="of:=SQRT(ABS([.AN49]))*[.AN49]/ABS([.AN49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style-name="ce1" table:number-columns-repeated="3"/>
          <table:table-cell table:style-name="ce16" table:formula="of:=SQRT(ABS([.AV49]))*[.AV49]/ABS([.AV4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0),-2) </text:p>
          </table:table-cell>
          <table:table-cell/>
          <table:table-cell table:style-name="ce21" table:formula="of:=SQRT(ABS([.BB49]))*[.BB49]/ABS([.BB4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0),-2) </text:p>
          </table:table-cell>
          <table:table-cell table:style-name="ce26"/>
          <table:table-cell table:style-name="ce28" table:formula="of:=SQRT(ABS([.BH49]))*[.BH49]/ABS([.BH49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1),0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0]+[.$C$3]*MAX([.F20:.F24])" office:value-type="float" office:value="0" calcext:value-type="float">
            <text:p>0</text:p>
          </table:table-cell>
          <table:table-cell table:style-name="ce4" table:formula="of:=[.$E50]+[.$C$3]*MAX([.G20:.G24])" office:value-type="float" office:value="0" calcext:value-type="float">
            <text:p>0</text:p>
          </table:table-cell>
          <table:table-cell table:style-name="ce6" table:formula="of:=[.$E50]+[.$C$3]*MAX([.H20:.H24])" office:value-type="float" office:value="0.01" calcext:value-type="float">
            <text:p>0.01</text:p>
          </table:table-cell>
          <table:table-cell table:style-name="ce6" table:formula="of:=[.$E50]+[.$C$3]*MAX([.I20:.I24])" office:value-type="float" office:value="0.01" calcext:value-type="float">
            <text:p>0.01</text:p>
          </table:table-cell>
          <table:table-cell table:style-name="ce6" table:formula="of:=[.$E50]+[.$C$3]*MAX([.J20:.J24])" office:value-type="float" office:value="0.01" calcext:value-type="float">
            <text:p>0.01</text:p>
          </table:table-cell>
          <table:table-cell table:style-name="ce6" table:formula="of:=[.$E50]+[.$C$3]*MAX([.K20:.K24])" office:value-type="float" office:value="0.01001" calcext:value-type="float">
            <text:p>0.01001</text:p>
          </table:table-cell>
          <table:table-cell table:style-name="ce6" table:formula="of:=[.$E50]+[.$C$3]*MAX([.L20:.L24])" office:value-type="float" office:value="0.01001" calcext:value-type="float">
            <text:p>0.01001</text:p>
          </table:table-cell>
          <table:table-cell table:style-name="ce6" table:formula="of:=[.$E50]+[.$C$3]*MAX([.M20:.M24])" office:value-type="float" office:value="0.01001" calcext:value-type="float">
            <text:p>0.01001</text:p>
          </table:table-cell>
          <table:table-cell table:style-name="ce6" table:formula="of:=[.$E50]+[.$C$3]*MAX([.N20:.N24])" office:value-type="float" office:value="0.01001001" calcext:value-type="float">
            <text:p>0.01001001</text:p>
          </table:table-cell>
          <table:table-cell table:style-name="ce6" table:formula="of:=[.$E50]+[.$C$3]*MAX([.O20:.O24])" office:value-type="float" office:value="0.01001001" calcext:value-type="float">
            <text:p>0.01001001</text:p>
          </table:table-cell>
          <table:table-cell table:style-name="ce6" table:formula="of:=[.$E50]+[.$C$3]*MAX([.P20:.P24])" office:value-type="float" office:value="0.01001001" calcext:value-type="float">
            <text:p>0.01001001</text:p>
          </table:table-cell>
          <table:table-cell table:style-name="ce6" table:formula="of:=[.$E50]+[.$C$3]*MAX([.Q20:.Q24])" office:value-type="float" office:value="0.01001001001" calcext:value-type="float">
            <text:p>0.01001001</text:p>
          </table:table-cell>
          <table:table-cell table:style-name="ce6" table:formula="of:=[.$E50]+[.$C$3]*MAX([.R20:.R24])" office:value-type="float" office:value="0.01001001001" calcext:value-type="float">
            <text:p>0.01001001</text:p>
          </table:table-cell>
          <table:table-cell table:style-name="ce6" table:formula="of:=[.$E50]+[.$C$3]*MAX([.S20:.S24])" office:value-type="float" office:value="0.01001001001" calcext:value-type="float">
            <text:p>0.01001001</text:p>
          </table:table-cell>
          <table:table-cell table:style-name="ce6" table:formula="of:=[.$E50]+[.$C$3]*MAX([.T20:.T24])" office:value-type="float" office:value="0.01001001001001" calcext:value-type="float">
            <text:p>0.01001001</text:p>
          </table:table-cell>
          <table:table-cell table:style-name="ce6" table:formula="of:=[.$E50]+[.$C$3]*MAX([.U20:.U24])" office:value-type="float" office:value="0.01001001001001" calcext:value-type="float">
            <text:p>0.01001001</text:p>
          </table:table-cell>
          <table:table-cell table:style-name="ce6" table:formula="of:=[.$E50]+[.$C$3]*MAX([.V20:.V24])" office:value-type="float" office:value="0.01001001001001" calcext:value-type="float">
            <text:p>0.01001001</text:p>
          </table:table-cell>
          <table:table-cell table:style-name="ce6" table:formula="of:=[.$E50]+[.$C$3]*MAX([.W20:.W24])" office:value-type="float" office:value="0.01001001001001" calcext:value-type="float">
            <text:p>0.01001001</text:p>
          </table:table-cell>
          <table:table-cell table:style-name="ce6" table:formula="of:=[.$E50]+[.$C$3]*MAX([.X20:.X24])" office:value-type="float" office:value="0.01001001001001" calcext:value-type="float">
            <text:p>0.01001001</text:p>
          </table:table-cell>
          <table:table-cell table:style-name="ce6" table:formula="of:=[.$E50]+[.$C$3]*MAX([.Y20:.Y24])" office:value-type="float" office:value="0.01001001001001" calcext:value-type="float">
            <text:p>0.01001001</text:p>
          </table:table-cell>
          <table:table-cell table:style-name="ce6" table:formula="of:=[.$E50]+[.$C$3]*MAX([.Z20:.Z24])" office:value-type="float" office:value="0.01001001001001" calcext:value-type="float">
            <text:p>0.01001001</text:p>
          </table:table-cell>
          <table:table-cell table:style-name="ce6" table:formula="of:=[.$E50]+[.$C$3]*MAX([.AA20:.AA24])" office:value-type="float" office:value="0.01001001001001" calcext:value-type="float">
            <text:p>0.01001001</text:p>
          </table:table-cell>
          <table:table-cell table:style-name="ce5" table:formula="of:=[.$E50]+[.$C$3]*MAX([.AB20:.AB24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3918839" calcext:value-type="float">
            <text:p>0.003918839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0]))*[.AN50]/ABS([.AN50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0]))*[.AV50]/ABS([.AV5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0]))*[.BB50]/ABS([.BB5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0]))*[.BH50]/ABS([.BH50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1]+[.$C$3]*MAX([.F24:.F28])" office:value-type="float" office:value="0" calcext:value-type="float">
            <text:p>0</text:p>
          </table:table-cell>
          <table:table-cell table:style-name="ce4" table:formula="of:=[.$E51]+[.$C$3]*MAX([.G24:.G28])" office:value-type="float" office:value="0" calcext:value-type="float">
            <text:p>0</text:p>
          </table:table-cell>
          <table:table-cell table:style-name="ce6" table:formula="of:=[.$E51]+[.$C$3]*MAX([.H24:.H28])" office:value-type="float" office:value="0.01" calcext:value-type="float">
            <text:p>0.01</text:p>
          </table:table-cell>
          <table:table-cell table:style-name="ce6" table:formula="of:=[.$E51]+[.$C$3]*MAX([.I24:.I28])" office:value-type="float" office:value="0.01" calcext:value-type="float">
            <text:p>0.01</text:p>
          </table:table-cell>
          <table:table-cell table:style-name="ce6" table:formula="of:=[.$E51]+[.$C$3]*MAX([.J24:.J28])" office:value-type="float" office:value="0.01" calcext:value-type="float">
            <text:p>0.01</text:p>
          </table:table-cell>
          <table:table-cell table:style-name="ce6" table:formula="of:=[.$E51]+[.$C$3]*MAX([.K24:.K28])" office:value-type="float" office:value="0.01001" calcext:value-type="float">
            <text:p>0.01001</text:p>
          </table:table-cell>
          <table:table-cell table:style-name="ce6" table:formula="of:=[.$E51]+[.$C$3]*MAX([.L24:.L28])" office:value-type="float" office:value="0.01001" calcext:value-type="float">
            <text:p>0.01001</text:p>
          </table:table-cell>
          <table:table-cell table:style-name="ce6" table:formula="of:=[.$E51]+[.$C$3]*MAX([.M24:.M28])" office:value-type="float" office:value="0.01001" calcext:value-type="float">
            <text:p>0.01001</text:p>
          </table:table-cell>
          <table:table-cell table:style-name="ce6" table:formula="of:=[.$E51]+[.$C$3]*MAX([.N24:.N28])" office:value-type="float" office:value="0.01001001" calcext:value-type="float">
            <text:p>0.01001001</text:p>
          </table:table-cell>
          <table:table-cell table:style-name="ce6" table:formula="of:=[.$E51]+[.$C$3]*MAX([.O24:.O28])" office:value-type="float" office:value="0.01001001" calcext:value-type="float">
            <text:p>0.01001001</text:p>
          </table:table-cell>
          <table:table-cell table:style-name="ce6" table:formula="of:=[.$E51]+[.$C$3]*MAX([.P24:.P28])" office:value-type="float" office:value="0.01001001" calcext:value-type="float">
            <text:p>0.01001001</text:p>
          </table:table-cell>
          <table:table-cell table:style-name="ce6" table:formula="of:=[.$E51]+[.$C$3]*MAX([.Q24:.Q28])" office:value-type="float" office:value="0.01001001001" calcext:value-type="float">
            <text:p>0.01001001</text:p>
          </table:table-cell>
          <table:table-cell table:style-name="ce6" table:formula="of:=[.$E51]+[.$C$3]*MAX([.R24:.R28])" office:value-type="float" office:value="0.01001001001" calcext:value-type="float">
            <text:p>0.01001001</text:p>
          </table:table-cell>
          <table:table-cell table:style-name="ce6" table:formula="of:=[.$E51]+[.$C$3]*MAX([.S24:.S28])" office:value-type="float" office:value="0.01001001001" calcext:value-type="float">
            <text:p>0.01001001</text:p>
          </table:table-cell>
          <table:table-cell table:style-name="ce6" table:formula="of:=[.$E51]+[.$C$3]*MAX([.T24:.T28])" office:value-type="float" office:value="0.01001001001001" calcext:value-type="float">
            <text:p>0.01001001</text:p>
          </table:table-cell>
          <table:table-cell table:style-name="ce6" table:formula="of:=[.$E51]+[.$C$3]*MAX([.U24:.U28])" office:value-type="float" office:value="0.01001001001001" calcext:value-type="float">
            <text:p>0.01001001</text:p>
          </table:table-cell>
          <table:table-cell table:style-name="ce6" table:formula="of:=[.$E51]+[.$C$3]*MAX([.V24:.V28])" office:value-type="float" office:value="0.01001001001001" calcext:value-type="float">
            <text:p>0.01001001</text:p>
          </table:table-cell>
          <table:table-cell table:style-name="ce6" table:formula="of:=[.$E51]+[.$C$3]*MAX([.W24:.W28])" office:value-type="float" office:value="0.01001001001001" calcext:value-type="float">
            <text:p>0.01001001</text:p>
          </table:table-cell>
          <table:table-cell table:style-name="ce6" table:formula="of:=[.$E51]+[.$C$3]*MAX([.X24:.X28])" office:value-type="float" office:value="0.01001001001001" calcext:value-type="float">
            <text:p>0.01001001</text:p>
          </table:table-cell>
          <table:table-cell table:style-name="ce6" table:formula="of:=[.$E51]+[.$C$3]*MAX([.Y24:.Y28])" office:value-type="float" office:value="0.01001001001001" calcext:value-type="float">
            <text:p>0.01001001</text:p>
          </table:table-cell>
          <table:table-cell table:style-name="ce6" table:formula="of:=[.$E51]+[.$C$3]*MAX([.Z24:.Z28])" office:value-type="float" office:value="0.01001001001001" calcext:value-type="float">
            <text:p>0.01001001</text:p>
          </table:table-cell>
          <table:table-cell table:style-name="ce6" table:formula="of:=[.$E51]+[.$C$3]*MAX([.AA24:.AA28])" office:value-type="float" office:value="0.01001001001001" calcext:value-type="float">
            <text:p>0.01001001</text:p>
          </table:table-cell>
          <table:table-cell table:style-name="ce5" table:formula="of:=[.$E51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2819" calcext:value-type="float">
            <text:p>0.000002819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1]))*[.AN51]/ABS([.AN51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1]))*[.AV51]/ABS([.AV5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1]))*[.BB51]/ABS([.BB5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1]))*[.BH51]/ABS([.BH51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2]+[.$C$3]*MAX([.F24:.F28])" office:value-type="float" office:value="0" calcext:value-type="float">
            <text:p>0</text:p>
          </table:table-cell>
          <table:table-cell table:style-name="ce4" table:formula="of:=[.$E52]+[.$C$3]*MAX([.G24:.G28])" office:value-type="float" office:value="0" calcext:value-type="float">
            <text:p>0</text:p>
          </table:table-cell>
          <table:table-cell table:style-name="ce6" table:formula="of:=[.$E52]+[.$C$3]*MAX([.H24:.H28])" office:value-type="float" office:value="0.01" calcext:value-type="float">
            <text:p>0.01</text:p>
          </table:table-cell>
          <table:table-cell table:style-name="ce6" table:formula="of:=[.$E52]+[.$C$3]*MAX([.I24:.I28])" office:value-type="float" office:value="0.01" calcext:value-type="float">
            <text:p>0.01</text:p>
          </table:table-cell>
          <table:table-cell table:style-name="ce6" table:formula="of:=[.$E52]+[.$C$3]*MAX([.J24:.J28])" office:value-type="float" office:value="0.01" calcext:value-type="float">
            <text:p>0.01</text:p>
          </table:table-cell>
          <table:table-cell table:style-name="ce6" table:formula="of:=[.$E52]+[.$C$3]*MAX([.K24:.K28])" office:value-type="float" office:value="0.01001" calcext:value-type="float">
            <text:p>0.01001</text:p>
          </table:table-cell>
          <table:table-cell table:style-name="ce6" table:formula="of:=[.$E52]+[.$C$3]*MAX([.L24:.L28])" office:value-type="float" office:value="0.01001" calcext:value-type="float">
            <text:p>0.01001</text:p>
          </table:table-cell>
          <table:table-cell table:style-name="ce6" table:formula="of:=[.$E52]+[.$C$3]*MAX([.M24:.M28])" office:value-type="float" office:value="0.01001" calcext:value-type="float">
            <text:p>0.01001</text:p>
          </table:table-cell>
          <table:table-cell table:style-name="ce6" table:formula="of:=[.$E52]+[.$C$3]*MAX([.N24:.N28])" office:value-type="float" office:value="0.01001001" calcext:value-type="float">
            <text:p>0.01001001</text:p>
          </table:table-cell>
          <table:table-cell table:style-name="ce6" table:formula="of:=[.$E52]+[.$C$3]*MAX([.O24:.O28])" office:value-type="float" office:value="0.01001001" calcext:value-type="float">
            <text:p>0.01001001</text:p>
          </table:table-cell>
          <table:table-cell table:style-name="ce6" table:formula="of:=[.$E52]+[.$C$3]*MAX([.P24:.P28])" office:value-type="float" office:value="0.01001001" calcext:value-type="float">
            <text:p>0.01001001</text:p>
          </table:table-cell>
          <table:table-cell table:style-name="ce6" table:formula="of:=[.$E52]+[.$C$3]*MAX([.Q24:.Q28])" office:value-type="float" office:value="0.01001001001" calcext:value-type="float">
            <text:p>0.01001001</text:p>
          </table:table-cell>
          <table:table-cell table:style-name="ce6" table:formula="of:=[.$E52]+[.$C$3]*MAX([.R24:.R28])" office:value-type="float" office:value="0.01001001001" calcext:value-type="float">
            <text:p>0.01001001</text:p>
          </table:table-cell>
          <table:table-cell table:style-name="ce6" table:formula="of:=[.$E52]+[.$C$3]*MAX([.S24:.S28])" office:value-type="float" office:value="0.01001001001" calcext:value-type="float">
            <text:p>0.01001001</text:p>
          </table:table-cell>
          <table:table-cell table:style-name="ce6" table:formula="of:=[.$E52]+[.$C$3]*MAX([.T24:.T28])" office:value-type="float" office:value="0.01001001001001" calcext:value-type="float">
            <text:p>0.01001001</text:p>
          </table:table-cell>
          <table:table-cell table:style-name="ce6" table:formula="of:=[.$E52]+[.$C$3]*MAX([.U24:.U28])" office:value-type="float" office:value="0.01001001001001" calcext:value-type="float">
            <text:p>0.01001001</text:p>
          </table:table-cell>
          <table:table-cell table:style-name="ce6" table:formula="of:=[.$E52]+[.$C$3]*MAX([.V24:.V28])" office:value-type="float" office:value="0.01001001001001" calcext:value-type="float">
            <text:p>0.01001001</text:p>
          </table:table-cell>
          <table:table-cell table:style-name="ce6" table:formula="of:=[.$E52]+[.$C$3]*MAX([.W24:.W28])" office:value-type="float" office:value="0.01001001001001" calcext:value-type="float">
            <text:p>0.01001001</text:p>
          </table:table-cell>
          <table:table-cell table:style-name="ce6" table:formula="of:=[.$E52]+[.$C$3]*MAX([.X24:.X28])" office:value-type="float" office:value="0.01001001001001" calcext:value-type="float">
            <text:p>0.01001001</text:p>
          </table:table-cell>
          <table:table-cell table:style-name="ce6" table:formula="of:=[.$E52]+[.$C$3]*MAX([.Y24:.Y28])" office:value-type="float" office:value="0.01001001001001" calcext:value-type="float">
            <text:p>0.01001001</text:p>
          </table:table-cell>
          <table:table-cell table:style-name="ce6" table:formula="of:=[.$E52]+[.$C$3]*MAX([.Z24:.Z28])" office:value-type="float" office:value="0.01001001001001" calcext:value-type="float">
            <text:p>0.01001001</text:p>
          </table:table-cell>
          <table:table-cell table:style-name="ce6" table:formula="of:=[.$E52]+[.$C$3]*MAX([.AA24:.AA28])" office:value-type="float" office:value="0.01001001001001" calcext:value-type="float">
            <text:p>0.01001001</text:p>
          </table:table-cell>
          <table:table-cell table:style-name="ce5" table:formula="of:=[.$E52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2819" calcext:value-type="float">
            <text:p>0.000002819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2]))*[.AN52]/ABS([.AN52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LEFT),0) </text:p>
          </table:table-cell>
          <table:table-cell table:style-name="ce15" office:value-type="string" calcext:value-type="string">
            <text:p><text:s/>o(MazeObservation(0,1),-1))</text:p>
          </table:table-cell>
          <table:table-cell table:style-name="ce15"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2]))*[.AV52]/ABS([.AV5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2]))*[.BB52]/ABS([.BB52]+0.0000000001)" office:value-type="float" office:value="0" calcext:value-type="float">
            <text:p>0.00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a(MazeAction( LEFT),0) </text:p>
          </table:table-cell>
          <table:table-cell table:style-name="ce15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2]))*[.BH52]/ABS([.BH52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o(MazeObservation(1,1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53]+[.$C$3]*MAX([.F24:.F28])" office:value-type="float" office:value="0" calcext:value-type="float">
            <text:p>0</text:p>
          </table:table-cell>
          <table:table-cell table:style-name="ce3" table:formula="of:=[.$E53]+[.$C$3]*MAX([.G24:.G28])" office:value-type="float" office:value="0" calcext:value-type="float">
            <text:p>0</text:p>
          </table:table-cell>
          <table:table-cell table:style-name="ce5" table:formula="of:=[.$E53]+[.$C$3]*MAX([.H24:.H28])" office:value-type="float" office:value="0.01" calcext:value-type="float">
            <text:p>0.01</text:p>
          </table:table-cell>
          <table:table-cell table:style-name="ce5" table:formula="of:=[.$E53]+[.$C$3]*MAX([.I24:.I28])" office:value-type="float" office:value="0.01" calcext:value-type="float">
            <text:p>0.01</text:p>
          </table:table-cell>
          <table:table-cell table:style-name="ce5" table:formula="of:=[.$E53]+[.$C$3]*MAX([.J24:.J28])" office:value-type="float" office:value="0.01" calcext:value-type="float">
            <text:p>0.01</text:p>
          </table:table-cell>
          <table:table-cell table:style-name="ce5" table:formula="of:=[.$E53]+[.$C$3]*MAX([.K24:.K28])" office:value-type="float" office:value="0.01001" calcext:value-type="float">
            <text:p>0.01001</text:p>
          </table:table-cell>
          <table:table-cell table:style-name="ce5" table:formula="of:=[.$E53]+[.$C$3]*MAX([.L24:.L28])" office:value-type="float" office:value="0.01001" calcext:value-type="float">
            <text:p>0.01001</text:p>
          </table:table-cell>
          <table:table-cell table:style-name="ce5" table:formula="of:=[.$E53]+[.$C$3]*MAX([.M24:.M28])" office:value-type="float" office:value="0.01001" calcext:value-type="float">
            <text:p>0.01001</text:p>
          </table:table-cell>
          <table:table-cell table:style-name="ce5" table:formula="of:=[.$E53]+[.$C$3]*MAX([.N24:.N28])" office:value-type="float" office:value="0.01001001" calcext:value-type="float">
            <text:p>0.01001001</text:p>
          </table:table-cell>
          <table:table-cell table:style-name="ce5" table:formula="of:=[.$E53]+[.$C$3]*MAX([.O24:.O28])" office:value-type="float" office:value="0.01001001" calcext:value-type="float">
            <text:p>0.01001001</text:p>
          </table:table-cell>
          <table:table-cell table:style-name="ce5" table:formula="of:=[.$E53]+[.$C$3]*MAX([.P24:.P28])" office:value-type="float" office:value="0.01001001" calcext:value-type="float">
            <text:p>0.01001001</text:p>
          </table:table-cell>
          <table:table-cell table:style-name="ce5" table:formula="of:=[.$E53]+[.$C$3]*MAX([.Q24:.Q28])" office:value-type="float" office:value="0.01001001001" calcext:value-type="float">
            <text:p>0.01001001</text:p>
          </table:table-cell>
          <table:table-cell table:style-name="ce5" table:formula="of:=[.$E53]+[.$C$3]*MAX([.R24:.R28])" office:value-type="float" office:value="0.01001001001" calcext:value-type="float">
            <text:p>0.01001001</text:p>
          </table:table-cell>
          <table:table-cell table:style-name="ce5" table:formula="of:=[.$E53]+[.$C$3]*MAX([.S24:.S28])" office:value-type="float" office:value="0.01001001001" calcext:value-type="float">
            <text:p>0.01001001</text:p>
          </table:table-cell>
          <table:table-cell table:style-name="ce5" table:formula="of:=[.$E53]+[.$C$3]*MAX([.T24:.T28])" office:value-type="float" office:value="0.01001001001001" calcext:value-type="float">
            <text:p>0.01001001</text:p>
          </table:table-cell>
          <table:table-cell table:style-name="ce5" table:formula="of:=[.$E53]+[.$C$3]*MAX([.U24:.U28])" office:value-type="float" office:value="0.01001001001001" calcext:value-type="float">
            <text:p>0.01001001</text:p>
          </table:table-cell>
          <table:table-cell table:style-name="ce5" table:formula="of:=[.$E53]+[.$C$3]*MAX([.V24:.V28])" office:value-type="float" office:value="0.01001001001001" calcext:value-type="float">
            <text:p>0.01001001</text:p>
          </table:table-cell>
          <table:table-cell table:style-name="ce5" table:formula="of:=[.$E53]+[.$C$3]*MAX([.W24:.W28])" office:value-type="float" office:value="0.01001001001001" calcext:value-type="float">
            <text:p>0.01001001</text:p>
          </table:table-cell>
          <table:table-cell table:style-name="ce5" table:formula="of:=[.$E53]+[.$C$3]*MAX([.X24:.X28])" office:value-type="float" office:value="0.01001001001001" calcext:value-type="float">
            <text:p>0.01001001</text:p>
          </table:table-cell>
          <table:table-cell table:style-name="ce5" table:formula="of:=[.$E53]+[.$C$3]*MAX([.Y24:.Y28])" office:value-type="float" office:value="0.01001001001001" calcext:value-type="float">
            <text:p>0.01001001</text:p>
          </table:table-cell>
          <table:table-cell table:style-name="ce5" table:formula="of:=[.$E53]+[.$C$3]*MAX([.Z24:.Z28])" office:value-type="float" office:value="0.01001001001001" calcext:value-type="float">
            <text:p>0.01001001</text:p>
          </table:table-cell>
          <table:table-cell table:style-name="ce5" table:formula="of:=[.$E53]+[.$C$3]*MAX([.AA24:.AA28])" office:value-type="float" office:value="0.01001001001001" calcext:value-type="float">
            <text:p>0.01001001</text:p>
          </table:table-cell>
          <table:table-cell table:style-name="ce5" table:formula="of:=[.$E53]+[.$C$3]*MAX([.AB24:.AB28])" office:value-type="float" office:value="0.01001001001001" calcext:value-type="float">
            <text:p>0.01001001</text:p>
          </table:table-cell>
          <table:table-cell/>
          <table:table-cell table:style-name="ce7"/>
          <table:table-cell table:style-name="ce8" office:value-type="float" office:value="0.000002819" calcext:value-type="float">
            <text:p>0.000002819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3]))*[.AN53]/ABS([.AN53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3]))*[.AV53]/ABS([.AV5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3]))*[.BB53]/ABS([.BB5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3]))*[.BH53]/ABS([.BH53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9"/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4]+[.$C$3]*MAX([.F33:.F37])" office:value-type="float" office:value="0" calcext:value-type="float">
            <text:p>0</text:p>
          </table:table-cell>
          <table:table-cell table:style-name="ce4" table:formula="of:=[.$E54]+[.$C$3]*MAX([.G33:.G37])" office:value-type="float" office:value="0" calcext:value-type="float">
            <text:p>0</text:p>
          </table:table-cell>
          <table:table-cell table:style-name="ce6" table:formula="of:=[.$E54]+[.$C$3]*MAX([.H33:.H37])" office:value-type="float" office:value="0" calcext:value-type="float">
            <text:p>0</text:p>
          </table:table-cell>
          <table:table-cell table:style-name="ce6" table:formula="of:=[.$E54]+[.$C$3]*MAX([.I33:.I37])" office:value-type="float" office:value="0.001" calcext:value-type="float">
            <text:p>0.001</text:p>
          </table:table-cell>
          <table:table-cell table:style-name="ce6" table:formula="of:=[.$E54]+[.$C$3]*MAX([.J33:.J37])" office:value-type="float" office:value="0.001" calcext:value-type="float">
            <text:p>0.001</text:p>
          </table:table-cell>
          <table:table-cell table:style-name="ce6" table:formula="of:=[.$E54]+[.$C$3]*MAX([.K33:.K37])" office:value-type="float" office:value="0.001" calcext:value-type="float">
            <text:p>0.001</text:p>
          </table:table-cell>
          <table:table-cell table:style-name="ce6" table:formula="of:=[.$E54]+[.$C$3]*MAX([.L33:.L37])" office:value-type="float" office:value="0.001001" calcext:value-type="float">
            <text:p>0.001001</text:p>
          </table:table-cell>
          <table:table-cell table:style-name="ce6" table:formula="of:=[.$E54]+[.$C$3]*MAX([.M33:.M37])" office:value-type="float" office:value="0.001001" calcext:value-type="float">
            <text:p>0.001001</text:p>
          </table:table-cell>
          <table:table-cell table:style-name="ce6" table:formula="of:=[.$E54]+[.$C$3]*MAX([.N33:.N37])" office:value-type="float" office:value="0.001001" calcext:value-type="float">
            <text:p>0.001001</text:p>
          </table:table-cell>
          <table:table-cell table:style-name="ce6" table:formula="of:=[.$E54]+[.$C$3]*MAX([.O33:.O37])" office:value-type="float" office:value="0.001001001" calcext:value-type="float">
            <text:p>0.001001001</text:p>
          </table:table-cell>
          <table:table-cell table:style-name="ce6" table:formula="of:=[.$E54]+[.$C$3]*MAX([.P33:.P37])" office:value-type="float" office:value="0.001001001" calcext:value-type="float">
            <text:p>0.001001001</text:p>
          </table:table-cell>
          <table:table-cell table:style-name="ce6" table:formula="of:=[.$E54]+[.$C$3]*MAX([.Q33:.Q37])" office:value-type="float" office:value="0.001001001" calcext:value-type="float">
            <text:p>0.001001001</text:p>
          </table:table-cell>
          <table:table-cell table:style-name="ce6" table:formula="of:=[.$E54]+[.$C$3]*MAX([.R33:.R37])" office:value-type="float" office:value="0.001001001001" calcext:value-type="float">
            <text:p>0.001001001</text:p>
          </table:table-cell>
          <table:table-cell table:style-name="ce6" table:formula="of:=[.$E54]+[.$C$3]*MAX([.S33:.S37])" office:value-type="float" office:value="0.001001001001" calcext:value-type="float">
            <text:p>0.001001001</text:p>
          </table:table-cell>
          <table:table-cell table:style-name="ce6" table:formula="of:=[.$E54]+[.$C$3]*MAX([.T33:.T37])" office:value-type="float" office:value="0.001001001001" calcext:value-type="float">
            <text:p>0.001001001</text:p>
          </table:table-cell>
          <table:table-cell table:style-name="ce6" table:formula="of:=[.$E54]+[.$C$3]*MAX([.U33:.U37])" office:value-type="float" office:value="0.001001001001001" calcext:value-type="float">
            <text:p>0.001001001</text:p>
          </table:table-cell>
          <table:table-cell table:style-name="ce6" table:formula="of:=[.$E54]+[.$C$3]*MAX([.V33:.V37])" office:value-type="float" office:value="0.001001001001001" calcext:value-type="float">
            <text:p>0.001001001</text:p>
          </table:table-cell>
          <table:table-cell table:style-name="ce6" table:formula="of:=[.$E54]+[.$C$3]*MAX([.W33:.W37])" office:value-type="float" office:value="0.001001001001001" calcext:value-type="float">
            <text:p>0.001001001</text:p>
          </table:table-cell>
          <table:table-cell table:style-name="ce6" table:formula="of:=[.$E54]+[.$C$3]*MAX([.X33:.X37])" office:value-type="float" office:value="0.001001001001001" calcext:value-type="float">
            <text:p>0.001001001</text:p>
          </table:table-cell>
          <table:table-cell table:style-name="ce6" table:formula="of:=[.$E54]+[.$C$3]*MAX([.Y33:.Y37])" office:value-type="float" office:value="0.001001001001001" calcext:value-type="float">
            <text:p>0.001001001</text:p>
          </table:table-cell>
          <table:table-cell table:style-name="ce6" table:formula="of:=[.$E54]+[.$C$3]*MAX([.Z33:.Z37])" office:value-type="float" office:value="0.001001001001001" calcext:value-type="float">
            <text:p>0.001001001</text:p>
          </table:table-cell>
          <table:table-cell table:style-name="ce6" table:formula="of:=[.$E54]+[.$C$3]*MAX([.AA33:.AA37])" office:value-type="float" office:value="0.001001001001001" calcext:value-type="float">
            <text:p>0.001001001</text:p>
          </table:table-cell>
          <table:table-cell table:style-name="ce5" table:formula="of:=[.$E54]+[.$C$3]*MAX([.AB33:.AB37])" office:value-type="float" office:value="0.001001001001001" calcext:value-type="float">
            <text:p>0.001001001</text:p>
          </table:table-cell>
          <table:table-cell table:style-name="ce1"/>
          <table:table-cell table:style-name="ce7"/>
          <table:table-cell table:style-name="ce8" office:value-type="float" office:value="0.000000285" calcext:value-type="float">
            <text:p>0.000000285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0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style-name="ce1" table:number-columns-repeated="3"/>
          <table:table-cell table:style-name="ce12" table:formula="of:=SQRT(ABS([.AN54]))*[.AN54]/ABS([.AN54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style-name="ce1" table:number-columns-repeated="3"/>
          <table:table-cell table:style-name="ce16" table:formula="of:=SQRT(ABS([.AV54]))*[.AV54]/ABS([.AV54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4]))*[.BB54]/ABS([.BB54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6"/>
          <table:table-cell table:style-name="ce28" table:formula="of:=SQRT(ABS([.BH54]))*[.BH54]/ABS([.BH54]+0.0000000001)" office:value-type="float" office:value="0.137840486795426" calcext:value-type="float">
            <text:p>0.138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9" office:value-type="string" calcext:value-type="string">
            <text:p>o(MazeObservation(0,1),-2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9"/>
          <table:table-cell table:style-name="ce29"/>
          <table:table-cell table:number-columns-repeated="7"/>
          <table:table-cell table:style-name="ce1" table:number-columns-repeated="933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5]+[.$C$3]*MAX([.F40:.F44])" office:value-type="float" office:value="0" calcext:value-type="float">
            <text:p>0</text:p>
          </table:table-cell>
          <table:table-cell table:style-name="ce4" table:formula="of:=[.$E55]+[.$C$3]*MAX([.G40:.G44])" office:value-type="float" office:value="0" calcext:value-type="float">
            <text:p>0</text:p>
          </table:table-cell>
          <table:table-cell table:style-name="ce6" table:formula="of:=[.$E55]+[.$C$3]*MAX([.H40:.H44])" office:value-type="float" office:value="0" calcext:value-type="float">
            <text:p>0</text:p>
          </table:table-cell>
          <table:table-cell table:style-name="ce6" table:formula="of:=[.$E55]+[.$C$3]*MAX([.I40:.I44])" office:value-type="float" office:value="0" calcext:value-type="float">
            <text:p>0</text:p>
          </table:table-cell>
          <table:table-cell table:style-name="ce6" table:formula="of:=[.$E55]+[.$C$3]*MAX([.J40:.J44])" office:value-type="float" office:value="0.0001" calcext:value-type="float">
            <text:p>0.0001</text:p>
          </table:table-cell>
          <table:table-cell table:style-name="ce6" table:formula="of:=[.$E55]+[.$C$3]*MAX([.K40:.K44])" office:value-type="float" office:value="0.0001" calcext:value-type="float">
            <text:p>0.0001</text:p>
          </table:table-cell>
          <table:table-cell table:style-name="ce6" table:formula="of:=[.$E55]+[.$C$3]*MAX([.L40:.L44])" office:value-type="float" office:value="0.0001" calcext:value-type="float">
            <text:p>0.0001</text:p>
          </table:table-cell>
          <table:table-cell table:style-name="ce6" table:formula="of:=[.$E55]+[.$C$3]*MAX([.M40:.M44])" office:value-type="float" office:value="0.0001001" calcext:value-type="float">
            <text:p>0.0001001</text:p>
          </table:table-cell>
          <table:table-cell table:style-name="ce6" table:formula="of:=[.$E55]+[.$C$3]*MAX([.N40:.N44])" office:value-type="float" office:value="0.0001001" calcext:value-type="float">
            <text:p>0.0001001</text:p>
          </table:table-cell>
          <table:table-cell table:style-name="ce6" table:formula="of:=[.$E55]+[.$C$3]*MAX([.O40:.O44])" office:value-type="float" office:value="0.0001001" calcext:value-type="float">
            <text:p>0.0001001</text:p>
          </table:table-cell>
          <table:table-cell table:style-name="ce6" table:formula="of:=[.$E55]+[.$C$3]*MAX([.P40:.P44])" office:value-type="float" office:value="0.0001001001" calcext:value-type="float">
            <text:p>0.0001001001</text:p>
          </table:table-cell>
          <table:table-cell table:style-name="ce6" table:formula="of:=[.$E55]+[.$C$3]*MAX([.Q40:.Q44])" office:value-type="float" office:value="0.0001001001" calcext:value-type="float">
            <text:p>0.0001001001</text:p>
          </table:table-cell>
          <table:table-cell table:style-name="ce6" table:formula="of:=[.$E55]+[.$C$3]*MAX([.R40:.R44])" office:value-type="float" office:value="0.0001001001" calcext:value-type="float">
            <text:p>0.0001001001</text:p>
          </table:table-cell>
          <table:table-cell table:style-name="ce6" table:formula="of:=[.$E55]+[.$C$3]*MAX([.S40:.S44])" office:value-type="float" office:value="0.0001001001001" calcext:value-type="float">
            <text:p>0.0001001001</text:p>
          </table:table-cell>
          <table:table-cell table:style-name="ce6" table:formula="of:=[.$E55]+[.$C$3]*MAX([.T40:.T44])" office:value-type="float" office:value="0.0001001001001" calcext:value-type="float">
            <text:p>0.0001001001</text:p>
          </table:table-cell>
          <table:table-cell table:style-name="ce6" table:formula="of:=[.$E55]+[.$C$3]*MAX([.U40:.U44])" office:value-type="float" office:value="0.0001001001001" calcext:value-type="float">
            <text:p>0.0001001001</text:p>
          </table:table-cell>
          <table:table-cell table:style-name="ce6" table:formula="of:=[.$E55]+[.$C$3]*MAX([.V40:.V44])" office:value-type="float" office:value="0.0001001001001001" calcext:value-type="float">
            <text:p>0.0001001001</text:p>
          </table:table-cell>
          <table:table-cell table:style-name="ce6" table:formula="of:=[.$E55]+[.$C$3]*MAX([.W40:.W44])" office:value-type="float" office:value="0.0001001001001001" calcext:value-type="float">
            <text:p>0.0001001001</text:p>
          </table:table-cell>
          <table:table-cell table:style-name="ce6" table:formula="of:=[.$E55]+[.$C$3]*MAX([.X40:.X44])" office:value-type="float" office:value="0.0001001001001001" calcext:value-type="float">
            <text:p>0.0001001001</text:p>
          </table:table-cell>
          <table:table-cell table:style-name="ce6" table:formula="of:=[.$E55]+[.$C$3]*MAX([.Y40:.Y44])" office:value-type="float" office:value="0.0001001001001001" calcext:value-type="float">
            <text:p>0.0001001001</text:p>
          </table:table-cell>
          <table:table-cell table:style-name="ce6" table:formula="of:=[.$E55]+[.$C$3]*MAX([.Z40:.Z44])" office:value-type="float" office:value="0.0001001001001001" calcext:value-type="float">
            <text:p>0.0001001001</text:p>
          </table:table-cell>
          <table:table-cell table:style-name="ce6" table:formula="of:=[.$E55]+[.$C$3]*MAX([.AA40:.AA44])" office:value-type="float" office:value="0.0001001001001001" calcext:value-type="float">
            <text:p>0.0001001001</text:p>
          </table:table-cell>
          <table:table-cell table:style-name="ce5" table:formula="of:=[.$E55]+[.$C$3]*MAX([.AB40:.AB44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5]))*[.AN55]/ABS([.AN55]+0.0000000001)" office:value-type="float" office:value="0.0316227734394064" calcext:value-type="float">
            <text:p>0.03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5" office:value-type="string" calcext:value-type="string">
            <text:p>(a(MazeAction( <text:s text:c="2"/>UP),0) </text:p>
          </table:table-cell>
          <table:table-cell table:style-name="ce15" office:value-type="string" calcext:value-type="string">
            <text:p><text:s/>o(MazeObservation(1,0),-1))</text:p>
          </table:table-cell>
          <table:table-cell table:style-name="ce15"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5]))*[.AV55]/ABS([.AV55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5]))*[.BB55]/ABS([.BB55]+0.0000000001)" office:value-type="float" office:value="-0" calcext:value-type="float">
            <text:p>0.000</text:p>
          </table:table-cell>
          <table:table-cell table:style-name="ce1" office:value-type="float" office:value="-0" calcext:value-type="float">
            <text:p>0</text:p>
          </table:table-cell>
          <table:table-cell table:style-name="ce15" office:value-type="string" calcext:value-type="string">
            <text:p>a(MazeAction( <text:s text:c="2"/>UP),0) </text:p>
          </table:table-cell>
          <table:table-cell table:style-name="ce15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5]))*[.BH55]/ABS([.BH55]+0.0000000001)" office:value-type="float" office:value="-0.0447213617860639" calcext:value-type="float">
            <text:p>-0.045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9" office:value-type="string" calcext:value-type="string">
            <text:p>o(MazeObservation(1,1),-2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6]+[.$C$3]*MAX([.F44:.F48])" office:value-type="float" office:value="0" calcext:value-type="float">
            <text:p>0</text:p>
          </table:table-cell>
          <table:table-cell table:style-name="ce4" table:formula="of:=[.$E56]+[.$C$3]*MAX([.G44:.G48])" office:value-type="float" office:value="0" calcext:value-type="float">
            <text:p>0</text:p>
          </table:table-cell>
          <table:table-cell table:style-name="ce6" table:formula="of:=[.$E56]+[.$C$3]*MAX([.H44:.H48])" office:value-type="float" office:value="0" calcext:value-type="float">
            <text:p>0</text:p>
          </table:table-cell>
          <table:table-cell table:style-name="ce6" table:formula="of:=[.$E56]+[.$C$3]*MAX([.I44:.I48])" office:value-type="float" office:value="0" calcext:value-type="float">
            <text:p>0</text:p>
          </table:table-cell>
          <table:table-cell table:style-name="ce6" table:formula="of:=[.$E56]+[.$C$3]*MAX([.J44:.J48])" office:value-type="float" office:value="0.0001" calcext:value-type="float">
            <text:p>0.0001</text:p>
          </table:table-cell>
          <table:table-cell table:style-name="ce6" table:formula="of:=[.$E56]+[.$C$3]*MAX([.K44:.K48])" office:value-type="float" office:value="0.0001" calcext:value-type="float">
            <text:p>0.0001</text:p>
          </table:table-cell>
          <table:table-cell table:style-name="ce6" table:formula="of:=[.$E56]+[.$C$3]*MAX([.L44:.L48])" office:value-type="float" office:value="0.0001" calcext:value-type="float">
            <text:p>0.0001</text:p>
          </table:table-cell>
          <table:table-cell table:style-name="ce6" table:formula="of:=[.$E56]+[.$C$3]*MAX([.M44:.M48])" office:value-type="float" office:value="0.0001001" calcext:value-type="float">
            <text:p>0.0001001</text:p>
          </table:table-cell>
          <table:table-cell table:style-name="ce6" table:formula="of:=[.$E56]+[.$C$3]*MAX([.N44:.N48])" office:value-type="float" office:value="0.0001001" calcext:value-type="float">
            <text:p>0.0001001</text:p>
          </table:table-cell>
          <table:table-cell table:style-name="ce6" table:formula="of:=[.$E56]+[.$C$3]*MAX([.O44:.O48])" office:value-type="float" office:value="0.0001001" calcext:value-type="float">
            <text:p>0.0001001</text:p>
          </table:table-cell>
          <table:table-cell table:style-name="ce6" table:formula="of:=[.$E56]+[.$C$3]*MAX([.P44:.P48])" office:value-type="float" office:value="0.0001001001" calcext:value-type="float">
            <text:p>0.0001001001</text:p>
          </table:table-cell>
          <table:table-cell table:style-name="ce6" table:formula="of:=[.$E56]+[.$C$3]*MAX([.Q44:.Q48])" office:value-type="float" office:value="0.0001001001" calcext:value-type="float">
            <text:p>0.0001001001</text:p>
          </table:table-cell>
          <table:table-cell table:style-name="ce6" table:formula="of:=[.$E56]+[.$C$3]*MAX([.R44:.R48])" office:value-type="float" office:value="0.0001001001" calcext:value-type="float">
            <text:p>0.0001001001</text:p>
          </table:table-cell>
          <table:table-cell table:style-name="ce6" table:formula="of:=[.$E56]+[.$C$3]*MAX([.S44:.S48])" office:value-type="float" office:value="0.0001001001001" calcext:value-type="float">
            <text:p>0.0001001001</text:p>
          </table:table-cell>
          <table:table-cell table:style-name="ce6" table:formula="of:=[.$E56]+[.$C$3]*MAX([.T44:.T48])" office:value-type="float" office:value="0.0001001001001" calcext:value-type="float">
            <text:p>0.0001001001</text:p>
          </table:table-cell>
          <table:table-cell table:style-name="ce6" table:formula="of:=[.$E56]+[.$C$3]*MAX([.U44:.U48])" office:value-type="float" office:value="0.0001001001001" calcext:value-type="float">
            <text:p>0.0001001001</text:p>
          </table:table-cell>
          <table:table-cell table:style-name="ce6" table:formula="of:=[.$E56]+[.$C$3]*MAX([.V44:.V48])" office:value-type="float" office:value="0.0001001001001001" calcext:value-type="float">
            <text:p>0.0001001001</text:p>
          </table:table-cell>
          <table:table-cell table:style-name="ce6" table:formula="of:=[.$E56]+[.$C$3]*MAX([.W44:.W48])" office:value-type="float" office:value="0.0001001001001001" calcext:value-type="float">
            <text:p>0.0001001001</text:p>
          </table:table-cell>
          <table:table-cell table:style-name="ce6" table:formula="of:=[.$E56]+[.$C$3]*MAX([.X44:.X48])" office:value-type="float" office:value="0.0001001001001001" calcext:value-type="float">
            <text:p>0.0001001001</text:p>
          </table:table-cell>
          <table:table-cell table:style-name="ce6" table:formula="of:=[.$E56]+[.$C$3]*MAX([.Y44:.Y48])" office:value-type="float" office:value="0.0001001001001001" calcext:value-type="float">
            <text:p>0.0001001001</text:p>
          </table:table-cell>
          <table:table-cell table:style-name="ce6" table:formula="of:=[.$E56]+[.$C$3]*MAX([.Z44:.Z48])" office:value-type="float" office:value="0.0001001001001001" calcext:value-type="float">
            <text:p>0.0001001001</text:p>
          </table:table-cell>
          <table:table-cell table:style-name="ce6" table:formula="of:=[.$E56]+[.$C$3]*MAX([.AA44:.AA48])" office:value-type="float" office:value="0.0001001001001001" calcext:value-type="float">
            <text:p>0.0001001001</text:p>
          </table:table-cell>
          <table:table-cell table:style-name="ce5" table:formula="of:=[.$E56]+[.$C$3]*MAX([.AB44:.AB48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1" calcext:value-type="float">
            <text:p>0.000000001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6]))*[.AN56]/ABS([.AN56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6]))*[.AV56]/ABS([.AV56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6]))*[.BB56]/ABS([.BB56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6]))*[.BH56]/ABS([.BH56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r(ListedReward(0),-2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7]+[.$C$3]*MAX([.F34:.F38])" office:value-type="float" office:value="0" calcext:value-type="float">
            <text:p>0</text:p>
          </table:table-cell>
          <table:table-cell table:style-name="ce4" table:formula="of:=[.$E57]+[.$C$3]*MAX([.G34:.G38])" office:value-type="float" office:value="0" calcext:value-type="float">
            <text:p>0</text:p>
          </table:table-cell>
          <table:table-cell table:style-name="ce6" table:formula="of:=[.$E57]+[.$C$3]*MAX([.H34:.H38])" office:value-type="float" office:value="0" calcext:value-type="float">
            <text:p>0</text:p>
          </table:table-cell>
          <table:table-cell table:style-name="ce6" table:formula="of:=[.$E57]+[.$C$3]*MAX([.I34:.I38])" office:value-type="float" office:value="0.001" calcext:value-type="float">
            <text:p>0.001</text:p>
          </table:table-cell>
          <table:table-cell table:style-name="ce6" table:formula="of:=[.$E57]+[.$C$3]*MAX([.J34:.J38])" office:value-type="float" office:value="0.001" calcext:value-type="float">
            <text:p>0.001</text:p>
          </table:table-cell>
          <table:table-cell table:style-name="ce6" table:formula="of:=[.$E57]+[.$C$3]*MAX([.K34:.K38])" office:value-type="float" office:value="0.001" calcext:value-type="float">
            <text:p>0.001</text:p>
          </table:table-cell>
          <table:table-cell table:style-name="ce6" table:formula="of:=[.$E57]+[.$C$3]*MAX([.L34:.L38])" office:value-type="float" office:value="0.001001" calcext:value-type="float">
            <text:p>0.001001</text:p>
          </table:table-cell>
          <table:table-cell table:style-name="ce6" table:formula="of:=[.$E57]+[.$C$3]*MAX([.M34:.M38])" office:value-type="float" office:value="0.001001" calcext:value-type="float">
            <text:p>0.001001</text:p>
          </table:table-cell>
          <table:table-cell table:style-name="ce6" table:formula="of:=[.$E57]+[.$C$3]*MAX([.N34:.N38])" office:value-type="float" office:value="0.001001" calcext:value-type="float">
            <text:p>0.001001</text:p>
          </table:table-cell>
          <table:table-cell table:style-name="ce6" table:formula="of:=[.$E57]+[.$C$3]*MAX([.O34:.O38])" office:value-type="float" office:value="0.001001001" calcext:value-type="float">
            <text:p>0.001001001</text:p>
          </table:table-cell>
          <table:table-cell table:style-name="ce6" table:formula="of:=[.$E57]+[.$C$3]*MAX([.P34:.P38])" office:value-type="float" office:value="0.001001001" calcext:value-type="float">
            <text:p>0.001001001</text:p>
          </table:table-cell>
          <table:table-cell table:style-name="ce6" table:formula="of:=[.$E57]+[.$C$3]*MAX([.Q34:.Q38])" office:value-type="float" office:value="0.001001001" calcext:value-type="float">
            <text:p>0.001001001</text:p>
          </table:table-cell>
          <table:table-cell table:style-name="ce6" table:formula="of:=[.$E57]+[.$C$3]*MAX([.R34:.R38])" office:value-type="float" office:value="0.001001001001" calcext:value-type="float">
            <text:p>0.001001001</text:p>
          </table:table-cell>
          <table:table-cell table:style-name="ce6" table:formula="of:=[.$E57]+[.$C$3]*MAX([.S34:.S38])" office:value-type="float" office:value="0.001001001001" calcext:value-type="float">
            <text:p>0.001001001</text:p>
          </table:table-cell>
          <table:table-cell table:style-name="ce6" table:formula="of:=[.$E57]+[.$C$3]*MAX([.T34:.T38])" office:value-type="float" office:value="0.001001001001" calcext:value-type="float">
            <text:p>0.001001001</text:p>
          </table:table-cell>
          <table:table-cell table:style-name="ce6" table:formula="of:=[.$E57]+[.$C$3]*MAX([.U34:.U38])" office:value-type="float" office:value="0.001001001001001" calcext:value-type="float">
            <text:p>0.001001001</text:p>
          </table:table-cell>
          <table:table-cell table:style-name="ce6" table:formula="of:=[.$E57]+[.$C$3]*MAX([.V34:.V38])" office:value-type="float" office:value="0.001001001001001" calcext:value-type="float">
            <text:p>0.001001001</text:p>
          </table:table-cell>
          <table:table-cell table:style-name="ce6" table:formula="of:=[.$E57]+[.$C$3]*MAX([.W34:.W38])" office:value-type="float" office:value="0.001001001001001" calcext:value-type="float">
            <text:p>0.001001001</text:p>
          </table:table-cell>
          <table:table-cell table:style-name="ce6" table:formula="of:=[.$E57]+[.$C$3]*MAX([.X34:.X38])" office:value-type="float" office:value="0.001001001001001" calcext:value-type="float">
            <text:p>0.001001001</text:p>
          </table:table-cell>
          <table:table-cell table:style-name="ce6" table:formula="of:=[.$E57]+[.$C$3]*MAX([.Y34:.Y38])" office:value-type="float" office:value="0.001001001001001" calcext:value-type="float">
            <text:p>0.001001001</text:p>
          </table:table-cell>
          <table:table-cell table:style-name="ce6" table:formula="of:=[.$E57]+[.$C$3]*MAX([.Z34:.Z38])" office:value-type="float" office:value="0.001001001001001" calcext:value-type="float">
            <text:p>0.001001001</text:p>
          </table:table-cell>
          <table:table-cell table:style-name="ce6" table:formula="of:=[.$E57]+[.$C$3]*MAX([.AA34:.AA38])" office:value-type="float" office:value="0.001001001001001" calcext:value-type="float">
            <text:p>0.001001001</text:p>
          </table:table-cell>
          <table:table-cell table:style-name="ce5" table:formula="of:=[.$E57]+[.$C$3]*MAX([.AB34:.AB38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0.009999963" calcext:value-type="float">
            <text:p>0.009999963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7]))*[.AN57]/ABS([.AN57]+0.0000000001)" office:value-type="float" office:value="0.099999999" calcext:value-type="float">
            <text:p>0.100</text:p>
          </table:table-cell>
          <table:table-cell table:style-name="ce1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7]))*[.AV57]/ABS([.AV5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7]))*[.BB57]/ABS([.BB5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7]))*[.BH57]/ABS([.BH57]+0.0000000001)" office:value-type="float" office:value="-0.158113883640875" calcext:value-type="float">
            <text:p>-0.158</text:p>
          </table:table-cell>
          <table:table-cell table:style-name="ce17" office:value-type="float" office:value="-0.025" calcext:value-type="float">
            <text:p>-0.025</text:p>
          </table:table-cell>
          <table:table-cell table:style-name="ce9" office:value-type="string" calcext:value-type="string">
            <text:p>r(ListedReward(0),-2) </text:p>
          </table:table-cell>
          <table:table-cell table:style-name="ce9" office:value-type="string" calcext:value-type="string">
            <text:p><text:s/>r(ListedReward(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58]+[.$C$3]*MAX([.F39:.F43])" office:value-type="float" office:value="0" calcext:value-type="float">
            <text:p>0</text:p>
          </table:table-cell>
          <table:table-cell table:style-name="ce3" table:formula="of:=[.$E58]+[.$C$3]*MAX([.G39:.G43])" office:value-type="float" office:value="0" calcext:value-type="float">
            <text:p>0</text:p>
          </table:table-cell>
          <table:table-cell table:style-name="ce5" table:formula="of:=[.$E58]+[.$C$3]*MAX([.H39:.H43])" office:value-type="float" office:value="0" calcext:value-type="float">
            <text:p>0</text:p>
          </table:table-cell>
          <table:table-cell table:style-name="ce5" table:formula="of:=[.$E58]+[.$C$3]*MAX([.I39:.I43])" office:value-type="float" office:value="0.001" calcext:value-type="float">
            <text:p>0.001</text:p>
          </table:table-cell>
          <table:table-cell table:style-name="ce5" table:formula="of:=[.$E58]+[.$C$3]*MAX([.J39:.J43])" office:value-type="float" office:value="0.001" calcext:value-type="float">
            <text:p>0.001</text:p>
          </table:table-cell>
          <table:table-cell table:style-name="ce5" table:formula="of:=[.$E58]+[.$C$3]*MAX([.K39:.K43])" office:value-type="float" office:value="0.001" calcext:value-type="float">
            <text:p>0.001</text:p>
          </table:table-cell>
          <table:table-cell table:style-name="ce5" table:formula="of:=[.$E58]+[.$C$3]*MAX([.L39:.L43])" office:value-type="float" office:value="0.001001" calcext:value-type="float">
            <text:p>0.001001</text:p>
          </table:table-cell>
          <table:table-cell table:style-name="ce5" table:formula="of:=[.$E58]+[.$C$3]*MAX([.M39:.M43])" office:value-type="float" office:value="0.001001" calcext:value-type="float">
            <text:p>0.001001</text:p>
          </table:table-cell>
          <table:table-cell table:style-name="ce5" table:formula="of:=[.$E58]+[.$C$3]*MAX([.N39:.N43])" office:value-type="float" office:value="0.001001" calcext:value-type="float">
            <text:p>0.001001</text:p>
          </table:table-cell>
          <table:table-cell table:style-name="ce5" table:formula="of:=[.$E58]+[.$C$3]*MAX([.O39:.O43])" office:value-type="float" office:value="0.001001001" calcext:value-type="float">
            <text:p>0.001001001</text:p>
          </table:table-cell>
          <table:table-cell table:style-name="ce5" table:formula="of:=[.$E58]+[.$C$3]*MAX([.P39:.P43])" office:value-type="float" office:value="0.001001001" calcext:value-type="float">
            <text:p>0.001001001</text:p>
          </table:table-cell>
          <table:table-cell table:style-name="ce5" table:formula="of:=[.$E58]+[.$C$3]*MAX([.Q39:.Q43])" office:value-type="float" office:value="0.001001001" calcext:value-type="float">
            <text:p>0.001001001</text:p>
          </table:table-cell>
          <table:table-cell table:style-name="ce5" table:formula="of:=[.$E58]+[.$C$3]*MAX([.R39:.R43])" office:value-type="float" office:value="0.001001001001" calcext:value-type="float">
            <text:p>0.001001001</text:p>
          </table:table-cell>
          <table:table-cell table:style-name="ce5" table:formula="of:=[.$E58]+[.$C$3]*MAX([.S39:.S43])" office:value-type="float" office:value="0.001001001001" calcext:value-type="float">
            <text:p>0.001001001</text:p>
          </table:table-cell>
          <table:table-cell table:style-name="ce5" table:formula="of:=[.$E58]+[.$C$3]*MAX([.T39:.T43])" office:value-type="float" office:value="0.001001001001" calcext:value-type="float">
            <text:p>0.001001001</text:p>
          </table:table-cell>
          <table:table-cell table:style-name="ce5" table:formula="of:=[.$E58]+[.$C$3]*MAX([.U39:.U43])" office:value-type="float" office:value="0.001001001001001" calcext:value-type="float">
            <text:p>0.001001001</text:p>
          </table:table-cell>
          <table:table-cell table:style-name="ce5" table:formula="of:=[.$E58]+[.$C$3]*MAX([.V39:.V43])" office:value-type="float" office:value="0.001001001001001" calcext:value-type="float">
            <text:p>0.001001001</text:p>
          </table:table-cell>
          <table:table-cell table:style-name="ce5" table:formula="of:=[.$E58]+[.$C$3]*MAX([.W39:.W43])" office:value-type="float" office:value="0.001001001001001" calcext:value-type="float">
            <text:p>0.001001001</text:p>
          </table:table-cell>
          <table:table-cell table:style-name="ce5" table:formula="of:=[.$E58]+[.$C$3]*MAX([.X39:.X43])" office:value-type="float" office:value="0.001001001001001" calcext:value-type="float">
            <text:p>0.001001001</text:p>
          </table:table-cell>
          <table:table-cell table:style-name="ce5" table:formula="of:=[.$E58]+[.$C$3]*MAX([.Y39:.Y43])" office:value-type="float" office:value="0.001001001001001" calcext:value-type="float">
            <text:p>0.001001001</text:p>
          </table:table-cell>
          <table:table-cell table:style-name="ce5" table:formula="of:=[.$E58]+[.$C$3]*MAX([.Z39:.Z43])" office:value-type="float" office:value="0.001001001001001" calcext:value-type="float">
            <text:p>0.001001001</text:p>
          </table:table-cell>
          <table:table-cell table:style-name="ce5" table:formula="of:=[.$E58]+[.$C$3]*MAX([.AA39:.AA43])" office:value-type="float" office:value="0.001001001001001" calcext:value-type="float">
            <text:p>0.001001001</text:p>
          </table:table-cell>
          <table:table-cell table:style-name="ce5" table:formula="of:=[.$E58]+[.$C$3]*MAX([.AB39:.AB43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58]))*[.AN58]/ABS([.AN58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58]))*[.AV58]/ABS([.AV58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8]))*[.BB58]/ABS([.BB5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58]))*[.BH58]/ABS([.BH58]+0.0000000001)" office:value-type="float" office:value="0.0632455516222288" calcext:value-type="float">
            <text:p>0.063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r(ListedReward(0),-2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59]+[.$C$3]*MAX([.F43:.F47])" office:value-type="float" office:value="0" calcext:value-type="float">
            <text:p>0</text:p>
          </table:table-cell>
          <table:table-cell table:style-name="ce4" table:formula="of:=[.$E59]+[.$C$3]*MAX([.G43:.G47])" office:value-type="float" office:value="0" calcext:value-type="float">
            <text:p>0</text:p>
          </table:table-cell>
          <table:table-cell table:style-name="ce6" table:formula="of:=[.$E59]+[.$C$3]*MAX([.H43:.H47])" office:value-type="float" office:value="0" calcext:value-type="float">
            <text:p>0</text:p>
          </table:table-cell>
          <table:table-cell table:style-name="ce6" table:formula="of:=[.$E59]+[.$C$3]*MAX([.I43:.I47])" office:value-type="float" office:value="0" calcext:value-type="float">
            <text:p>0</text:p>
          </table:table-cell>
          <table:table-cell table:style-name="ce6" table:formula="of:=[.$E59]+[.$C$3]*MAX([.J43:.J47])" office:value-type="float" office:value="0.0001" calcext:value-type="float">
            <text:p>0.0001</text:p>
          </table:table-cell>
          <table:table-cell table:style-name="ce6" table:formula="of:=[.$E59]+[.$C$3]*MAX([.K43:.K47])" office:value-type="float" office:value="0.0001" calcext:value-type="float">
            <text:p>0.0001</text:p>
          </table:table-cell>
          <table:table-cell table:style-name="ce6" table:formula="of:=[.$E59]+[.$C$3]*MAX([.L43:.L47])" office:value-type="float" office:value="0.0001" calcext:value-type="float">
            <text:p>0.0001</text:p>
          </table:table-cell>
          <table:table-cell table:style-name="ce6" table:formula="of:=[.$E59]+[.$C$3]*MAX([.M43:.M47])" office:value-type="float" office:value="0.0001001" calcext:value-type="float">
            <text:p>0.0001001</text:p>
          </table:table-cell>
          <table:table-cell table:style-name="ce6" table:formula="of:=[.$E59]+[.$C$3]*MAX([.N43:.N47])" office:value-type="float" office:value="0.0001001" calcext:value-type="float">
            <text:p>0.0001001</text:p>
          </table:table-cell>
          <table:table-cell table:style-name="ce6" table:formula="of:=[.$E59]+[.$C$3]*MAX([.O43:.O47])" office:value-type="float" office:value="0.0001001" calcext:value-type="float">
            <text:p>0.0001001</text:p>
          </table:table-cell>
          <table:table-cell table:style-name="ce6" table:formula="of:=[.$E59]+[.$C$3]*MAX([.P43:.P47])" office:value-type="float" office:value="0.0001001001" calcext:value-type="float">
            <text:p>0.0001001001</text:p>
          </table:table-cell>
          <table:table-cell table:style-name="ce6" table:formula="of:=[.$E59]+[.$C$3]*MAX([.Q43:.Q47])" office:value-type="float" office:value="0.0001001001" calcext:value-type="float">
            <text:p>0.0001001001</text:p>
          </table:table-cell>
          <table:table-cell table:style-name="ce6" table:formula="of:=[.$E59]+[.$C$3]*MAX([.R43:.R47])" office:value-type="float" office:value="0.0001001001" calcext:value-type="float">
            <text:p>0.0001001001</text:p>
          </table:table-cell>
          <table:table-cell table:style-name="ce6" table:formula="of:=[.$E59]+[.$C$3]*MAX([.S43:.S47])" office:value-type="float" office:value="0.0001001001001" calcext:value-type="float">
            <text:p>0.0001001001</text:p>
          </table:table-cell>
          <table:table-cell table:style-name="ce6" table:formula="of:=[.$E59]+[.$C$3]*MAX([.T43:.T47])" office:value-type="float" office:value="0.0001001001001" calcext:value-type="float">
            <text:p>0.0001001001</text:p>
          </table:table-cell>
          <table:table-cell table:style-name="ce6" table:formula="of:=[.$E59]+[.$C$3]*MAX([.U43:.U47])" office:value-type="float" office:value="0.0001001001001" calcext:value-type="float">
            <text:p>0.0001001001</text:p>
          </table:table-cell>
          <table:table-cell table:style-name="ce6" table:formula="of:=[.$E59]+[.$C$3]*MAX([.V43:.V47])" office:value-type="float" office:value="0.0001001001001001" calcext:value-type="float">
            <text:p>0.0001001001</text:p>
          </table:table-cell>
          <table:table-cell table:style-name="ce6" table:formula="of:=[.$E59]+[.$C$3]*MAX([.W43:.W47])" office:value-type="float" office:value="0.0001001001001001" calcext:value-type="float">
            <text:p>0.0001001001</text:p>
          </table:table-cell>
          <table:table-cell table:style-name="ce6" table:formula="of:=[.$E59]+[.$C$3]*MAX([.X43:.X47])" office:value-type="float" office:value="0.0001001001001001" calcext:value-type="float">
            <text:p>0.0001001001</text:p>
          </table:table-cell>
          <table:table-cell table:style-name="ce6" table:formula="of:=[.$E59]+[.$C$3]*MAX([.Y43:.Y47])" office:value-type="float" office:value="0.0001001001001001" calcext:value-type="float">
            <text:p>0.0001001001</text:p>
          </table:table-cell>
          <table:table-cell table:style-name="ce6" table:formula="of:=[.$E59]+[.$C$3]*MAX([.Z43:.Z47])" office:value-type="float" office:value="0.0001001001001001" calcext:value-type="float">
            <text:p>0.0001001001</text:p>
          </table:table-cell>
          <table:table-cell table:style-name="ce6" table:formula="of:=[.$E59]+[.$C$3]*MAX([.AA43:.AA47])" office:value-type="float" office:value="0.0001001001001001" calcext:value-type="float">
            <text:p>0.0001001001</text:p>
          </table:table-cell>
          <table:table-cell table:style-name="ce5" table:formula="of:=[.$E59]+[.$C$3]*MAX([.AB43:.AB47])" office:value-type="float" office:value="0.0001001001001001" calcext:value-type="float">
            <text:p>0.0001001001</text:p>
          </table:table-cell>
          <table:table-cell table:style-name="ce1"/>
          <table:table-cell table:style-name="ce7"/>
          <table:table-cell table:style-name="ce8" office:value-type="float" office:value="-0" calcext:value-type="float">
            <text:p>0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1,0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style-name="ce1" table:number-columns-repeated="3"/>
          <table:table-cell table:style-name="ce12" table:formula="of:=SQRT(ABS([.AN59]))*[.AN59]/ABS([.AN59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style-name="ce1" table:number-columns-repeated="3"/>
          <table:table-cell table:style-name="ce16" table:formula="of:=SQRT(ABS([.AV59]))*[.AV59]/ABS([.AV5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59]))*[.BB59]/ABS([.BB59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6"/>
          <table:table-cell table:style-name="ce28" table:formula="of:=SQRT(ABS([.BH59]))*[.BH59]/ABS([.BH59]+0.0000000001)" office:value-type="float" office:value="-0.0447213617860639" calcext:value-type="float">
            <text:p>-0.045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o(MazeObservation(1,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/>
          <table:table-cell table:number-columns-repeated="7"/>
          <table:table-cell table:style-name="ce1" table:number-columns-repeated="930"/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<text:s text:c="2"/>UP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60]+[.$C$3]*MAX([.F55:.F59])" office:value-type="float" office:value="0" calcext:value-type="float">
            <text:p>0</text:p>
          </table:table-cell>
          <table:table-cell table:style-name="ce4" table:formula="of:=[.$E60]+[.$C$3]*MAX([.G55:.G59])" office:value-type="float" office:value="0" calcext:value-type="float">
            <text:p>0</text:p>
          </table:table-cell>
          <table:table-cell table:style-name="ce6" table:formula="of:=[.$E60]+[.$C$3]*MAX([.H55:.H59])" office:value-type="float" office:value="0" calcext:value-type="float">
            <text:p>0</text:p>
          </table:table-cell>
          <table:table-cell table:style-name="ce6" table:formula="of:=[.$E60]+[.$C$3]*MAX([.I55:.I59])" office:value-type="float" office:value="0" calcext:value-type="float">
            <text:p>0</text:p>
          </table:table-cell>
          <table:table-cell table:style-name="ce6" table:formula="of:=[.$E60]+[.$C$3]*MAX([.J55:.J59])" office:value-type="float" office:value="0.0001" calcext:value-type="float">
            <text:p>0.0001</text:p>
          </table:table-cell>
          <table:table-cell table:style-name="ce6" table:formula="of:=[.$E60]+[.$C$3]*MAX([.K55:.K59])" office:value-type="float" office:value="0.0001" calcext:value-type="float">
            <text:p>0.0001</text:p>
          </table:table-cell>
          <table:table-cell table:style-name="ce6" table:formula="of:=[.$E60]+[.$C$3]*MAX([.L55:.L59])" office:value-type="float" office:value="0.0001" calcext:value-type="float">
            <text:p>0.0001</text:p>
          </table:table-cell>
          <table:table-cell table:style-name="ce6" table:formula="of:=[.$E60]+[.$C$3]*MAX([.M55:.M59])" office:value-type="float" office:value="0.0001001" calcext:value-type="float">
            <text:p>0.0001001</text:p>
          </table:table-cell>
          <table:table-cell table:style-name="ce6" table:formula="of:=[.$E60]+[.$C$3]*MAX([.N55:.N59])" office:value-type="float" office:value="0.0001001" calcext:value-type="float">
            <text:p>0.0001001</text:p>
          </table:table-cell>
          <table:table-cell table:style-name="ce6" table:formula="of:=[.$E60]+[.$C$3]*MAX([.O55:.O59])" office:value-type="float" office:value="0.0001001" calcext:value-type="float">
            <text:p>0.0001001</text:p>
          </table:table-cell>
          <table:table-cell table:style-name="ce6" table:formula="of:=[.$E60]+[.$C$3]*MAX([.P55:.P59])" office:value-type="float" office:value="0.0001001001" calcext:value-type="float">
            <text:p>0.0001001001</text:p>
          </table:table-cell>
          <table:table-cell table:style-name="ce6" table:formula="of:=[.$E60]+[.$C$3]*MAX([.Q55:.Q59])" office:value-type="float" office:value="0.0001001001" calcext:value-type="float">
            <text:p>0.0001001001</text:p>
          </table:table-cell>
          <table:table-cell table:style-name="ce6" table:formula="of:=[.$E60]+[.$C$3]*MAX([.R55:.R59])" office:value-type="float" office:value="0.0001001001" calcext:value-type="float">
            <text:p>0.0001001001</text:p>
          </table:table-cell>
          <table:table-cell table:style-name="ce6" table:formula="of:=[.$E60]+[.$C$3]*MAX([.S55:.S59])" office:value-type="float" office:value="0.0001001001001" calcext:value-type="float">
            <text:p>0.0001001001</text:p>
          </table:table-cell>
          <table:table-cell table:style-name="ce6" table:formula="of:=[.$E60]+[.$C$3]*MAX([.T55:.T59])" office:value-type="float" office:value="0.0001001001001" calcext:value-type="float">
            <text:p>0.0001001001</text:p>
          </table:table-cell>
          <table:table-cell table:style-name="ce6" table:formula="of:=[.$E60]+[.$C$3]*MAX([.U55:.U59])" office:value-type="float" office:value="0.0001001001001" calcext:value-type="float">
            <text:p>0.0001001001</text:p>
          </table:table-cell>
          <table:table-cell table:style-name="ce6" table:formula="of:=[.$E60]+[.$C$3]*MAX([.V55:.V59])" office:value-type="float" office:value="0.0001001001001001" calcext:value-type="float">
            <text:p>0.0001001001</text:p>
          </table:table-cell>
          <table:table-cell table:style-name="ce6" table:formula="of:=[.$E60]+[.$C$3]*MAX([.W55:.W59])" office:value-type="float" office:value="0.0001001001001001" calcext:value-type="float">
            <text:p>0.0001001001</text:p>
          </table:table-cell>
          <table:table-cell table:style-name="ce6" table:formula="of:=[.$E60]+[.$C$3]*MAX([.X55:.X59])" office:value-type="float" office:value="0.0001001001001001" calcext:value-type="float">
            <text:p>0.0001001001</text:p>
          </table:table-cell>
          <table:table-cell table:style-name="ce6" table:formula="of:=[.$E60]+[.$C$3]*MAX([.Y55:.Y59])" office:value-type="float" office:value="0.0001001001001001" calcext:value-type="float">
            <text:p>0.0001001001</text:p>
          </table:table-cell>
          <table:table-cell table:style-name="ce6" table:formula="of:=[.$E60]+[.$C$3]*MAX([.Z55:.Z59])" office:value-type="float" office:value="0.0001001001001001" calcext:value-type="float">
            <text:p>0.0001001001</text:p>
          </table:table-cell>
          <table:table-cell table:style-name="ce6" table:formula="of:=[.$E60]+[.$C$3]*MAX([.AA55:.AA59])" office:value-type="float" office:value="0.0001001001001001" calcext:value-type="float">
            <text:p>0.0001001001</text:p>
          </table:table-cell>
          <table:table-cell table:style-name="ce5" table:formula="of:=[.$E60]+[.$C$3]*MAX([.AB55:.AB59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46916" calcext:value-type="float">
            <text:p>0.000046916</text:p>
          </table:table-cell>
          <table:table-cell table:style-name="ce10" office:value-type="string" calcext:value-type="string">
            <text:p>(a(MazeAction( <text:s text:c="2"/>UP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60]))*[.AN60]/ABS([.AN60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60]))*[.AV60]/ABS([.AV6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60]))*[.BB60]/ABS([.BB6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60]))*[.BH60]/ABS([.BH60]+0.0000000001)" office:value-type="float" office:value="-0.167332005904429" calcext:value-type="float">
            <text:p>-0.167</text:p>
          </table:table-cell>
          <table:table-cell table:style-name="ce17" office:value-type="float" office:value="-0.028" calcext:value-type="float">
            <text:p>-0.028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DOWN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61]+[.$C$3]*MAX([.F59:.F63])" office:value-type="float" office:value="0" calcext:value-type="float">
            <text:p>0</text:p>
          </table:table-cell>
          <table:table-cell table:style-name="ce4" table:formula="of:=[.$E61]+[.$C$3]*MAX([.G59:.G63])" office:value-type="float" office:value="0" calcext:value-type="float">
            <text:p>0</text:p>
          </table:table-cell>
          <table:table-cell table:style-name="ce6" table:formula="of:=[.$E61]+[.$C$3]*MAX([.H59:.H63])" office:value-type="float" office:value="0" calcext:value-type="float">
            <text:p>0</text:p>
          </table:table-cell>
          <table:table-cell table:style-name="ce6" table:formula="of:=[.$E61]+[.$C$3]*MAX([.I59:.I63])" office:value-type="float" office:value="0" calcext:value-type="float">
            <text:p>0</text:p>
          </table:table-cell>
          <table:table-cell table:style-name="ce6" table:formula="of:=[.$E61]+[.$C$3]*MAX([.J59:.J63])" office:value-type="float" office:value="0.0001" calcext:value-type="float">
            <text:p>0.0001</text:p>
          </table:table-cell>
          <table:table-cell table:style-name="ce6" table:formula="of:=[.$E61]+[.$C$3]*MAX([.K59:.K63])" office:value-type="float" office:value="0.0001" calcext:value-type="float">
            <text:p>0.0001</text:p>
          </table:table-cell>
          <table:table-cell table:style-name="ce6" table:formula="of:=[.$E61]+[.$C$3]*MAX([.L59:.L63])" office:value-type="float" office:value="0.0001" calcext:value-type="float">
            <text:p>0.0001</text:p>
          </table:table-cell>
          <table:table-cell table:style-name="ce6" table:formula="of:=[.$E61]+[.$C$3]*MAX([.M59:.M63])" office:value-type="float" office:value="0.0001001" calcext:value-type="float">
            <text:p>0.0001001</text:p>
          </table:table-cell>
          <table:table-cell table:style-name="ce6" table:formula="of:=[.$E61]+[.$C$3]*MAX([.N59:.N63])" office:value-type="float" office:value="0.0001001" calcext:value-type="float">
            <text:p>0.0001001</text:p>
          </table:table-cell>
          <table:table-cell table:style-name="ce6" table:formula="of:=[.$E61]+[.$C$3]*MAX([.O59:.O63])" office:value-type="float" office:value="0.0001001" calcext:value-type="float">
            <text:p>0.0001001</text:p>
          </table:table-cell>
          <table:table-cell table:style-name="ce6" table:formula="of:=[.$E61]+[.$C$3]*MAX([.P59:.P63])" office:value-type="float" office:value="0.0001001001" calcext:value-type="float">
            <text:p>0.0001001001</text:p>
          </table:table-cell>
          <table:table-cell table:style-name="ce6" table:formula="of:=[.$E61]+[.$C$3]*MAX([.Q59:.Q63])" office:value-type="float" office:value="0.0001001001" calcext:value-type="float">
            <text:p>0.0001001001</text:p>
          </table:table-cell>
          <table:table-cell table:style-name="ce6" table:formula="of:=[.$E61]+[.$C$3]*MAX([.R59:.R63])" office:value-type="float" office:value="0.0001001001" calcext:value-type="float">
            <text:p>0.0001001001</text:p>
          </table:table-cell>
          <table:table-cell table:style-name="ce6" table:formula="of:=[.$E61]+[.$C$3]*MAX([.S59:.S63])" office:value-type="float" office:value="0.0001001001001" calcext:value-type="float">
            <text:p>0.0001001001</text:p>
          </table:table-cell>
          <table:table-cell table:style-name="ce6" table:formula="of:=[.$E61]+[.$C$3]*MAX([.T59:.T63])" office:value-type="float" office:value="0.0001001001001" calcext:value-type="float">
            <text:p>0.0001001001</text:p>
          </table:table-cell>
          <table:table-cell table:style-name="ce6" table:formula="of:=[.$E61]+[.$C$3]*MAX([.U59:.U63])" office:value-type="float" office:value="0.0001001001001" calcext:value-type="float">
            <text:p>0.0001001001</text:p>
          </table:table-cell>
          <table:table-cell table:style-name="ce6" table:formula="of:=[.$E61]+[.$C$3]*MAX([.V59:.V63])" office:value-type="float" office:value="0.0001001001001001" calcext:value-type="float">
            <text:p>0.0001001001</text:p>
          </table:table-cell>
          <table:table-cell table:style-name="ce6" table:formula="of:=[.$E61]+[.$C$3]*MAX([.W59:.W63])" office:value-type="float" office:value="0.0001001001001001" calcext:value-type="float">
            <text:p>0.0001001001</text:p>
          </table:table-cell>
          <table:table-cell table:style-name="ce6" table:formula="of:=[.$E61]+[.$C$3]*MAX([.X59:.X63])" office:value-type="float" office:value="0.0001001001001001" calcext:value-type="float">
            <text:p>0.0001001001</text:p>
          </table:table-cell>
          <table:table-cell table:style-name="ce6" table:formula="of:=[.$E61]+[.$C$3]*MAX([.Y59:.Y63])" office:value-type="float" office:value="0.0001001001001001" calcext:value-type="float">
            <text:p>0.0001001001</text:p>
          </table:table-cell>
          <table:table-cell table:style-name="ce6" table:formula="of:=[.$E61]+[.$C$3]*MAX([.Z59:.Z63])" office:value-type="float" office:value="0.0001001001001001" calcext:value-type="float">
            <text:p>0.0001001001</text:p>
          </table:table-cell>
          <table:table-cell table:style-name="ce6" table:formula="of:=[.$E61]+[.$C$3]*MAX([.AA59:.AA63])" office:value-type="float" office:value="0.0001001001001001" calcext:value-type="float">
            <text:p>0.0001001001</text:p>
          </table:table-cell>
          <table:table-cell table:style-name="ce5" table:formula="of:=[.$E61]+[.$C$3]*MAX([.AB59:.AB63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1" calcext:value-type="float">
            <text:p>0.000000001</text:p>
          </table:table-cell>
          <table:table-cell table:style-name="ce10" office:value-type="string" calcext:value-type="string">
            <text:p>(a(MazeAction( DOWN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61]))*[.AN61]/ABS([.AN61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61]))*[.AV61]/ABS([.AV6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61]))*[.BB61]/ABS([.BB6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61]))*[.BH61]/ABS([.BH61]+0.0000000001)" office:value-type="float" office:value="-0.300000000333333" calcext:value-type="float">
            <text:p>-0.300</text:p>
          </table:table-cell>
          <table:table-cell table:style-name="ce17" office:value-type="float" office:value="-0.09" calcext:value-type="float">
            <text:p>-0.09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29"/>
          <table:table-cell table:number-columns-repeated="940"/>
        </table:table-row>
        <table:table-row table:style-name="ro3">
          <table:table-cell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 LEF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62]+[.$C$3]*MAX([.F49:.F53])" office:value-type="float" office:value="0" calcext:value-type="float">
            <text:p>0</text:p>
          </table:table-cell>
          <table:table-cell table:style-name="ce4" table:formula="of:=[.$E62]+[.$C$3]*MAX([.G49:.G53])" office:value-type="float" office:value="0" calcext:value-type="float">
            <text:p>0</text:p>
          </table:table-cell>
          <table:table-cell table:style-name="ce6" table:formula="of:=[.$E62]+[.$C$3]*MAX([.H49:.H53])" office:value-type="float" office:value="0" calcext:value-type="float">
            <text:p>0</text:p>
          </table:table-cell>
          <table:table-cell table:style-name="ce6" table:formula="of:=[.$E62]+[.$C$3]*MAX([.I49:.I53])" office:value-type="float" office:value="0.001" calcext:value-type="float">
            <text:p>0.001</text:p>
          </table:table-cell>
          <table:table-cell table:style-name="ce6" table:formula="of:=[.$E62]+[.$C$3]*MAX([.J49:.J53])" office:value-type="float" office:value="0.001" calcext:value-type="float">
            <text:p>0.001</text:p>
          </table:table-cell>
          <table:table-cell table:style-name="ce6" table:formula="of:=[.$E62]+[.$C$3]*MAX([.K49:.K53])" office:value-type="float" office:value="0.001" calcext:value-type="float">
            <text:p>0.001</text:p>
          </table:table-cell>
          <table:table-cell table:style-name="ce6" table:formula="of:=[.$E62]+[.$C$3]*MAX([.L49:.L53])" office:value-type="float" office:value="0.001001" calcext:value-type="float">
            <text:p>0.001001</text:p>
          </table:table-cell>
          <table:table-cell table:style-name="ce6" table:formula="of:=[.$E62]+[.$C$3]*MAX([.M49:.M53])" office:value-type="float" office:value="0.001001" calcext:value-type="float">
            <text:p>0.001001</text:p>
          </table:table-cell>
          <table:table-cell table:style-name="ce6" table:formula="of:=[.$E62]+[.$C$3]*MAX([.N49:.N53])" office:value-type="float" office:value="0.001001" calcext:value-type="float">
            <text:p>0.001001</text:p>
          </table:table-cell>
          <table:table-cell table:style-name="ce6" table:formula="of:=[.$E62]+[.$C$3]*MAX([.O49:.O53])" office:value-type="float" office:value="0.001001001" calcext:value-type="float">
            <text:p>0.001001001</text:p>
          </table:table-cell>
          <table:table-cell table:style-name="ce6" table:formula="of:=[.$E62]+[.$C$3]*MAX([.P49:.P53])" office:value-type="float" office:value="0.001001001" calcext:value-type="float">
            <text:p>0.001001001</text:p>
          </table:table-cell>
          <table:table-cell table:style-name="ce6" table:formula="of:=[.$E62]+[.$C$3]*MAX([.Q49:.Q53])" office:value-type="float" office:value="0.001001001" calcext:value-type="float">
            <text:p>0.001001001</text:p>
          </table:table-cell>
          <table:table-cell table:style-name="ce6" table:formula="of:=[.$E62]+[.$C$3]*MAX([.R49:.R53])" office:value-type="float" office:value="0.001001001001" calcext:value-type="float">
            <text:p>0.001001001</text:p>
          </table:table-cell>
          <table:table-cell table:style-name="ce6" table:formula="of:=[.$E62]+[.$C$3]*MAX([.S49:.S53])" office:value-type="float" office:value="0.001001001001" calcext:value-type="float">
            <text:p>0.001001001</text:p>
          </table:table-cell>
          <table:table-cell table:style-name="ce6" table:formula="of:=[.$E62]+[.$C$3]*MAX([.T49:.T53])" office:value-type="float" office:value="0.001001001001" calcext:value-type="float">
            <text:p>0.001001001</text:p>
          </table:table-cell>
          <table:table-cell table:style-name="ce6" table:formula="of:=[.$E62]+[.$C$3]*MAX([.U49:.U53])" office:value-type="float" office:value="0.001001001001001" calcext:value-type="float">
            <text:p>0.001001001</text:p>
          </table:table-cell>
          <table:table-cell table:style-name="ce6" table:formula="of:=[.$E62]+[.$C$3]*MAX([.V49:.V53])" office:value-type="float" office:value="0.001001001001001" calcext:value-type="float">
            <text:p>0.001001001</text:p>
          </table:table-cell>
          <table:table-cell table:style-name="ce6" table:formula="of:=[.$E62]+[.$C$3]*MAX([.W49:.W53])" office:value-type="float" office:value="0.001001001001001" calcext:value-type="float">
            <text:p>0.001001001</text:p>
          </table:table-cell>
          <table:table-cell table:style-name="ce6" table:formula="of:=[.$E62]+[.$C$3]*MAX([.X49:.X53])" office:value-type="float" office:value="0.001001001001001" calcext:value-type="float">
            <text:p>0.001001001</text:p>
          </table:table-cell>
          <table:table-cell table:style-name="ce6" table:formula="of:=[.$E62]+[.$C$3]*MAX([.Y49:.Y53])" office:value-type="float" office:value="0.001001001001001" calcext:value-type="float">
            <text:p>0.001001001</text:p>
          </table:table-cell>
          <table:table-cell table:style-name="ce6" table:formula="of:=[.$E62]+[.$C$3]*MAX([.Z49:.Z53])" office:value-type="float" office:value="0.001001001001001" calcext:value-type="float">
            <text:p>0.001001001</text:p>
          </table:table-cell>
          <table:table-cell table:style-name="ce6" table:formula="of:=[.$E62]+[.$C$3]*MAX([.AA49:.AA53])" office:value-type="float" office:value="0.001001001001001" calcext:value-type="float">
            <text:p>0.001001001</text:p>
          </table:table-cell>
          <table:table-cell table:style-name="ce5" table:formula="of:=[.$E62]+[.$C$3]*MAX([.AB49:.AB53])" office:value-type="float" office:value="0.001001001001001" calcext:value-type="float">
            <text:p>0.001001001</text:p>
          </table:table-cell>
          <table:table-cell/>
          <table:table-cell table:style-name="ce7"/>
          <table:table-cell table:style-name="ce8" office:value-type="float" office:value="0.000000201" calcext:value-type="float">
            <text:p>0.000000201</text:p>
          </table:table-cell>
          <table:table-cell table:style-name="ce11" office:value-type="string" calcext:value-type="string">
            <text:p>(a(MazeAction( LEFT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62]))*[.AN62]/ABS([.AN62]+0.0000000001)" office:value-type="float" office:value="0.0316227734394064" calcext:value-type="float">
            <text:p>0.032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62]))*[.AV62]/ABS([.AV6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62]))*[.BB62]/ABS([.BB6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62]))*[.BH62]/ABS([.BH62]+0.0000000001)" office:value-type="float" office:value="0.137840486795426" calcext:value-type="float">
            <text:p>0.138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9" office:value-type="string" calcext:value-type="string">
            <text:p>a(MazeAction( DOWN),-2) </text:p>
          </table:table-cell>
          <table:table-cell table:style-name="ce9" office:value-type="string" calcext:value-type="string">
            <text:p><text:s/>r(ListedReward(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/>
          <table:table-cell table:number-columns-repeated="940"/>
        </table:table-row>
        <table:table-row table:style-name="ro3">
          <table:table-cell/>
          <table:table-cell table:number-columns-repeated="2" table:style-name="ce1" office:value-type="string" calcext:value-type="string">
            <text:p>(1,1)</text:p>
          </table:table-cell>
          <table:table-cell table:style-name="ce1" office:value-type="string" calcext:value-type="string">
            <text:p>( STAY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$E63]+[.$C$3]*MAX([.F59:.F63])" office:value-type="float" office:value="0" calcext:value-type="float">
            <text:p>0</text:p>
          </table:table-cell>
          <table:table-cell table:style-name="ce3" table:formula="of:=[.$E63]+[.$C$3]*MAX([.G59:.G63])" office:value-type="float" office:value="0" calcext:value-type="float">
            <text:p>0</text:p>
          </table:table-cell>
          <table:table-cell table:style-name="ce5" table:formula="of:=[.$E63]+[.$C$3]*MAX([.H59:.H63])" office:value-type="float" office:value="0" calcext:value-type="float">
            <text:p>0</text:p>
          </table:table-cell>
          <table:table-cell table:style-name="ce5" table:formula="of:=[.$E63]+[.$C$3]*MAX([.I59:.I63])" office:value-type="float" office:value="0" calcext:value-type="float">
            <text:p>0</text:p>
          </table:table-cell>
          <table:table-cell table:style-name="ce5" table:formula="of:=[.$E63]+[.$C$3]*MAX([.J59:.J63])" office:value-type="float" office:value="0.0001" calcext:value-type="float">
            <text:p>0.0001</text:p>
          </table:table-cell>
          <table:table-cell table:style-name="ce5" table:formula="of:=[.$E63]+[.$C$3]*MAX([.K59:.K63])" office:value-type="float" office:value="0.0001" calcext:value-type="float">
            <text:p>0.0001</text:p>
          </table:table-cell>
          <table:table-cell table:style-name="ce5" table:formula="of:=[.$E63]+[.$C$3]*MAX([.L59:.L63])" office:value-type="float" office:value="0.0001" calcext:value-type="float">
            <text:p>0.0001</text:p>
          </table:table-cell>
          <table:table-cell table:style-name="ce5" table:formula="of:=[.$E63]+[.$C$3]*MAX([.M59:.M63])" office:value-type="float" office:value="0.0001001" calcext:value-type="float">
            <text:p>0.0001001</text:p>
          </table:table-cell>
          <table:table-cell table:style-name="ce5" table:formula="of:=[.$E63]+[.$C$3]*MAX([.N59:.N63])" office:value-type="float" office:value="0.0001001" calcext:value-type="float">
            <text:p>0.0001001</text:p>
          </table:table-cell>
          <table:table-cell table:style-name="ce5" table:formula="of:=[.$E63]+[.$C$3]*MAX([.O59:.O63])" office:value-type="float" office:value="0.0001001" calcext:value-type="float">
            <text:p>0.0001001</text:p>
          </table:table-cell>
          <table:table-cell table:style-name="ce5" table:formula="of:=[.$E63]+[.$C$3]*MAX([.P59:.P63])" office:value-type="float" office:value="0.0001001001" calcext:value-type="float">
            <text:p>0.0001001001</text:p>
          </table:table-cell>
          <table:table-cell table:style-name="ce5" table:formula="of:=[.$E63]+[.$C$3]*MAX([.Q59:.Q63])" office:value-type="float" office:value="0.0001001001" calcext:value-type="float">
            <text:p>0.0001001001</text:p>
          </table:table-cell>
          <table:table-cell table:style-name="ce5" table:formula="of:=[.$E63]+[.$C$3]*MAX([.R59:.R63])" office:value-type="float" office:value="0.0001001001" calcext:value-type="float">
            <text:p>0.0001001001</text:p>
          </table:table-cell>
          <table:table-cell table:style-name="ce5" table:formula="of:=[.$E63]+[.$C$3]*MAX([.S59:.S63])" office:value-type="float" office:value="0.0001001001001" calcext:value-type="float">
            <text:p>0.0001001001</text:p>
          </table:table-cell>
          <table:table-cell table:style-name="ce5" table:formula="of:=[.$E63]+[.$C$3]*MAX([.T59:.T63])" office:value-type="float" office:value="0.0001001001001" calcext:value-type="float">
            <text:p>0.0001001001</text:p>
          </table:table-cell>
          <table:table-cell table:style-name="ce5" table:formula="of:=[.$E63]+[.$C$3]*MAX([.U59:.U63])" office:value-type="float" office:value="0.0001001001001" calcext:value-type="float">
            <text:p>0.0001001001</text:p>
          </table:table-cell>
          <table:table-cell table:style-name="ce5" table:formula="of:=[.$E63]+[.$C$3]*MAX([.V59:.V63])" office:value-type="float" office:value="0.0001001001001001" calcext:value-type="float">
            <text:p>0.0001001001</text:p>
          </table:table-cell>
          <table:table-cell table:style-name="ce5" table:formula="of:=[.$E63]+[.$C$3]*MAX([.W59:.W63])" office:value-type="float" office:value="0.0001001001001001" calcext:value-type="float">
            <text:p>0.0001001001</text:p>
          </table:table-cell>
          <table:table-cell table:style-name="ce5" table:formula="of:=[.$E63]+[.$C$3]*MAX([.X59:.X63])" office:value-type="float" office:value="0.0001001001001001" calcext:value-type="float">
            <text:p>0.0001001001</text:p>
          </table:table-cell>
          <table:table-cell table:style-name="ce5" table:formula="of:=[.$E63]+[.$C$3]*MAX([.Y59:.Y63])" office:value-type="float" office:value="0.0001001001001001" calcext:value-type="float">
            <text:p>0.0001001001</text:p>
          </table:table-cell>
          <table:table-cell table:style-name="ce5" table:formula="of:=[.$E63]+[.$C$3]*MAX([.Z59:.Z63])" office:value-type="float" office:value="0.0001001001001001" calcext:value-type="float">
            <text:p>0.0001001001</text:p>
          </table:table-cell>
          <table:table-cell table:style-name="ce5" table:formula="of:=[.$E63]+[.$C$3]*MAX([.AA59:.AA63])" office:value-type="float" office:value="0.0001001001001001" calcext:value-type="float">
            <text:p>0.0001001001</text:p>
          </table:table-cell>
          <table:table-cell table:style-name="ce5" table:formula="of:=[.$E63]+[.$C$3]*MAX([.AB59:.AB63])" office:value-type="float" office:value="0.0001001001001001" calcext:value-type="float">
            <text:p>0.0001001001</text:p>
          </table:table-cell>
          <table:table-cell/>
          <table:table-cell table:style-name="ce7"/>
          <table:table-cell table:style-name="ce8" office:value-type="float" office:value="0.000000001" calcext:value-type="float">
            <text:p>0.000000001</text:p>
          </table:table-cell>
          <table:table-cell table:style-name="ce11" office:value-type="string" calcext:value-type="string">
            <text:p>(a(MazeAction( STAY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number-columns-repeated="3"/>
          <table:table-cell table:style-name="ce12" table:formula="of:=SQRT(ABS([.AN63]))*[.AN63]/ABS([.AN63]+0.0000000001)" office:value-type="float" office:value="0" calcext:value-type="float">
            <text:p>0.000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(a(MazeAction( STAY),0) </text:p>
          </table:table-cell>
          <table:table-cell table:style-name="ce15" office:value-type="string" calcext:value-type="string">
            <text:p><text:s/>o(MazeObservation(1,1),-1))</text:p>
          </table:table-cell>
          <table:table-cell table:style-name="ce15" office:value-type="string" calcext:value-type="string">
            <text:p><text:s/>o(MazeObservation(1,1),-2) </text:p>
          </table:table-cell>
          <table:table-cell table:number-columns-repeated="3"/>
          <table:table-cell table:style-name="ce16" table:formula="of:=SQRT(ABS([.AV63]))*[.AV63]/ABS([.AV63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9" office:value-type="string" calcext:value-type="string">
            <text:p><text:s/>o(MazeObservation(1,1),-1)</text:p>
          </table:table-cell>
          <table:table-cell table:style-name="ce20" office:value-type="string" calcext:value-type="string">
            <text:p><text:s/>o(MazeObservation(1,1),-2) </text:p>
          </table:table-cell>
          <table:table-cell/>
          <table:table-cell table:style-name="ce21" table:formula="of:=SQRT(ABS([.BB63]))*[.BB63]/ABS([.BB63]+0.0000000001)" office:value-type="float" office:value="-0" calcext:value-type="float">
            <text:p>0.000</text:p>
          </table:table-cell>
          <table:table-cell table:style-name="ce1" office:value-type="float" office:value="-0" calcext:value-type="float">
            <text:p>0</text:p>
          </table:table-cell>
          <table:table-cell table:style-name="ce15" office:value-type="string" calcext:value-type="string">
            <text:p>a(MazeAction( STAY),0) </text:p>
          </table:table-cell>
          <table:table-cell table:style-name="ce15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7"/>
          <table:table-cell table:style-name="ce28" table:formula="of:=SQRT(ABS([.BH63]))*[.BH63]/ABS([.BH63]+0.0000000001)" office:value-type="float" office:value="-0.104880885770478" calcext:value-type="float">
            <text:p>-0.105</text:p>
          </table:table-cell>
          <table:table-cell table:style-name="ce17" office:value-type="float" office:value="-0.011" calcext:value-type="float">
            <text:p>-0.011</text:p>
          </table:table-cell>
          <table:table-cell table:style-name="ce9" office:value-type="string" calcext:value-type="string">
            <text:p>a(MazeAction( LEFT),-2) </text:p>
          </table:table-cell>
          <table:table-cell table:style-name="ce9" office:value-type="string" calcext:value-type="string">
            <text:p><text:s/>a(MazeAction( <text:s text:c="2"/>UP),-1) </text:p>
          </table:table-cell>
          <table:table-cell table:style-name="ce9" office:value-type="string" calcext:value-type="string">
            <text:p><text:s/>o(MazeObservation(0,1),0)</text:p>
          </table:table-cell>
          <table:table-cell table:style-name="ce29"/>
          <table:table-cell table:number-columns-repeated="940"/>
        </table:table-row>
        <table:table-row table:style-name="ro3">
          <table:table-cell table:style-name="ce1"/>
          <table:table-cell table:style-name="ce1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RIGHT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[.$E64]+[.$C$3]*MAX([.F63:.F67])" office:value-type="float" office:value="0" calcext:value-type="float">
            <text:p>0</text:p>
          </table:table-cell>
          <table:table-cell table:style-name="ce4" table:formula="of:=[.$E64]+[.$C$3]*MAX([.G63:.G67])" office:value-type="float" office:value="0" calcext:value-type="float">
            <text:p>0</text:p>
          </table:table-cell>
          <table:table-cell table:style-name="ce6" table:formula="of:=[.$E64]+[.$C$3]*MAX([.H63:.H67])" office:value-type="float" office:value="0" calcext:value-type="float">
            <text:p>0</text:p>
          </table:table-cell>
          <table:table-cell table:style-name="ce6" table:formula="of:=[.$E64]+[.$C$3]*MAX([.I63:.I67])" office:value-type="float" office:value="0" calcext:value-type="float">
            <text:p>0</text:p>
          </table:table-cell>
          <table:table-cell table:style-name="ce6" table:formula="of:=[.$E64]+[.$C$3]*MAX([.J63:.J67])" office:value-type="float" office:value="0" calcext:value-type="float">
            <text:p>0</text:p>
          </table:table-cell>
          <table:table-cell table:style-name="ce6" table:formula="of:=[.$E64]+[.$C$3]*MAX([.K63:.K67])" office:value-type="float" office:value="0.00001" calcext:value-type="float">
            <text:p>0.00001</text:p>
          </table:table-cell>
          <table:table-cell table:style-name="ce6" table:formula="of:=[.$E64]+[.$C$3]*MAX([.L63:.L67])" office:value-type="float" office:value="0.00001" calcext:value-type="float">
            <text:p>0.00001</text:p>
          </table:table-cell>
          <table:table-cell table:style-name="ce6" table:formula="of:=[.$E64]+[.$C$3]*MAX([.M63:.M67])" office:value-type="float" office:value="0.00001" calcext:value-type="float">
            <text:p>0.00001</text:p>
          </table:table-cell>
          <table:table-cell table:style-name="ce6" table:formula="of:=[.$E64]+[.$C$3]*MAX([.N63:.N67])" office:value-type="float" office:value="0.00001001" calcext:value-type="float">
            <text:p>0.00001001</text:p>
          </table:table-cell>
          <table:table-cell table:style-name="ce6" table:formula="of:=[.$E64]+[.$C$3]*MAX([.O63:.O67])" office:value-type="float" office:value="0.00001001" calcext:value-type="float">
            <text:p>0.00001001</text:p>
          </table:table-cell>
          <table:table-cell table:style-name="ce6" table:formula="of:=[.$E64]+[.$C$3]*MAX([.P63:.P67])" office:value-type="float" office:value="0.00001001" calcext:value-type="float">
            <text:p>0.00001001</text:p>
          </table:table-cell>
          <table:table-cell table:style-name="ce6" table:formula="of:=[.$E64]+[.$C$3]*MAX([.Q63:.Q67])" office:value-type="float" office:value="0.00001001001" calcext:value-type="float">
            <text:p>0.00001001</text:p>
          </table:table-cell>
          <table:table-cell table:style-name="ce6" table:formula="of:=[.$E64]+[.$C$3]*MAX([.R63:.R67])" office:value-type="float" office:value="0.00001001001" calcext:value-type="float">
            <text:p>0.00001001</text:p>
          </table:table-cell>
          <table:table-cell table:style-name="ce6" table:formula="of:=[.$E64]+[.$C$3]*MAX([.S63:.S67])" office:value-type="float" office:value="0.00001001001" calcext:value-type="float">
            <text:p>0.00001001</text:p>
          </table:table-cell>
          <table:table-cell table:style-name="ce6" table:formula="of:=[.$E64]+[.$C$3]*MAX([.T63:.T67])" office:value-type="float" office:value="0.00001001001001" calcext:value-type="float">
            <text:p>0.00001001</text:p>
          </table:table-cell>
          <table:table-cell table:style-name="ce6" table:formula="of:=[.$E64]+[.$C$3]*MAX([.U63:.U67])" office:value-type="float" office:value="0.00001001001001" calcext:value-type="float">
            <text:p>0.00001001</text:p>
          </table:table-cell>
          <table:table-cell table:style-name="ce6" table:formula="of:=[.$E64]+[.$C$3]*MAX([.V63:.V67])" office:value-type="float" office:value="0.00001001001001" calcext:value-type="float">
            <text:p>0.00001001</text:p>
          </table:table-cell>
          <table:table-cell table:style-name="ce6" table:formula="of:=[.$E64]+[.$C$3]*MAX([.W63:.W67])" office:value-type="float" office:value="0.00001001001001001" calcext:value-type="float">
            <text:p>0.00001001</text:p>
          </table:table-cell>
          <table:table-cell table:style-name="ce6" table:formula="of:=[.$E64]+[.$C$3]*MAX([.X63:.X67])" office:value-type="float" office:value="0.00001001001001001" calcext:value-type="float">
            <text:p>0.00001001</text:p>
          </table:table-cell>
          <table:table-cell table:style-name="ce6" table:formula="of:=[.$E64]+[.$C$3]*MAX([.Y63:.Y67])" office:value-type="float" office:value="0.00001001001001001" calcext:value-type="float">
            <text:p>0.00001001</text:p>
          </table:table-cell>
          <table:table-cell table:style-name="ce6" table:formula="of:=[.$E64]+[.$C$3]*MAX([.Z63:.Z67])" office:value-type="float" office:value="0.00001001001001001" calcext:value-type="float">
            <text:p>0.00001001</text:p>
          </table:table-cell>
          <table:table-cell table:style-name="ce6" table:formula="of:=[.$E64]+[.$C$3]*MAX([.AA63:.AA67])" office:value-type="float" office:value="0.00001001001001001" calcext:value-type="float">
            <text:p>0.00001001</text:p>
          </table:table-cell>
          <table:table-cell table:style-name="ce5" table:formula="of:=[.$E64]+[.$C$3]*MAX([.AB63:.AB67])" office:value-type="float" office:value="0.00001001001001001" calcext:value-type="float">
            <text:p>0.00001001</text:p>
          </table:table-cell>
          <table:table-cell table:style-name="ce1"/>
          <table:table-cell table:style-name="ce7"/>
          <table:table-cell table:style-name="ce8" office:value-type="float" office:value="0.000000001" calcext:value-type="float">
            <text:p>0.000000001</text:p>
          </table:table-cell>
          <table:table-cell table:style-name="ce11" office:value-type="string" calcext:value-type="string">
            <text:p>(a(MazeAction(RIGHT),0) </text:p>
          </table:table-cell>
          <table:table-cell table:style-name="ce9" office:value-type="string" calcext:value-type="string">
            <text:p><text:s/>o(MazeObservation(1,1),-1))</text:p>
          </table:table-cell>
          <table:table-cell table:style-name="ce9" office:value-type="string" calcext:value-type="string">
            <text:p><text:s/>o(MazeObservation(1,1),-2) </text:p>
          </table:table-cell>
          <table:table-cell table:style-name="ce1" table:number-columns-repeated="3"/>
          <table:table-cell table:style-name="ce12" table:formula="of:=SQRT(ABS([.AN64]))*[.AN64]/ABS([.AN64]+0.0000000001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style-name="ce1" table:number-columns-repeated="3"/>
          <table:table-cell table:style-name="ce16" table:formula="of:=SQRT(ABS([.AV64]))*[.AV64]/ABS([.AV64]+0.0000000001)" office:value-type="float" office:value="-0" calcext:value-type="float">
            <text:p>0.000</text:p>
          </table:table-cell>
          <table:table-cell table:style-name="ce1" office:value-type="float" office:value="-0" calcext:value-type="float">
            <text:p>0</text:p>
          </table:table-cell>
          <table:table-cell table:style-name="ce15" office:value-type="string" calcext:value-type="string">
            <text:p>a(MazeAction(RIGHT),0) </text:p>
          </table:table-cell>
          <table:table-cell table:style-name="ce15" office:value-type="string" calcext:value-type="string">
            <text:p><text:s/>o(MazeObservation(1,1),-1)</text:p>
          </table:table-cell>
          <table:table-cell table:style-name="ce19" office:value-type="string" calcext:value-type="string">
            <text:p><text:s/>o(MazeObservation(1,1),-2) </text:p>
          </table:table-cell>
          <table:table-cell table:style-name="ce1"/>
          <table:table-cell table:style-name="ce21" table:formula="of:=SQRT(ABS([.BB64]))*[.BB64]/ABS([.BB64]+0.0000000001)" office:value-type="float" office:value="-0" calcext:value-type="float">
            <text:p>0.000</text:p>
          </table:table-cell>
          <table:table-cell table:style-name="ce1" office:value-type="float" office:value="-0" calcext:value-type="float">
            <text:p>0</text:p>
          </table:table-cell>
          <table:table-cell table:style-name="ce15" office:value-type="string" calcext:value-type="string">
            <text:p>a(MazeAction(RIGHT),0) </text:p>
          </table:table-cell>
          <table:table-cell table:style-name="ce15" office:value-type="string" calcext:value-type="string">
            <text:p><text:s/>o(MazeObservation(1,1),-1)</text:p>
          </table:table-cell>
          <table:table-cell table:style-name="ce15" office:value-type="string" calcext:value-type="string">
            <text:p><text:s/>o(MazeObservation(1,1),-2) </text:p>
          </table:table-cell>
          <table:table-cell table:style-name="ce26"/>
          <table:table-cell table:style-name="ce28" table:formula="of:=SQRT(ABS([.BH64]))*[.BH64]/ABS([.BH64]+0.0000000001)" office:value-type="float" office:value="-0.158113883640875" calcext:value-type="float">
            <text:p>-0.158</text:p>
          </table:table-cell>
          <table:table-cell table:style-name="ce17" office:value-type="float" office:value="-0.025" calcext:value-type="float">
            <text:p>-0.025</text:p>
          </table:table-cell>
          <table:table-cell table:style-name="ce9" office:value-type="string" calcext:value-type="string">
            <text:p>o(MazeObservation(1,1),-1) </text:p>
          </table:table-cell>
          <table:table-cell table:style-name="ce9" office:value-type="string" calcext:value-type="string">
            <text:p><text:s/>r(ListedReward(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/>
          <table:table-cell table:number-columns-repeated="7"/>
          <table:table-cell table:style-name="ce1" table:number-columns-repeated="930"/>
          <table:table-cell table:number-columns-repeated="3"/>
        </table:table-row>
        <table:table-row table:style-name="ro3">
          <table:table-cell table:number-columns-repeated="46"/>
          <table:table-cell table:style-name="ce16"/>
          <table:table-cell table:number-columns-repeated="11"/>
          <table:table-cell table:style-name="ce28" table:formula="of:=SQRT(ABS([.BH65]))*[.BH65]/ABS([.BH65]+0.0000000001)" office:value-type="float" office:value="0.109544510588162" calcext:value-type="float">
            <text:p>0.110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style-name="ce27"/>
          <table:table-cell table:number-columns-repeated="937"/>
        </table:table-row>
        <table:table-row table:style-name="ro3">
          <table:table-cell table:number-columns-repeated="58"/>
          <table:table-cell table:style-name="ce28" table:formula="of:=SQRT(ABS([.BH66]))*[.BH66]/ABS([.BH66]+0.0000000001)" office:value-type="float" office:value="0.433589667542943" calcext:value-type="float">
            <text:p>0.434</text:p>
          </table:table-cell>
          <table:table-cell table:style-name="ce17" office:value-type="float" office:value="0.188" calcext:value-type="float">
            <text:p>0.188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1,0),-1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52"/>
          <table:table-cell table:style-name="ce28" table:formula="of:=SQRT(ABS([.BH67]))*[.BH67]/ABS([.BH67]+0.0000000001)" office:value-type="float" office:value="-0.242899156441516" calcext:value-type="float">
            <text:p>-0.243</text:p>
          </table:table-cell>
          <table:table-cell table:style-name="ce17" office:value-type="float" office:value="-0.059" calcext:value-type="float">
            <text:p>-0.059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1) </text:p>
          </table:table-cell>
          <table:table-cell table:style-name="ce9" office:value-type="string" calcext:value-type="string">
            <text:p><text:s/>o(MazeObservation(0,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68]))*[.BH68]/ABS([.BH68]+0.0000000001)" office:value-type="float" office:value="0.134164077904631" calcext:value-type="float">
            <text:p>0.134</text:p>
          </table:table-cell>
          <table:table-cell table:style-name="ce17" office:value-type="float" office:value="0.018" calcext:value-type="float">
            <text:p>0.018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69]))*[.BH69]/ABS([.BH69]+0.0000000001)" office:value-type="float" office:value="0.134164077904631" calcext:value-type="float">
            <text:p>0.134</text:p>
          </table:table-cell>
          <table:table-cell table:style-name="ce17" office:value-type="float" office:value="0.018" calcext:value-type="float">
            <text:p>0.018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0]))*[.BH70]/ABS([.BH70]+0.0000000001)" office:value-type="float" office:value="0.244948973870069" calcext:value-type="float">
            <text:p>0.245</text:p>
          </table:table-cell>
          <table:table-cell table:style-name="ce17" office:value-type="float" office:value="0.06" calcext:value-type="float">
            <text:p>0.06</text:p>
          </table:table-cell>
          <table:table-cell table:style-name="ce9" office:value-type="string" calcext:value-type="string">
            <text:p>a(MazeAction( DOWN),0) 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1]))*[.BH71]/ABS([.BH71]+0.0000000001)" office:value-type="float" office:value="0.0632455516222288" calcext:value-type="float">
            <text:p>0.063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2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2]))*[.BH72]/ABS([.BH72]+0.0000000001)" office:value-type="float" office:value="0.0632455516222288" calcext:value-type="float">
            <text:p>0.063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9" office:value-type="string" calcext:value-type="string">
            <text:p>a(MazeAction( LEFT),0) </text:p>
          </table:table-cell>
          <table:table-cell table:style-name="ce9" office:value-type="string" calcext:value-type="string">
            <text:p><text:s/>o(MazeObservation(1,0),-2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3]))*[.BH73]/ABS([.BH73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o(MazeObservation(0,0),0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4]))*[.BH74]/ABS([.BH74]+0.0000000001)" office:value-type="float" office:value="0.371483512150943" calcext:value-type="float">
            <text:p>0.371</text:p>
          </table:table-cell>
          <table:table-cell table:style-name="ce17" office:value-type="float" office:value="0.138" calcext:value-type="float">
            <text:p>0.138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5]))*[.BH75]/ABS([.BH75]+0.0000000001)" office:value-type="float" office:value="-0.268328157672653" calcext:value-type="float">
            <text:p>-0.268</text:p>
          </table:table-cell>
          <table:table-cell table:style-name="ce17" office:value-type="float" office:value="-0.072" calcext:value-type="float">
            <text:p>-0.072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6]))*[.BH76]/ABS([.BH76]+0.0000000001)" office:value-type="float" office:value="0.357770876120458" calcext:value-type="float">
            <text:p>0.358</text:p>
          </table:table-cell>
          <table:table-cell table:style-name="ce17" office:value-type="float" office:value="0.128" calcext:value-type="float">
            <text:p>0.128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1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7]))*[.BH77]/ABS([.BH77]+0.0000000001)" office:value-type="float" office:value="0.26267851035058" calcext:value-type="float">
            <text:p>0.263</text:p>
          </table:table-cell>
          <table:table-cell table:style-name="ce17" office:value-type="float" office:value="0.069" calcext:value-type="float">
            <text:p>0.069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8]))*[.BH78]/ABS([.BH78]+0.0000000001)" office:value-type="float" office:value="0.26267851035058" calcext:value-type="float">
            <text:p>0.263</text:p>
          </table:table-cell>
          <table:table-cell table:style-name="ce17" office:value-type="float" office:value="0.069" calcext:value-type="float">
            <text:p>0.069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79]))*[.BH79]/ABS([.BH79]+0.0000000001)" office:value-type="float" office:value="0.357770876120458" calcext:value-type="float">
            <text:p>0.358</text:p>
          </table:table-cell>
          <table:table-cell table:style-name="ce17" office:value-type="float" office:value="0.128" calcext:value-type="float">
            <text:p>0.128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0),-2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0]))*[.BH80]/ABS([.BH80]+0.0000000001)" office:value-type="float" office:value="-0.300000000333333" calcext:value-type="float">
            <text:p>-0.300</text:p>
          </table:table-cell>
          <table:table-cell table:style-name="ce17" office:value-type="float" office:value="-0.09" calcext:value-type="float">
            <text:p>-0.09</text:p>
          </table:table-cell>
          <table:table-cell table:style-name="ce9" office:value-type="string" calcext:value-type="string">
            <text:p>a(MazeAction(RIGHT),0) </text:p>
          </table:table-cell>
          <table:table-cell table:style-name="ce9" office:value-type="string" calcext:value-type="string">
            <text:p><text:s/>o(MazeObservation(0,1),-2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1]))*[.BH81]/ABS([.BH81]+0.0000000001)" office:value-type="float" office:value="-0.0774596682151428" calcext:value-type="float">
            <text:p>-0.077</text:p>
          </table:table-cell>
          <table:table-cell table:style-name="ce17" office:value-type="float" office:value="-0.006" calcext:value-type="float">
            <text:p>-0.006</text:p>
          </table:table-cell>
          <table:table-cell table:style-name="ce9" office:value-type="string" calcext:value-type="string">
            <text:p>a(MazeAction( STAY),0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2]))*[.BH82]/ABS([.BH82]+0.0000000001)" office:value-type="float" office:value="-0.176068169184552" calcext:value-type="float">
            <text:p>-0.176</text:p>
          </table:table-cell>
          <table:table-cell table:style-name="ce17" office:value-type="float" office:value="-0.031" calcext:value-type="float">
            <text:p>-0.031</text:p>
          </table:table-cell>
          <table:table-cell table:style-name="ce9" office:value-type="string" calcext:value-type="string">
            <text:p>a(MazeAction( DOWN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3]))*[.BH83]/ABS([.BH83]+0.0000000001)" office:value-type="float" office:value="0.176068168048628" calcext:value-type="float">
            <text:p>0.176</text:p>
          </table:table-cell>
          <table:table-cell table:style-name="ce17" office:value-type="float" office:value="0.031" calcext:value-type="float">
            <text:p>0.031</text:p>
          </table:table-cell>
          <table:table-cell table:style-name="ce9" office:value-type="string" calcext:value-type="string">
            <text:p>a(MazeAction( DOWN),-1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o(MazeObservation(0,1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4]))*[.BH84]/ABS([.BH84]+0.0000000001)" office:value-type="float" office:value="0.357770876120458" calcext:value-type="float">
            <text:p>0.358</text:p>
          </table:table-cell>
          <table:table-cell table:style-name="ce17" office:value-type="float" office:value="0.128" calcext:value-type="float">
            <text:p>0.128</text:p>
          </table:table-cell>
          <table:table-cell table:style-name="ce9" office:value-type="string" calcext:value-type="string">
            <text:p>a(MazeAction( DOWN),-1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5]))*[.BH85]/ABS([.BH85]+0.0000000001)" office:value-type="float" office:value="0.357770876120458" calcext:value-type="float">
            <text:p>0.358</text:p>
          </table:table-cell>
          <table:table-cell table:style-name="ce17" office:value-type="float" office:value="0.128" calcext:value-type="float">
            <text:p>0.128</text:p>
          </table:table-cell>
          <table:table-cell table:style-name="ce9" office:value-type="string" calcext:value-type="string">
            <text:p>a(MazeAction( DOWN),-1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o(MazeObservation(0,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6]))*[.BH86]/ABS([.BH86]+0.0000000001)" office:value-type="float" office:value="-0.100000001" calcext:value-type="float">
            <text:p>-0.100</text:p>
          </table:table-cell>
          <table:table-cell table:style-name="ce17" office:value-type="float" office:value="-0.01" calcext:value-type="float">
            <text:p>-0.01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7]))*[.BH87]/ABS([.BH87]+0.0000000001)" office:value-type="float" office:value="0.383405789992796" calcext:value-type="float">
            <text:p>0.383</text:p>
          </table:table-cell>
          <table:table-cell table:style-name="ce17" office:value-type="float" office:value="0.147" calcext:value-type="float">
            <text:p>0.147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o(MazeObservation(1,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8]))*[.BH88]/ABS([.BH88]+0.0000000001)" office:value-type="float" office:value="0.433589667542943" calcext:value-type="float">
            <text:p>0.434</text:p>
          </table:table-cell>
          <table:table-cell table:style-name="ce17" office:value-type="float" office:value="0.188" calcext:value-type="float">
            <text:p>0.188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89]))*[.BH89]/ABS([.BH89]+0.0000000001)" office:value-type="float" office:value="0.244948973870069" calcext:value-type="float">
            <text:p>0.245</text:p>
          </table:table-cell>
          <table:table-cell table:style-name="ce17" office:value-type="float" office:value="0.06" calcext:value-type="float">
            <text:p>0.06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o(MazeObservation(0,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0]))*[.BH90]/ABS([.BH90]+0.0000000001)" office:value-type="float" office:value="0.364691650302005" calcext:value-type="float">
            <text:p>0.365</text:p>
          </table:table-cell>
          <table:table-cell table:style-name="ce17" office:value-type="float" office:value="0.133" calcext:value-type="float">
            <text:p>0.133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1]))*[.BH91]/ABS([.BH91]+0.0000000001)" office:value-type="float" office:value="-0.300000000333333" calcext:value-type="float">
            <text:p>-0.300</text:p>
          </table:table-cell>
          <table:table-cell table:style-name="ce17" office:value-type="float" office:value="-0.09" calcext:value-type="float">
            <text:p>-0.09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r(ListedReward(1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2]))*[.BH92]/ABS([.BH92]+0.0000000001)" office:value-type="float" office:value="0.1999999995" calcext:value-type="float">
            <text:p>0.200</text:p>
          </table:table-cell>
          <table:table-cell table:style-name="ce17" office:value-type="float" office:value="0.04" calcext:value-type="float">
            <text:p>0.04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o(MazeObservation(1,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3]))*[.BH93]/ABS([.BH93]+0.0000000001)" office:value-type="float" office:value="0.137840486795426" calcext:value-type="float">
            <text:p>0.138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9" office:value-type="string" calcext:value-type="string">
            <text:p>a(MazeAction(RIGHT),-1) </text:p>
          </table:table-cell>
          <table:table-cell table:style-name="ce9" office:value-type="string" calcext:value-type="string">
            <text:p><text:s/>r(ListedReward(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4]))*[.BH94]/ABS([.BH94]+0.0000000001)" office:value-type="float" office:value="0.0948683287509589" calcext:value-type="float">
            <text:p>0.095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9" office:value-type="string" calcext:value-type="string">
            <text:p>o(MazeObservation(0,0),-1) </text:p>
          </table:table-cell>
          <table:table-cell table:style-name="ce9" office:value-type="string" calcext:value-type="string">
            <text:p><text:s/>r(ListedReward(0),-2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5]))*[.BH95]/ABS([.BH95]+0.0000000001)" office:value-type="float" office:value="0.0948683287509589" calcext:value-type="float">
            <text:p>0.095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9" office:value-type="string" calcext:value-type="string">
            <text:p>o(MazeObservation(0,0),-1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6]))*[.BH96]/ABS([.BH96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1,1),0) </text:p>
          </table:table-cell>
          <table:table-cell table:style-name="ce9" office:value-type="string" calcext:value-type="string">
            <text:p><text:s/>r(ListedReward(0),-2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7]))*[.BH97]/ABS([.BH97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1,1),0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8]))*[.BH98]/ABS([.BH98]+0.0000000001)" office:value-type="float" office:value="0.236643190901407" calcext:value-type="float">
            <text:p>0.237</text:p>
          </table:table-cell>
          <table:table-cell table:style-name="ce17" office:value-type="float" office:value="0.056" calcext:value-type="float">
            <text:p>0.056</text:p>
          </table:table-cell>
          <table:table-cell table:style-name="ce9" office:value-type="string" calcext:value-type="string">
            <text:p>a(MazeAction( <text:s text:c="2"/>UP),0) </text:p>
          </table:table-cell>
          <table:table-cell table:style-name="ce9" office:value-type="string" calcext:value-type="string">
            <text:p><text:s/>o(MazeObservation(0,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99]))*[.BH99]/ABS([.BH99]+0.0000000001)" office:value-type="float" office:value="-0.0836660038486362" calcext:value-type="float">
            <text:p>-0.084</text:p>
          </table:table-cell>
          <table:table-cell table:style-name="ce17" office:value-type="float" office:value="-0.007" calcext:value-type="float">
            <text:p>-0.007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0]))*[.BH100]/ABS([.BH100]+0.0000000001)" office:value-type="float" office:value="-0.0836660038486362" calcext:value-type="float">
            <text:p>-0.084</text:p>
          </table:table-cell>
          <table:table-cell table:style-name="ce17" office:value-type="float" office:value="-0.007" calcext:value-type="float">
            <text:p>-0.007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1]))*[.BH101]/ABS([.BH101]+0.0000000001)" office:value-type="float" office:value="-0.184390889688184" calcext:value-type="float">
            <text:p>-0.184</text:p>
          </table:table-cell>
          <table:table-cell table:style-name="ce17" office:value-type="float" office:value="-0.034" calcext:value-type="float">
            <text:p>-0.034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a(MazeAction( DOWN),0) </text:p>
          </table:table-cell>
          <table:table-cell table:style-name="ce9" office:value-type="string" calcext:value-type="string">
            <text:p><text:s/>o(MazeObservation(0,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2]))*[.BH102]/ABS([.BH102]+0.0000000001)" office:value-type="float" office:value="0.148323969067713" calcext:value-type="float">
            <text:p>0.148</text:p>
          </table:table-cell>
          <table:table-cell table:style-name="ce17" office:value-type="float" office:value="0.022" calcext:value-type="float">
            <text:p>0.02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0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3]))*[.BH103]/ABS([.BH103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0),-1) </text:p>
          </table:table-cell>
          <table:table-cell table:style-name="ce9" office:value-type="string" calcext:value-type="string">
            <text:p><text:s/>o(MazeObservation(0,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4]))*[.BH104]/ABS([.BH104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1),0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5]))*[.BH105]/ABS([.BH105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1),0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6]))*[.BH106]/ABS([.BH106]+0.0000000001)" office:value-type="float" office:value="0.0447213573139279" calcext:value-type="float">
            <text:p>0.04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9" office:value-type="string" calcext:value-type="string">
            <text:p>a(MazeAction( <text:s text:c="2"/>UP),-1) </text:p>
          </table:table-cell>
          <table:table-cell table:style-name="ce9" office:value-type="string" calcext:value-type="string">
            <text:p><text:s/>o(MazeObservation(0,1),0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7]))*[.BH107]/ABS([.BH107]+0.0000000001)" office:value-type="float" office:value="-0.375499667376684" calcext:value-type="float">
            <text:p>-0.375</text:p>
          </table:table-cell>
          <table:table-cell table:style-name="ce17" office:value-type="float" office:value="-0.141" calcext:value-type="float">
            <text:p>-0.141</text:p>
          </table:table-cell>
          <table:table-cell table:style-name="ce9" office:value-type="string" calcext:value-type="string">
            <text:p>a(MazeAction( STAY),-2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8]))*[.BH108]/ABS([.BH108]+0.0000000001)" office:value-type="float" office:value="0.383405789992796" calcext:value-type="float">
            <text:p>0.383</text:p>
          </table:table-cell>
          <table:table-cell table:style-name="ce17" office:value-type="float" office:value="0.147" calcext:value-type="float">
            <text:p>0.147</text:p>
          </table:table-cell>
          <table:table-cell table:style-name="ce9" office:value-type="string" calcext:value-type="string">
            <text:p>a(MazeAction( STAY),-2) </text:p>
          </table:table-cell>
          <table:table-cell table:style-name="ce9" office:value-type="string" calcext:value-type="string">
            <text:p><text:s/>a(MazeAction(RIGHT),0) </text:p>
          </table:table-cell>
          <table:table-cell table:style-name="ce9" office:value-type="string" calcext:value-type="string">
            <text:p><text:s/>o(MazeObservation(0,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09]))*[.BH109]/ABS([.BH109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r(ListedReward(0),-2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10]))*[.BH110]/ABS([.BH110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r(ListedReward(0),-1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11]))*[.BH111]/ABS([.BH111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o(MazeObservation(1,1),0) </text:p>
          </table:table-cell>
          <table:table-cell table:style-name="ce9" office:value-type="string" calcext:value-type="string">
            <text:p><text:s/>r(ListedReward(0),-2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12]))*[.BH112]/ABS([.BH112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o(MazeObservation(1,1),0) </text:p>
          </table:table-cell>
          <table:table-cell table:style-name="ce9" office:value-type="string" calcext:value-type="string">
            <text:p><text:s/>r(ListedReward(0),-1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13]))*[.BH113]/ABS([.BH113]+0.0000000001)" office:value-type="float" office:value="0.0774596656331539" calcext:value-type="float">
            <text:p>0.077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9" office:value-type="string" calcext:value-type="string">
            <text:p>o(MazeObservation(0,0),-2) </text:p>
          </table:table-cell>
          <table:table-cell table:style-name="ce9" office:value-type="string" calcext:value-type="string">
            <text:p><text:s/>o(MazeObservation(1,1),0) </text:p>
          </table:table-cell>
          <table:table-cell table:style-name="ce9" office:value-type="string" calcext:value-type="string">
            <text:p><text:s/>r(ListedReward(1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39"/>
          <table:table-cell table:style-name="ce28" table:formula="of:=SQRT(ABS([.BH114]))*[.BH114]/ABS([.BH114]+0.0000000001)" office:value-type="float" office:value="0.137840486795426" calcext:value-type="float">
            <text:p>0.138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9" office:value-type="string" calcext:value-type="string">
            <text:p>o(MazeObservation(0,1),-2) </text:p>
          </table:table-cell>
          <table:table-cell table:style-name="ce9" office:value-type="string" calcext:value-type="string">
            <text:p><text:s/>r(ListedReward(1),-1) </text:p>
          </table:table-cell>
          <table:table-cell table:style-name="ce9" office:value-type="string" calcext:value-type="string">
            <text:p><text:s/>r(ListedReward(0),0)</text:p>
          </table:table-cell>
          <table:table-cell table:style-name="ce29" table:number-columns-repeated="3"/>
          <table:table-cell table:number-columns-repeated="3"/>
          <table:table-cell table:style-name="ce1" table:number-columns-repeated="2"/>
          <table:table-cell table:number-columns-repeated="933"/>
        </table:table-row>
        <table:table-row table:style-name="ro1" table:number-rows-repeated="13">
          <table:table-cell table:number-columns-repeated="4"/>
          <table:table-cell table:style-name="Default" table:number-columns-repeated="2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49">
          <table:table-cell table:number-columns-repeated="4"/>
          <table:table-cell table:style-name="Default" table:number-columns-repeated="2"/>
          <table:table-cell table:number-columns-repeated="998"/>
        </table:table-row>
        <table:table-row table:style-name="ro1" table:number-rows-repeated="1048399">
          <table:table-cell table:number-columns-repeated="1004"/>
        </table:table-row>
        <table:table-row table:style-name="ro1">
          <table:table-cell table:number-columns-repeated="1004"/>
        </table:table-row>
        <calcext:conditional-formats>
          <calcext:conditional-format calcext:target-range-address="Sheet1.I5:Sheet1.AC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E5:Sheet1.H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Y5:Sheet1.AY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BG5:Sheet1.BG11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BA5:Sheet1.BA6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U4:Sheet1.AU65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M5:Sheet1.AM6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N5:Sheet1.AN64">
            <calcext:color-scale>
              <calcext:color-scale-entry calcext:value="0" calcext:type="minimum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E5:Sheet1.AE6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F5:Sheet1.AF64">
            <calcext:color-scale>
              <calcext:color-scale-entry calcext:value="0" calcext:type="minimum" calcext:color="#ffffff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E5:Sheet1.AI64" table:contains-header="false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17:19:14.855746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0:57:35.875910162</meta:creation-date>
    <dc:date>2014-07-07T17:21:18.369199110</dc:date>
    <meta:editing-duration>P10DT18H8M19S</meta:editing-duration>
    <meta:editing-cycles>73</meta:editing-cycles>
    <meta:generator>LibreOffice/4.2.5.2$Linux_X86_64 LibreOffice_project/420m0$Build-2</meta:generator>
    <meta:document-statistic meta:table-count="1" meta:cell-count="3321" meta:object-count="0"/>
  </office:meta>
</office:document-meta>
</file>